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jpeg" manifest:full-path="Pictures/100000000000013C00000080B9513255.jp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1" style:family="table-column">
      <style:table-column-properties fo:break-before="auto" style:column-width="2.5598in"/>
    </style:style>
    <style:style style:name="co12" style:family="table-column">
      <style:table-column-properties fo:break-before="auto" style:column-width="7.2839in"/>
    </style:style>
    <style:style style:name="co10" style:family="table-column">
      <style:table-column-properties fo:break-before="auto" style:column-width="0.8925in"/>
    </style:style>
    <style:style style:name="co29" style:family="table-column">
      <style:table-column-properties fo:break-before="auto" style:column-width="1.5516in"/>
    </style:style>
    <style:style style:name="co30" style:family="table-column">
      <style:table-column-properties fo:break-before="auto" style:column-width="1.4161in"/>
    </style:style>
    <style:style style:name="co31" style:family="table-column">
      <style:table-column-properties fo:break-before="auto" style:column-width="2.1752in"/>
    </style:style>
    <style:style style:name="co32" style:family="table-column">
      <style:table-column-properties fo:break-before="auto" style:column-width="3.0244in"/>
    </style:style>
    <style:style style:name="co33" style:family="table-column">
      <style:table-column-properties fo:break-before="auto" style:column-width="2.2835in"/>
    </style:style>
    <style:style style:name="co9" style:family="table-column">
      <style:table-column-properties fo:break-before="auto" style:column-width="1.1453in"/>
    </style:style>
    <style:style style:name="co13" style:family="table-column">
      <style:table-column-properties fo:break-before="auto" style:column-width="2.252in"/>
    </style:style>
    <style:style style:name="co14" style:family="table-column">
      <style:table-column-properties fo:break-before="auto" style:column-width="2.1756in"/>
    </style:style>
    <style:style style:name="co15" style:family="table-column">
      <style:table-column-properties fo:break-before="auto" style:column-width="2.628in"/>
    </style:style>
    <style:style style:name="co16" style:family="table-column">
      <style:table-column-properties fo:break-before="auto" style:column-width="2.3in"/>
    </style:style>
    <style:style style:name="co17" style:family="table-column">
      <style:table-column-properties fo:break-before="auto" style:column-width="1.3543in"/>
    </style:style>
    <style:style style:name="co18" style:family="table-column">
      <style:table-column-properties fo:break-before="auto" style:column-width="1.0854in"/>
    </style:style>
    <style:style style:name="co19" style:family="table-column">
      <style:table-column-properties fo:break-before="auto" style:column-width="2.1146in"/>
    </style:style>
    <style:style style:name="co20" style:family="table-column">
      <style:table-column-properties fo:break-before="auto" style:column-width="0.7126in"/>
    </style:style>
    <style:style style:name="co21" style:family="table-column">
      <style:table-column-properties fo:break-before="auto" style:column-width="1.5744in"/>
    </style:style>
    <style:style style:name="co22" style:family="table-column">
      <style:table-column-properties fo:break-before="auto" style:column-width="1.1547in"/>
    </style:style>
    <style:style style:name="co23" style:family="table-column">
      <style:table-column-properties fo:break-before="auto" style:column-width="2.0209in"/>
    </style:style>
    <style:style style:name="co24" style:family="table-column">
      <style:table-column-properties fo:break-before="auto" style:column-width="2.0319in"/>
    </style:style>
    <style:style style:name="co25" style:family="table-column">
      <style:table-column-properties fo:break-before="auto" style:column-width="2.1083in"/>
    </style:style>
    <style:style style:name="co26" style:family="table-column">
      <style:table-column-properties fo:break-before="auto" style:column-width="1.9335in"/>
    </style:style>
    <style:style style:name="co27" style:family="table-column">
      <style:table-column-properties fo:break-before="auto" style:column-width="1.5508in"/>
    </style:style>
    <style:style style:name="co28" style:family="table-column">
      <style:table-column-properties fo:break-before="auto" style:column-width="1.6382in"/>
    </style:style>
    <style:style style:name="co34" style:family="table-column">
      <style:table-column-properties fo:break-before="auto" style:column-width="1.8457in"/>
    </style:style>
    <style:style style:name="co35" style:family="table-column">
      <style:table-column-properties fo:break-before="auto" style:column-width="1.8898in"/>
    </style:style>
    <style:style style:name="co36" style:family="table-column">
      <style:table-column-properties fo:break-before="auto" style:column-width="1.7366in"/>
    </style:style>
    <style:style style:name="co37" style:family="table-column">
      <style:table-column-properties fo:break-before="auto" style:column-width="2.5236in"/>
    </style:style>
    <style:style style:name="co38" style:family="table-column">
      <style:table-column-properties fo:break-before="auto" style:column-width="1.5075in"/>
    </style:style>
    <style:style style:name="co39" style:family="table-column">
      <style:table-column-properties fo:break-before="auto" style:column-width="1.6717in"/>
    </style:style>
    <style:style style:name="co40" style:family="table-column">
      <style:table-column-properties fo:break-before="auto" style:column-width="1.628in"/>
    </style:style>
    <style:style style:name="co41" style:family="table-column">
      <style:table-column-properties fo:break-before="auto" style:column-width="1.9984in"/>
    </style:style>
    <style:style style:name="ro7" style:family="table-row">
      <style:table-row-properties style:row-height="0.6736in" fo:break-before="auto" style:use-optimal-row-height="false"/>
    </style:style>
    <style:style style:name="ro8" style:family="table-row">
      <style:table-row-properties style:row-height="0.2591in" fo:break-before="auto" style:use-optimal-row-height="false"/>
    </style:style>
    <style:style style:name="ro9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ro10" style:family="table-row">
      <style:table-row-properties style:row-height="0.1862in" fo:break-before="auto" style:use-optimal-row-height="true"/>
    </style:style>
    <style:style style:name="ro11" style:family="table-row">
      <style:table-row-properties style:row-height="0.1819in" fo:break-before="auto" style:use-optimal-row-height="true"/>
    </style:style>
    <style:style style:name="ro45" style:family="table-row">
      <style:table-row-properties style:row-height="0.2484in" fo:break-before="auto" style:use-optimal-row-height="false"/>
    </style:style>
    <style:style style:name="ro46" style:family="table-row">
      <style:table-row-properties style:row-height="0.4866in" fo:break-before="auto" style:use-optimal-row-height="false"/>
    </style:style>
    <style:style style:name="ro47" style:family="table-row">
      <style:table-row-properties style:row-height="0.5492in" fo:break-before="auto" style:use-optimal-row-height="false"/>
    </style:style>
    <style:style style:name="ro48" style:family="table-row">
      <style:table-row-properties style:row-height="0.3417in" fo:break-before="auto" style:use-optimal-row-height="true"/>
    </style:style>
    <style:style style:name="ro49" style:family="table-row">
      <style:table-row-properties style:row-height="0.3417in" fo:break-before="auto" style:use-optimal-row-height="true"/>
    </style:style>
    <style:style style:name="ro50" style:family="table-row">
      <style:table-row-properties style:row-height="0.2445in" fo:break-before="auto" style:use-optimal-row-height="true"/>
    </style:style>
    <style:style style:name="ro18" style:family="table-row">
      <style:table-row-properties style:row-height="0.1953in" fo:break-before="auto" style:use-optimal-row-height="false"/>
    </style:style>
    <style:style style:name="ro19" style:family="table-row">
      <style:table-row-properties style:row-height="0.3126in" fo:break-before="auto" style:use-optimal-row-height="true"/>
    </style:style>
    <style:style style:name="ro20" style:family="table-row">
      <style:table-row-properties style:row-height="0.1957in" fo:break-before="auto" style:use-optimal-row-height="true"/>
    </style:style>
    <style:style style:name="ro21" style:family="table-row">
      <style:table-row-properties style:row-height="0.6425in" fo:break-before="auto" style:use-optimal-row-height="true"/>
    </style:style>
    <style:style style:name="ro22" style:family="table-row">
      <style:table-row-properties style:row-height="0.5591in" fo:break-before="auto" style:use-optimal-row-height="false"/>
    </style:style>
    <style:style style:name="ro23" style:family="table-row">
      <style:table-row-properties style:row-height="0.1945in" fo:break-before="auto" style:use-optimal-row-height="true"/>
    </style:style>
    <style:style style:name="ro24" style:family="table-row">
      <style:table-row-properties style:row-height="0.178in" fo:break-before="auto" style:use-optimal-row-height="true"/>
    </style:style>
    <style:style style:name="ro25" style:family="table-row">
      <style:table-row-properties style:row-height="0.4146in" fo:break-before="auto" style:use-optimal-row-height="false"/>
    </style:style>
    <style:style style:name="ro26" style:family="table-row">
      <style:table-row-properties style:row-height="0.1965in" fo:break-before="auto" style:use-optimal-row-height="false"/>
    </style:style>
    <style:style style:name="ro27" style:family="table-row">
      <style:table-row-properties style:row-height="0.1874in" fo:break-before="auto" style:use-optimal-row-height="false"/>
    </style:style>
    <style:style style:name="ro28" style:family="table-row">
      <style:table-row-properties style:row-height="0.9535in" fo:break-before="auto" style:use-optimal-row-height="true"/>
    </style:style>
    <style:style style:name="ro29" style:family="table-row">
      <style:table-row-properties style:row-height="0.798in" fo:break-before="auto" style:use-optimal-row-height="true"/>
    </style:style>
    <style:style style:name="ro30" style:family="table-row">
      <style:table-row-properties style:row-height="1.1091in" fo:break-before="auto" style:use-optimal-row-height="true"/>
    </style:style>
    <style:style style:name="ro31" style:family="table-row">
      <style:table-row-properties style:row-height="1.4193in" fo:break-before="auto" style:use-optimal-row-height="true"/>
    </style:style>
    <style:style style:name="ro32" style:family="table-row">
      <style:table-row-properties style:row-height="0.4866in" fo:break-before="auto" style:use-optimal-row-height="true"/>
    </style:style>
    <style:style style:name="ro33" style:family="table-row">
      <style:table-row-properties style:row-height="1.2638in" fo:break-before="auto" style:use-optimal-row-height="true"/>
    </style:style>
    <style:style style:name="ro34" style:family="table-row">
      <style:table-row-properties style:row-height="2.0417in" fo:break-before="auto" style:use-optimal-row-height="true"/>
    </style:style>
    <style:style style:name="ro35" style:family="table-row">
      <style:table-row-properties style:row-height="1.7307in" fo:break-before="auto" style:use-optimal-row-height="true"/>
    </style:style>
    <style:style style:name="ro36" style:family="table-row">
      <style:table-row-properties style:row-height="2.5075in" fo:break-before="auto" style:use-optimal-row-height="true"/>
    </style:style>
    <style:style style:name="ro37" style:family="table-row">
      <style:table-row-properties style:row-height="1.5752in" fo:break-before="auto" style:use-optimal-row-height="true"/>
    </style:style>
    <style:style style:name="ro38" style:family="table-row">
      <style:table-row-properties style:row-height="1.8862in" fo:break-before="auto" style:use-optimal-row-height="true"/>
    </style:style>
    <style:style style:name="ro39" style:family="table-row">
      <style:table-row-properties style:row-height="2.8189in" fo:break-before="auto" style:use-optimal-row-height="true"/>
    </style:style>
    <style:style style:name="ro40" style:family="table-row">
      <style:table-row-properties style:row-height="3.9173in" fo:break-before="auto" style:use-optimal-row-height="true"/>
    </style:style>
    <style:style style:name="ro41" style:family="table-row">
      <style:table-row-properties style:row-height="1.078in" fo:break-before="auto" style:use-optimal-row-height="false"/>
    </style:style>
    <style:style style:name="ro42" style:family="table-row">
      <style:table-row-properties style:row-height="1.7201in" fo:break-before="auto" style:use-optimal-row-height="false"/>
    </style:style>
    <style:style style:name="ro43" style:family="table-row">
      <style:table-row-properties style:row-height="1.3882in" fo:break-before="auto" style:use-optimal-row-height="false"/>
    </style:style>
    <style:style style:name="ro44" style:family="table-row">
      <style:table-row-properties style:row-height="1.2335in" fo:break-before="auto" style:use-optimal-row-height="false"/>
    </style:style>
    <style:style style:name="ro51" style:family="table-row">
      <style:table-row-properties style:row-height="1.5437in" fo:break-before="auto" style:use-optimal-row-height="false"/>
    </style:style>
    <style:style style:name="ro52" style:family="table-row">
      <style:table-row-properties style:row-height="1.3575in" fo:break-before="auto" style:use-optimal-row-height="false"/>
    </style:style>
    <style:style style:name="ro53" style:family="table-row">
      <style:table-row-properties style:row-height="2.3528in" fo:break-before="auto" style:use-optimal-row-height="true"/>
    </style:style>
    <style:style style:name="ro54" style:family="table-row">
      <style:table-row-properties style:row-height="2.9744in" fo:break-before="auto" style:use-optimal-row-height="true"/>
    </style:style>
    <style:style style:name="ro55" style:family="table-row">
      <style:table-row-properties style:row-height="0.2083in" fo:break-before="auto" style:use-optimal-row-height="false"/>
    </style:style>
    <style:style style:name="ro56" style:family="table-row">
      <style:table-row-properties style:row-height="0.4972in" fo:break-before="auto" style:use-optimal-row-height="true"/>
    </style:style>
    <style:style style:name="ro57" style:family="table-row">
      <style:table-row-properties style:row-height="1.1126in" fo:break-before="auto" style:use-optimal-row-height="true"/>
    </style:style>
    <style:style style:name="ro58" style:family="table-row">
      <style:table-row-properties style:row-height="1.5819in" fo:break-before="auto" style:use-optimal-row-height="true"/>
    </style:style>
    <style:style style:name="ro59" style:family="table-row">
      <style:table-row-properties style:row-height="0.7957in" fo:break-before="auto" style:use-optimal-row-height="true"/>
    </style:style>
    <style:style style:name="ro60" style:family="table-row">
      <style:table-row-properties style:row-height="1.7563in" fo:break-before="auto" style:use-optimal-row-height="true"/>
    </style:style>
    <style:style style:name="ro61" style:family="table-row">
      <style:table-row-properties style:row-height="0.5016in" fo:break-before="auto" style:use-optimal-row-height="true"/>
    </style:style>
    <style:style style:name="ro62" style:family="table-row">
      <style:table-row-properties style:row-height="2.0398in" fo:break-before="auto" style:use-optimal-row-height="true"/>
    </style:style>
    <style:style style:name="ro63" style:family="table-row">
      <style:table-row-properties style:row-height="0.9598in" fo:break-before="auto" style:use-optimal-row-height="true"/>
    </style:style>
    <style:style style:name="ro64" style:family="table-row">
      <style:table-row-properties style:row-height="2.9846in" fo:break-before="auto" style:use-optimal-row-height="true"/>
    </style:style>
    <style:style style:name="ro65" style:family="table-row">
      <style:table-row-properties style:row-height="2.1972in" fo:break-before="auto" style:use-optimal-row-height="true"/>
    </style:style>
    <style:style style:name="ro66" style:family="table-row">
      <style:table-row-properties style:row-height="3.336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36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Tahoma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7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8" style:family="table-cell" style:parent-style-name="Default">
      <style:table-cell-properties style:glyph-orientation-vertical="0" fo:background-color="#c0c0c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280099" style:text-outline="false" style:text-line-through-style="none" style:text-position="" style:font-name="Arial1" fo:font-size="10pt" fo:font-style="normal" fo:text-shadow="none" style:text-underline-style="none" fo:font-weight="bold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9" style:family="table-cell" style:parent-style-name="Default">
      <style:table-cell-properties fo:padding-bottom="0.028in" fo:padding-left="0.0138in" fo:padding-right="0.0138in" fo:padding-top="0.0138in"/>
      <style:text-properties style:text-position="" fo:font-weight="bold" style:font-weight-asian="bold" style:font-weight-complex="bold"/>
    </style:style>
    <style:style style:name="ce40" style:family="table-cell" style:parent-style-name="Default">
      <style:table-cell-properties fo:padding-bottom="0.028in" fo:padding-left="0.0138in" fo:padding-right="0.0138in" fo:padding-top="0.0138in"/>
      <style:text-properties style:text-position=""/>
    </style:style>
    <style:style style:name="ce41" style:family="table-cell" style:parent-style-name="Default">
      <style:table-cell-properties fo:padding-bottom="0.028in" fo:padding-left="0.0138in" fo:padding-right="0.0138in" fo:padding-top="0.0138in"/>
      <style:text-properties style:text-position="" fo:font-weight="normal" style:font-weight-asian="normal" style:font-weight-complex="normal"/>
    </style:style>
    <style:style style:name="ce42" style:family="table-cell" style:parent-style-name="Default">
      <style:table-cell-properties fo:background-color="#b3b3b3" fo:border="0.06pt solid #000000" fo:padding-bottom="0.028in" fo:padding-left="0.0138in" fo:padding-right="0.0138in" fo:padding-top="0.0138in"/>
      <style:text-properties fo:color="#280099" style:text-position="" fo:font-weight="bold"/>
    </style:style>
    <style:style style:name="ce43" style:family="table-cell" style:parent-style-name="Default">
      <style:table-cell-properties fo:background-color="#b3b3b3" style:text-align-source="fix" style:repeat-content="false" fo:wrap-option="wrap" fo:border="0.06pt solid #000000" fo:padding-bottom="0.028in" fo:padding-left="0.0138in" fo:padding-right="0.0138in" fo:padding-top="0.0138in" style:vertical-align="top"/>
      <style:paragraph-properties fo:text-align="start"/>
      <style:text-properties fo:color="#280099" style:text-position="" fo:font-weight="bold"/>
    </style:style>
    <style:style style:name="ce44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Tahoma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5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6" style:family="table-cell" style:parent-style-name="Default">
      <style:table-cell-properties style:text-align-source="fix" style:repeat-content="false" fo:wrap-option="wrap" fo:border="0.06pt solid #000000" fo:padding-bottom="0.028in" fo:padding-left="0.0138in" fo:padding-right="0.0138in" fo:padding-top="0.0138in" style:vertical-align="top"/>
      <style:paragraph-properties fo:text-align="start"/>
      <style:text-properties style:text-position="" style:font-name="Arial" fo:font-size="10pt" fo:font-weight="bold" style:font-name-asian="Arial" style:font-size-asian="10pt"/>
    </style:style>
    <style:style style:name="ce47" style:family="table-cell" style:parent-style-name="Default">
      <style:table-cell-properties style:text-align-source="fix" style:repeat-content="false" fo:wrap-option="wrap" fo:border="0.06pt solid #000000" fo:padding-bottom="0.028in" fo:padding-left="0.0138in" fo:padding-right="0.0138in" fo:padding-top="0.0138in" style:vertical-align="top"/>
      <style:paragraph-properties fo:text-align="start"/>
      <style:text-properties style:text-position="" style:font-name="Arial" fo:font-size="10pt" fo:font-weight="bold"/>
    </style:style>
    <style:style style:name="ce48" style:family="table-cell" style:parent-style-name="Default">
      <style:table-cell-properties fo:background-color="#ffffff" style:text-align-source="fix" style:repeat-content="false" fo:wrap-option="wrap" fo:border="0.06pt solid #000000" fo:padding-bottom="0.028in" fo:padding-left="0.0138in" fo:padding-right="0.0138in" fo:padding-top="0.0138in" style:vertical-align="top"/>
      <style:paragraph-properties fo:text-align="start"/>
      <style:text-properties style:text-position="" style:font-name="Arial" fo:font-size="10pt" fo:font-weight="bold"/>
    </style:style>
    <style:style style:name="ce49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style:font-name="Arial" fo:font-size="10pt" fo:font-weight="bold"/>
    </style:style>
    <style:style style:name="ce5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style:text-position="" style:font-name="Arial" fo:font-size="10pt" fo:font-weight="bold"/>
    </style:style>
    <style:style style:name="ce51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  <style:text-properties style:text-position="" style:font-name="Arial" fo:font-size="10pt" fo:font-weight="bold"/>
    </style:style>
    <style:style style:name="ce5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style:font-name="Arial" fo:font-size="10pt" fo:font-weight="bold" style:font-name-asian="Lucida Sans Unicode" style:font-size-asian="10pt" style:font-size-complex="10pt"/>
    </style:style>
    <style:style style:name="ce53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  <style:text-properties style:text-position="" fo:font-weight="bold"/>
    </style:style>
    <style:style style:name="ce5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style:font-name="Arial" fo:font-size="10pt" fo:font-weight="bold" style:font-name-asian="Tahoma"/>
    </style:style>
    <style:style style:name="ce55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text-position="" fo:font-weight="bold"/>
    </style:style>
    <style:style style:name="ce56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fo:font-weight="bold"/>
    </style:style>
    <style:style style:name="ce57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/>
    </style:style>
    <style:style style:name="ce58" style:family="table-cell" style:parent-style-name="Default">
      <style:table-cell-properties fo:border="0.06pt solid #000000"/>
      <style:text-properties style:text-position=""/>
    </style:style>
    <style:style style:name="ce59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3" fo:font-size="10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60" style:family="table-cell" style:parent-style-name="Default">
      <style:table-cell-properties style:diagonal-bl-tr="none" style:diagonal-tl-br="none" fo:border="0.06pt solid #000000"/>
      <style:text-properties style:use-window-font-color="true" style:text-outline="false" style:text-line-through-style="none" style:text-position="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6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62" style:family="table-cell" style:parent-style-name="Default">
      <style:table-cell-properties fo:border="0.06pt solid #000000" fo:padding-bottom="0.028in" fo:padding-left="0.0138in" fo:padding-right="0.0138in" fo:padding-top="0.0138in"/>
      <style:text-properties style:text-position=""/>
    </style:style>
    <style:style style:name="ce63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3" fo:font-size="10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64" style:family="table-cell" style:parent-style-name="Default">
      <style:table-cell-properties fo:background-color="#cccccc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text-position="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65" style:family="table-cell" style:parent-style-name="Default">
      <style:table-cell-properties fo:background-color="#cccccc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text-position="" style:font-name="Arial3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3" style:font-size-complex="5.65000009536743pt" style:language-complex="en" style:country-complex="US" style:font-style-complex="normal" style:font-weight-complex="normal"/>
    </style:style>
    <style:style style:name="ce66" style:family="table-cell" style:parent-style-name="Default">
      <style:table-cell-properties fo:wrap-option="wrap"/>
      <style:text-properties style:text-position=""/>
    </style:style>
    <style:style style:name="ce123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text-position=""/>
    </style:style>
    <style:style style:name="ce161" style:family="table-cell" style:parent-style-name="Default">
      <style:table-cell-properties fo:background-color="#ffffff" style:text-align-source="fix" style:repeat-content="false" fo:wrap-option="wrap" style:vertical-align="top"/>
      <style:paragraph-properties fo:text-align="start"/>
      <style:text-properties style:text-position=""/>
    </style:style>
    <style:style style:name="ce175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Tahoma" fo:font-size="18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76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77" style:family="table-cell" style:parent-style-name="Default">
      <style:table-cell-properties fo:background-color="#e6e6ff" style:text-align-source="fix" style:repeat-content="false" fo:wrap-option="wrap" fo:border="0.06pt solid #000000" fo:padding-bottom="0.028in" fo:padding-left="0.0138in" fo:padding-right="0.0138in" fo:padding-top="0.0138in" style:vertical-align="top"/>
      <style:paragraph-properties fo:text-align="start"/>
      <style:text-properties style:text-position="" fo:font-weight="bold" style:font-weight-asian="bold" style:font-weight-complex="bold"/>
    </style:style>
    <style:style style:name="ce178" style:family="table-cell" style:parent-style-name="Default">
      <style:table-cell-properties fo:background-color="#e6e6ff" style:text-align-source="fix" style:repeat-content="false" fo:wrap-option="wrap" fo:border="0.06pt solid #000000" fo:padding-bottom="0.028in" fo:padding-left="0.0138in" fo:padding-right="0.0138in" fo:padding-top="0.0138in" style:vertical-align="top"/>
      <style:paragraph-properties fo:text-align="center" fo:margin-left="0in"/>
      <style:text-properties style:text-position="" fo:font-weight="bold" style:font-weight-asian="bold" style:font-weight-complex="bold"/>
    </style:style>
    <style:style style:name="ce179" style:family="table-cell" style:parent-style-name="Default">
      <style:table-cell-properties fo:background-color="#e6e6ff" style:text-align-source="fix" style:repeat-content="false" fo:wrap-option="wrap" fo:border="0.06pt solid #000000" fo:padding-bottom="0.028in" fo:padding-left="0.0138in" fo:padding-right="0.0138in" fo:padding-top="0.0138in" style:vertical-align="top"/>
      <style:paragraph-properties fo:text-align="center"/>
      <style:text-properties style:text-position="" fo:font-weight="bold" style:font-weight-asian="bold" style:font-weight-complex="bold"/>
    </style:style>
    <style:style style:name="ce180" style:family="table-cell" style:parent-style-name="Default">
      <style:table-cell-properties fo:background-color="#e6e6ff" style:text-align-source="fix" style:repeat-content="false" fo:border="0.06pt solid #000000"/>
      <style:paragraph-properties fo:text-align="center" fo:margin-left="0in"/>
      <style:text-properties style:text-position="" fo:font-size="14pt" fo:font-weight="bold"/>
    </style:style>
    <style:style style:name="ce181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82" style:family="table-cell" style:parent-style-name="Default">
      <style:table-cell-properties fo:background-color="#e6e6ff" style:text-align-source="fix" style:repeat-content="false" fo:wrap-option="wrap" fo:border="0.06pt solid #000000" style:vertical-align="top"/>
      <style:paragraph-properties fo:text-align="start"/>
      <style:text-properties style:text-position="" fo:font-weight="normal" style:font-weight-asian="normal" style:font-weight-complex="normal"/>
    </style:style>
    <style:style style:name="ce183" style:family="table-cell" style:parent-style-name="Default">
      <style:table-cell-properties fo:background-color="#e6e6ff" style:text-align-source="fix" style:repeat-content="false" fo:wrap-option="wrap" fo:border="0.06pt solid #000000" style:vertical-align="top"/>
      <style:paragraph-properties fo:text-align="start"/>
      <style:text-properties style:text-position=""/>
    </style:style>
    <style:style style:name="ce184" style:family="table-cell" style:parent-style-name="Default">
      <style:table-cell-properties fo:background-color="#000080" style:text-align-source="fix" style:repeat-content="false" fo:wrap-option="wrap" style:vertical-align="middle"/>
      <style:paragraph-properties fo:text-align="center" fo:margin-left="0in"/>
      <style:text-properties fo:color="#ffffff" style:text-position="" fo:font-size="12pt" fo:font-weight="bold"/>
    </style:style>
    <style:style style:name="ce185" style:family="table-cell" style:parent-style-name="Default">
      <style:table-cell-properties fo:background-color="#e6e6ff" style:text-align-source="fix" style:repeat-content="false" fo:wrap-option="wrap" fo:border="0.06pt solid #000000" style:vertical-align="top"/>
      <style:paragraph-properties fo:text-align="center" fo:margin-left="0in"/>
      <style:text-properties style:text-position="" style:font-name="Arial3" style:font-name-asian="ＭＳ Ｐゴシック" style:font-size-asian="11pt" style:font-name-complex="Arial3" style:font-size-complex="11pt"/>
    </style:style>
    <style:style style:name="ce186" style:family="table-cell" style:parent-style-name="Default">
      <style:table-cell-properties fo:background-color="#e6e6ff" style:text-align-source="fix" style:repeat-content="false" fo:border="0.06pt solid #000000" style:vertical-align="middle"/>
      <style:paragraph-properties fo:text-align="center" fo:margin-left="0in"/>
      <style:text-properties style:text-position="" fo:font-size="10pt" fo:font-weight="bold" style:font-weight-asian="bold" style:font-weight-complex="bold"/>
    </style:style>
    <style:style style:name="ce18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text-position=""/>
    </style:style>
    <style:style style:name="ce188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text-position=""/>
    </style:style>
    <style:style style:name="ce80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text-position=""/>
    </style:style>
    <style:style style:name="ce81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font-name-complex="Tahoma1" style:language-complex="en" style:country-complex="US" style:font-style-complex="normal" style:font-weight-complex="normal" style:text-emphasize="none" style:font-relief="none"/>
    </style:style>
    <style:style style:name="ce82" style:family="table-cell" style:parent-style-name="Default">
      <style:table-cell-properties fo:background-color="#ffffff"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83" style:family="table-cell" style:parent-style-name="Default"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8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85" style:family="table-cell" style:parent-style-name="Default">
      <style:table-cell-properties style:glyph-orientation-vertical="0" fo:background-color="#ffffff" style:text-align-source="fix" style:repeat-content="false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86" style:family="table-cell" style:parent-style-name="Default">
      <style:table-cell-properties fo:background-color="#ffffff" style:text-align-source="fix" style:repeat-content="false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style:use-window-font-color="true" style:text-outline="false" style:text-line-through-style="none" style:font-name="Arial" fo:font-size="18pt" fo:font-style="normal" fo:text-shadow="none" style:text-underline-style="none" fo:font-weight="bold" style:font-size-asian="18pt" style:font-style-asian="normal" style:font-weight-asian="bold" style:font-name-complex="Tahoma1" style:font-size-complex="18pt" style:font-style-complex="normal" style:font-weight-complex="bold"/>
    </style:style>
    <style:style style:name="ce87" style:family="table-cell" style:parent-style-name="Default">
      <style:table-cell-properties fo:background-color="#ffffff" style:text-align-source="fix" style:repeat-content="false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88" style:family="table-cell" style:parent-style-name="Default">
      <style:table-cell-properties fo:background-color="#ffffff" fo:border="0.06pt solid #000000" fo:padding-bottom="0.0193in" fo:padding-left="0.0138in" fo:padding-right="0.0138in" fo:padding-top="0.0193in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89" style:family="table-cell" style:parent-style-name="Default">
      <style:table-cell-properties fo:background-color="#ffffff" fo:border="0.06pt solid #000000" fo:padding-bottom="0.0193in" fo:padding-left="0.0138in" fo:padding-right="0.0138in" fo:padding-top="0.0193in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90" style:family="table-cell" style:parent-style-name="Default">
      <style:table-cell-properties fo:border="0.06pt solid #000000" fo:padding-bottom="0.0193in" fo:padding-left="0.0138in" fo:padding-right="0.0138in" fo:padding-top="0.0193in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91" style:family="table-cell" style:parent-style-name="Default" style:data-style-name="N168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92" style:family="table-cell" style:parent-style-name="Default" style:data-style-name="N168">
      <style:table-cell-properties style:glyph-orientation-vertical="0" fo:border-bottom="0.06pt solid #000000" fo:background-color="#e6e6e6" style:diagonal-bl-tr="none" style:diagonal-tl-br="none" style:text-align-source="fix" style:repeat-content="false" fo:wrap-option="wrap" fo:border-left="0.99pt solid #000000" style:direction="ltr" fo:border-right="0.06pt solid #000000" style:rotation-angle="0" style:rotation-align="none" style:shrink-to-fit="false" fo:border-top="0.06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3" style:family="table-cell" style:parent-style-name="Default" style:data-style-name="N37"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94" style:family="table-cell" style:parent-style-name="Default">
      <style:table-cell-properties style:text-align-source="fix" style:repeat-content="false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style:use-window-font-color="true" style:text-outline="false" style:text-line-through-style="none" style:font-name="Arial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font-name-complex="Tahoma1" style:language-complex="en" style:country-complex="US" style:font-style-complex="normal" style:font-weight-complex="normal" style:text-emphasize="none" style:font-relief="none"/>
    </style:style>
    <style:style style:name="ce95" style:family="table-cell" style:parent-style-name="Default">
      <style:table-cell-properties fo:background-color="#ffffff" style:text-align-source="fix" style:repeat-content="false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96" style:family="table-cell" style:parent-style-name="Default" style:data-style-name="N0">
      <style:table-cell-properties fo:background-color="#ffffff" style:text-align-source="fix" style:repeat-content="false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7" style:family="table-cell" style:parent-style-name="Default" style:data-style-name="N168">
      <style:table-cell-properties style:glyph-orientation-vertical="0" fo:border-bottom="0.06pt solid #000000" fo:background-color="#ffffff" style:diagonal-bl-tr="none" style:diagonal-tl-br="none" style:text-align-source="fix" style:repeat-content="false" fo:wrap-option="wrap" fo:border-left="0.99pt solid #000000" style:direction="ltr" fo:padding-bottom="0.0193in" fo:padding-left="0.0138in" fo:padding-right="0.0138in" fo:padding-top="0.0193in" fo:border-right="0.06pt solid #000000" style:rotation-angle="0" style:rotation-align="none" style:shrink-to-fit="false" fo:border-top="0.06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8" style:family="table-cell" style:parent-style-name="Default">
      <style:table-cell-properties fo:border="0.06pt solid #000000" fo:padding-bottom="0.0193in" fo:padding-left="0.0138in" fo:padding-right="0.0138in" fo:padding-top="0.0193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9" style:family="table-cell" style:parent-style-name="Default">
      <style:table-cell-properties style:text-align-source="fix" style:repeat-content="false" fo:border="0.06pt solid #000000" fo:padding-bottom="0.0193in" fo:padding-left="0.0138in" fo:padding-right="0.0138in" fo:padding-top="0.0193in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00" style:family="table-cell" style:parent-style-name="Default">
      <style:table-cell-properties fo:wrap-option="wrap" fo:border="0.06pt solid #000000" fo:padding-bottom="0.0193in" fo:padding-left="0.0138in" fo:padding-right="0.0138in" fo:padding-top="0.0193in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/>
    </style:style>
    <style:style style:name="ce101" style:family="table-cell" style:parent-style-name="Default">
      <style:table-cell-properties fo:border="0.06pt solid #000000" fo:padding-bottom="0.0193in" fo:padding-left="0.0138in" fo:padding-right="0.0138in" fo:padding-top="0.0193in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102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03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4" style:family="table-cell" style:parent-style-name="Default">
      <style:table-cell-properties style:cell-protect="hidden-and-protected" style:print-content="true" style:text-align-source="fix" style:repeat-content="false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style:use-window-font-color="true" style:text-outline="false" style:text-line-through-style="none" style:font-name="Arial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font-name-complex="Tahoma1" style:language-complex="en" style:country-complex="US" style:font-style-complex="normal" style:font-weight-complex="normal" style:text-emphasize="none" style:font-relief="none"/>
    </style:style>
    <style:style style:name="ce105" style:family="table-cell" style:parent-style-name="Default">
      <style:table-cell-properties fo:background-color="#ffffff" style:cell-protect="protected" style:print-content="true" style:text-align-source="fix" style:repeat-content="false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6" style:family="table-cell" style:parent-style-name="Default">
      <style:table-cell-properties style:cell-protect="protected" style:print-content="true" style:text-align-source="fix" style:repeat-content="false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7" style:family="table-cell" style:parent-style-name="Default">
      <style:table-cell-properties fo:background-color="#ffffff" fo:wrap-option="no-wrap" fo:border="0.06pt solid #000000" fo:padding-bottom="0.0193in" fo:padding-left="0.0138in" fo:padding-right="0.0138in" fo:padding-top="0.0193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108" style:family="table-cell" style:parent-style-name="Default">
      <style:table-cell-properties fo:background-color="#ffffff" fo:wrap-option="no-wrap" fo:border="0.06pt solid #000000" fo:padding-bottom="0.0193in" fo:padding-left="0.0138in" fo:padding-right="0.0138in" fo:padding-top="0.0193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Arial3" style:font-size-complex="11pt" style:font-style-complex="normal" style:font-weight-complex="normal"/>
    </style:style>
    <style:style style:name="ce109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0" style:family="table-cell" style:parent-style-name="Default">
      <style:table-cell-properties style:text-align-source="fix" style:repeat-content="false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111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12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3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14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fix" style:repeat-content="false" fo:wrap-option="wrap" fo:border-left="0.06pt solid #000000" style:direction="ltr" fo:border-right="0.99pt solid #000000" style:rotation-angle="0" style:rotation-align="none" style:shrink-to-fit="false" fo:border-top="0.06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5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116" style:family="table-cell" style:parent-style-name="Default">
      <style:text-properties style:font-name="Arial" fo:font-size="10pt" style:font-size-asian="10pt" style:font-size-complex="10pt"/>
    </style:style>
    <style:style style:name="ce117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118" style:family="table-cell" style:parent-style-name="Normal_5f_Sheet1" style:data-style-name="N172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19" style:family="table-cell" style:parent-style-name="Normal_5f_Sheet1_20_1" style:data-style-name="N172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3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3" style:font-size-complex="9pt" style:font-style-complex="normal" style:font-weight-complex="normal"/>
    </style:style>
    <style:style style:name="ce120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size="10pt" style:font-size-asian="10pt" style:font-size-complex="10pt"/>
    </style:style>
    <style:style style:name="ce121" style:family="table-cell" style:parent-style-name="Default">
      <style:text-properties fo:font-size="10pt" style:font-size-asian="10pt" style:font-size-complex="10pt"/>
    </style:style>
    <style:style style:name="ce122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Tahoma" style:font-size-asian="10pt" style:font-style-asian="normal" style:font-weight-asian="bold" style:font-name-complex="Tahoma1" style:font-size-complex="10pt" style:font-style-complex="normal" style:font-weight-complex="bold"/>
    </style:style>
    <style:style style:name="ce124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Tahoma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25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Tahoma" style:font-size-asian="10pt" style:font-style-asian="normal" style:font-weight-asian="bold" style:font-name-complex="Tahoma1" style:font-size-complex="10pt" style:font-style-complex="normal" style:font-weight-complex="bold"/>
    </style:style>
    <style:style style:name="ce126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style:font-size-asian="10pt" style:font-size-complex="10pt"/>
    </style:style>
    <style:style style:name="ce127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128" style:family="table-cell" style:parent-style-name="Default">
      <style:table-cell-properties style:text-align-source="fix" style:repeat-content="false" fo:wrap-option="wrap" fo:padding-bottom="0.028in" fo:padding-left="0.0138in" fo:padding-right="0.0138in" fo:padding-top="0.0138in" style:vertical-align="top"/>
      <style:paragraph-properties fo:text-align="start"/>
      <style:text-properties fo:font-weight="bold" style:font-weight-asian="bold" style:font-weight-complex="bold"/>
    </style:style>
    <style:style style:name="ce129" style:family="table-cell" style:parent-style-name="Default">
      <style:table-cell-properties style:text-align-source="fix" style:repeat-content="false" fo:wrap-option="wrap" fo:padding-bottom="0.028in" fo:padding-left="0.0138in" fo:padding-right="0.0138in" fo:padding-top="0.0138in" style:vertical-align="top"/>
      <style:paragraph-properties fo:text-align="start"/>
      <style:text-properties fo:font-weight="normal" style:font-weight-asian="normal" style:font-weight-complex="normal"/>
    </style:style>
    <style:style style:name="ce130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13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style:font-size-asian="10pt" style:font-size-complex="10pt"/>
    </style:style>
    <style:style style:name="ce132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Tahoma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33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font-name="Arial" fo:font-size="10pt" style:font-name-asian="Tahoma" style:font-size-asian="10pt" style:font-size-complex="10pt"/>
    </style:style>
    <style:style style:name="ce134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Tahoma" style:font-size-asian="10pt" style:font-style-asian="normal" style:font-weight-asian="bold" style:font-name-complex="Tahoma1" style:font-size-complex="10pt" style:font-style-complex="normal" style:font-weight-complex="bold"/>
    </style:style>
    <style:style style:name="ce135" style:family="table-cell" style:parent-style-name="Normal_5f_Sheet1_20_1" style:data-style-name="N172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36" style:family="table-cell" style:parent-style-name="Normal_5f_Sheet1_20_1" style:data-style-name="N172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3" fo:font-size="9pt" fo:font-style="normal" fo:text-shadow="none" style:text-underline-style="none" fo:font-weight="normal" style:font-size-asian="9pt" style:font-style-asian="normal" style:font-weight-asian="normal" style:font-name-complex="Arial3" style:font-size-complex="9pt" style:font-style-complex="normal" style:font-weight-complex="normal"/>
    </style:style>
    <style:style style:name="ce137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style:font-size-asian="10pt" style:font-size-complex="10pt"/>
    </style:style>
    <style:style style:name="ce138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style:font-name-asian="Tahoma" style:font-size-asian="10pt" style:font-size-complex="10pt"/>
    </style:style>
    <style:style style:name="ce139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fo:font-weight="bold" style:font-name-asian="Tahoma" style:font-size-asian="10pt" style:font-size-complex="10pt"/>
    </style:style>
    <style:style style:name="ce14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fo:font-weight="normal" style:font-name-asian="Tahoma" style:font-size-asian="10pt" style:font-size-complex="10pt"/>
    </style:style>
    <style:style style:name="ce141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fo:font-weight="bold" style:font-name-asian="Tahoma" style:font-size-asian="10pt" style:font-weight-asian="bold" style:font-size-complex="10pt" style:font-weight-complex="bold"/>
    </style:style>
    <style:style style:name="ce14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fo:font-weight="normal" style:font-name-asian="Tahoma" style:font-size-asian="10pt" style:font-weight-asian="normal" style:font-size-complex="10pt" style:font-weight-complex="normal"/>
    </style:style>
    <style:style style:name="ce143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fo:font-weight="bold" style:font-name-asian="Arial" style:font-size-asian="10pt" style:font-size-complex="10pt"/>
    </style:style>
    <style:style style:name="ce14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fo:font-weight="normal" style:font-name-asian="Arial" style:font-size-asian="10pt" style:font-size-complex="10pt"/>
    </style:style>
    <style:style style:name="ce14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fo:font-weight="bold" style:font-size-asian="10pt" style:font-size-complex="10pt"/>
    </style:style>
    <style:style style:name="ce146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fo:font-weight="normal" style:font-size-asian="10pt" style:font-size-complex="10pt"/>
    </style:style>
    <style:style style:name="ce147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  <style:text-properties style:font-name="Arial" fo:font-size="10pt" fo:font-weight="bold" style:font-size-asian="10pt" style:font-size-complex="10pt"/>
    </style:style>
    <style:style style:name="ce148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  <style:text-properties style:font-name="Arial" fo:font-size="10pt" fo:font-weight="normal" style:font-size-asian="10pt" style:font-size-complex="10pt"/>
    </style:style>
    <style:style style:name="ce149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style:font-name="Arial" fo:font-size="10pt" fo:font-weight="bold" style:font-size-asian="10pt" style:font-size-complex="10pt"/>
    </style:style>
    <style:style style:name="ce15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style:font-name="Arial" fo:font-size="10pt" fo:font-weight="normal" style:font-size-asian="10pt" style:font-size-complex="10pt"/>
    </style:style>
    <style:style style:name="ce151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fo:font-weight="bold" style:font-name-asian="Lucida Sans Unicode" style:font-size-asian="10pt" style:font-size-complex="10pt"/>
    </style:style>
    <style:style style:name="ce15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fo:font-weight="normal" style:font-name-asian="Lucida Sans Unicode" style:font-size-asian="10pt" style:font-size-complex="10pt"/>
    </style:style>
    <style:style style:name="ce153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style:font-name-asian="Tahoma" style:font-size-asian="10pt" style:font-size-complex="10pt"/>
    </style:style>
    <style:style style:name="ce15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Tahoma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5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style:font-name-asian="ＭＳ Ｐゴシック" style:font-size-asian="10pt" style:font-size-complex="10pt"/>
    </style:style>
    <style:style style:name="ce156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  <style:text-properties style:font-name="Arial" fo:font-size="10pt" style:font-size-asian="10pt" style:font-size-complex="10pt"/>
    </style:style>
    <style:style style:name="ce157" style:family="table-cell" style:parent-style-name="Default">
      <style:table-cell-properties fo:border="0.06pt solid #000000"/>
      <style:text-properties fo:font-size="10pt" style:font-size-asian="10pt" style:font-size-complex="10pt"/>
    </style:style>
    <style:style style:name="ce158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59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6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size="10pt" style:font-size-asian="10pt" style:font-size-complex="10pt"/>
    </style:style>
    <style:style style:name="ce16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rial" fo:font-size="10pt" style:font-name-asian="Arial" style:font-size-asian="10pt" style:font-size-complex="10pt"/>
    </style:style>
    <style:style style:name="ce163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color="#000000" style:font-name="Tahoma" fo:font-size="10pt" style:font-name-asian="Tahoma" style:font-size-asian="10pt" style:font-size-complex="10pt"/>
    </style:style>
    <style:style style:name="ce16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rial" fo:font-size="10pt" style:font-size-asian="10pt" style:font-size-complex="10pt"/>
    </style:style>
    <style:style style:name="ce16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" fo:font-size="10pt" style:font-size-asian="10pt" style:font-size-complex="10pt"/>
    </style:style>
    <style:style style:name="ce166" style:family="table-cell" style:parent-style-name="Default">
      <style:text-properties style:font-name="Arial"/>
    </style:style>
    <style:style style:name="ce167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Tahoma" style:font-size-asian="10pt" style:font-style-asian="normal" style:font-weight-asian="bold" style:font-name-complex="Tahoma1" style:font-size-complex="10pt" style:font-style-complex="normal" style:font-weight-complex="bold"/>
    </style:style>
    <style:style style:name="ce168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Tahoma" style:font-size-asian="10pt" style:font-style-asian="normal" style:font-weight-asian="normal" style:font-name-complex="Tahoma1" style:font-size-complex="8pt" style:font-style-complex="normal" style:font-weight-complex="normal"/>
    </style:style>
    <style:style style:name="ce169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Tahoma" style:font-size-asian="10pt" style:font-style-asian="normal" style:font-weight-asian="bold" style:font-name-complex="Tahoma1" style:font-size-complex="10pt" style:font-style-complex="normal" style:font-weight-complex="bold"/>
    </style:style>
    <style:style style:name="ce170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font-name="Arial"/>
    </style:style>
    <style:style style:name="ce171" style:family="table-cell" style:parent-style-name="Default">
      <style:table-cell-properties style:text-align-source="fix" style:repeat-content="false" fo:wrap-option="wrap" fo:padding-bottom="0.028in" fo:padding-left="0.0138in" fo:padding-right="0.0138in" fo:padding-top="0.0138in" style:vertical-align="top"/>
      <style:paragraph-properties fo:text-align="center" fo:margin-left="0in"/>
      <style:text-properties fo:font-weight="bold" style:font-weight-asian="bold" style:font-weight-complex="bold"/>
    </style:style>
    <style:style style:name="ce172" style:family="table-cell" style:parent-style-name="Default">
      <style:table-cell-properties style:text-align-source="fix" style:repeat-content="false" fo:wrap-option="wrap" fo:padding-bottom="0.028in" fo:padding-left="0.0138in" fo:padding-right="0.0138in" fo:padding-top="0.0138in" style:vertical-align="top"/>
      <style:paragraph-properties fo:text-align="center" fo:margin-left="0in"/>
      <style:text-properties fo:font-weight="normal" style:font-weight-asian="normal" style:font-weight-complex="normal"/>
    </style:style>
    <style:style style:name="ce173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fo:font-weight="normal"/>
    </style:style>
    <style:style style:name="ce174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fo:font-weight="bold"/>
    </style:style>
    <style:style style:name="ce189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</style:style>
    <style:style style:name="ce190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Tahoma" style:font-size-asian="8pt" style:font-style-asian="normal" style:font-weight-asian="normal" style:font-name-complex="Tahoma1" style:font-size-complex="8pt" style:font-style-complex="normal" style:font-weight-complex="normal"/>
    </style:style>
    <style:style style:name="ce191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font-name="Arial" style:font-name-asian="Tahoma"/>
    </style:style>
    <style:style style:name="ce192" style:family="table-cell" style:parent-style-name="Normal_5f_Sheet1_20_1" style:data-style-name="N172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3" fo:font-size="9pt" fo:font-style="normal" fo:text-shadow="none" style:text-underline-style="none" fo:font-weight="normal" style:font-size-asian="9pt" style:font-style-asian="normal" style:font-weight-asian="normal" style:font-name-complex="Arial3" style:font-size-complex="9pt" style:font-style-complex="normal" style:font-weight-complex="normal"/>
    </style:style>
    <style:style style:name="ce193" style:family="table-cell" style:parent-style-name="Normal_5f_Sheet1_20_1" style:data-style-name="N172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3" fo:font-size="9pt" fo:font-style="normal" fo:text-shadow="none" style:text-underline-style="none" fo:font-weight="normal" style:font-size-asian="9pt" style:font-style-asian="normal" style:font-weight-asian="normal" style:font-name-complex="Arial3" style:font-size-complex="9pt" style:font-style-complex="normal" style:font-weight-complex="normal"/>
    </style:style>
    <style:style style:name="ce19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/>
    </style:style>
    <style:style style:name="ce195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style:font-name-asian="Tahoma"/>
    </style:style>
    <style:style style:name="ce196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fo:font-weight="bold" style:font-name-asian="Tahoma" style:font-size-asian="11pt"/>
    </style:style>
    <style:style style:name="ce197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fo:font-weight="normal" style:font-name-asian="Tahoma" style:font-size-asian="11pt"/>
    </style:style>
    <style:style style:name="ce198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fo:font-weight="bold" style:font-name-asian="Tahoma" style:font-size-asian="11pt" style:font-weight-asian="bold" style:font-weight-complex="bold"/>
    </style:style>
    <style:style style:name="ce199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/>
      <style:text-properties style:font-name="Arial" fo:font-size="10pt" fo:font-weight="normal" style:font-name-asian="Tahoma"/>
    </style:style>
    <style:style style:name="ce200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/>
      <style:text-properties style:font-name="Arial" fo:font-size="10pt" fo:font-weight="bold" style:font-name-asian="Tahoma"/>
    </style:style>
    <style:style style:name="ce201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fo:font-weight="bold"/>
    </style:style>
    <style:style style:name="ce202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  <style:text-properties style:font-name="Arial" fo:font-size="10pt" fo:font-weight="bold"/>
    </style:style>
    <style:style style:name="ce203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  <style:text-properties style:font-name="Arial" fo:font-size="10pt" fo:font-weight="normal"/>
    </style:style>
    <style:style style:name="ce20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fo:font-weight="normal"/>
    </style:style>
    <style:style style:name="ce205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  <style:text-properties fo:font-weight="bold"/>
    </style:style>
    <style:style style:name="ce206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  <style:text-properties fo:font-weight="normal"/>
    </style:style>
    <style:style style:name="ce207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style:font-name="Arial" fo:font-size="10pt" fo:font-weight="bold"/>
    </style:style>
    <style:style style:name="ce208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style:font-name="Arial" fo:font-size="10pt" fo:font-weight="normal"/>
    </style:style>
    <style:style style:name="ce209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/>
      <style:text-properties style:font-name="Arial" fo:font-size="10pt" fo:font-weight="bold"/>
    </style:style>
    <style:style style:name="ce210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/>
      <style:text-properties style:font-name="Arial" fo:font-size="10pt" fo:font-weight="normal"/>
    </style:style>
    <style:style style:name="ce211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/>
      <style:text-properties style:font-name="Arial" fo:font-size="10pt" fo:font-weight="bold" style:font-name-asian="Lucida Sans Unicode" style:font-size-asian="10pt" style:font-size-complex="10pt"/>
    </style:style>
    <style:style style:name="ce212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/>
      <style:text-properties style:font-name="Arial" fo:font-size="10pt" fo:font-weight="normal" style:font-name-asian="Lucida Sans Unicode" style:font-size-asian="10pt" style:font-size-complex="10pt"/>
    </style:style>
    <style:style style:name="ce213" style:family="table-cell" style:parent-style-name="Default">
      <style:table-cell-properties fo:background-color="#ffffff" style:text-align-source="fix" style:repeat-content="false" fo:wrap-option="wrap" fo:border="none" style:vertical-align="top"/>
      <style:paragraph-properties fo:text-align="start"/>
      <style:text-properties style:font-name="Arial" fo:font-size="10pt" fo:font-weight="bold"/>
    </style:style>
    <style:style style:name="ce214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/>
      <style:text-properties fo:font-weight="bold"/>
    </style:style>
    <style:style style:name="ce215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/>
      <style:text-properties fo:font-weight="normal"/>
    </style:style>
    <style:style style:name="ce216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style:font-name-asian="Tahoma"/>
    </style:style>
    <style:style style:name="ce217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/>
    </style:style>
    <style:style style:name="ce218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  <style:text-properties style:font-name="Arial" fo:font-size="10pt"/>
    </style:style>
    <style:style style:name="ce219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/>
      <style:text-properties style:font-name="Arial" fo:font-size="10pt"/>
    </style:style>
    <style:style style:name="ce220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/>
      <style:text-properties style:font-name="Arial" fo:font-size="10pt" style:font-name-asian="Tahoma"/>
    </style:style>
    <style:style style:name="ce221" style:family="table-cell" style:parent-style-name="Default">
      <style:table-cell-properties fo:background-color="#ffffff" style:text-align-source="fix" style:repeat-content="false" fo:wrap-option="wrap" fo:border="none" style:vertical-align="top"/>
      <style:paragraph-properties fo:text-align="start"/>
      <style:text-properties fo:color="#000000" style:font-name="Arial" fo:font-size="10pt" style:font-name-asian="Tahoma"/>
    </style:style>
    <style:style style:name="ce222" style:family="table-cell" style:parent-style-name="Default">
      <style:table-cell-properties fo:background-color="#ffffff" style:text-align-source="fix" style:repeat-content="false" fo:wrap-option="wrap" fo:border="none" style:vertical-align="top"/>
      <style:paragraph-properties fo:text-align="start"/>
      <style:text-properties fo:color="#000000" style:font-name="Arial" fo:font-size="10pt" style:font-name-asian="Lucida Sans Unicode" style:font-size-asian="10pt" style:font-size-complex="10pt"/>
    </style:style>
    <style:style style:name="ce223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  <style:text-properties style:font-name="Arial" fo:font-size="10pt" style:font-name-asian="Tahoma"/>
    </style:style>
    <style:style style:name="ce224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/>
      <style:text-properties style:font-name="Arial" fo:font-size="10pt" style:font-name-asian="Lucida Sans Unicode" style:font-size-asian="10pt" style:font-size-complex="10pt"/>
    </style:style>
    <style:style style:name="ce225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/>
      <style:text-properties style:font-name="Arial" fo:font-size="10pt" style:font-name-asian="ＭＳ Ｐゴシック"/>
    </style:style>
    <style:style style:name="ce226" style:family="table-cell" style:parent-style-name="Default">
      <style:table-cell-properties fo:background-color="#ffffff" style:text-align-source="fix" style:repeat-content="false" fo:wrap-option="wrap" fo:border="none" style:vertical-align="top"/>
      <style:paragraph-properties fo:text-align="start"/>
      <style:text-properties style:font-name="Arial" fo:font-size="10pt"/>
    </style:style>
    <style:style style:name="ce227" style:family="table-cell" style:parent-style-name="Default">
      <style:table-cell-properties fo:background-color="#ffffff" style:text-align-source="fix" style:repeat-content="false" fo:wrap-option="wrap" fo:border="none" style:vertical-align="top"/>
      <style:paragraph-properties fo:text-align="start"/>
      <style:text-properties fo:color="#000000" style:font-name="Arial" fo:font-size="10pt" style:font-name-asian="Arial" style:font-size-asian="10pt"/>
    </style:style>
    <style:style style:name="ce228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</style:style>
    <style:style style:name="ce229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</style:style>
    <style:style style:name="ce230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231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1pt" fo:font-style="normal" fo:text-shadow="none" style:text-underline-style="none" fo:font-weight="normal" style:font-size-asian="11pt" style:font-style-asian="normal" style:font-weight-asian="normal" style:font-name-complex="Arial3" style:font-size-complex="11pt" style:font-style-complex="normal" style:font-weight-complex="normal"/>
    </style:style>
    <style:style style:name="ce232" style:family="table-cell" style:parent-style-name="Default">
      <style:table-cell-properties fo:border="0.06pt solid #000000"/>
    </style:style>
    <style:style style:name="ce233" style:family="table-cell" style:parent-style-name="Default">
      <style:table-cell-properties fo:background-color="#ffffff" style:text-align-source="fix" style:repeat-content="false" fo:wrap-option="wrap" style:vertical-align="top"/>
      <style:paragraph-properties fo:text-align="start"/>
    </style:style>
    <style:style style:name="ce234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color="#000000" style:font-name="Tahoma" style:font-name-asian="Tahoma"/>
    </style:style>
    <style:style style:name="ce235" style:family="table-cell" style:parent-style-name="Default">
      <style:table-cell-properties style:text-align-source="fix" style:repeat-content="false" fo:wrap-option="wrap" style:vertical-align="top"/>
      <style:paragraph-properties fo:text-align="center"/>
      <style:text-properties style:font-name="Arial"/>
    </style:style>
    <style:style style:name="ce236" style:family="table-cell" style:parent-style-name="Default">
      <style:table-cell-properties style:text-align-source="fix" style:repeat-content="false" fo:wrap-option="wrap" fo:padding-bottom="0.028in" fo:padding-left="0.0138in" fo:padding-right="0.0138in" fo:padding-top="0.0138in" style:vertical-align="top"/>
      <style:paragraph-properties fo:text-align="center"/>
      <style:text-properties fo:font-weight="bold" style:font-weight-asian="bold" style:font-weight-complex="bold"/>
    </style:style>
    <style:style style:name="ce237" style:family="table-cell" style:parent-style-name="Default">
      <style:table-cell-properties style:text-align-source="fix" style:repeat-content="false" fo:wrap-option="wrap" fo:padding-bottom="0.028in" fo:padding-left="0.0138in" fo:padding-right="0.0138in" fo:padding-top="0.0138in" style:vertical-align="top"/>
      <style:paragraph-properties fo:text-align="center"/>
      <style:text-properties fo:font-weight="normal" style:font-weight-asian="normal" style:font-weight-complex="normal"/>
    </style:style>
    <style:style style:name="ce238" style:family="table-cell" style:parent-style-name="Default">
      <style:table-cell-properties style:text-align-source="fix" style:repeat-content="false" fo:wrap-option="wrap" style:vertical-align="top"/>
      <style:paragraph-properties fo:text-align="center"/>
    </style:style>
    <style:style style:name="ce239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fo:font-weight="normal" style:font-name-asian="Tahoma" style:font-size-asian="11pt" style:font-weight-asian="normal" style:font-weight-complex="normal"/>
    </style:style>
    <style:style style:name="ce24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style:font-name-asian="ＭＳ Ｐゴシック"/>
    </style:style>
    <style:style style:name="ce241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style:font-name-asian="Lucida Sans Unicode" style:font-size-asian="10pt" style:font-size-complex="10pt"/>
    </style:style>
    <style:style style:name="ce242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243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ff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24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fo:font-weight="bold" style:font-name-asian="Tahoma"/>
    </style:style>
    <style:style style:name="ce24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fo:font-weight="normal" style:font-name-asian="Tahoma"/>
    </style:style>
    <style:style style:name="ce246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weight="bold"/>
    </style:style>
    <style:style style:name="ce247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fo:font-weight="normal" style:font-name-asian="Arial" style:font-size-asian="10pt"/>
    </style:style>
    <style:style style:name="ce248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weight="bold"/>
    </style:style>
    <style:style style:name="ce249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weight="normal"/>
    </style:style>
    <style:style style:name="ce25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style:font-name-asian="Arial" style:font-size-asian="10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color="#000000" fo:font-size="10pt"/>
    </style:style>
    <style:style style:name="T2" style:family="text">
      <style:text-properties fo:color="#000000" fo:font-size="10pt" style:font-size-asian="12pt" style:font-size-complex="6.80000019073486pt"/>
    </style:style>
    <style:style style:name="T3" style:family="text">
      <style:text-properties fo:color="#000000" style:font-name="Arial" fo:font-size="10pt"/>
    </style:style>
    <style:style style:name="T4" style:family="text">
      <style:text-properties fo:color="#000000" style:font-name="Arial" fo:font-size="10pt" style:font-size-asian="12pt" style:font-size-complex="6.80000019073486pt"/>
    </style:style>
    <style:style style:name="T5" style:family="text">
      <style:text-properties fo:color="#000000"/>
    </style:style>
    <style:style style:name="T6" style:family="text">
      <style:text-properties fo:color="#000000" style:font-size-asian="12pt" style:font-size-complex="6.80000019073486pt"/>
    </style:style>
    <style:style style:name="T7" style:family="text">
      <style:text-properties fo:font-size="10pt"/>
    </style:style>
    <style:style style:name="T8" style:family="text">
      <style:text-properties fo:font-weight="bold"/>
    </style:style>
    <style:style style:name="T9" style:family="text">
      <style:text-properties fo:color="#000000" fo:font-size="10pt" fo:font-style="italic" style:font-size-asian="12pt" style:font-size-complex="6.80000019073486pt"/>
    </style:style>
    <style:style style:name="T10" style:family="text">
      <style:text-properties fo:font-weight="normal"/>
    </style:style>
    <style:style style:name="T11" style:family="text">
      <style:text-properties style:font-name-asian="ＭＳ Ｐゴシック"/>
    </style:style>
    <style:style style:name="T12" style:family="text">
      <style:text-properties fo:font-style="normal"/>
    </style:style>
    <style:style style:name="T13" style:family="text">
      <style:text-properties fo:font-style="italic"/>
    </style:style>
    <style:style style:name="T14" style:family="text">
      <style:text-properties fo:font-style="italic" fo:font-weight="normal"/>
    </style:style>
    <style:style style:name="T15" style:family="text">
      <style:text-properties style:font-name="Arial" fo:font-size="10pt"/>
    </style:style>
    <style:style style:name="T16" style:family="text">
      <style:text-properties fo:color="#000000" fo:font-size="10pt" fo:font-weight="bold" style:font-size-asian="12pt" style:font-size-complex="6.80000019073486pt"/>
    </style:style>
    <style:style style:name="T17" style:family="text">
      <style:text-properties fo:font-style="normal" style:text-underline-style="none" fo:font-weight="normal"/>
    </style:style>
    <style:style style:name="T18" style:family="text">
      <style:text-properties fo:font-style="italic" style:text-underline-style="none" fo:font-weight="normal"/>
    </style:style>
    <style:style style:name="T19" style:family="text">
      <style:text-properties fo:color="#000000" fo:font-style="normal" style:text-underline-style="none" fo:font-weight="normal"/>
    </style:style>
    <style:style style:name="T20" style:family="text">
      <style:text-properties fo:color="#000000" fo:font-style="italic" style:text-underline-style="none" fo:font-weight="normal"/>
    </style:style>
    <style:style style:name="T21" style:family="text">
      <style:text-properties style:text-position="super 58%" fo:font-style="normal" style:text-underline-style="none" fo:font-weight="normal"/>
    </style:style>
    <style:style style:name="T22" style:family="text">
      <style:text-properties fo:font-style="italic" fo:font-weight="bold"/>
    </style:style>
    <style:style style:name="T23" style:family="text">
      <style:text-properties style:font-name="Arial" fo:font-size="10pt" fo:font-weight="bold" style:font-size-asian="12pt" style:font-size-complex="6.80000019073486pt"/>
    </style:style>
    <style:style style:name="T24" style:family="text">
      <style:text-properties style:font-name="Arial" fo:font-size="10pt" style:font-size-asian="12pt" style:font-size-complex="6.80000019073486pt"/>
    </style:style>
    <style:style style:name="T25" style:family="text">
      <style:text-properties fo:font-size="10pt" fo:font-style="normal" style:text-underline-style="none" fo:font-weight="normal" style:font-size-asian="12pt" style:font-size-complex="6.80000019073486pt"/>
    </style:style>
    <style:style style:name="T26" style:family="text">
      <style:text-properties fo:font-size="10pt" fo:font-style="normal" style:text-underline-style="none" fo:font-weight="bold" style:font-size-asian="12pt" style:font-size-complex="6.80000019073486pt"/>
    </style:style>
    <style:style style:name="T27" style:family="text">
      <style:text-properties style:font-name="Arial" fo:font-size="10pt" fo:font-weight="normal" style:font-size-asian="12pt" style:font-size-complex="6.80000019073486pt"/>
    </style:style>
    <style:style style:name="T28" style:family="text">
      <style:text-properties style:font-name="Arial" fo:font-size="10pt" fo:font-weight="normal" style:font-name-asian="Tahoma" style:font-size-asian="12pt" style:font-size-complex="6.80000019073486pt"/>
    </style:style>
    <style:style style:name="T29" style:family="text">
      <style:text-properties style:font-name="Arial" fo:font-size="10pt" style:font-name-asian="Tahoma" style:font-size-asian="12pt" style:font-size-complex="6.80000019073486pt"/>
    </style:style>
    <style:style style:name="T30" style:family="text">
      <style:text-properties style:font-name="Arial" fo:font-size="10pt" fo:font-weight="bold" style:font-name-asian="Tahoma" style:font-size-asian="12pt" style:font-size-complex="6.80000019073486pt"/>
    </style:style>
    <style:style style:name="T31" style:family="text">
      <style:text-properties fo:font-size="10pt" fo:font-style="normal" style:text-underline-style="none" fo:font-weight="normal"/>
    </style:style>
    <style:style style:name="T32" style:family="text">
      <style:text-properties fo:font-size="10pt" fo:font-style="italic" style:text-underline-style="none" fo:font-weight="normal"/>
    </style:style>
    <style:style style:name="T33" style:family="text">
      <style:text-properties fo:font-size="12pt" style:font-size-asian="12pt" style:font-size-complex="6.80000019073486pt"/>
    </style:style>
    <style:style style:name="T34" style:family="text">
      <style:text-properties fo:font-size="10pt" style:font-size-asian="12pt" style:font-size-complex="6.80000019073486pt"/>
    </style:style>
    <style:style style:name="T35" style:family="text">
      <style:text-properties style:font-name-asian="Tahoma"/>
    </style:style>
    <style:style style:name="T36" style:family="text">
      <style:text-properties style:font-name="Arial" fo:font-size="10pt" style:font-name-asian="ＭＳ Ｐゴシック" style:font-size-asian="12pt" style:font-size-complex="6.80000019073486pt"/>
    </style:style>
    <style:style style:name="T37" style:family="text">
      <style:text-properties style:font-name="Arial" fo:font-size="10pt" fo:font-style="italic" style:font-name-asian="Tahoma" style:font-size-asian="12pt" style:font-size-complex="6.80000019073486pt"/>
    </style:style>
    <style:style style:name="T38" style:family="text">
      <style:text-properties style:font-name="Arial" fo:font-size="10pt" fo:font-style="normal" style:font-name-asian="Tahoma" style:font-size-asian="12pt" style:font-size-complex="6.80000019073486pt"/>
    </style:style>
    <style:style style:name="T39" style:family="text">
      <style:text-properties fo:font-style="normal" fo:font-weight="normal"/>
    </style:style>
    <style:style style:name="T40" style:family="text">
      <style:text-properties fo:color="#0000ff" fo:font-size="12pt" style:text-underline-style="none" fo:font-weight="normal"/>
    </style:style>
    <style:style style:name="T41" style:family="text">
      <style:text-properties style:text-position="super 58%" fo:font-style="italic" style:text-underline-style="none" fo:font-weight="normal"/>
    </style:style>
    <style:style style:name="T42" style:family="text">
      <style:text-properties fo:color="#000000" fo:font-style="italic"/>
    </style:style>
    <style:style style:name="T43" style:family="text">
      <style:text-properties fo:font-size="12pt" fo:font-style="normal" style:text-underline-style="none" fo:font-weight="normal"/>
    </style:style>
    <style:style style:name="T44" style:family="text">
      <style:text-properties fo:color="#0000ff" fo:font-size="10pt" fo:font-style="normal" style:text-underline-style="none" fo:font-weight="normal"/>
    </style:style>
    <style:style style:name="T45" style:family="text">
      <style:text-properties fo:color="#000000" fo:font-size="10pt" fo:font-style="normal" style:text-underline-style="none" fo:font-weight="normal"/>
    </style:style>
    <style:style style:name="T46" style:family="text">
      <style:text-properties fo:color="#000000" style:text-position="super 58%" fo:font-size="10pt" fo:font-style="normal" style:text-underline-style="none" fo:font-weight="normal"/>
    </style:style>
    <style:style style:name="T47" style:family="text">
      <style:text-properties fo:color="#000000" fo:font-size="10pt" fo:font-style="italic" style:text-underline-style="none" fo:font-weight="normal"/>
    </style:style>
    <style:style style:name="T48" style:family="text">
      <style:text-properties fo:color="#000000" fo:font-size="10pt" fo:font-style="normal" style:text-underline-style="none" fo:font-weight="normal" style:font-size-asian="12pt" style:font-size-complex="6.80000019073486pt"/>
    </style:style>
    <style:style style:name="T49" style:family="text">
      <style:text-properties fo:color="#000000" fo:font-size="12pt" fo:font-style="italic" style:text-underline-style="none" fo:font-weight="normal"/>
    </style:style>
    <style:style style:name="T50" style:family="text">
      <style:text-properties fo:font-weight="bold" style:font-name-asian="Tahoma"/>
    </style:style>
  </office:automatic-styles>
  <office:body>
    <office:spreadsheet>
      <table:table table:name="Cover" table:style-name="ta1" table:print="false">
        <office:forms form:automatic-focus="false" form:apply-design-mode="false"/>
        <table:table-column table:style-name="co9" table:default-cell-style-name="ce83"/>
        <table:table-column table:style-name="co13" table:default-cell-style-name="ce83"/>
        <table:table-column table:style-name="co14" table:default-cell-style-name="ce83"/>
        <table:table-column table:style-name="co15" table:default-cell-style-name="ce83"/>
        <table:table-column table:style-name="co16" table:default-cell-style-name="ce83"/>
        <table:table-column table:style-name="co17" table:default-cell-style-name="ce83"/>
        <table:table-column table:style-name="co18" table:default-cell-style-name="ce83"/>
        <table:table-column table:style-name="co19" table:default-cell-style-name="ce110"/>
        <table:table-column table:style-name="co20" table:number-columns-repeated="248" table:default-cell-style-name="ce115"/>
        <table:table-row table:style-name="ro18">
          <table:table-cell table:style-name="ce81">
            <draw:frame table:end-cell-address="Cover.C5" table:end-x="0.2528in" table:end-y="0.0858in" draw:z-index="0" draw:name="Graphics 1" draw:style-name="gr1" draw:text-style-name="P1" svg:width="2.6094in" svg:height="0.8665in" svg:x="1.0406in" svg:y="0in">
              <draw:image xlink:href="Pictures/100000000000013C00000080B9513255.jpg" xlink:type="simple" xlink:show="embed" xlink:actuate="onLoad">
                <text:p/>
              </draw:image>
            </draw:frame>
          </table:table-cell>
          <table:table-cell table:style-name="ce85"/>
          <table:table-cell table:style-name="ce94" table:number-columns-repeated="2"/>
          <table:table-cell table:style-name="ce110" table:number-columns-repeated="3"/>
          <table:table-cell table:number-columns-repeated="249"/>
        </table:table-row>
        <table:table-row table:style-name="ro18" table:number-rows-repeated="4">
          <table:table-cell table:style-name="ce81"/>
          <table:table-cell table:style-name="ce85"/>
          <table:table-cell table:style-name="ce94" table:number-columns-repeated="2"/>
          <table:table-cell table:style-name="ce110" table:number-columns-repeated="3"/>
          <table:table-cell table:number-columns-repeated="249"/>
        </table:table-row>
        <table:table-row table:style-name="ro19">
          <table:table-cell table:style-name="ce81"/>
          <table:table-cell table:style-name="ce86" office:value-type="string">
            <text:p>WF TEST CASES</text:p>
          </table:table-cell>
          <table:table-cell table:style-name="ce95" table:number-columns-repeated="5"/>
          <table:table-cell table:number-columns-repeated="249"/>
        </table:table-row>
        <table:table-row table:style-name="ro20">
          <table:table-cell table:style-name="ce81"/>
          <table:table-cell table:style-name="ce87" office:value-type="string">
            <text:p>Version:</text:p>
          </table:table-cell>
          <table:table-cell table:style-name="ce96" office:value-type="float" office:value="1.5">
            <text:p>1.5</text:p>
          </table:table-cell>
          <table:table-cell table:style-name="ce94"/>
          <table:table-cell table:style-name="ce95" table:number-columns-repeated="3"/>
          <table:table-cell table:number-columns-repeated="249"/>
        </table:table-row>
        <table:table-row table:style-name="ro20">
          <table:table-cell table:style-name="ce82"/>
          <table:table-cell table:style-name="ce87" office:value-type="string">
            <text:p>Issue date:</text:p>
          </table:table-cell>
          <table:table-cell table:style-name="ce97" office:value-type="float" office:value="40539">
            <text:p>27-Dec-10</text:p>
          </table:table-cell>
          <table:table-cell table:style-name="ce104"/>
          <table:table-cell table:style-name="ce95" table:number-columns-repeated="3"/>
          <table:table-cell table:number-columns-repeated="249"/>
        </table:table-row>
        <table:table-row table:style-name="ro20">
          <table:table-cell table:style-name="ce82"/>
          <table:table-cell table:style-name="ce88" office:value-type="string">
            <text:p>Project Name:</text:p>
          </table:table-cell>
          <table:table-cell table:style-name="ce98" office:value-type="string">
            <text:p>ECMS</text:p>
          </table:table-cell>
          <table:table-cell table:style-name="ce105"/>
          <table:table-cell table:style-name="ce95" table:number-columns-repeated="3"/>
          <table:table-cell table:number-columns-repeated="249"/>
        </table:table-row>
        <table:table-row table:style-name="ro20">
          <table:table-cell table:style-name="ce82"/>
          <table:table-cell table:style-name="ce88" office:value-type="string">
            <text:p>Project Code:</text:p>
          </table:table-cell>
          <table:table-cell table:style-name="ce98" office:value-type="string">
            <text:p>ECMS</text:p>
          </table:table-cell>
          <table:table-cell table:style-name="ce106"/>
          <table:table-cell table:style-name="ce95" table:number-columns-repeated="3"/>
          <table:table-cell table:number-columns-repeated="249"/>
        </table:table-row>
        <table:table-row table:style-name="ro20">
          <table:table-cell table:style-name="ce82"/>
          <table:table-cell table:style-name="ce88" office:value-type="string">
            <text:p>Module</text:p>
          </table:table-cell>
          <table:table-cell table:style-name="ce98" office:value-type="string">
            <text:p>Workflow</text:p>
          </table:table-cell>
          <table:table-cell table:style-name="ce106"/>
          <table:table-cell table:style-name="ce95" table:number-columns-repeated="3"/>
          <table:table-cell table:number-columns-repeated="249"/>
        </table:table-row>
        <table:table-row table:style-name="ro20">
          <table:table-cell table:style-name="ce82"/>
          <table:table-cell table:style-name="ce88" office:value-type="string">
            <text:p>Total Cases:</text:p>
          </table:table-cell>
          <table:table-cell table:style-name="ce99" table:formula="of:=SUM([Publishing_Process.C4:BP_Administration.C4])" office:value-type="float" office:value="71">
            <text:p>71</text:p>
          </table:table-cell>
          <table:table-cell table:style-name="ce106"/>
          <table:table-cell table:style-name="ce95" table:number-columns-repeated="3"/>
          <table:table-cell table:number-columns-repeated="249"/>
        </table:table-row>
        <table:table-row table:style-name="ro20">
          <table:table-cell table:style-name="ce82"/>
          <table:table-cell table:style-name="ce89" office:value-type="string">
            <text:p>Test Status</text:p>
          </table:table-cell>
          <table:table-cell table:style-name="ce100" office:value-type="string">
            <text:p>Passed</text:p>
          </table:table-cell>
          <table:table-cell table:style-name="ce107" office:value-type="string">
            <text:p>Test is OK</text:p>
          </table:table-cell>
          <table:table-cell table:style-name="ce95" table:number-columns-repeated="3"/>
          <table:table-cell table:number-columns-repeated="249"/>
        </table:table-row>
        <table:table-row table:style-name="ro20">
          <table:table-cell table:style-name="ce82"/>
          <table:table-cell table:style-name="ce89"/>
          <table:table-cell table:style-name="ce100" office:value-type="string">
            <text:p>Blocked</text:p>
          </table:table-cell>
          <table:table-cell table:style-name="ce107" office:value-type="string">
            <text:p>Could not run the test (another bug is blocking)</text:p>
          </table:table-cell>
          <table:table-cell table:style-name="ce95" table:number-columns-repeated="3"/>
          <table:table-cell table:number-columns-repeated="249"/>
        </table:table-row>
        <table:table-row table:style-name="ro20">
          <table:table-cell table:style-name="ce82"/>
          <table:table-cell table:style-name="ce89"/>
          <table:table-cell table:style-name="ce100" office:value-type="string">
            <text:p>Failed</text:p>
          </table:table-cell>
          <table:table-cell table:style-name="ce108" office:value-type="string">
            <text:p>Test failed, a bug is entered on it (please add the bug ID)</text:p>
          </table:table-cell>
          <table:table-cell table:style-name="ce95" table:number-columns-repeated="3"/>
          <table:table-cell table:number-columns-repeated="249"/>
        </table:table-row>
        <table:table-row table:style-name="ro20">
          <table:table-cell table:style-name="ce82"/>
          <table:table-cell table:style-name="ce89"/>
          <table:table-cell table:style-name="ce100" office:value-type="string">
            <text:p>N/A</text:p>
          </table:table-cell>
          <table:table-cell table:style-name="ce108" office:value-type="string">
            <text:p>Test is not possible to run on this version </text:p>
          </table:table-cell>
          <table:table-cell table:style-name="ce95" table:number-columns-repeated="3"/>
          <table:table-cell table:number-columns-repeated="249"/>
        </table:table-row>
        <table:table-row table:style-name="ro20">
          <table:table-cell/>
          <table:table-cell table:style-name="ce90" office:value-type="string">
            <text:p>Record of change:</text:p>
          </table:table-cell>
          <table:table-cell table:style-name="ce101" table:number-columns-repeated="6"/>
          <table:table-cell table:style-name="ce83" table:number-columns-repeated="248"/>
        </table:table-row>
        <table:table-row table:style-name="ro9">
          <table:table-cell table:style-name="ce84"/>
          <table:table-cell table:style-name="ce91" office:value-type="string">
            <text:p>Effective Date</text:p>
          </table:table-cell>
          <table:table-cell table:style-name="ce102" office:value-type="string">
            <text:p>Version</text:p>
          </table:table-cell>
          <table:table-cell table:style-name="ce102" office:value-type="string">
            <text:p>Change location</text:p>
          </table:table-cell>
          <table:table-cell table:style-name="ce102" office:value-type="string">
            <text:p>Change description</text:p>
          </table:table-cell>
          <table:table-cell table:style-name="ce102" office:value-type="string">
            <text:p>Originator</text:p>
          </table:table-cell>
          <table:table-cell table:style-name="ce111" office:value-type="string">
            <text:p>Reviewer/</text:p>
            <text:p>Approver</text:p>
          </table:table-cell>
          <table:table-cell table:style-name="ce113" office:value-type="string">
            <text:p>Reference</text:p>
          </table:table-cell>
          <table:table-cell table:style-name="ce84" table:number-columns-repeated="248"/>
        </table:table-row>
        <table:table-row table:style-name="ro9">
          <table:table-cell table:style-name="ce84"/>
          <table:table-cell table:style-name="ce92" office:value-type="float" office:value="39759">
            <text:p>7-Nov-08</text:p>
          </table:table-cell>
          <table:table-cell table:style-name="ce103" office:value-type="string">
            <text:p>1.0</text:p>
          </table:table-cell>
          <table:table-cell table:style-name="ce109"/>
          <table:table-cell table:style-name="ce109" office:value-type="string">
            <text:p>Update test case based on ECM 2.2</text:p>
          </table:table-cell>
          <table:table-cell table:style-name="ce109" office:value-type="string">
            <text:p>An.Nguyen</text:p>
          </table:table-cell>
          <table:table-cell table:style-name="ce112"/>
          <table:table-cell table:style-name="ce114"/>
          <table:table-cell table:style-name="ce84" table:number-columns-repeated="248"/>
        </table:table-row>
        <table:table-row table:style-name="ro21">
          <table:table-cell table:style-name="ce84"/>
          <table:table-cell table:style-name="ce92" office:value-type="string">
            <text:p>17-Dec</text:p>
          </table:table-cell>
          <table:table-cell table:style-name="ce103" office:value-type="string">
            <text:p>1.1</text:p>
          </table:table-cell>
          <table:table-cell table:style-name="ce109"/>
          <table:table-cell table:style-name="ce109" office:value-type="string">
            <text:p>Update test case based on ECM 2.2</text:p>
            <text:p>- Allow to select user to delegate</text:p>
          </table:table-cell>
          <table:table-cell table:style-name="ce109" office:value-type="string">
            <text:p>Hanh.ly</text:p>
          </table:table-cell>
          <table:table-cell table:style-name="ce109"/>
          <table:table-cell table:style-name="ce114"/>
          <table:table-cell table:style-name="ce84" table:number-columns-repeated="248"/>
        </table:table-row>
        <table:table-row table:style-name="ro22">
          <table:table-cell table:style-name="ce84"/>
          <table:table-cell table:style-name="ce92" office:value-type="float" office:value="39829">
            <text:p>16-Jan-09</text:p>
          </table:table-cell>
          <table:table-cell table:style-name="ce103" office:value-type="string">
            <text:p>1.2</text:p>
          </table:table-cell>
          <table:table-cell table:style-name="ce109"/>
          <table:table-cell table:style-name="ce109" office:value-type="string">
            <text:p>Update test case based on Workflow 1.0: Delete all process in Business Process Admin</text:p>
          </table:table-cell>
          <table:table-cell table:style-name="ce109" office:value-type="string">
            <text:p>Hanh.ly</text:p>
          </table:table-cell>
          <table:table-cell table:style-name="ce109"/>
          <table:table-cell table:style-name="ce114"/>
          <table:table-cell table:style-name="ce84" table:number-columns-repeated="248"/>
        </table:table-row>
        <table:table-row table:style-name="ro22">
          <table:table-cell table:style-name="ce84"/>
          <table:table-cell table:style-name="ce92" office:value-type="float" office:value="40315">
            <text:p>17-May-10</text:p>
          </table:table-cell>
          <table:table-cell table:style-name="ce103" office:value-type="string">
            <text:p>1.3</text:p>
          </table:table-cell>
          <table:table-cell table:style-name="ce109"/>
          <table:table-cell table:style-name="ce109" office:value-type="string">
            <text:p>Update priority for cases</text:p>
          </table:table-cell>
          <table:table-cell table:style-name="ce109" office:value-type="string">
            <text:p>Hanh.ly</text:p>
          </table:table-cell>
          <table:table-cell table:style-name="ce109"/>
          <table:table-cell table:style-name="ce114"/>
          <table:table-cell table:style-name="ce84" table:number-columns-repeated="248"/>
        </table:table-row>
        <table:table-row table:style-name="ro22">
          <table:table-cell table:style-name="ce84"/>
          <table:table-cell table:style-name="ce92" office:value-type="float" office:value="40420">
            <text:p>30-Aug-10</text:p>
          </table:table-cell>
          <table:table-cell table:style-name="ce103" office:value-type="string">
            <text:p>1.4</text:p>
          </table:table-cell>
          <table:table-cell table:style-name="ce109"/>
          <table:table-cell table:style-name="ce109" office:value-type="string">
            <text:p>Update new ID</text:p>
          </table:table-cell>
          <table:table-cell table:style-name="ce109" office:value-type="string">
            <text:p>Hanh.ly</text:p>
          </table:table-cell>
          <table:table-cell table:style-name="ce109"/>
          <table:table-cell table:style-name="ce114"/>
          <table:table-cell table:style-name="ce84" table:number-columns-repeated="248"/>
        </table:table-row>
        <table:table-row table:style-name="ro22">
          <table:table-cell table:style-name="ce84"/>
          <table:table-cell table:style-name="ce92" office:value-type="float" office:value="40539">
            <text:p>27-Dec-10</text:p>
          </table:table-cell>
          <table:table-cell table:style-name="ce103" office:value-type="string">
            <text:p>1.5</text:p>
          </table:table-cell>
          <table:table-cell table:style-name="ce109"/>
          <table:table-cell table:style-name="ce109" office:value-type="string">
            <text:p>Update Related Function</text:p>
          </table:table-cell>
          <table:table-cell table:style-name="ce109" office:value-type="string">
            <text:p>Hanh.ly</text:p>
          </table:table-cell>
          <table:table-cell table:style-name="ce109"/>
          <table:table-cell table:style-name="ce114"/>
          <table:table-cell table:style-name="ce84" table:number-columns-repeated="248"/>
        </table:table-row>
        <table:table-row table:style-name="ro23">
          <table:table-cell/>
          <table:table-cell table:style-name="ce93"/>
          <table:table-cell table:number-columns-repeated="5"/>
          <table:table-cell table:style-name="ce83" table:number-columns-repeated="249"/>
        </table:table-row>
        <table:table-row table:style-name="ro23" table:number-rows-repeated="10">
          <table:table-cell table:number-columns-repeated="7"/>
          <table:table-cell table:style-name="ce83" table:number-columns-repeated="249"/>
        </table:table-row>
        <table:table-row table:style-name="ro23">
          <table:table-cell table:number-columns-repeated="7"/>
          <table:table-cell table:style-name="ce83" table:number-columns-repeated="249"/>
        </table:table-row>
      </table:table>
      <table:table table:name="Check_List" table:style-name="ta1" table:print="false">
        <office:forms form:automatic-focus="false" form:apply-design-mode="false"/>
        <table:table-column table:style-name="co11" table:default-cell-style-name="ce41"/>
        <table:table-column table:style-name="co12" table:default-cell-style-name="ce49"/>
        <table:table-column table:style-name="co10" table:default-cell-style-name="ce57"/>
        <table:table-column table:style-name="co10" table:default-cell-style-name="ce62"/>
        <table:table-column table:style-name="co10" table:default-cell-style-name="ce40"/>
        <table:table-row table:style-name="ro7">
          <table:table-cell table:style-name="ce36" office:value-type="string" table:number-columns-spanned="6" table:number-rows-spanned="1">
            <text:p>Workflow Check List</text:p>
            <text:p>Based on Product built version: Workflow 1.1</text:p>
          </table:table-cell>
          <table:covered-table-cell table:style-name="ce44"/>
          <table:covered-table-cell table:style-name="ce44"/>
          <table:covered-table-cell table:style-name="ce44"/>
          <table:covered-table-cell table:style-name="Default"/>
          <table:covered-table-cell table:style-name="Default"/>
          <table:table-cell table:style-name="Default" table:number-columns-repeated="248"/>
        </table:table-row>
        <table:table-row table:style-name="ro8">
          <table:table-cell table:style-name="ce37" office:value-type="string">
            <text:p>Id</text:p>
          </table:table-cell>
          <table:table-cell table:style-name="ce45" office:value-type="string">
            <text:p>Main cases</text:p>
          </table:table-cell>
          <table:table-cell table:style-name="ce45" office:value-type="string">
            <text:p>Priority</text:p>
          </table:table-cell>
          <table:table-cell table:style-name="ce59" office:value-type="string">
            <text:p>Selenium</text:p>
          </table:table-cell>
          <table:table-cell table:style-name="ce63" office:value-type="string" table:number-columns-spanned="2" table:number-rows-spanned="1">
            <text:p>Table of record</text:p>
          </table:table-cell>
          <table:covered-table-cell table:style-name="ce59"/>
          <table:table-cell table:style-name="ce66" table:number-columns-repeated="248"/>
        </table:table-row>
        <table:table-row table:style-name="ro8">
          <table:table-cell table:style-name="ce38" office:value-type="string" table:number-columns-spanned="2" table:number-rows-spanned="1">
            <text:p><text:a xlink:href="#Publishing_Process">Publishing Process: create new Publishing process</text:a></text:p>
          </table:table-cell>
          <table:covered-table-cell table:style-name="ce38" office:value-type="string">
            <text:p><text:a xlink:href="#Publishing_Process">Publishing Process: create new Publishing process</text:a></text:p>
          </table:covered-table-cell>
          <table:table-cell table:style-name="ce38"/>
          <table:table-cell table:style-name="ce60"/>
          <table:table-cell table:style-name="ce64" office:value-type="string">
            <text:p>Total of High</text:p>
          </table:table-cell>
          <table:table-cell table:style-name="ce65" table:formula="of:=SUMPRODUCT(([.C4:.C541]=&quot;High&quot;)*([.D4:.D541]=&quot;x&quot;))" office:value-type="float" office:value="0">
            <text:p>0</text:p>
          </table:table-cell>
          <table:table-cell table:style-name="Default" table:number-columns-repeated="248"/>
        </table:table-row>
        <table:table-row table:style-name="ro9">
          <table:table-cell table:style-name="ce39" office:value-type="string">
            <text:p>FNC_ECMS_WKF_PUB_01.001</text:p>
          </table:table-cell>
          <table:table-cell table:style-name="ce46" office:value-type="string">
            <text:p>Create <text:span text:style-name="T1">document in </text:span><text:span text:style-name="T2">Validation Requests Documents Center Drive</text:span></text:p>
          </table:table-cell>
          <table:table-cell office:value-type="string">
            <text:p>High</text:p>
          </table:table-cell>
          <table:table-cell table:style-name="ce61"/>
          <table:table-cell table:style-name="ce64" office:value-type="string">
            <text:p>Total of Medium</text:p>
          </table:table-cell>
          <table:table-cell table:style-name="ce64" table:formula="of:=SUMPRODUCT(([.C4:.C541]=&quot;Medium&quot;)*([.D4:.D541]=&quot;x&quot;))" office:value-type="float" office:value="0">
            <text:p>0</text:p>
          </table:table-cell>
          <table:table-cell table:number-columns-repeated="248"/>
        </table:table-row>
        <table:table-row table:style-name="ro3">
          <table:table-cell table:style-name="ce40" office:value-type="string">
            <text:p>FNC_ECMS_WKF_PUB_01.002</text:p>
          </table:table-cell>
          <table:table-cell table:style-name="ce47" office:value-type="string">
            <text:p>Check assign task</text:p>
          </table:table-cell>
          <table:table-cell office:value-type="string">
            <text:p>High</text:p>
          </table:table-cell>
          <table:table-cell table:style-name="ce61"/>
          <table:table-cell table:style-name="ce64" office:value-type="string">
            <text:p>Total of Low</text:p>
          </table:table-cell>
          <table:table-cell table:style-name="ce65" table:formula="of:=SUMPRODUCT(([.C4:.C541]=&quot;Low&quot;)*([.D4:.D541]=&quot;x&quot;))" office:value-type="float" office:value="0">
            <text:p>0</text:p>
          </table:table-cell>
          <table:table-cell table:number-columns-repeated="248"/>
        </table:table-row>
        <table:table-row table:style-name="ro10">
          <table:table-cell table:style-name="ce40" office:value-type="string">
            <text:p>FNC_ECMS_WKF_PUB_01.003</text:p>
          </table:table-cell>
          <table:table-cell table:style-name="ce47" office:value-type="string">
            <text:p>View content of assigned task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0">
          <table:table-cell table:style-name="ce39" office:value-type="string">
            <text:p>FNC_ECMS_WKF_PUB_02.001</text:p>
          </table:table-cell>
          <table:table-cell table:style-name="ce47" office:value-type="string">
            <text:p>Approve a task when Publication Starts time is equal current time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0">
          <table:table-cell office:value-type="string">
            <text:p>FNC_ECMS_WKF_PUB_02.002</text:p>
          </table:table-cell>
          <table:table-cell table:style-name="ce47" office:value-type="string">
            <text:p>Approve a task when Publication start time is equal to Publication Ends time 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0">
          <table:table-cell office:value-type="string">
            <text:p>FNC_ECMS_WKF_PUB_02.003</text:p>
          </table:table-cell>
          <table:table-cell table:style-name="ce48" office:value-type="string">
            <text:p>Approve a task when Publication starts time is less than current time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0">
          <table:table-cell office:value-type="string">
            <text:p>FNC_ECMS_WKF_PUB_02.004</text:p>
          </table:table-cell>
          <table:table-cell table:style-name="ce47" office:value-type="string">
            <text:p>Approve a task when Publication Starts time is greater than current time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0">
          <table:table-cell office:value-type="string">
            <text:p>FNC_ECMS_WKF_PUB_02.005</text:p>
          </table:table-cell>
          <table:table-cell table:style-name="ce47" office:value-type="string">
            <text:p>Approve a task when Publication Ends time is less than Publication Starts time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0">
          <table:table-cell office:value-type="string">
            <text:p>FNC_ECMS_WKF_PUB_02.006</text:p>
          </table:table-cell>
          <table:table-cell table:style-name="ce47" office:value-type="string">
            <text:p>Approve a task when Publication Ends time is less than current time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1">
          <table:table-cell office:value-type="string">
            <text:p>FNC_ECMS_WKF_PUB_02.007</text:p>
          </table:table-cell>
          <table:table-cell office:value-type="string">
            <text:p>Approve a task when Publication Ends time is null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0">
          <table:table-cell office:value-type="string">
            <text:p>FNC_ECMS_WKF_PUB_02.008</text:p>
          </table:table-cell>
          <table:table-cell table:style-name="ce48" office:value-type="string">
            <text:p>Approve a task when time is not date type or invalid value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39" office:value-type="string">
            <text:p>FNC_ECMS_WKF_PUB_03.001</text:p>
          </table:table-cell>
          <table:table-cell table:style-name="ce50" office:value-type="string">
            <text:p>Disapproves a task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1">
          <table:table-cell office:value-type="string">
            <text:p>FNC_ECMS_WKF_PUB_03.002</text:p>
          </table:table-cell>
          <table:table-cell table:style-name="ce50" office:value-type="string">
            <text:p>Creator edit content of task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1">
          <table:table-cell office:value-type="string">
            <text:p>FNC_ECMS_WKF_PUB_03.003</text:p>
          </table:table-cell>
          <table:table-cell table:style-name="ce50" office:value-type="string">
            <text:p>Creator disagree to edit content of task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1">
          <table:table-cell table:style-name="ce39" office:value-type="string">
            <text:p>FNC_ECMS_WKF_PUB_04.001</text:p>
          </table:table-cell>
          <table:table-cell table:style-name="ce51" office:value-type="string">
            <text:p>Delegate a task to other person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1">
          <table:table-cell office:value-type="string">
            <text:p>FNC_ECMS_WKF_PUB_04.002</text:p>
          </table:table-cell>
          <table:table-cell table:style-name="ce51" office:value-type="string">
            <text:p>Delegate a task to other person by selecting user (1)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1">
          <table:table-cell office:value-type="string">
            <text:p>FNC_ECMS_WKF_PUB_04.003</text:p>
          </table:table-cell>
          <table:table-cell table:style-name="ce51" office:value-type="string">
            <text:p>Delegate a task to other person by selecting user (2)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1">
          <table:table-cell office:value-type="string">
            <text:p>FNC_ECMS_WKF_PUB_04.004</text:p>
          </table:table-cell>
          <table:table-cell table:style-name="ce51" office:value-type="string">
            <text:p>Delegate a task to other person by selecting user (3)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1">
          <table:table-cell office:value-type="string">
            <text:p>FNC_ECMS_WKF_PUB_04.005</text:p>
          </table:table-cell>
          <table:table-cell table:style-name="ce51" office:value-type="string">
            <text:p>Delegate a task to other person by selecting user (4)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1">
          <table:table-cell office:value-type="string">
            <text:p>FNC_ECMS_WKF_PUB_04.006</text:p>
          </table:table-cell>
          <table:table-cell table:style-name="ce51" office:value-type="string">
            <text:p>Delegate a task to other person but do not put the name of user to delegat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1">
          <table:table-cell table:style-name="ce39" office:value-type="string">
            <text:p>FNC_ECMS_WKF_PUB_05.001</text:p>
          </table:table-cell>
          <table:table-cell office:value-type="string">
            <text:p>Refuse a task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1">
          <table:table-cell office:value-type="string">
            <text:p>FNC_ECMS_WKF_PUB_05.002</text:p>
          </table:table-cell>
          <table:table-cell office:value-type="string">
            <text:p>Cancel a task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1">
          <table:table-cell office:value-type="string">
            <text:p>FNC_ECMS_WKF_PUB_05.003</text:p>
          </table:table-cell>
          <table:table-cell table:style-name="ce51" office:value-type="string">
            <text:p>Show or hide process link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1">
          <table:table-cell office:value-type="string">
            <text:p>FNC_ECMS_WKF_PUB_05.004</text:p>
          </table:table-cell>
          <table:table-cell table:style-name="ce52" office:value-type="string">
            <text:p>Add action publishingProcess for nod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0">
          <table:table-cell table:style-name="ce42" office:value-type="string" table:number-columns-spanned="2" table:number-rows-spanned="1">
            <text:p><text:a xlink:href="#Pay_Raise_Process">Pay Raise Process: Create new Pay raise process</text:a></text:p>
          </table:table-cell>
          <table:covered-table-cell table:style-name="ce42" office:value-type="string">
            <text:p><text:a xlink:href="#Pay_Raise_Process">Pay Raise Process: Create new Pay raise process</text:a></text:p>
          </table:covered-table-cell>
          <table:table-cell table:style-name="ce42" table:number-columns-repeated="2"/>
          <table:table-cell table:number-columns-repeated="250"/>
        </table:table-row>
        <table:table-row table:style-name="ro11">
          <table:table-cell table:style-name="ce39" office:value-type="string">
            <text:p>FNC_ECMS_WKF_PAY_01.001</text:p>
          </table:table-cell>
          <table:table-cell office:value-type="string">
            <text:p>Show Business Process Center portlet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1">
          <table:table-cell office:value-type="string">
            <text:p>FNC_ECMS_WKF_PAY_01.002</text:p>
          </table:table-cell>
          <table:table-cell table:style-name="ce51" office:value-type="string">
            <text:p>Show manager task form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1">
          <table:table-cell office:value-type="string">
            <text:p>FNC_ECMS_WKF_PAY_01.003</text:p>
          </table:table-cell>
          <table:table-cell table:style-name="ce51" office:value-type="string">
            <text:p>Show or hide process link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39" office:value-type="string">
            <text:p>FNC_ECMS_WKF_PAY_02.001</text:p>
          </table:table-cell>
          <table:table-cell office:value-type="string">
            <text:p>Create a pay raise request when put valid data in fields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1">
          <table:table-cell office:value-type="string">
            <text:p>FNC_ECMS_WKF_PAY_02.002</text:p>
          </table:table-cell>
          <table:table-cell office:value-type="string">
            <text:p>Create a pay raise request when do not put value in 'Amount' field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1">
          <table:table-cell office:value-type="string">
            <text:p>FNC_ECMS_WKF_PAY_02.003</text:p>
          </table:table-cell>
          <table:table-cell office:value-type="string">
            <text:p>Create a pay raise request when put character or negative number in 'Amount'</text:p>
          </table:table-cell>
          <table:table-cell table:number-columns-repeated="252"/>
        </table:table-row>
        <table:table-row table:style-name="ro11">
          <table:table-cell table:style-name="ce39" office:value-type="string">
            <text:p>FNC_ECMS_WKF_PAY_03.001</text:p>
          </table:table-cell>
          <table:table-cell table:style-name="ce53" office:value-type="string">
            <text:p>Grant a pay raise request <text:s/>with amount is equal to amount that user requested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1">
          <table:table-cell office:value-type="string">
            <text:p>FNC_ECMS_WKF_PAY_03.002</text:p>
          </table:table-cell>
          <table:table-cell table:style-name="ce53" office:value-type="string">
            <text:p>Grant a pay raise request <text:s/>with amount is less than amount that user requested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1">
          <table:table-cell office:value-type="string">
            <text:p>FNC_ECMS_WKF_PAY_03.003</text:p>
          </table:table-cell>
          <table:table-cell table:style-name="ce53" office:value-type="string">
            <text:p>Grant a pay raise request <text:s/>with amount is greater than amount that user requested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1">
          <table:table-cell office:value-type="string">
            <text:p>FNC_ECMS_WKF_PAY_03.004</text:p>
          </table:table-cell>
          <table:table-cell table:style-name="ce51" office:value-type="string">
            <text:p>Grant with amount is null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1">
          <table:table-cell office:value-type="string">
            <text:p>FNC_ECMS_WKF_PAY_03.005</text:p>
          </table:table-cell>
          <table:table-cell office:value-type="string">
            <text:p>Grant with amount is character or negative number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1">
          <table:table-cell table:style-name="ce39" office:value-type="string">
            <text:p>FNC_ECMS_WKF_PAY_04.001</text:p>
          </table:table-cell>
          <table:table-cell table:style-name="ce50" office:value-type="string">
            <text:p>Cancel Granting a pay raise reques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1">
          <table:table-cell office:value-type="string">
            <text:p>FNC_ECMS_WKF_PAY_04.002</text:p>
          </table:table-cell>
          <table:table-cell table:style-name="ce50" office:value-type="string">
            <text:p>Deny the pay raise reques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1">
          <table:table-cell office:value-type="string">
            <text:p>FNC_ECMS_WKF_PAY_04.003</text:p>
          </table:table-cell>
          <table:table-cell office:value-type="string">
            <text:p>Member in human resource group do HR update task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0">
          <table:table-cell table:style-name="ce42" office:value-type="string" table:number-columns-spanned="2" table:number-rows-spanned="1">
            <text:p><text:a xlink:href="#Holiday_Process">Holiday Process: Create new Holiday process</text:a></text:p>
          </table:table-cell>
          <table:covered-table-cell table:style-name="ce42" office:value-type="string">
            <text:p><text:a xlink:href="#Holiday_Process">Holiday Process: Create new Holiday process</text:a></text:p>
          </table:covered-table-cell>
          <table:table-cell table:style-name="ce42" table:number-columns-repeated="2"/>
          <table:table-cell table:number-columns-repeated="250"/>
        </table:table-row>
        <table:table-row table:style-name="ro11">
          <table:table-cell table:style-name="ce39" office:value-type="string">
            <text:p>FNC_ECMS_WKF_HOL_01.001</text:p>
          </table:table-cell>
          <table:table-cell office:value-type="string">
            <text:p>Show Business Process Center portlet</text:p>
          </table:table-cell>
          <table:table-cell table:style-name="ce58" office:value-type="string">
            <text:p>High</text:p>
          </table:table-cell>
          <table:table-cell table:style-name="ce58"/>
          <table:table-cell table:style-name="Default" table:number-columns-repeated="250"/>
        </table:table-row>
        <table:table-row table:style-name="ro11">
          <table:table-cell office:value-type="string">
            <text:p>FNC_ECMS_WKF_HOL_01.002</text:p>
          </table:table-cell>
          <table:table-cell table:style-name="ce51" office:value-type="string">
            <text:p>Show manager task form</text:p>
          </table:table-cell>
          <table:table-cell table:style-name="ce58" office:value-type="string">
            <text:p>High</text:p>
          </table:table-cell>
          <table:table-cell table:style-name="ce58"/>
          <table:table-cell table:style-name="Default" table:number-columns-repeated="250"/>
        </table:table-row>
        <table:table-row table:style-name="ro11">
          <table:table-cell office:value-type="string">
            <text:p>FNC_ECMS_WKF_HOL_01.003</text:p>
          </table:table-cell>
          <table:table-cell table:style-name="ce51" office:value-type="string">
            <text:p>Show or hide process link</text:p>
          </table:table-cell>
          <table:table-cell table:style-name="ce58" office:value-type="string">
            <text:p>High</text:p>
          </table:table-cell>
          <table:table-cell table:style-name="ce58"/>
          <table:table-cell table:style-name="Default" table:number-columns-repeated="250"/>
        </table:table-row>
        <table:table-row table:style-name="ro11">
          <table:table-cell table:style-name="ce39" office:value-type="string">
            <text:p>FNC_ECMS_WKF_HOL_02.001</text:p>
          </table:table-cell>
          <table:table-cell office:value-type="string">
            <text:p>Create a holiday request when put valid data in fields</text:p>
          </table:table-cell>
          <table:table-cell table:style-name="ce58" office:value-type="string">
            <text:p>High</text:p>
          </table:table-cell>
          <table:table-cell table:style-name="ce58"/>
          <table:table-cell table:style-name="Default" table:number-columns-repeated="250"/>
        </table:table-row>
        <table:table-row table:style-name="ro11">
          <table:table-cell office:value-type="string">
            <text:p>FNC_ECMS_WKF_HOL_02.002</text:p>
          </table:table-cell>
          <table:table-cell office:value-type="string">
            <text:p>Create a holiday request when put invalid value in 'Start date' or 'End date'</text:p>
          </table:table-cell>
          <table:table-cell table:style-name="ce58" office:value-type="string">
            <text:p>High</text:p>
          </table:table-cell>
          <table:table-cell table:style-name="ce58"/>
          <table:table-cell table:style-name="Default" table:number-columns-repeated="250"/>
        </table:table-row>
        <table:table-row table:style-name="ro11">
          <table:table-cell office:value-type="string">
            <text:p>FNC_ECMS_WKF_HOL_02.003</text:p>
          </table:table-cell>
          <table:table-cell office:value-type="string">
            <text:p>Create a holiday request with End date is less than Start date</text:p>
          </table:table-cell>
          <table:table-cell table:style-name="ce58" office:value-type="string">
            <text:p>High</text:p>
          </table:table-cell>
          <table:table-cell table:style-name="ce58"/>
          <table:table-cell table:style-name="Default" table:number-columns-repeated="250"/>
        </table:table-row>
        <table:table-row table:style-name="ro11">
          <table:table-cell office:value-type="string">
            <text:p>FNC_ECMS_WKF_HOL_02.004</text:p>
          </table:table-cell>
          <table:table-cell office:value-type="string">
            <text:p>Create a holiday request with start date is less than current time</text:p>
          </table:table-cell>
          <table:table-cell table:style-name="ce58" office:value-type="string">
            <text:p>High</text:p>
          </table:table-cell>
          <table:table-cell table:style-name="ce58"/>
          <table:table-cell table:style-name="Default" table:number-columns-repeated="250"/>
        </table:table-row>
        <table:table-row table:style-name="ro11">
          <table:table-cell office:value-type="string">
            <text:p>FNC_ECMS_WKF_HOL_02.005</text:p>
          </table:table-cell>
          <table:table-cell office:value-type="string">
            <text:p>Create a holiday request with End date is less than current time</text:p>
          </table:table-cell>
          <table:table-cell table:style-name="ce58" office:value-type="string">
            <text:p>High</text:p>
          </table:table-cell>
          <table:table-cell table:style-name="ce58"/>
          <table:table-cell table:style-name="Default" table:number-columns-repeated="250"/>
        </table:table-row>
        <table:table-row table:style-name="ro11">
          <table:table-cell table:style-name="ce39" office:value-type="string">
            <text:p>FNC_ECMS_WKF_HOL_03.001</text:p>
          </table:table-cell>
          <table:table-cell office:value-type="string">
            <text:p>Approves the holiday request without change time</text:p>
          </table:table-cell>
          <table:table-cell table:style-name="ce58" office:value-type="string">
            <text:p>High</text:p>
          </table:table-cell>
          <table:table-cell table:style-name="ce58"/>
          <table:table-cell table:style-name="Default" table:number-columns-repeated="250"/>
        </table:table-row>
        <table:table-row table:style-name="ro11">
          <table:table-cell office:value-type="string">
            <text:p>FNC_ECMS_WKF_HOL_03.002</text:p>
          </table:table-cell>
          <table:table-cell office:value-type="string">
            <text:p>Approves the holiday request with change time</text:p>
          </table:table-cell>
          <table:table-cell table:style-name="ce58" office:value-type="string">
            <text:p>High</text:p>
          </table:table-cell>
          <table:table-cell table:style-name="ce58"/>
          <table:table-cell table:style-name="Default" table:number-columns-repeated="250"/>
        </table:table-row>
        <table:table-row table:style-name="ro11">
          <table:table-cell table:style-name="ce39" office:value-type="string">
            <text:p>FNC_ECMS_WKF_HOL_04.001</text:p>
          </table:table-cell>
          <table:table-cell table:style-name="ce50" office:value-type="string">
            <text:p>Disapproves the Holiday request without change time</text:p>
          </table:table-cell>
          <table:table-cell table:style-name="ce58" office:value-type="string">
            <text:p>High</text:p>
          </table:table-cell>
          <table:table-cell table:style-name="ce58"/>
          <table:table-cell table:style-name="Default" table:number-columns-repeated="250"/>
        </table:table-row>
        <table:table-row table:style-name="ro11">
          <table:table-cell office:value-type="string">
            <text:p>FNC_ECMS_WKF_HOL_04.002</text:p>
          </table:table-cell>
          <table:table-cell table:style-name="ce50" office:value-type="string">
            <text:p>Disapproves the Holiday request with change valid time</text:p>
          </table:table-cell>
          <table:table-cell table:style-name="ce58" office:value-type="string">
            <text:p>High</text:p>
          </table:table-cell>
          <table:table-cell table:style-name="ce58"/>
          <table:table-cell table:style-name="Default" table:number-columns-repeated="250"/>
        </table:table-row>
        <table:table-row table:style-name="ro11">
          <table:table-cell office:value-type="string">
            <text:p>FNC_ECMS_WKF_HOL_04.003</text:p>
          </table:table-cell>
          <table:table-cell table:style-name="ce50" office:value-type="string">
            <text:p>Disapprove with changes time: Start time is less than current time</text:p>
          </table:table-cell>
          <table:table-cell table:style-name="ce58" office:value-type="string">
            <text:p>High</text:p>
          </table:table-cell>
          <table:table-cell table:style-name="ce58"/>
          <table:table-cell table:style-name="Default" table:number-columns-repeated="250"/>
        </table:table-row>
        <table:table-row table:style-name="ro11">
          <table:table-cell office:value-type="string">
            <text:p>FNC_ECMS_WKF_HOL_04.004</text:p>
          </table:table-cell>
          <table:table-cell office:value-type="string">
            <text:p>Disapprove with changes time: End date is less than current time</text:p>
          </table:table-cell>
          <table:table-cell table:style-name="ce58" office:value-type="string">
            <text:p>High</text:p>
          </table:table-cell>
          <table:table-cell table:style-name="ce58"/>
          <table:table-cell table:style-name="Default" table:number-columns-repeated="250"/>
        </table:table-row>
        <table:table-row table:style-name="ro11">
          <table:table-cell office:value-type="string">
            <text:p>FNC_ECMS_WKF_HOL_04.005</text:p>
          </table:table-cell>
          <table:table-cell office:value-type="string">
            <text:p>Disapprove with changes time: <text:s/>End date is less than start date</text:p>
          </table:table-cell>
          <table:table-cell table:style-name="ce58" office:value-type="string">
            <text:p>High</text:p>
          </table:table-cell>
          <table:table-cell table:style-name="ce58"/>
          <table:table-cell table:style-name="Default" table:number-columns-repeated="250"/>
        </table:table-row>
        <table:table-row table:style-name="ro11">
          <table:table-cell office:value-type="string">
            <text:p>FNC_ECMS_WKF_HOL_04.006</text:p>
          </table:table-cell>
          <table:table-cell table:style-name="ce50" office:value-type="string">
            <text:p>Creator <text:s/>modifies <text:s/>or accept with change time of manager</text:p>
          </table:table-cell>
          <table:table-cell table:style-name="ce58" office:value-type="string">
            <text:p>Medium</text:p>
          </table:table-cell>
          <table:table-cell table:style-name="ce58"/>
          <table:table-cell table:style-name="Default" table:number-columns-repeated="250"/>
        </table:table-row>
        <table:table-row table:style-name="ro11">
          <table:table-cell office:value-type="string">
            <text:p>FNC_ECMS_WKF_HOL_04.007</text:p>
          </table:table-cell>
          <table:table-cell table:style-name="ce50" office:value-type="string">
            <text:p>Creator disagrees with the change time of manager</text:p>
          </table:table-cell>
          <table:table-cell table:style-name="ce58" office:value-type="string">
            <text:p>Medium</text:p>
          </table:table-cell>
          <table:table-cell table:style-name="ce58"/>
          <table:table-cell table:style-name="Default" table:number-columns-repeated="250"/>
        </table:table-row>
        <table:table-row table:style-name="ro11">
          <table:table-cell table:style-name="ce39" office:value-type="string">
            <text:p>FNC_ECMS_WKF_HOL_05.001</text:p>
          </table:table-cell>
          <table:table-cell table:style-name="ce50" office:value-type="string">
            <text:p>Refuses the Holiday request</text:p>
          </table:table-cell>
          <table:table-cell table:style-name="ce58" office:value-type="string">
            <text:p>Medium</text:p>
          </table:table-cell>
          <table:table-cell table:style-name="ce58"/>
          <table:table-cell table:style-name="Default" table:number-columns-repeated="250"/>
        </table:table-row>
        <table:table-row table:style-name="ro11">
          <table:table-cell office:value-type="string">
            <text:p>FNC_ECMS_WKF_HOL_05.002</text:p>
          </table:table-cell>
          <table:table-cell table:style-name="ce50" office:value-type="string">
            <text:p>Cancel improving a holiday request</text:p>
          </table:table-cell>
          <table:table-cell table:style-name="ce58" office:value-type="string">
            <text:p>Medium</text:p>
          </table:table-cell>
          <table:table-cell table:style-name="ce58"/>
          <table:table-cell table:style-name="Default" table:number-columns-repeated="250"/>
        </table:table-row>
        <table:table-row table:style-name="ro11">
          <table:table-cell office:value-type="string">
            <text:p>FNC_ECMS_WKF_HOL_05.003</text:p>
          </table:table-cell>
          <table:table-cell table:style-name="ce52" office:value-type="string">
            <text:p>Member of human resource read request holiday</text:p>
          </table:table-cell>
          <table:table-cell table:style-name="ce58" office:value-type="string">
            <text:p>Medium</text:p>
          </table:table-cell>
          <table:table-cell table:style-name="ce58"/>
          <table:table-cell table:style-name="Default" table:number-columns-repeated="250"/>
        </table:table-row>
        <table:table-row table:style-name="ro10">
          <table:table-cell table:style-name="ce43" office:value-type="string" table:number-columns-spanned="2" table:number-rows-spanned="1">
            <text:p><text:a xlink:href="#BP_Administration">BP Administration: Manage all processes</text:a></text:p>
          </table:table-cell>
          <table:covered-table-cell table:style-name="ce43" office:value-type="string">
            <text:p><text:a xlink:href="#BP_Administration">BP Administration: Manage all processes</text:a></text:p>
          </table:covered-table-cell>
          <table:table-cell table:style-name="ce43" table:number-columns-repeated="2"/>
          <table:table-cell table:style-name="Default" table:number-columns-repeated="250"/>
        </table:table-row>
        <table:table-row table:style-name="ro11">
          <table:table-cell table:style-name="ce39" office:value-type="string">
            <text:p>FNC_ECMS_WKF_ADM_01.001</text:p>
          </table:table-cell>
          <table:table-cell table:style-name="ce54" office:value-type="string">
            <text:p>Show Business Process Administrator</text:p>
          </table:table-cell>
          <table:table-cell table:style-name="ce58" office:value-type="string">
            <text:p>High</text:p>
          </table:table-cell>
          <table:table-cell table:style-name="ce58"/>
          <table:table-cell table:style-name="Default" table:number-columns-repeated="250"/>
        </table:table-row>
        <table:table-row table:style-name="ro11">
          <table:table-cell office:value-type="string">
            <text:p>FNC_ECMS_WKF_ADM_01.002</text:p>
          </table:table-cell>
          <table:table-cell table:style-name="ce54" office:value-type="string">
            <text:p>View all types of process</text:p>
          </table:table-cell>
          <table:table-cell table:style-name="ce58" office:value-type="string">
            <text:p>High</text:p>
          </table:table-cell>
          <table:table-cell table:style-name="ce58"/>
          <table:table-cell table:style-name="Default" table:number-columns-repeated="250"/>
        </table:table-row>
        <table:table-row table:style-name="ro11">
          <table:table-cell office:value-type="string">
            <text:p>FNC_ECMS_WKF_ADM_01.003</text:p>
          </table:table-cell>
          <table:table-cell office:value-type="string">
            <text:p>View detail process of a Holiday Process</text:p>
          </table:table-cell>
          <table:table-cell table:style-name="ce58" office:value-type="string">
            <text:p>High</text:p>
          </table:table-cell>
          <table:table-cell table:style-name="ce58"/>
          <table:table-cell table:style-name="Default" table:number-columns-repeated="250"/>
        </table:table-row>
        <table:table-row table:style-name="ro11">
          <table:table-cell office:value-type="string">
            <text:p>FNC_ECMS_WKF_ADM_01.004</text:p>
          </table:table-cell>
          <table:table-cell table:style-name="ce55" office:value-type="string">
            <text:p>View detail process of a pay raise process</text:p>
          </table:table-cell>
          <table:table-cell table:style-name="ce58" office:value-type="string">
            <text:p>High</text:p>
          </table:table-cell>
          <table:table-cell table:style-name="ce58"/>
          <table:table-cell table:style-name="Default" table:number-columns-repeated="250"/>
        </table:table-row>
        <table:table-row table:style-name="ro11">
          <table:table-cell office:value-type="string">
            <text:p>FNC_ECMS_WKF_ADM_01.005</text:p>
          </table:table-cell>
          <table:table-cell office:value-type="string">
            <text:p>View detail process of a <text:s/>Content-validation process</text:p>
          </table:table-cell>
          <table:table-cell table:style-name="ce58" office:value-type="string">
            <text:p>High</text:p>
          </table:table-cell>
          <table:table-cell table:style-name="ce58"/>
          <table:table-cell table:style-name="Default" table:number-columns-repeated="250"/>
        </table:table-row>
        <table:table-row table:style-name="ro11">
          <table:table-cell office:value-type="string">
            <text:p>FNC_ECMS_WKF_ADM_01.006</text:p>
          </table:table-cell>
          <table:table-cell table:style-name="ce56" office:value-type="string">
            <text:p>View detail process of a <text:s/>Content-back up process</text:p>
          </table:table-cell>
          <table:table-cell table:style-name="ce58" office:value-type="string">
            <text:p>High</text:p>
          </table:table-cell>
          <table:table-cell table:style-name="ce58"/>
          <table:table-cell table:style-name="Default" table:number-columns-repeated="250"/>
        </table:table-row>
        <table:table-row table:style-name="ro11">
          <table:table-cell table:style-name="ce39" office:value-type="string">
            <text:p>FNC_ECMS_WKF_ADM_02.001</text:p>
          </table:table-cell>
          <table:table-cell table:style-name="ce50" office:value-type="string">
            <text:p>Upload new process</text:p>
          </table:table-cell>
          <table:table-cell table:style-name="ce58" office:value-type="string">
            <text:p>High</text:p>
          </table:table-cell>
          <table:table-cell table:style-name="ce58"/>
          <table:table-cell table:style-name="Default" table:number-columns-repeated="250"/>
        </table:table-row>
        <table:table-row table:style-name="ro11">
          <table:table-cell office:value-type="string">
            <text:p>FNC_ECMS_WKF_ADM_02.002</text:p>
          </table:table-cell>
          <table:table-cell table:style-name="ce50" office:value-type="string">
            <text:p>Upload new process with file isn't formal</text:p>
          </table:table-cell>
          <table:table-cell table:style-name="ce58" office:value-type="string">
            <text:p>High</text:p>
          </table:table-cell>
          <table:table-cell table:style-name="ce58"/>
          <table:table-cell table:style-name="Default" table:number-columns-repeated="250"/>
        </table:table-row>
        <table:table-row table:style-name="ro11">
          <table:table-cell table:style-name="ce39" office:value-type="string">
            <text:p>FNC_ECMS_WKF_ADM_03.001</text:p>
          </table:table-cell>
          <table:table-cell office:value-type="string">
            <text:p>Delete a type of process</text:p>
          </table:table-cell>
          <table:table-cell table:style-name="ce58" office:value-type="string">
            <text:p>High</text:p>
          </table:table-cell>
          <table:table-cell table:style-name="ce58"/>
          <table:table-cell table:style-name="Default" table:number-columns-repeated="250"/>
        </table:table-row>
        <table:table-row table:style-name="ro11">
          <table:table-cell office:value-type="string">
            <text:p>FNC_ECMS_WKF_ADM_03.002</text:p>
          </table:table-cell>
          <table:table-cell office:value-type="string">
            <text:p>Delete a child process which finished</text:p>
          </table:table-cell>
          <table:table-cell table:style-name="ce58" office:value-type="string">
            <text:p>High</text:p>
          </table:table-cell>
          <table:table-cell table:style-name="ce58"/>
          <table:table-cell table:style-name="Default" table:number-columns-repeated="250"/>
        </table:table-row>
        <table:table-row table:style-name="ro11">
          <table:table-cell office:value-type="string">
            <text:p>FNC_ECMS_WKF_ADM_03.003</text:p>
          </table:table-cell>
          <table:table-cell office:value-type="string">
            <text:p>Delete a child process which is not finished</text:p>
          </table:table-cell>
          <table:table-cell table:style-name="ce58" office:value-type="string">
            <text:p>High</text:p>
          </table:table-cell>
          <table:table-cell table:style-name="ce58"/>
          <table:table-cell table:style-name="Default" table:number-columns-repeated="250"/>
        </table:table-row>
        <table:table-row table:style-name="ro11">
          <table:table-cell office:value-type="string">
            <text:p>FNC_ECMS_WKF_ADM_03.004</text:p>
          </table:table-cell>
          <table:table-cell office:value-type="string">
            <text:p>Delete all the processes which is not completed</text:p>
          </table:table-cell>
          <table:table-cell table:style-name="ce58" office:value-type="string">
            <text:p>High</text:p>
          </table:table-cell>
          <table:table-cell table:style-name="ce58"/>
          <table:table-cell table:style-name="Default" table:number-columns-repeated="250"/>
        </table:table-row>
        <table:table-row table:style-name="ro11">
          <table:table-cell office:value-type="string">
            <text:p>FNC_ECMS_WKF_ADM_03.005</text:p>
          </table:table-cell>
          <table:table-cell office:value-type="string">
            <text:p>Delete all the processes which is completed</text:p>
          </table:table-cell>
          <table:table-cell table:style-name="ce58" office:value-type="string">
            <text:p>High</text:p>
          </table:table-cell>
          <table:table-cell table:style-name="ce58"/>
          <table:table-cell table:style-name="Default" table:number-columns-repeated="250"/>
        </table:table-row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</table:table>
      <table:table table:name="Publishing_Process" table:style-name="ta1" table:print="false">
        <table:table-column table:style-name="co10" table:default-cell-style-name="ce119"/>
        <table:table-column table:style-name="co21" table:default-cell-style-name="ce129"/>
        <table:table-column table:style-name="co22" table:default-cell-style-name="ce136"/>
        <table:table-column table:style-name="co23" table:default-cell-style-name="ce140"/>
        <table:table-column table:style-name="co24" table:default-cell-style-name="ce148"/>
        <table:table-column table:style-name="co25" table:default-cell-style-name="ce137"/>
        <table:table-column table:style-name="co26" table:default-cell-style-name="ce153"/>
        <table:table-column table:style-name="co21" table:default-cell-style-name="ce137"/>
        <table:table-column table:style-name="co10" table:number-columns-repeated="6" table:default-cell-style-name="ce157"/>
        <table:table-column table:style-name="co10" table:default-cell-style-name="ce160"/>
        <table:table-column table:style-name="co10" table:number-columns-repeated="16" table:default-cell-style-name="ce121"/>
        <table:table-column table:style-name="co10" table:number-columns-repeated="225" table:default-cell-style-name="ce120"/>
        <table:table-column table:style-name="co10" table:number-columns-repeated="768" table:default-cell-style-name="ce121"/>
        <table:table-row table:style-name="ro24">
          <table:table-cell table:style-name="ce116"/>
          <table:table-cell table:style-name="ce122" office:value-type="string">
            <text:p>TEST CASE</text:p>
          </table:table-cell>
          <table:table-cell table:style-name="ce124" table:number-columns-repeated="3"/>
          <table:table-cell table:style-name="ce116"/>
          <table:table-cell table:style-name="ce124" table:number-columns-repeated="4"/>
          <table:table-cell table:style-name="ce158" office:value-type="string">
            <text:p>Passed</text:p>
          </table:table-cell>
          <table:table-cell table:style-name="ce158" table:formula="of:=COUNTIF([.L$7:.L$1004];[.$K1])" office:value-type="float" office:value="0">
            <text:p>0</text:p>
          </table:table-cell>
          <table:table-cell table:style-name="ce158" table:formula="of:=COUNTIF([.M$7:.M$1004];[.$K1])" office:value-type="float" office:value="0">
            <text:p>0</text:p>
          </table:table-cell>
          <table:table-cell table:style-name="ce158" table:formula="of:=COUNTIF([.N$7:.N$1004];[.$K1])" office:value-type="float" office:value="0">
            <text:p>0</text:p>
          </table:table-cell>
          <table:table-cell table:style-name="ce158" table:formula="of:=COUNTIF([.O$7:.O$1004];[.$K1])" office:value-type="float" office:value="0">
            <text:p>0</text:p>
          </table:table-cell>
          <table:table-cell table:style-name="ce124" table:number-columns-repeated="2"/>
          <table:table-cell table:number-columns-repeated="14"/>
          <table:table-cell table:style-name="ce163" table:number-columns-repeated="225"/>
          <table:table-cell table:number-columns-repeated="768"/>
        </table:table-row>
        <table:table-row table:style-name="ro24">
          <table:table-cell table:style-name="ce116"/>
          <table:table-cell table:style-name="ce124" table:number-columns-repeated="4"/>
          <table:table-cell table:style-name="ce116"/>
          <table:table-cell table:style-name="ce124" table:number-columns-repeated="3"/>
          <table:table-cell table:style-name="ce158"/>
          <table:table-cell table:style-name="ce158" office:value-type="string">
            <text:p>Failed</text:p>
          </table:table-cell>
          <table:table-cell table:style-name="ce158" table:formula="of:=COUNTIF([.L$7:.L$1004];[.$K2])" office:value-type="float" office:value="0">
            <text:p>0</text:p>
          </table:table-cell>
          <table:table-cell table:style-name="ce158" table:formula="of:=COUNTIF([.M$7:.M$1004];[.$K2])" office:value-type="float" office:value="0">
            <text:p>0</text:p>
          </table:table-cell>
          <table:table-cell table:style-name="ce158" table:formula="of:=COUNTIF([.N$7:.N$1004];[.$K2])" office:value-type="float" office:value="0">
            <text:p>0</text:p>
          </table:table-cell>
          <table:table-cell table:style-name="ce158" table:formula="of:=COUNTIF([.O$7:.O$1004];[.$K2])" office:value-type="float" office:value="0">
            <text:p>0</text:p>
          </table:table-cell>
          <table:table-cell table:style-name="ce124" table:number-columns-repeated="2"/>
          <table:table-cell table:number-columns-repeated="14"/>
          <table:table-cell table:style-name="ce163" table:number-columns-repeated="225"/>
          <table:table-cell table:number-columns-repeated="768"/>
        </table:table-row>
        <table:table-row table:style-name="ro25">
          <table:table-cell table:style-name="ce116"/>
          <table:table-cell table:style-name="ce125" office:value-type="string">
            <text:p>FNCtion List Code：</text:p>
          </table:table-cell>
          <table:table-cell table:style-name="ce131" office:value-type="string" table:number-columns-spanned="3" table:number-rows-spanned="1">
            <text:p>Publishing process</text:p>
          </table:table-cell>
          <table:covered-table-cell table:number-columns-repeated="2" table:style-name="ce132"/>
          <table:table-cell table:style-name="ce116"/>
          <table:table-cell table:style-name="ce154" table:number-columns-repeated="3"/>
          <table:table-cell table:style-name="ce158"/>
          <table:table-cell table:style-name="ce158" office:value-type="string">
            <text:p>Blocked</text:p>
          </table:table-cell>
          <table:table-cell table:style-name="ce158" table:formula="of:=COUNTIF([.L$7:.L$1004];[.$K3])" office:value-type="float" office:value="0">
            <text:p>0</text:p>
          </table:table-cell>
          <table:table-cell table:style-name="ce158" table:formula="of:=COUNTIF([.M$7:.M$1004];[.$K3])" office:value-type="float" office:value="0">
            <text:p>0</text:p>
          </table:table-cell>
          <table:table-cell table:style-name="ce158" table:formula="of:=COUNTIF([.N$7:.N$1004];[.$K3])" office:value-type="float" office:value="0">
            <text:p>0</text:p>
          </table:table-cell>
          <table:table-cell table:style-name="ce158" table:formula="of:=COUNTIF([.O$7:.O$1004];[.$K3])" office:value-type="float" office:value="0">
            <text:p>0</text:p>
          </table:table-cell>
          <table:table-cell table:style-name="ce154" table:number-columns-repeated="2"/>
          <table:table-cell table:number-columns-repeated="14"/>
          <table:table-cell table:style-name="ce163" table:number-columns-repeated="225"/>
          <table:table-cell table:number-columns-repeated="768"/>
        </table:table-row>
        <table:table-row table:style-name="ro26">
          <table:table-cell table:style-name="ce116"/>
          <table:table-cell table:style-name="ce125" office:value-type="string">
            <text:p>Total main cases:</text:p>
          </table:table-cell>
          <table:table-cell table:style-name="ce132" table:formula="of:=MAX([.A7:.A984])" office:value-type="float" office:value="24" table:number-columns-spanned="3" table:number-rows-spanned="1">
            <text:p>24</text:p>
          </table:table-cell>
          <table:covered-table-cell table:number-columns-repeated="2" table:style-name="ce137"/>
          <table:table-cell table:style-name="ce116"/>
          <table:table-cell table:style-name="ce154" table:number-columns-repeated="3"/>
          <table:table-cell table:style-name="ce158"/>
          <table:table-cell table:style-name="ce159" office:value-type="string">
            <text:p>Untested</text:p>
          </table:table-cell>
          <table:table-cell table:style-name="ce158" table:formula="of:=COUNTIF([.L$7:.L$1004];[.$K4])" office:value-type="float" office:value="0">
            <text:p>0</text:p>
          </table:table-cell>
          <table:table-cell table:style-name="ce158" table:formula="of:=COUNTIF([.M$7:.M$1004];[.$K4])" office:value-type="float" office:value="0">
            <text:p>0</text:p>
          </table:table-cell>
          <table:table-cell table:style-name="ce158" table:formula="of:=COUNTIF([.N$7:.N$1004];[.$K4])" office:value-type="float" office:value="0">
            <text:p>0</text:p>
          </table:table-cell>
          <table:table-cell table:style-name="ce158" table:formula="of:=COUNTIF([.O$7:.O$1004];[.$K4])" office:value-type="float" office:value="0">
            <text:p>0</text:p>
          </table:table-cell>
          <table:table-cell table:style-name="ce154" table:number-columns-repeated="2"/>
          <table:table-cell table:number-columns-repeated="14"/>
          <table:table-cell table:style-name="ce163" table:number-columns-repeated="225"/>
          <table:table-cell table:number-columns-repeated="768"/>
        </table:table-row>
        <table:table-row table:style-name="ro27">
          <table:table-cell table:style-name="ce116"/>
          <table:table-cell table:style-name="ce126"/>
          <table:table-cell table:style-name="ce133"/>
          <table:table-cell table:style-name="ce138" table:number-columns-repeated="6"/>
          <table:table-cell table:style-name="ce159"/>
          <table:table-cell table:style-name="Default" office:value-type="string">
            <text:p>N/A</text:p>
          </table:table-cell>
          <table:table-cell table:style-name="ce158" table:formula="of:=COUNTIF([.L$7:.L$1004];[.$K5])" office:value-type="float" office:value="0">
            <text:p>0</text:p>
          </table:table-cell>
          <table:table-cell table:style-name="ce158" table:formula="of:=COUNTIF([.M$7:.M$1004];[.$K5])" office:value-type="float" office:value="0">
            <text:p>0</text:p>
          </table:table-cell>
          <table:table-cell table:style-name="ce158" table:formula="of:=COUNTIF([.N$7:.N$1004];[.$K5])" office:value-type="float" office:value="0">
            <text:p>0</text:p>
          </table:table-cell>
          <table:table-cell table:style-name="ce158" table:formula="of:=COUNTIF([.O$7:.O$1004];[.$K5])" office:value-type="float" office:value="0">
            <text:p>0</text:p>
          </table:table-cell>
          <table:table-cell table:style-name="ce138" table:number-columns-repeated="2"/>
          <table:table-cell table:number-columns-repeated="14"/>
          <table:table-cell table:style-name="ce163" table:number-columns-repeated="225"/>
          <table:table-cell table:number-columns-repeated="768"/>
        </table:table-row>
        <table:table-row table:style-name="ro9">
          <table:table-cell table:style-name="ce117" office:value-type="string">
            <text:p>Case No</text:p>
          </table:table-cell>
          <table:table-cell table:style-name="ce127" office:value-type="string">
            <text:p>Related Function</text:p>
          </table:table-cell>
          <table:table-cell table:style-name="ce134" office:value-type="string">
            <text:p>Case ID</text:p>
          </table:table-cell>
          <table:table-cell table:style-name="ce134" office:value-type="string">
            <text:p>Path</text:p>
          </table:table-cell>
          <table:table-cell table:style-name="ce134" office:value-type="string">
            <text:p>Case Description</text:p>
          </table:table-cell>
          <table:table-cell table:style-name="ce134" office:value-type="string">
            <text:p>Step Description</text:p>
          </table:table-cell>
          <table:table-cell table:style-name="ce134" office:value-type="string">
            <text:p>Steps to produce</text:p>
          </table:table-cell>
          <table:table-cell table:style-name="ce134" office:value-type="string">
            <text:p>Expected Output</text:p>
          </table:table-cell>
          <table:table-cell table:style-name="ce134" office:value-type="string">
            <text:p>Priority</text:p>
          </table:table-cell>
          <table:table-cell table:style-name="ce134" office:value-type="string">
            <text:p>Affect</text:p>
          </table:table-cell>
          <table:table-cell table:style-name="ce134" office:value-type="string">
            <text:p>Tester</text:p>
          </table:table-cell>
          <table:table-cell table:style-name="ce134" office:value-type="string">
            <text:p>IE7</text:p>
          </table:table-cell>
          <table:table-cell table:style-name="ce134" office:value-type="string">
            <text:p>FireFox3.5</text:p>
          </table:table-cell>
          <table:table-cell table:style-name="ce134" office:value-type="string">
            <text:p>Comment/Bug</text:p>
          </table:table-cell>
          <table:table-cell table:style-name="ce134" table:number-columns-repeated="5"/>
          <table:table-cell table:style-name="ce162" table:number-columns-repeated="208"/>
          <table:table-cell table:style-name="ce164" table:number-columns-repeated="6"/>
          <table:table-cell table:style-name="ce165" table:number-columns-repeated="14"/>
          <table:table-cell table:style-name="ce116" table:number-columns-repeated="9"/>
          <table:table-cell table:number-columns-repeated="768"/>
        </table:table-row>
        <table:table-row table:style-name="ro28">
          <table:table-cell table:style-name="ce118" office:value-type="float" office:value="1">
            <text:p>001</text:p>
          </table:table-cell>
          <table:table-cell table:style-name="ce128" office:value-type="string">
            <text:p>FNC_ECMS_WKF_PUB_01</text:p>
          </table:table-cell>
          <table:table-cell table:style-name="ce135" office:value-type="float" office:value="1">
            <text:p>001</text:p>
          </table:table-cell>
          <table:table-cell table:style-name="ce139" office:value-type="string">
            <text:p>Content Management \ Business Process Center<text:span text:style-name="T3"> \ </text:span><text:span text:style-name="T4">Publishing </text:span><text:span text:style-name="T4">Process\Vie</text:span><text:span text:style-name="T4">w</text:span></text:p>
          </table:table-cell>
          <table:table-cell table:style-name="ce143" office:value-type="string">
            <text:p>Create <text:span text:style-name="T1">document </text:span><text:span text:style-name="T1">in </text:span><text:span text:style-name="T2">Validation </text:span><text:span text:style-name="T2">Requests </text:span><text:span text:style-name="T2">Documents </text:span><text:span text:style-name="T2">Center </text:span><text:span text:style-name="T2">Drive</text:span></text:p>
          </table:table-cell>
          <table:table-cell office:value-type="string">
            <text:p>Step 1: Select<text:span text:style-name="T1"> </text:span><text:span text:style-name="T2">Validation </text:span><text:span text:style-name="T2">Requests </text:span><text:span text:style-name="T2">Documents </text:span><text:span text:style-name="T2">Center Drive</text:span></text:p>
          </table:table-cell>
          <table:table-cell table:style-name="ce155" office:value-type="string">
            <text:p>- Log in system</text:p>
            <text:p>- Go to <text:span text:style-name="T8">Content </text:span><text:span text:style-name="T8">Managemen</text:span><text:span text:style-name="T8">t</text:span>, select<text:span text:style-name="T8"> File </text:span><text:span text:style-name="T8">Explorer</text:span></text:p>
            <text:p>- Select “<text:span text:style-name="T9">Validation </text:span><text:span text:style-name="T9">Requests </text:span><text:span text:style-name="T9">Documents </text:span><text:span text:style-name="T9">Center </text:span><text:span text:style-name="T9">Drive”</text:span></text:p>
          </table:table-cell>
          <table:table-cell office:value-type="string">
            <text:p><text:span text:style-name="T15">- User logs in </text:span><text:span text:style-name="T15">system </text:span><text:span text:style-name="T15">successfully</text:span></text:p>
            <text:p><text:span text:style-name="T15">- Move to</text:span><text:span text:style-name="T3"> </text:span><text:span text:style-name="T4">Current drive </text:span><text:span text:style-name="T4">: Validation </text:span><text:span text:style-name="T4">Requests </text:span><text:span text:style-name="T4">Documents </text:span><text:span text:style-name="T4">Center</text:span></text:p>
          </table:table-cell>
          <table:table-cell office:value-type="string">
            <text:p>High</text:p>
          </table:table-cell>
          <table:table-cell table:number-columns-repeated="2"/>
          <table:table-cell table:style-name="ce121"/>
          <table:table-cell table:number-columns-repeated="1012"/>
        </table:table-row>
        <table:table-row table:style-name="ro29">
          <table:table-cell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office:value-type="string">
            <text:p>FNC_ECMS_WKF_PUB_01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Vie</text:span><text:span text:style-name="T4">w</text:span></text:p>
          </table:table-cell>
          <table:table-cell table:style-name="ce144" office:value-type="string">
            <text:p>Create <text:span text:style-name="T1">document in </text:span><text:span text:style-name="T2">Validation </text:span><text:span text:style-name="T2">Requests </text:span><text:span text:style-name="T2">Documents </text:span><text:span text:style-name="T2">Center Drive</text:span></text:p>
          </table:table-cell>
          <table:table-cell office:value-type="string">
            <text:p>Step 2: Create new documents</text:p>
          </table:table-cell>
          <table:table-cell table:style-name="ce155" office:value-type="string">
            <text:p>- Select <text:span text:style-name="T8">Action</text:span> tab</text:p>
            <text:p>- Create new document or upload file</text:p>
          </table:table-cell>
          <table:table-cell office:value-type="string">
            <text:p>- Create document or upload file successfully</text:p>
            <text:p>- This document has sent to validator for validation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9">
          <table:table-cell table:formula="of:=IF(VALUE(MID([.F9];6;FIND(&quot;:&quot;;[.F9];1)-FIND(&quot; &quot;;[.F9];1)-1))&gt;VALUE(MID([.F8];6;FIND(&quot;:&quot;;[.F8];1)-FIND(&quot; &quot;;[.F8];1)-1));&quot;&quot;;MAX([.A$7:.A8])+1)" office:value-type="float" office:value="2">
            <text:p>002</text:p>
          </table:table-cell>
          <table:table-cell office:value-type="string">
            <text:p>FNC_ECMS_WKF_PUB_01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2">
            <text:p>002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Vie</text:span><text:span text:style-name="T4">w</text:span></text:p>
          </table:table-cell>
          <table:table-cell table:style-name="ce145" office:value-type="string">
            <text:p>Check assign task</text:p>
          </table:table-cell>
          <table:table-cell office:value-type="string">
            <text:p>Step 1: Create node (document or upload file) in Validation Requests Documents Center drive</text:p>
          </table:table-cell>
          <table:table-cell table:style-name="ce155" office:value-type="string">
            <text:p>Create document or upload file in Validation Requests Documents Center drive</text:p>
          </table:table-cell>
          <table:table-cell office:value-type="string">
            <text:p>- Create document or upload file successfully</text:p>
            <text:p>- A request has sent to validator in Business Process Center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30">
          <table:table-cell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office:value-type="string">
            <text:p>FNC_ECMS_WKF_PUB_01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Vie</text:span><text:span text:style-name="T4">w</text:span></text:p>
          </table:table-cell>
          <table:table-cell table:style-name="ce146" office:value-type="string">
            <text:p>Check assign task</text:p>
          </table:table-cell>
          <table:table-cell office:value-type="string">
            <text:p>Step 2: Check assigned task</text:p>
          </table:table-cell>
          <table:table-cell office:value-type="string">
            <text:p>- Login by user is in <text:s/><text:tab/>validator:/platform/administrators</text:p>
            <text:p>- Go to <text:span text:style-name="T8">Content </text:span><text:span text:style-name="T8">Managemen</text:span><text:span text:style-name="T8">t</text:span>, select <text:span text:style-name="T8">Business </text:span><text:span text:style-name="T8">Process </text:span><text:span text:style-name="T8">Center</text:span></text:p>
            <text:p><text:span text:style-name="T10">- Select </text:span><text:span text:style-name="T10">'Task </text:span><text:span text:style-name="T10">Controller' </text:span><text:span text:style-name="T10">tab</text:span></text:p>
          </table:table-cell>
          <table:table-cell office:value-type="string">
            <text:p>All assigned tasks are displayed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9">
          <table:table-cell table:formula="of:=IF(VALUE(MID([.F11];6;FIND(&quot;:&quot;;[.F11];1)-FIND(&quot; &quot;;[.F11];1)-1))&gt;VALUE(MID([.F10];6;FIND(&quot;:&quot;;[.F10];1)-FIND(&quot; &quot;;[.F10];1)-1));&quot;&quot;;MAX([.A$7:.A10])+1)" office:value-type="float" office:value="3">
            <text:p>003</text:p>
          </table:table-cell>
          <table:table-cell office:value-type="string">
            <text:p>FNC_ECMS_WKF_PUB_01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3">
            <text:p>003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Vie</text:span><text:span text:style-name="T4">w</text:span></text:p>
          </table:table-cell>
          <table:table-cell table:style-name="ce145" office:value-type="string">
            <text:p>View content of assigned task</text:p>
          </table:table-cell>
          <table:table-cell office:value-type="string">
            <text:p>Step 1: Create node (document or upload file) in Validation Requests Documents Center drive</text:p>
          </table:table-cell>
          <table:table-cell table:style-name="ce155" office:value-type="string">
            <text:p>Create document or upload file in Validation Requests Documents Center drive</text:p>
          </table:table-cell>
          <table:table-cell office:value-type="string">
            <text:p>- Create document or upload file successfully</text:p>
            <text:p>- A request has sent to validator in Business Process Center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31">
          <table:table-cell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office:value-type="string">
            <text:p>FNC_ECMS_WKF_PUB_01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3">
            <text:p>003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Vie</text:span><text:span text:style-name="T4">w</text:span></text:p>
          </table:table-cell>
          <table:table-cell table:style-name="ce146" office:value-type="string">
            <text:p>View content of assigned task</text:p>
          </table:table-cell>
          <table:table-cell office:value-type="string">
            <text:p>Step 2: Show form to manage task</text:p>
          </table:table-cell>
          <table:table-cell office:value-type="string">
            <text:p>- Login by user is in <text:s/><text:tab/>validator:/platform/administrators</text:p>
            <text:p>- Go to <text:span text:style-name="T8">Business </text:span><text:span text:style-name="T8">Process </text:span><text:span text:style-name="T8">Center</text:span></text:p>
            <text:p>- Select 'Task controller' tab</text:p>
            <text:p>- Click 'manage' on a evaluation task of content validation process </text:p>
          </table:table-cell>
          <table:table-cell office:value-type="string">
            <text:p>- 'Task manager' form appears 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32">
          <table:table-cell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office:value-type="string">
            <text:p>FNC_ECMS_WKF_PUB_01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Vie</text:span><text:span text:style-name="T4">w</text:span></text:p>
          </table:table-cell>
          <table:table-cell table:style-name="ce146" office:value-type="string">
            <text:p>View content of assigned task</text:p>
          </table:table-cell>
          <table:table-cell office:value-type="string">
            <text:p>Step 3: View content of assigned task</text:p>
          </table:table-cell>
          <table:table-cell table:style-name="ce155" office:value-type="string">
            <text:p>- Select 'View content' tab</text:p>
          </table:table-cell>
          <table:table-cell office:value-type="string">
            <text:p>The content of task is shown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9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4">
            <text:p>004</text:p>
          </table:table-cell>
          <table:table-cell table:style-name="ce128" office:value-type="string">
            <text:p>FNC_ECMS_WKF_PUB_02</text:p>
          </table:table-cell>
          <table:table-cell office:value-type="float" office:value="1">
            <text:p>001</text:p>
          </table:table-cell>
          <table:table-cell table:style-name="ce141" office:value-type="string">
            <text:p>Content Management \ Business Process Center<text:span text:style-name="T5"> \ </text:span><text:span text:style-name="T6">Publishing </text:span><text:span text:style-name="T6">Process\Ap</text:span><text:span text:style-name="T6">prove</text:span></text:p>
          </table:table-cell>
          <table:table-cell table:style-name="ce145" office:value-type="string">
            <text:p>Approve a task when Publication Starts time is equal current time</text:p>
          </table:table-cell>
          <table:table-cell office:value-type="string">
            <text:p>Step 1: Create node (document or upload file) in Validation Requests Documents Center drive</text:p>
          </table:table-cell>
          <table:table-cell table:style-name="ce155" office:value-type="string">
            <text:p>Create document or upload file in Validation Requests Documents Center drive</text:p>
          </table:table-cell>
          <table:table-cell office:value-type="string">
            <text:p>- Create document or upload file successfully</text:p>
            <text:p>- A request has sent to validator in Business Process Center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31">
          <table:table-cell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office:value-type="string">
            <text:p>FNC_ECMS_WKF_PUB_02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1">
            <text:p>001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App</text:span><text:span text:style-name="T4">rove</text:span></text:p>
          </table:table-cell>
          <table:table-cell table:style-name="ce146" office:value-type="string">
            <text:p>Approve a task when Publication Starts time is equal current time</text:p>
          </table:table-cell>
          <table:table-cell office:value-type="string">
            <text:p>Step 2: Show form to manage task</text:p>
          </table:table-cell>
          <table:table-cell office:value-type="string">
            <text:p>- Login by user is in <text:s/><text:tab/>validator:/platform/administrators</text:p>
            <text:p>- Go to <text:span text:style-name="T8">Business </text:span><text:span text:style-name="T8">Process </text:span><text:span text:style-name="T8">Center</text:span></text:p>
            <text:p>- Select 'Task controller' tab</text:p>
            <text:p>- Click 'manage' on a evaluation task of content validation process </text:p>
          </table:table-cell>
          <table:table-cell office:value-type="string">
            <text:p>- 'Task manager' form appears 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31">
          <table:table-cell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office:value-type="string">
            <text:p>FNC_ECMS_WKF_PUB_02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1">
            <text:p>001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App</text:span><text:span text:style-name="T4">rove</text:span></text:p>
          </table:table-cell>
          <table:table-cell table:style-name="ce146" office:value-type="string">
            <text:p>Approve a task when Publication Starts time is equal current time</text:p>
          </table:table-cell>
          <table:table-cell office:value-type="string">
            <text:p>Step 3: Approve task</text:p>
          </table:table-cell>
          <table:table-cell table:style-name="ce155" office:value-type="string">
            <text:p>- Select 'Task' tab</text:p>
            <text:p>- Select 'Publication starts on' is equal to current time</text:p>
            <text:p>- Select 'Publication ends on'</text:p>
            <text:p>- Click Approve button</text:p>
          </table:table-cell>
          <table:table-cell table:style-name="ce120" office:value-type="string">
            <text:p>- This document is moved from Validation Requests Documents Center Drive to Live Documents Center <text:s/>drive </text:p>
            <text:p>- When the publication time ends, it is moved to Back up center drive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9">
          <table:table-cell table:formula="of:=IF(VALUE(MID([.F17];6;FIND(&quot;:&quot;;[.F17];1)-FIND(&quot; &quot;;[.F17];1)-1))&gt;VALUE(MID([.F16];6;FIND(&quot;:&quot;;[.F16];1)-FIND(&quot; &quot;;[.F16];1)-1));&quot;&quot;;MAX([.A$7:.A16])+1)" office:value-type="float" office:value="5">
            <text:p>005</text:p>
          </table:table-cell>
          <table:table-cell office:value-type="string">
            <text:p>FNC_ECMS_WKF_PUB_02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2">
            <text:p>002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App</text:span><text:span text:style-name="T4">rove</text:span></text:p>
          </table:table-cell>
          <table:table-cell table:style-name="ce145" office:value-type="string">
            <text:p>Approve a task when Publication start time is equal to Publication Ends time </text:p>
          </table:table-cell>
          <table:table-cell office:value-type="string">
            <text:p>Step 1: Create node (document or upload file) in Validation Requests Documents Center drive</text:p>
          </table:table-cell>
          <table:table-cell table:style-name="ce155" office:value-type="string">
            <text:p>Create document or upload file in Validation Requests Documents Center drive</text:p>
          </table:table-cell>
          <table:table-cell office:value-type="string">
            <text:p>- Create document or upload file successfully</text:p>
            <text:p>- A request has sent to validator in Business Process Center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31">
          <table:table-cell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office:value-type="string">
            <text:p>FNC_ECMS_WKF_PUB_02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2">
            <text:p>002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App</text:span><text:span text:style-name="T4">rove</text:span></text:p>
          </table:table-cell>
          <table:table-cell table:style-name="ce146" office:value-type="string">
            <text:p>Approve a task when Publication start time is equal to Publication Ends time </text:p>
          </table:table-cell>
          <table:table-cell office:value-type="string">
            <text:p>Step 2: Show form to manage task</text:p>
          </table:table-cell>
          <table:table-cell office:value-type="string">
            <text:p>- Login by user is in <text:s/><text:tab/>validator:/platform/administrators</text:p>
            <text:p>- Go to <text:span text:style-name="T8">Business </text:span><text:span text:style-name="T8">Process </text:span><text:span text:style-name="T8">Center</text:span></text:p>
            <text:p>- Select 'Task controller' tab</text:p>
            <text:p>- Click 'manage' on a evaluation task of content validation process </text:p>
          </table:table-cell>
          <table:table-cell office:value-type="string">
            <text:p>- 'Task manager' form appears 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33">
          <table:table-cell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office:value-type="string">
            <text:p>FNC_ECMS_WKF_PUB_02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2">
            <text:p>002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App</text:span><text:span text:style-name="T4">rove</text:span></text:p>
          </table:table-cell>
          <table:table-cell table:style-name="ce146" office:value-type="string">
            <text:p>Approve a task when Publication start time is equal to Publication Ends time </text:p>
          </table:table-cell>
          <table:table-cell office:value-type="string">
            <text:p>Step 3: Approve task</text:p>
          </table:table-cell>
          <table:table-cell table:style-name="ce155" office:value-type="string">
            <text:p>- Select 'Task' tab</text:p>
            <text:p>- Select 'Publication starts on' is equal to 'Publication ends on'</text:p>
            <text:p>- Click Approve button</text:p>
          </table:table-cell>
          <table:table-cell office:value-type="string">
            <text:p>- The process in content-validation is finished</text:p>
            <text:p>- This<text:span text:style-name="T4"> </text:span><text:span text:style-name="T4">document </text:span><text:span text:style-name="T4">has moved </text:span><text:span text:style-name="T4">from </text:span><text:span text:style-name="T4">[Validation </text:span><text:span text:style-name="T4">Requests </text:span><text:span text:style-name="T4">Documents </text:span><text:span text:style-name="T4">Center Drive] </text:span><text:span text:style-name="T4">to [Back up </text:span><text:span text:style-name="T4">center] drive</text:span>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9">
          <table:table-cell table:formula="of:=IF(VALUE(MID([.F20];6;FIND(&quot;:&quot;;[.F20];1)-FIND(&quot; &quot;;[.F20];1)-1))&gt;VALUE(MID([.F19];6;FIND(&quot;:&quot;;[.F19];1)-FIND(&quot; &quot;;[.F19];1)-1));&quot;&quot;;MAX([.A$7:.A19])+1)" office:value-type="float" office:value="6">
            <text:p>006</text:p>
          </table:table-cell>
          <table:table-cell office:value-type="string">
            <text:p>FNC_ECMS_WKF_PUB_02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3">
            <text:p>003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App</text:span><text:span text:style-name="T4">rove</text:span></text:p>
          </table:table-cell>
          <table:table-cell table:style-name="ce147" office:value-type="string">
            <text:p>Approve a task when Publication starts time is less than current time</text:p>
          </table:table-cell>
          <table:table-cell office:value-type="string">
            <text:p>Step 1: Create node (document or upload file) in Validation Requests Documents Center drive</text:p>
          </table:table-cell>
          <table:table-cell table:style-name="ce155" office:value-type="string">
            <text:p>Create document or upload file in Validation Requests Documents Center drive</text:p>
          </table:table-cell>
          <table:table-cell office:value-type="string">
            <text:p>- Create document or upload file successfully</text:p>
            <text:p>- A request has sent to validator in Business Process Center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31">
          <table:table-cell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office:value-type="string">
            <text:p>FNC_ECMS_WKF_PUB_02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3">
            <text:p>003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App</text:span><text:span text:style-name="T4">rove</text:span></text:p>
          </table:table-cell>
          <table:table-cell office:value-type="string">
            <text:p>Approve a task when Publication starts time is less than current time</text:p>
          </table:table-cell>
          <table:table-cell office:value-type="string">
            <text:p>Step 2: Show form to manage task</text:p>
          </table:table-cell>
          <table:table-cell office:value-type="string">
            <text:p>- Login by user is in <text:s/><text:tab/>validator:/platform/administrators</text:p>
            <text:p>- Go to <text:span text:style-name="T8">Business </text:span><text:span text:style-name="T8">Process </text:span><text:span text:style-name="T8">Center</text:span></text:p>
            <text:p>- Select 'Task controller' tab</text:p>
            <text:p>- Click 'manage' on a evaluation task of content validation process </text:p>
          </table:table-cell>
          <table:table-cell office:value-type="string">
            <text:p>- 'Task manager' form appears 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34">
          <table:table-cell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office:value-type="string">
            <text:p>FNC_ECMS_WKF_PUB_02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3">
            <text:p>003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App</text:span><text:span text:style-name="T4">rove</text:span></text:p>
          </table:table-cell>
          <table:table-cell office:value-type="string">
            <text:p>Approve a task when Publication starts time is less than current time</text:p>
          </table:table-cell>
          <table:table-cell office:value-type="string">
            <text:p>Step 3: Approve task</text:p>
          </table:table-cell>
          <table:table-cell table:style-name="ce155" office:value-type="string">
            <text:p>- Select 'Task' tab</text:p>
            <text:p>- Select 'Publication starts on' is less than current time</text:p>
            <text:p>- Select 'Publication ends on'</text:p>
            <text:p>- Click Approve button</text:p>
          </table:table-cell>
          <table:table-cell office:value-type="string">
            <text:p>- This document has approved with Publication start time is current time</text:p>
            <text:p>This document is moved from Validation Requests Documents Center Drive to Live Documents Center <text:s/>drive </text:p>
            <text:p>- When the publication time ends, it is moved to Back up center drive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9">
          <table:table-cell table:formula="of:=IF(VALUE(MID([.F23];6;FIND(&quot;:&quot;;[.F23];1)-FIND(&quot; &quot;;[.F23];1)-1))&gt;VALUE(MID([.F22];6;FIND(&quot;:&quot;;[.F22];1)-FIND(&quot; &quot;;[.F22];1)-1));&quot;&quot;;MAX([.A$7:.A22])+1)" office:value-type="float" office:value="7">
            <text:p>007</text:p>
          </table:table-cell>
          <table:table-cell office:value-type="string">
            <text:p>FNC_ECMS_WKF_PUB_02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4">
            <text:p>004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App</text:span><text:span text:style-name="T4">rove</text:span></text:p>
          </table:table-cell>
          <table:table-cell table:style-name="ce145" office:value-type="string">
            <text:p>Approve a task when Publication Starts time is greater than current time</text:p>
          </table:table-cell>
          <table:table-cell office:value-type="string">
            <text:p>Step 1: Create node (document or upload file) in Validation Requests Documents Center drive</text:p>
          </table:table-cell>
          <table:table-cell table:style-name="ce155" office:value-type="string">
            <text:p>Create document or upload file in Validation Requests Documents Center drive</text:p>
          </table:table-cell>
          <table:table-cell office:value-type="string">
            <text:p>- Create document or upload file successfully</text:p>
            <text:p>- A request has sent to validator in Business Process Center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31">
          <table:table-cell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office:value-type="string">
            <text:p>FNC_ECMS_WKF_PUB_02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4">
            <text:p>004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App</text:span><text:span text:style-name="T4">rove</text:span></text:p>
          </table:table-cell>
          <table:table-cell table:style-name="ce146" office:value-type="string">
            <text:p>Approve a task when Publication Starts time is greater than current time</text:p>
          </table:table-cell>
          <table:table-cell office:value-type="string">
            <text:p>Step 2: Show form to manage task</text:p>
          </table:table-cell>
          <table:table-cell office:value-type="string">
            <text:p>- Login by user is in <text:s/><text:tab/>validator:/platform/administrators</text:p>
            <text:p>- Go to <text:span text:style-name="T8">Business </text:span><text:span text:style-name="T8">Process </text:span><text:span text:style-name="T8">Center</text:span></text:p>
            <text:p>- Select 'Task controller' tab</text:p>
            <text:p>- Click 'manage' on a evaluation task of content validation process </text:p>
          </table:table-cell>
          <table:table-cell office:value-type="string">
            <text:p>- 'Task manager' form appears 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34">
          <table:table-cell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office:value-type="string">
            <text:p>FNC_ECMS_WKF_PUB_02</text:p>
          </table:table-cell>
          <table:table-cell table:formula="of:=IF(VALUE(MID([.F25];6;FIND(&quot;:&quot;;[.F25];1)-FIND(&quot; &quot;;[.F25];1)-1))&gt;VALUE(MID([.F24];6;FIND(&quot;:&quot;;[.F24];1)-FIND(&quot; &quot;;[.F24];1)-1));[.C24];[.C24]+1)" office:value-type="float" office:value="4">
            <text:p>004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App</text:span><text:span text:style-name="T4">rove</text:span></text:p>
          </table:table-cell>
          <table:table-cell table:style-name="ce146" office:value-type="string">
            <text:p>Approve a task when Publication Starts time is greater than current time</text:p>
          </table:table-cell>
          <table:table-cell office:value-type="string">
            <text:p>Step 3: Approve task</text:p>
          </table:table-cell>
          <table:table-cell table:style-name="ce155" office:value-type="string">
            <text:p>- Select 'Task' tab</text:p>
            <text:p>- Select 'Publication starts on' is greater than current time</text:p>
            <text:p>- Select 'Publication ends on'</text:p>
            <text:p>- Click Approve button</text:p>
          </table:table-cell>
          <table:table-cell office:value-type="string">
            <text:p>- Task is move to <text:span text:style-name="T2">Pending </text:span><text:span text:style-name="T2">Documents </text:span><text:span text:style-name="T2">Center drive</text:span></text:p>
            <text:p><text:span text:style-name="T4">- When </text:span><text:span text:style-name="T4">Publication </text:span><text:span text:style-name="T4">start time is </text:span><text:span text:style-name="T4">equal current </text:span><text:span text:style-name="T4">time, <text:s/>this </text:span><text:span text:style-name="T4">task is </text:span><text:span text:style-name="T4">moved from </text:span><text:span text:style-name="T4">Pending </text:span><text:span text:style-name="T4">Documents </text:span><text:span text:style-name="T4">Center drive </text:span><text:span text:style-name="T4">to Live </text:span><text:span text:style-name="T4">Document </text:span><text:span text:style-name="T4">Center drive.</text:span></text:p>
            <text:p><text:span text:style-name="T4">- When the </text:span><text:span text:style-name="T4">publication </text:span><text:span text:style-name="T4">time ends, it </text:span><text:span text:style-name="T4">is moved to </text:span><text:span text:style-name="T4">Back up </text:span><text:span text:style-name="T4">center drive</text:span>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9">
          <table:table-cell table:formula="of:=IF(VALUE(MID([.F26];6;FIND(&quot;:&quot;;[.F26];1)-FIND(&quot; &quot;;[.F26];1)-1))&gt;VALUE(MID([.F25];6;FIND(&quot;:&quot;;[.F25];1)-FIND(&quot; &quot;;[.F25];1)-1));&quot;&quot;;MAX([.A$7:.A25])+1)" office:value-type="float" office:value="8">
            <text:p>008</text:p>
          </table:table-cell>
          <table:table-cell office:value-type="string">
            <text:p>FNC_ECMS_WKF_PUB_02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5">
            <text:p>005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App</text:span><text:span text:style-name="T4">rove</text:span></text:p>
          </table:table-cell>
          <table:table-cell table:style-name="ce145" office:value-type="string">
            <text:p>Approve a task when Publication Ends time is less than Publication Starts time</text:p>
          </table:table-cell>
          <table:table-cell office:value-type="string">
            <text:p>Step 1: Create node (document or upload file) in Validation Requests Documents Center drive</text:p>
          </table:table-cell>
          <table:table-cell table:style-name="ce155" office:value-type="string">
            <text:p>Create document or upload file in Validation Requests Documents Center drive</text:p>
          </table:table-cell>
          <table:table-cell office:value-type="string">
            <text:p>- Create document or upload file successfully</text:p>
            <text:p>- A request has sent to validator in Business Process Center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31">
          <table:table-cell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office:value-type="string">
            <text:p>FNC_ECMS_WKF_PUB_02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5">
            <text:p>005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App</text:span><text:span text:style-name="T4">rove</text:span></text:p>
          </table:table-cell>
          <table:table-cell table:style-name="ce146" office:value-type="string">
            <text:p>Approve a task when Publication Ends time is less than Publication Starts time</text:p>
          </table:table-cell>
          <table:table-cell office:value-type="string">
            <text:p>Step 2: Show form to manage task</text:p>
          </table:table-cell>
          <table:table-cell office:value-type="string">
            <text:p>- Login by user is in <text:s/><text:tab/>validator:/platform/administrators</text:p>
            <text:p>- Go to <text:span text:style-name="T8">Business </text:span><text:span text:style-name="T8">Process </text:span><text:span text:style-name="T8">Center</text:span></text:p>
            <text:p>- Select 'Task controller' tab</text:p>
            <text:p>- Click 'manage' on a evaluation task of content validation process </text:p>
          </table:table-cell>
          <table:table-cell office:value-type="string">
            <text:p>- 'Task manager' form appears 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8">
          <table:table-cell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office:value-type="string">
            <text:p>FNC_ECMS_WKF_PUB_02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5">
            <text:p>005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App</text:span><text:span text:style-name="T4">rove</text:span></text:p>
          </table:table-cell>
          <table:table-cell table:style-name="ce146" office:value-type="string">
            <text:p>Approve a task when Publication Ends time is less than Publication Starts time</text:p>
          </table:table-cell>
          <table:table-cell office:value-type="string">
            <text:p>Step 3: Approve task</text:p>
          </table:table-cell>
          <table:table-cell table:style-name="ce155" office:value-type="string">
            <text:p>- Select 'Task' tab</text:p>
            <text:p>- Select 'Publication starts on' </text:p>
            <text:p>- Select 'Publication ends on' is less than 'Publication starts on' </text:p>
            <text:p>- Click Approve button</text:p>
          </table:table-cell>
          <table:table-cell table:style-name="ce156" office:value-type="string">
            <text:p>Show message to indicate the value of End time which user has entered is invalid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9">
          <table:table-cell table:formula="of:=IF(VALUE(MID([.F29];6;FIND(&quot;:&quot;;[.F29];1)-FIND(&quot; &quot;;[.F29];1)-1))&gt;VALUE(MID([.F28];6;FIND(&quot;:&quot;;[.F28];1)-FIND(&quot; &quot;;[.F28];1)-1));&quot;&quot;;MAX([.A$7:.A28])+1)" office:value-type="float" office:value="9">
            <text:p>009</text:p>
          </table:table-cell>
          <table:table-cell office:value-type="string">
            <text:p>FNC_ECMS_WKF_PUB_02</text:p>
          </table:table-cell>
          <table:table-cell table:formula="of:=IF(VALUE(MID([.F29];6;FIND(&quot;:&quot;;[.F29];1)-FIND(&quot; &quot;;[.F29];1)-1))&gt;VALUE(MID([.F28];6;FIND(&quot;:&quot;;[.F28];1)-FIND(&quot; &quot;;[.F28];1)-1));[.C28];[.C28]+1)" office:value-type="float" office:value="6">
            <text:p>006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App</text:span><text:span text:style-name="T4">rove</text:span></text:p>
          </table:table-cell>
          <table:table-cell table:style-name="ce145" office:value-type="string">
            <text:p>Approve a task when Publication Ends time is less than current time</text:p>
          </table:table-cell>
          <table:table-cell office:value-type="string">
            <text:p>Step 1: Create node (document or upload file) in Validation Requests Documents Center drive</text:p>
          </table:table-cell>
          <table:table-cell table:style-name="ce155" office:value-type="string">
            <text:p>Create document or upload file in Validation Requests Documents Center drive</text:p>
          </table:table-cell>
          <table:table-cell office:value-type="string">
            <text:p>- Create document or upload file successfully</text:p>
            <text:p>- A request has sent to validator in Business Process Center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31">
          <table:table-cell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office:value-type="string">
            <text:p>FNC_ECMS_WKF_PUB_02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6">
            <text:p>006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App</text:span><text:span text:style-name="T4">rove</text:span></text:p>
          </table:table-cell>
          <table:table-cell table:style-name="ce146" office:value-type="string">
            <text:p>Approve a task when Publication Ends time is less than current time</text:p>
          </table:table-cell>
          <table:table-cell office:value-type="string">
            <text:p>Step 2: Show form to manage task</text:p>
          </table:table-cell>
          <table:table-cell office:value-type="string">
            <text:p>- Login by user is in <text:s/><text:tab/>validator:/platform/administrators</text:p>
            <text:p>- Go to <text:span text:style-name="T8">Business </text:span><text:span text:style-name="T8">Process </text:span><text:span text:style-name="T8">Center</text:span></text:p>
            <text:p>- Select 'Task controller' tab</text:p>
            <text:p>- Click 'manage' on a evaluation task of content validation process </text:p>
          </table:table-cell>
          <table:table-cell office:value-type="string">
            <text:p>- 'Task manager' form appears 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9">
          <table:table-cell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office:value-type="string">
            <text:p>FNC_ECMS_WKF_PUB_02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6">
            <text:p>006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App</text:span><text:span text:style-name="T4">rove</text:span></text:p>
          </table:table-cell>
          <table:table-cell table:style-name="ce146" office:value-type="string">
            <text:p>Approve a task when Publication Ends time is less than current time</text:p>
          </table:table-cell>
          <table:table-cell office:value-type="string">
            <text:p>Step 3: Approve task</text:p>
          </table:table-cell>
          <table:table-cell table:style-name="ce155" office:value-type="string">
            <text:p>- Select 'Task' tab</text:p>
            <text:p>- Select 'Publication starts on' </text:p>
            <text:p>- Select 'Publication ends on' is less than current time </text:p>
            <text:p>- Click Approve button</text:p>
          </table:table-cell>
          <table:table-cell table:style-name="ce156" office:value-type="string">
            <text:p>Show message “The "startDate" field is not valid! ”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9">
          <table:table-cell table:formula="of:=IF(VALUE(MID([.F32];6;FIND(&quot;:&quot;;[.F32];1)-FIND(&quot; &quot;;[.F32];1)-1))&gt;VALUE(MID([.F31];6;FIND(&quot;:&quot;;[.F31];1)-FIND(&quot; &quot;;[.F31];1)-1));&quot;&quot;;MAX([.A$7:.A31])+1)" office:value-type="float" office:value="10">
            <text:p>010</text:p>
          </table:table-cell>
          <table:table-cell office:value-type="string">
            <text:p>FNC_ECMS_WKF_PUB_02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7">
            <text:p>007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App</text:span><text:span text:style-name="T4">rove</text:span></text:p>
          </table:table-cell>
          <table:table-cell table:style-name="ce145" office:value-type="string">
            <text:p>Approve a task when Publication Ends time is null</text:p>
          </table:table-cell>
          <table:table-cell office:value-type="string">
            <text:p>Step 1: Create node (document or upload file) in Validation Requests Documents Center drive</text:p>
          </table:table-cell>
          <table:table-cell table:style-name="ce155" office:value-type="string">
            <text:p>Create document or upload file in Validation Requests Documents Center drive</text:p>
          </table:table-cell>
          <table:table-cell office:value-type="string">
            <text:p>- Create document or upload file successfully</text:p>
            <text:p>- A request has sent to validator in Business Process Center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31">
          <table:table-cell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office:value-type="string">
            <text:p>FNC_ECMS_WKF_PUB_02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7">
            <text:p>007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App</text:span><text:span text:style-name="T4">rove</text:span></text:p>
          </table:table-cell>
          <table:table-cell table:style-name="ce146" office:value-type="string">
            <text:p>Approve a task when Publication Ends time is null</text:p>
          </table:table-cell>
          <table:table-cell office:value-type="string">
            <text:p>Step 2: Show form to manage task</text:p>
          </table:table-cell>
          <table:table-cell office:value-type="string">
            <text:p>- Login by user is in <text:s/><text:tab/>validator:/platform/administrators</text:p>
            <text:p>- Go to <text:span text:style-name="T8">Business </text:span><text:span text:style-name="T8">Process </text:span><text:span text:style-name="T8">Center</text:span></text:p>
            <text:p>- Select 'Task controller' tab</text:p>
            <text:p>- Click 'manage' on a evaluation task of content validation process </text:p>
          </table:table-cell>
          <table:table-cell office:value-type="string">
            <text:p>- 'Task manager' form appears 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34">
          <table:table-cell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office:value-type="string">
            <text:p>FNC_ECMS_WKF_PUB_02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7">
            <text:p>007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App</text:span><text:span text:style-name="T4">rove</text:span></text:p>
          </table:table-cell>
          <table:table-cell table:style-name="ce146" office:value-type="string">
            <text:p>Approve a task when Publication Ends time is null</text:p>
          </table:table-cell>
          <table:table-cell office:value-type="string">
            <text:p>Step 3: Approve task</text:p>
          </table:table-cell>
          <table:table-cell table:style-name="ce155" office:value-type="string">
            <text:p>- Select 'Task' tab</text:p>
            <text:p>- Select 'Publication starts on' </text:p>
            <text:p>- Do not select 'Publication ends on' </text:p>
            <text:p>- Click Approve button</text:p>
          </table:table-cell>
          <table:table-cell office:value-type="string">
            <text:p>- This document has approved with Publication start time is current time</text:p>
            <text:p>This document is moved from Validation Requests Documents Center Drive to Live Documents Center <text:s/>drive and will be stored in <text:s/>Live Documents Center <text:s/>driver forever</text:p>
            <text:p/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9">
          <table:table-cell table:formula="of:=IF(VALUE(MID([.F35];6;FIND(&quot;:&quot;;[.F35];1)-FIND(&quot; &quot;;[.F35];1)-1))&gt;VALUE(MID([.F34];6;FIND(&quot;:&quot;;[.F34];1)-FIND(&quot; &quot;;[.F34];1)-1));&quot;&quot;;MAX([.A$7:.A34])+1)" office:value-type="float" office:value="11">
            <text:p>011</text:p>
          </table:table-cell>
          <table:table-cell office:value-type="string">
            <text:p>FNC_ECMS_WKF_PUB_02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8">
            <text:p>008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App</text:span><text:span text:style-name="T4">rove</text:span></text:p>
          </table:table-cell>
          <table:table-cell table:style-name="ce147" office:value-type="string">
            <text:p>Approve a task when time is not date type or invalid value</text:p>
          </table:table-cell>
          <table:table-cell office:value-type="string">
            <text:p>Step 1: Create node (document or upload file) in Validation Requests Documents Center drive</text:p>
          </table:table-cell>
          <table:table-cell table:style-name="ce155" office:value-type="string">
            <text:p>Create document or upload file in Validation Requests Documents Center drive</text:p>
          </table:table-cell>
          <table:table-cell office:value-type="string">
            <text:p>- Create document or upload file successfully</text:p>
            <text:p>- A request has sent to validator in Business Process Center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31">
          <table:table-cell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office:value-type="string">
            <text:p>FNC_ECMS_WKF_PUB_02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8">
            <text:p>008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App</text:span><text:span text:style-name="T4">rove</text:span></text:p>
          </table:table-cell>
          <table:table-cell office:value-type="string">
            <text:p>Approve a task when time is not date type or invalid value</text:p>
          </table:table-cell>
          <table:table-cell office:value-type="string">
            <text:p>Step 2: Show form to manage task</text:p>
          </table:table-cell>
          <table:table-cell office:value-type="string">
            <text:p>- Login by user is in <text:s/><text:tab/>validator:/platform/administrators</text:p>
            <text:p>- Go to <text:span text:style-name="T8">Business </text:span><text:span text:style-name="T8">Process </text:span><text:span text:style-name="T8">Center</text:span></text:p>
            <text:p>- Select 'Task controller' tab</text:p>
            <text:p>- Click 'manage' on a evaluation task of content validation process </text:p>
          </table:table-cell>
          <table:table-cell office:value-type="string">
            <text:p>- 'Task manager' form appears 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9">
          <table:table-cell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office:value-type="string">
            <text:p>FNC_ECMS_WKF_PUB_02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8">
            <text:p>008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App</text:span><text:span text:style-name="T4">rove</text:span></text:p>
          </table:table-cell>
          <table:table-cell office:value-type="string">
            <text:p>Approve a task when time is not date type or invalid value</text:p>
          </table:table-cell>
          <table:table-cell office:value-type="string">
            <text:p>Step 3: Approve task</text:p>
          </table:table-cell>
          <table:table-cell table:style-name="ce155" office:value-type="string">
            <text:p>- Select 'Task' tab</text:p>
            <text:p>- Select 'Publication starts on' or 'Publication ends on' is invalid </text:p>
            <text:p>- Click Approve button</text:p>
          </table:table-cell>
          <table:table-cell table:style-name="ce156" office:value-type="string">
            <text:p>Show message “The "endDate" field is not valid! ”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9">
          <table:table-cell table:formula="of:=IF(VALUE(MID([.F38];6;FIND(&quot;:&quot;;[.F38];1)-FIND(&quot; &quot;;[.F38];1)-1))&gt;VALUE(MID([.F37];6;FIND(&quot;:&quot;;[.F37];1)-FIND(&quot; &quot;;[.F37];1)-1));&quot;&quot;;MAX([.A$7:.A37])+1)" office:value-type="float" office:value="12">
            <text:p>012</text:p>
          </table:table-cell>
          <table:table-cell table:style-name="ce128" office:value-type="string">
            <text:p>FNC_ECMS_WKF_PUB_03</text:p>
          </table:table-cell>
          <table:table-cell office:value-type="float" office:value="1">
            <text:p>001</text:p>
          </table:table-cell>
          <table:table-cell table:style-name="ce141" office:value-type="string">
            <text:p>Content Management \ Business Process Center<text:span text:style-name="T5"> \ </text:span><text:span text:style-name="T6">Publishing </text:span><text:span text:style-name="T6">Process\Dis</text:span><text:span text:style-name="T6">approve</text:span></text:p>
          </table:table-cell>
          <table:table-cell table:style-name="ce149" office:value-type="string">
            <text:p>Disapproves a task</text:p>
          </table:table-cell>
          <table:table-cell office:value-type="string">
            <text:p>Step 1: Create node (document or upload file) in Validation Requests Documents Center drive</text:p>
          </table:table-cell>
          <table:table-cell table:style-name="ce155" office:value-type="string">
            <text:p>Create document or upload file in Validation Requests Documents Center drive</text:p>
          </table:table-cell>
          <table:table-cell office:value-type="string">
            <text:p>- Create document or upload file successfully</text:p>
            <text:p>- A request has sent to validator in Business Process Center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31">
          <table:table-cell table:formula="of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office:value-type="string">
            <text:p>FNC_ECMS_WKF_PUB_03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1">
            <text:p>001</text:p>
          </table:table-cell>
          <table:table-cell table:style-name="ce142" office:value-type="string">
            <text:p>Content Management \ Business Process Center<text:span text:style-name="T5"> \ </text:span><text:span text:style-name="T6">Publishing </text:span><text:span text:style-name="T6">Process\Disa</text:span><text:span text:style-name="T6">pprove</text:span></text:p>
          </table:table-cell>
          <table:table-cell table:style-name="ce150" office:value-type="string">
            <text:p>Disapproves a task</text:p>
          </table:table-cell>
          <table:table-cell office:value-type="string">
            <text:p>Step 2: Show form to manage task</text:p>
          </table:table-cell>
          <table:table-cell office:value-type="string">
            <text:p>- Login by user is in <text:s/><text:tab/>validator:/platform/administrators</text:p>
            <text:p>- Go to <text:span text:style-name="T8">Business </text:span><text:span text:style-name="T8">Process </text:span><text:span text:style-name="T8">Center</text:span></text:p>
            <text:p>- Select 'Task controller' tab</text:p>
            <text:p>- Click 'manage' on a evaluation task of content validation process </text:p>
          </table:table-cell>
          <table:table-cell office:value-type="string">
            <text:p>- 'Task manager' form appears 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35">
          <table:table-cell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office:value-type="string">
            <text:p>FNC_ECMS_WKF_PUB_03</text:p>
          </table:table-cell>
          <table:table-cell table:formula="of:=IF(VALUE(MID([.F40];6;FIND(&quot;:&quot;;[.F40];1)-FIND(&quot; &quot;;[.F40];1)-1))&gt;VALUE(MID([.F39];6;FIND(&quot;:&quot;;[.F39];1)-FIND(&quot; &quot;;[.F39];1)-1));[.C39];[.C39]+1)" office:value-type="float" office:value="1">
            <text:p>001</text:p>
          </table:table-cell>
          <table:table-cell table:style-name="ce142" office:value-type="string">
            <text:p>Content Management \ Business Process Center<text:span text:style-name="T5"> \ </text:span><text:span text:style-name="T6">Publishing </text:span><text:span text:style-name="T6">Process\Disa</text:span><text:span text:style-name="T6">pprove</text:span></text:p>
          </table:table-cell>
          <table:table-cell table:style-name="ce150" office:value-type="string">
            <text:p>Disapproves a task</text:p>
          </table:table-cell>
          <table:table-cell office:value-type="string">
            <text:p>Step 3:<text:span text:style-name="T7"> </text:span><text:span text:style-name="T7">Disapprove </text:span><text:span text:style-name="T7">task</text:span></text:p>
          </table:table-cell>
          <table:table-cell table:style-name="ce155" office:value-type="string">
            <text:p>- Select 'Task' tab</text:p>
            <text:p>- Change or don't change Publication starts time or Publication Ends time</text:p>
            <text:p>- Click Disapprove</text:p>
          </table:table-cell>
          <table:table-cell office:value-type="string">
            <text:p>- This task is removed in list task controller of validator </text:p>
            <text:p>- A “change request” task is sent back to creator</text:p>
            <text:p>- This document has still stored in <text:span text:style-name="T16">Validation </text:span><text:span text:style-name="T16">Requests </text:span><text:span text:style-name="T16">Documents </text:span><text:span text:style-name="T16">Center </text:span><text:span text:style-name="T16">Drive</text:span></text:p>
            <text:p/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36">
          <table:table-cell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office:value-type="string">
            <text:p>FNC_ECMS_WKF_PUB_03</text:p>
          </table:table-cell>
          <table:table-cell table:formula="of:=IF(VALUE(MID([.F41];6;FIND(&quot;:&quot;;[.F41];1)-FIND(&quot; &quot;;[.F41];1)-1))&gt;VALUE(MID([.F40];6;FIND(&quot;:&quot;;[.F40];1)-FIND(&quot; &quot;;[.F40];1)-1));[.C40];[.C40]+1)" office:value-type="float" office:value="1">
            <text:p>001</text:p>
          </table:table-cell>
          <table:table-cell table:style-name="ce142" office:value-type="string">
            <text:p>Content Management \ Business Process Center<text:span text:style-name="T5"> \ </text:span><text:span text:style-name="T6">Publishing </text:span><text:span text:style-name="T6">Process\Disa</text:span><text:span text:style-name="T6">pprove</text:span></text:p>
          </table:table-cell>
          <table:table-cell table:style-name="ce150" office:value-type="string">
            <text:p>Disapproves a task</text:p>
          </table:table-cell>
          <table:table-cell office:value-type="string">
            <text:p>Step 4: <text:s/>Check displaying of detail process</text:p>
          </table:table-cell>
          <table:table-cell office:value-type="string">
            <text:p>- Login <text:s/>is member in *:/organization/management/executive-board group</text:p>
            <text:p>- Select <text:span text:style-name="T8">Business </text:span><text:span text:style-name="T8">process </text:span><text:span text:style-name="T8">Administrat</text:span><text:span text:style-name="T8">or</text:span></text:p>
            <text:p>- Click on [monitor] tab</text:p>
            <text:p>- Select [content-validation] and click on view</text:p>
            <text:p>- View detail of [content-validation] for document which has created at step 1</text:p>
          </table:table-cell>
          <table:table-cell office:value-type="string">
            <text:p><text:span text:style-name="T12">- first row: </text:span><text:span text:style-name="T13">ID</text:span><text:span text:style-name="T12"> </text:span><text:span text:style-name="T12">= </text:span><text:span text:style-name="T13">” </text:span><text:span text:style-name="T12">task ID”, </text:span><text:span text:style-name="T13">Task name</text:span><text:span text:style-name="T12">: </text:span><text:span text:style-name="T12">start, </text:span><text:span text:style-name="T13">Actor </text:span><text:span text:style-name="T13">ID: </text:span><text:span text:style-name="T12">user who </text:span><text:span text:style-name="T12">creates </text:span><text:span text:style-name="T12">document; </text:span><text:span text:style-name="T13">End: </text:span><text:span text:style-name="T12">at the </text:span><text:span text:style-name="T12">time creator </text:span><text:span text:style-name="T12">creates </text:span><text:span text:style-name="T12">document</text:span></text:p>
            <text:p><text:span text:style-name="T13">- second </text:span><text:span text:style-name="T13">row: </text:span></text:p>
            <text:p><text:span text:style-name="T13">ID = ” </text:span><text:span text:style-name="T12">task </text:span><text:span text:style-name="T12">ID”</text:span><text:span text:style-name="T13">; Task </text:span><text:span text:style-name="T13">name: </text:span><text:span text:style-name="T12">evaluation, </text:span><text:span text:style-name="T13">Actor ID</text:span><text:span text:style-name="T12">: </text:span><text:span text:style-name="T12">“validator”,</text:span><text:span text:style-name="T13"> </text:span><text:span text:style-name="T13">End: </text:span><text:span text:style-name="T17">show </text:span><text:span text:style-name="T17">time when </text:span><text:span text:style-name="T17">validator </text:span><text:span text:style-name="T17">click [refuse]</text:span></text:p>
            <text:p><text:span text:style-name="T17">- the </text:span><text:span text:style-name="T18">third </text:span><text:span text:style-name="T18">row: ID</text:span><text:span text:style-name="T17"> = </text:span><text:span text:style-name="T17">task ID, </text:span><text:span text:style-name="T18">Task </text:span><text:span text:style-name="T18">name</text:span><text:span text:style-name="T17">:chang</text:span><text:span text:style-name="T17">e request, </text:span><text:span text:style-name="T18">Actor ID: </text:span><text:span text:style-name="T17">user is </text:span><text:span text:style-name="T17">creator; </text:span><text:span text:style-name="T18">End: </text:span><text:span text:style-name="T17">empty</text:span>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8">
          <table:table-cell table:formula="of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office:value-type="string">
            <text:p>FNC_ECMS_WKF_PUB_03</text:p>
          </table:table-cell>
          <table:table-cell table:formula="of:=IF(VALUE(MID([.F42];6;FIND(&quot;:&quot;;[.F42];1)-FIND(&quot; &quot;;[.F42];1)-1))&gt;VALUE(MID([.F41];6;FIND(&quot;:&quot;;[.F41];1)-FIND(&quot; &quot;;[.F41];1)-1));[.C41];[.C41]+1)" office:value-type="float" office:value="1">
            <text:p>001</text:p>
          </table:table-cell>
          <table:table-cell table:style-name="ce142" office:value-type="string">
            <text:p>Content Management \ Business Process Center<text:span text:style-name="T5"> \ </text:span><text:span text:style-name="T6">Publishing </text:span><text:span text:style-name="T6">Process\Disa</text:span><text:span text:style-name="T6">pprove</text:span></text:p>
          </table:table-cell>
          <table:table-cell table:style-name="ce150" office:value-type="string">
            <text:p>Disapproves a task</text:p>
          </table:table-cell>
          <table:table-cell office:value-type="string">
            <text:p>Step 5: Check sending a change request to creator</text:p>
          </table:table-cell>
          <table:table-cell office:value-type="string">
            <text:p>- Creator, <text:s/>who created document at step 1, login</text:p>
            <text:p>- Go to <text:span text:style-name="T8">Content </text:span><text:span text:style-name="T8">Managemen</text:span><text:span text:style-name="T8">t</text:span> and select <text:span text:style-name="T8">Business </text:span><text:span text:style-name="T8">Process </text:span><text:span text:style-name="T8">Center</text:span></text:p>
            <text:p>- Select 'Task controller' tab</text:p>
          </table:table-cell>
          <table:table-cell office:value-type="string">
            <text:p>- Display all tasks has assigned for user (include: change request task)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9">
          <table:table-cell table:formula="of:=IF(VALUE(MID([.F43];6;FIND(&quot;:&quot;;[.F43];1)-FIND(&quot; &quot;;[.F43];1)-1))&gt;VALUE(MID([.F42];6;FIND(&quot;:&quot;;[.F42];1)-FIND(&quot; &quot;;[.F42];1)-1));&quot;&quot;;MAX([.A$7:.A42])+1)" office:value-type="float" office:value="13">
            <text:p>013</text:p>
          </table:table-cell>
          <table:table-cell office:value-type="string">
            <text:p>FNC_ECMS_WKF_PUB_03</text:p>
          </table:table-cell>
          <table:table-cell table:formula="of:=IF(VALUE(MID([.F43];6;FIND(&quot;:&quot;;[.F43];1)-FIND(&quot; &quot;;[.F43];1)-1))&gt;VALUE(MID([.F42];6;FIND(&quot;:&quot;;[.F42];1)-FIND(&quot; &quot;;[.F42];1)-1));[.C42];[.C42]+1)" office:value-type="float" office:value="2">
            <text:p>002</text:p>
          </table:table-cell>
          <table:table-cell table:style-name="ce142" office:value-type="string">
            <text:p>Content Management \ Business Process Center<text:span text:style-name="T5"> \ </text:span><text:span text:style-name="T6">Publishing </text:span><text:span text:style-name="T6">Process\Disa</text:span><text:span text:style-name="T6">pprove</text:span></text:p>
          </table:table-cell>
          <table:table-cell table:style-name="ce149" office:value-type="string">
            <text:p>Creator edit content of task</text:p>
          </table:table-cell>
          <table:table-cell office:value-type="string">
            <text:p>Step 1: Create node (document or upload file) in Validation Requests Documents Center drive</text:p>
          </table:table-cell>
          <table:table-cell table:style-name="ce155" office:value-type="string">
            <text:p>Create document or upload file in Validation Requests Documents Center drive</text:p>
          </table:table-cell>
          <table:table-cell office:value-type="string">
            <text:p>- Create document or upload file successfully</text:p>
            <text:p>- A request has sent to validator in Business Process Center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31">
          <table:table-cell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office:value-type="string">
            <text:p>FNC_ECMS_WKF_PUB_03</text:p>
          </table:table-cell>
          <table:table-cell table:formula="of:=IF(VALUE(MID([.F44];6;FIND(&quot;:&quot;;[.F44];1)-FIND(&quot; &quot;;[.F44];1)-1))&gt;VALUE(MID([.F43];6;FIND(&quot;:&quot;;[.F43];1)-FIND(&quot; &quot;;[.F43];1)-1));[.C43];[.C43]+1)" office:value-type="float" office:value="2">
            <text:p>002</text:p>
          </table:table-cell>
          <table:table-cell table:style-name="ce142" office:value-type="string">
            <text:p>Content Management \ Business Process Center<text:span text:style-name="T5"> \ </text:span><text:span text:style-name="T6">Publishing </text:span><text:span text:style-name="T6">Process\Disa</text:span><text:span text:style-name="T6">pprove</text:span></text:p>
          </table:table-cell>
          <table:table-cell table:style-name="ce150" office:value-type="string">
            <text:p>Creator edit content of task</text:p>
          </table:table-cell>
          <table:table-cell office:value-type="string">
            <text:p>Step 2: Show form to manage task</text:p>
          </table:table-cell>
          <table:table-cell office:value-type="string">
            <text:p>- Login by user is in <text:s/><text:tab/>validator:/platform/administrators</text:p>
            <text:p>- Go to <text:span text:style-name="T8">Business </text:span><text:span text:style-name="T8">Process </text:span><text:span text:style-name="T8">Center</text:span></text:p>
            <text:p>- Select 'Task controller' tab</text:p>
            <text:p>- Click 'manage' on a evaluation task of content validation process </text:p>
          </table:table-cell>
          <table:table-cell office:value-type="string">
            <text:p>- 'Task manager' form appears </text:p>
          </table:table-cell>
          <table:table-cell table:style-name="Default" office:value-type="string">
            <text:p>medium</text:p>
          </table:table-cell>
          <table:table-cell table:number-columns-repeated="1015"/>
        </table:table-row>
        <table:table-row table:style-name="ro35">
          <table:table-cell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office:value-type="string">
            <text:p>FNC_ECMS_WKF_PUB_03</text:p>
          </table:table-cell>
          <table:table-cell table:formula="of:=IF(VALUE(MID([.F45];6;FIND(&quot;:&quot;;[.F45];1)-FIND(&quot; &quot;;[.F45];1)-1))&gt;VALUE(MID([.F44];6;FIND(&quot;:&quot;;[.F44];1)-FIND(&quot; &quot;;[.F44];1)-1));[.C44];[.C44]+1)" office:value-type="float" office:value="2">
            <text:p>002</text:p>
          </table:table-cell>
          <table:table-cell table:style-name="ce142" office:value-type="string">
            <text:p>Content Management \ Business Process Center<text:span text:style-name="T5"> \ </text:span><text:span text:style-name="T6">Publishing </text:span><text:span text:style-name="T6">Process\Disa</text:span><text:span text:style-name="T6">pprove</text:span></text:p>
          </table:table-cell>
          <table:table-cell table:style-name="ce150" office:value-type="string">
            <text:p>Creator edit content of task</text:p>
          </table:table-cell>
          <table:table-cell office:value-type="string">
            <text:p>Step 3:<text:span text:style-name="T7"> </text:span><text:span text:style-name="T7">Disapprove </text:span><text:span text:style-name="T7">task</text:span></text:p>
          </table:table-cell>
          <table:table-cell table:style-name="ce155" office:value-type="string">
            <text:p>- Select 'Task' tab</text:p>
            <text:p>- Change or don't change Publication starts time or Publication Ends time</text:p>
            <text:p>- Click Disapprove</text:p>
          </table:table-cell>
          <table:table-cell office:value-type="string">
            <text:p>- This task is removed in list task controller of validator </text:p>
            <text:p>- A “change request” task is sent back to creator</text:p>
            <text:p>- This document has still stored in <text:span text:style-name="T16">Validation </text:span><text:span text:style-name="T16">Requests </text:span><text:span text:style-name="T16">Documents </text:span><text:span text:style-name="T16">Center </text:span><text:span text:style-name="T16">Drive</text:span></text:p>
            <text:p/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37">
          <table:table-cell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office:value-type="string">
            <text:p>FNC_ECMS_WKF_PUB_03</text:p>
          </table:table-cell>
          <table:table-cell table:formula="of:=IF(VALUE(MID([.F46];6;FIND(&quot;:&quot;;[.F46];1)-FIND(&quot; &quot;;[.F46];1)-1))&gt;VALUE(MID([.F45];6;FIND(&quot;:&quot;;[.F45];1)-FIND(&quot; &quot;;[.F45];1)-1));[.C45];[.C45]+1)" office:value-type="float" office:value="2">
            <text:p>002</text:p>
          </table:table-cell>
          <table:table-cell table:style-name="ce142" office:value-type="string">
            <text:p>Content Management \ Business Process Center<text:span text:style-name="T5"> \ </text:span><text:span text:style-name="T6">Publishing </text:span><text:span text:style-name="T6">Process\Disa</text:span><text:span text:style-name="T6">pprove</text:span></text:p>
          </table:table-cell>
          <table:table-cell table:style-name="ce150" office:value-type="string">
            <text:p>Creator edit content of task</text:p>
          </table:table-cell>
          <table:table-cell office:value-type="string">
            <text:p>Step 4: Edit content of task</text:p>
          </table:table-cell>
          <table:table-cell office:value-type="string">
            <text:p>- Creator, <text:s/>who created document at step 1, login</text:p>
            <text:p>- Go to <text:span text:style-name="T8">Content </text:span><text:span text:style-name="T8">Managemen</text:span><text:span text:style-name="T8">t</text:span> and select <text:span text:style-name="T8">Business </text:span><text:span text:style-name="T8">Process </text:span><text:span text:style-name="T8">Center</text:span></text:p>
            <text:p>- Select 'Task Controller tab</text:p>
            <text:p>- Select change request task</text:p>
            <text:p><text:span text:style-name="T11">- Select 'Edit </text:span><text:span text:style-name="T11">content' tab</text:span></text:p>
            <text:p><text:span text:style-name="T11">- Enter data </text:span><text:span text:style-name="T11">into fields</text:span></text:p>
            <text:p><text:span text:style-name="T11">- Click Save</text:span></text:p>
          </table:table-cell>
          <table:table-cell office:value-type="string">
            <text:p>- Content of task is edited</text:p>
            <text:p/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9">
          <table:table-cell table:formula="of:=IF(VALUE(MID([.F47];6;FIND(&quot;:&quot;;[.F47];1)-FIND(&quot; &quot;;[.F47];1)-1))&gt;VALUE(MID([.F46];6;FIND(&quot;:&quot;;[.F46];1)-FIND(&quot; &quot;;[.F46];1)-1));&quot;&quot;;MAX([.A$7:.A46])+1)" office:value-type="float" office:value="14">
            <text:p>014</text:p>
          </table:table-cell>
          <table:table-cell office:value-type="string">
            <text:p>FNC_ECMS_WKF_PUB_03</text:p>
          </table:table-cell>
          <table:table-cell table:formula="of:=IF(VALUE(MID([.F47];6;FIND(&quot;:&quot;;[.F47];1)-FIND(&quot; &quot;;[.F47];1)-1))&gt;VALUE(MID([.F46];6;FIND(&quot;:&quot;;[.F46];1)-FIND(&quot; &quot;;[.F46];1)-1));[.C46];[.C46]+1)" office:value-type="float" office:value="3">
            <text:p>003</text:p>
          </table:table-cell>
          <table:table-cell table:style-name="ce142" office:value-type="string">
            <text:p>Content Management \ Business Process Center<text:span text:style-name="T5"> \ </text:span><text:span text:style-name="T6">Publishing </text:span><text:span text:style-name="T6">Process\Disa</text:span><text:span text:style-name="T6">pprove</text:span></text:p>
          </table:table-cell>
          <table:table-cell table:style-name="ce149" office:value-type="string">
            <text:p>Creator disagree to edit content of task</text:p>
          </table:table-cell>
          <table:table-cell office:value-type="string">
            <text:p>Step 1: Create node (document or upload file) in Validation Requests Documents Center drive</text:p>
          </table:table-cell>
          <table:table-cell table:style-name="ce155" office:value-type="string">
            <text:p>Create document or upload file in Validation Requests Documents Center drive</text:p>
          </table:table-cell>
          <table:table-cell office:value-type="string">
            <text:p>- Create document or upload file successfully</text:p>
            <text:p>- A request has sent to validator in Business Process Center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31">
          <table:table-cell table:formula="of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office:value-type="string">
            <text:p>FNC_ECMS_WKF_PUB_03</text:p>
          </table:table-cell>
          <table:table-cell table:formula="of:=IF(VALUE(MID([.F48];6;FIND(&quot;:&quot;;[.F48];1)-FIND(&quot; &quot;;[.F48];1)-1))&gt;VALUE(MID([.F47];6;FIND(&quot;:&quot;;[.F47];1)-FIND(&quot; &quot;;[.F47];1)-1));[.C47];[.C47]+1)" office:value-type="float" office:value="3">
            <text:p>003</text:p>
          </table:table-cell>
          <table:table-cell table:style-name="ce142" office:value-type="string">
            <text:p>Content Management \ Business Process Center<text:span text:style-name="T5"> \ </text:span><text:span text:style-name="T6">Publishing </text:span><text:span text:style-name="T6">Process\Disa</text:span><text:span text:style-name="T6">pprove</text:span></text:p>
          </table:table-cell>
          <table:table-cell table:style-name="ce150" office:value-type="string">
            <text:p>Creator disagree to edit content of task</text:p>
          </table:table-cell>
          <table:table-cell office:value-type="string">
            <text:p>Step 2: Show form to manage task</text:p>
          </table:table-cell>
          <table:table-cell office:value-type="string">
            <text:p>- Login by user is in <text:s/><text:tab/>validator:/platform/administrators</text:p>
            <text:p>- Go to <text:span text:style-name="T8">Business </text:span><text:span text:style-name="T8">Process </text:span><text:span text:style-name="T8">Center</text:span></text:p>
            <text:p>- Select 'Task controller' tab</text:p>
            <text:p>- Click 'manage' on a evaluation task of content validation process </text:p>
          </table:table-cell>
          <table:table-cell office:value-type="string">
            <text:p>- 'Task manager' form appears 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35">
          <table:table-cell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office:value-type="string">
            <text:p>FNC_ECMS_WKF_PUB_03</text:p>
          </table:table-cell>
          <table:table-cell table:formula="of:=IF(VALUE(MID([.F49];6;FIND(&quot;:&quot;;[.F49];1)-FIND(&quot; &quot;;[.F49];1)-1))&gt;VALUE(MID([.F48];6;FIND(&quot;:&quot;;[.F48];1)-FIND(&quot; &quot;;[.F48];1)-1));[.C48];[.C48]+1)" office:value-type="float" office:value="3">
            <text:p>003</text:p>
          </table:table-cell>
          <table:table-cell table:style-name="ce142" office:value-type="string">
            <text:p>Content Management \ Business Process Center<text:span text:style-name="T5"> \ </text:span><text:span text:style-name="T6">Publishing </text:span><text:span text:style-name="T6">Process\Disa</text:span><text:span text:style-name="T6">pprove</text:span></text:p>
          </table:table-cell>
          <table:table-cell table:style-name="ce150" office:value-type="string">
            <text:p>Creator disagree to edit content of task</text:p>
          </table:table-cell>
          <table:table-cell office:value-type="string">
            <text:p>Step 3:<text:span text:style-name="T7"> </text:span><text:span text:style-name="T7">Disapprove </text:span><text:span text:style-name="T7">task</text:span></text:p>
          </table:table-cell>
          <table:table-cell table:style-name="ce155" office:value-type="string">
            <text:p>- Select 'Task' tab</text:p>
            <text:p>- Change or don't change Publication starts time or Publication Ends time</text:p>
            <text:p>- Click Disapprove</text:p>
          </table:table-cell>
          <table:table-cell office:value-type="string">
            <text:p>- This task is removed in list task controller of validator </text:p>
            <text:p>- A “change request” task is sent back to creator</text:p>
            <text:p>- This document has still stored in <text:span text:style-name="T16">Validation </text:span><text:span text:style-name="T16">Requests </text:span><text:span text:style-name="T16">Documents </text:span><text:span text:style-name="T16">Center </text:span><text:span text:style-name="T16">Drive</text:span></text:p>
            <text:p/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38">
          <table:table-cell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office:value-type="string">
            <text:p>FNC_ECMS_WKF_PUB_03</text:p>
          </table:table-cell>
          <table:table-cell table:formula="of:=IF(VALUE(MID([.F50];6;FIND(&quot;:&quot;;[.F50];1)-FIND(&quot; &quot;;[.F50];1)-1))&gt;VALUE(MID([.F49];6;FIND(&quot;:&quot;;[.F49];1)-FIND(&quot; &quot;;[.F49];1)-1));[.C49];[.C49]+1)" office:value-type="float" office:value="3">
            <text:p>003</text:p>
          </table:table-cell>
          <table:table-cell table:style-name="ce142" office:value-type="string">
            <text:p>Content Management \ Business Process Center<text:span text:style-name="T5"> \ </text:span><text:span text:style-name="T6">Publishing </text:span><text:span text:style-name="T6">Process\Disa</text:span><text:span text:style-name="T6">pprove</text:span></text:p>
          </table:table-cell>
          <table:table-cell table:style-name="ce150" office:value-type="string">
            <text:p>Creator disagree to edit content of task</text:p>
          </table:table-cell>
          <table:table-cell office:value-type="string">
            <text:p>Step 4:Disagree to edit content of task</text:p>
          </table:table-cell>
          <table:table-cell office:value-type="string">
            <text:p>- Creator, <text:s/>who created document at step 1, login</text:p>
            <text:p>- Go to <text:span text:style-name="T8">Content </text:span><text:span text:style-name="T8">Managemen</text:span><text:span text:style-name="T8">t</text:span> and select <text:span text:style-name="T8">Business </text:span><text:span text:style-name="T8">Process </text:span><text:span text:style-name="T8">Center</text:span></text:p>
            <text:p>- Select 'Task Controller tab</text:p>
            <text:p>- Select change request task</text:p>
            <text:p><text:span text:style-name="T11">- select </text:span><text:span text:style-name="T11">'Task' tab</text:span></text:p>
            <text:p><text:span text:style-name="T11">- Click </text:span><text:span text:style-name="T11">Disagree</text:span></text:p>
          </table:table-cell>
          <table:table-cell office:value-type="string">
            <text:p>- Close this form</text:p>
            <text:p>- This task has remove in list task controller of creator.</text:p>
            <text:p>- This doc has still stored in “<text:span text:style-name="T2">Validation </text:span><text:span text:style-name="T2">Requests </text:span><text:span text:style-name="T2">Documents </text:span><text:span text:style-name="T2">Center </text:span><text:span text:style-name="T2">Drive”</text:span></text:p>
            <text:p>- The process of content – validation for a document is finish</text:p>
            <text:p/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39">
          <table:table-cell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office:value-type="string">
            <text:p>FNC_ECMS_WKF_PUB_03</text:p>
          </table:table-cell>
          <table:table-cell table:formula="of:=IF(VALUE(MID([.F51];6;FIND(&quot;:&quot;;[.F51];1)-FIND(&quot; &quot;;[.F51];1)-1))&gt;VALUE(MID([.F50];6;FIND(&quot;:&quot;;[.F50];1)-FIND(&quot; &quot;;[.F50];1)-1));[.C50];[.C50]+1)" office:value-type="float" office:value="3">
            <text:p>003</text:p>
          </table:table-cell>
          <table:table-cell table:style-name="ce142" office:value-type="string">
            <text:p>Content Management \ Business Process Center<text:span text:style-name="T5"> \ </text:span><text:span text:style-name="T6">Publishing </text:span><text:span text:style-name="T6">Process\Disa</text:span><text:span text:style-name="T6">pprove</text:span></text:p>
          </table:table-cell>
          <table:table-cell table:style-name="ce150" office:value-type="string">
            <text:p>Creator disagree to edit content of task</text:p>
          </table:table-cell>
          <table:table-cell office:value-type="string">
            <text:p>Step 5: Check finishing of process</text:p>
          </table:table-cell>
          <table:table-cell office:value-type="string">
            <text:p>- User is member in *:/organization/management/executive-board group, login</text:p>
            <text:p>- Select <text:span text:style-name="T8">Business </text:span><text:span text:style-name="T8">process </text:span><text:span text:style-name="T8">Administrat</text:span><text:span text:style-name="T8">or</text:span></text:p>
            <text:p>- Click on [monitor] tab</text:p>
            <text:p>- Select [content-validation] and click on view</text:p>
            <text:p>- View detail of [content-validation] for document which has created at step 1</text:p>
          </table:table-cell>
          <table:table-cell office:value-type="string">
            <text:p><text:span text:style-name="T12">- first row: </text:span><text:span text:style-name="T13">ID</text:span><text:span text:style-name="T12"> </text:span><text:span text:style-name="T12">= </text:span><text:span text:style-name="T13">” </text:span><text:span text:style-name="T12">task ID”, </text:span><text:span text:style-name="T13">Task name</text:span><text:span text:style-name="T12">: </text:span><text:span text:style-name="T12">start, </text:span><text:span text:style-name="T13">Actor </text:span><text:span text:style-name="T13">ID: </text:span><text:span text:style-name="T12">user who </text:span><text:span text:style-name="T12">creates </text:span><text:span text:style-name="T12">document; </text:span><text:span text:style-name="T13">End: </text:span><text:span text:style-name="T12">at the </text:span><text:span text:style-name="T12">time creator </text:span><text:span text:style-name="T12">creates </text:span><text:span text:style-name="T12">document</text:span></text:p>
            <text:p><text:span text:style-name="T13">- second </text:span><text:span text:style-name="T13">row: </text:span></text:p>
            <text:p><text:span text:style-name="T13">ID = ” </text:span><text:span text:style-name="T12">task </text:span><text:span text:style-name="T12">ID”</text:span><text:span text:style-name="T13">; Task </text:span><text:span text:style-name="T13">name: </text:span><text:span text:style-name="T12">evaluation, </text:span><text:span text:style-name="T13">Actor ID</text:span><text:span text:style-name="T12">: </text:span><text:span text:style-name="T12">“validator”,</text:span><text:span text:style-name="T13"> </text:span><text:span text:style-name="T13">End: </text:span><text:span text:style-name="T17">show </text:span><text:span text:style-name="T17">time when </text:span><text:span text:style-name="T17">validator </text:span><text:span text:style-name="T17">click [refuse]</text:span></text:p>
            <text:p><text:span text:style-name="T17">- the </text:span><text:span text:style-name="T18">third </text:span><text:span text:style-name="T18">row: ID</text:span><text:span text:style-name="T17"> = </text:span><text:span text:style-name="T17">task ID, </text:span><text:span text:style-name="T18">Task </text:span><text:span text:style-name="T18">name</text:span><text:span text:style-name="T17">: </text:span><text:span text:style-name="T17">change </text:span><text:span text:style-name="T17">request, </text:span><text:span text:style-name="T18">Actor ID: </text:span><text:span text:style-name="T17">user is </text:span><text:span text:style-name="T17">creator; </text:span><text:span text:style-name="T18">End: </text:span><text:span text:style-name="T17">show time </text:span><text:span text:style-name="T17">when creator </text:span><text:span text:style-name="T17">clicks </text:span><text:span text:style-name="T17">[disagree]</text:span>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9">
          <table:table-cell table:formula="of:=IF(VALUE(MID([.F52];6;FIND(&quot;:&quot;;[.F52];1)-FIND(&quot; &quot;;[.F52];1)-1))&gt;VALUE(MID([.F51];6;FIND(&quot;:&quot;;[.F51];1)-FIND(&quot; &quot;;[.F51];1)-1));&quot;&quot;;MAX([.A$7:.A51])+1)" office:value-type="float" office:value="15">
            <text:p>015</text:p>
          </table:table-cell>
          <table:table-cell table:style-name="ce128" office:value-type="string">
            <text:p>FNC_ECMS_WKF_PUB_04</text:p>
          </table:table-cell>
          <table:table-cell office:value-type="float" office:value="1">
            <text:p>001</text:p>
          </table:table-cell>
          <table:table-cell table:style-name="ce141" office:value-type="string">
            <text:p>Content Management \ Business Process Center<text:span text:style-name="T5"> \ </text:span><text:span text:style-name="T6">Publishing </text:span><text:span text:style-name="T6">Process\Del</text:span><text:span text:style-name="T6">egate</text:span></text:p>
          </table:table-cell>
          <table:table-cell table:style-name="ce147" office:value-type="string">
            <text:p>Delegate a task to other person</text:p>
          </table:table-cell>
          <table:table-cell office:value-type="string">
            <text:p>Step 1: Create node (document or upload file) in Validation Requests Documents Center drive</text:p>
          </table:table-cell>
          <table:table-cell table:style-name="ce155" office:value-type="string">
            <text:p>Create document or upload file in Validation Requests Documents Center drive</text:p>
          </table:table-cell>
          <table:table-cell office:value-type="string">
            <text:p>- Create document or upload file successfully</text:p>
            <text:p>- A request has sent to validator in Business Process Center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31">
          <table:table-cell table:formula="of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office:value-type="string">
            <text:p>FNC_ECMS_WKF_PUB_04</text:p>
          </table:table-cell>
          <table:table-cell table:formula="of:=IF(VALUE(MID([.F53];6;FIND(&quot;:&quot;;[.F53];1)-FIND(&quot; &quot;;[.F53];1)-1))&gt;VALUE(MID([.F52];6;FIND(&quot;:&quot;;[.F52];1)-FIND(&quot; &quot;;[.F52];1)-1));[.C52];[.C52]+1)" office:value-type="float" office:value="1">
            <text:p>001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Del</text:span><text:span text:style-name="T4">egate</text:span></text:p>
          </table:table-cell>
          <table:table-cell office:value-type="string">
            <text:p>Delegate a task to other person</text:p>
          </table:table-cell>
          <table:table-cell office:value-type="string">
            <text:p>Step 2: Show form to manage task</text:p>
          </table:table-cell>
          <table:table-cell office:value-type="string">
            <text:p>- Login by user is in <text:s/><text:tab/>validator:/platform/administrators</text:p>
            <text:p>- Go to <text:span text:style-name="T8">Business </text:span><text:span text:style-name="T8">Process </text:span><text:span text:style-name="T8">Center</text:span></text:p>
            <text:p>- Select 'Task controller' tab</text:p>
            <text:p>- Click 'manage' on a evaluation task of content validation process </text:p>
          </table:table-cell>
          <table:table-cell office:value-type="string">
            <text:p>- 'Task manager' form appears 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30">
          <table:table-cell table:formula="of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office:value-type="string">
            <text:p>FNC_ECMS_WKF_PUB_04</text:p>
          </table:table-cell>
          <table:table-cell table:formula="of:=IF(VALUE(MID([.F54];6;FIND(&quot;:&quot;;[.F54];1)-FIND(&quot; &quot;;[.F54];1)-1))&gt;VALUE(MID([.F53];6;FIND(&quot;:&quot;;[.F53];1)-FIND(&quot; &quot;;[.F53];1)-1));[.C53];[.C53]+1)" office:value-type="float" office:value="1">
            <text:p>001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Del</text:span><text:span text:style-name="T4">egate</text:span></text:p>
          </table:table-cell>
          <table:table-cell office:value-type="string">
            <text:p>Delegate a task to other person</text:p>
          </table:table-cell>
          <table:table-cell office:value-type="string">
            <text:p>Step 3: Delegate a <text:s/>other person</text:p>
          </table:table-cell>
          <table:table-cell office:value-type="string">
            <text:p>- On 'Task manager' form, select 'Task' tab,</text:p>
            <text:p>- Enter the name of person who is delegated in 'Delegate' field </text:p>
            <text:p>- Click on Delegate button</text:p>
          </table:table-cell>
          <table:table-cell office:value-type="string">
            <text:p>- This task is assigned to other person.</text:p>
            <text:p>- This document has still stored in [<text:span text:style-name="T2">Validation </text:span><text:span text:style-name="T2">Requests </text:span><text:span text:style-name="T2">Documents </text:span><text:span text:style-name="T2">Center Drive] </text:span>drive</text:p>
            <text:p/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9">
          <table:table-cell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office:value-type="string">
            <text:p>FNC_ECMS_WKF_PUB_04</text:p>
          </table:table-cell>
          <table:table-cell table:formula="of:=IF(VALUE(MID([.F55];6;FIND(&quot;:&quot;;[.F55];1)-FIND(&quot; &quot;;[.F55];1)-1))&gt;VALUE(MID([.F54];6;FIND(&quot;:&quot;;[.F54];1)-FIND(&quot; &quot;;[.F54];1)-1));[.C54];[.C54]+1)" office:value-type="float" office:value="1">
            <text:p>001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Del</text:span><text:span text:style-name="T4">egate</text:span></text:p>
          </table:table-cell>
          <table:table-cell office:value-type="string">
            <text:p>Delegate a task to other person</text:p>
          </table:table-cell>
          <table:table-cell office:value-type="string">
            <text:p>Step 4: Check assigned task </text:p>
          </table:table-cell>
          <table:table-cell office:value-type="string">
            <text:p>- Login by user who assign task</text:p>
            <text:p>- Go to <text:span text:style-name="T8">Business </text:span><text:span text:style-name="T8">Process </text:span><text:span text:style-name="T8">Center</text:span></text:p>
            <text:p>- Select 'Task controller' tab</text:p>
          </table:table-cell>
          <table:table-cell office:value-type="string">
            <text:p>All assigned tasks are displayed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40">
          <table:table-cell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office:value-type="string">
            <text:p>FNC_ECMS_WKF_PUB_04</text:p>
          </table:table-cell>
          <table:table-cell table:formula="of:=IF(VALUE(MID([.F56];6;FIND(&quot;:&quot;;[.F56];1)-FIND(&quot; &quot;;[.F56];1)-1))&gt;VALUE(MID([.F55];6;FIND(&quot;:&quot;;[.F55];1)-FIND(&quot; &quot;;[.F55];1)-1));[.C55];[.C55]+1)" office:value-type="float" office:value="1">
            <text:p>001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Del</text:span><text:span text:style-name="T4">egate</text:span></text:p>
          </table:table-cell>
          <table:table-cell office:value-type="string">
            <text:p>Delegate a task to other person</text:p>
          </table:table-cell>
          <table:table-cell office:value-type="string">
            <text:p>Step 5: Check displaying of detail process</text:p>
          </table:table-cell>
          <table:table-cell office:value-type="string">
            <text:p>- User is member in *:/organization/management/executive-board group, login</text:p>
            <text:p>- Select <text:span text:style-name="T8">Business </text:span><text:span text:style-name="T8">process </text:span><text:span text:style-name="T8">Administrat</text:span><text:span text:style-name="T8">or</text:span></text:p>
            <text:p>- Click on [monitor] tab</text:p>
            <text:p>- Select [content-validation] and click on view</text:p>
            <text:p>- View detail of [content-validation] for document which has created at step 1</text:p>
          </table:table-cell>
          <table:table-cell office:value-type="string">
            <text:p><text:span text:style-name="T12">- first row: </text:span><text:span text:style-name="T13">ID</text:span><text:span text:style-name="T12"> </text:span><text:span text:style-name="T12">= </text:span><text:span text:style-name="T13">” </text:span><text:span text:style-name="T12">task ID”, </text:span><text:span text:style-name="T13">Task name</text:span><text:span text:style-name="T12">: </text:span><text:span text:style-name="T12">start, </text:span><text:span text:style-name="T13">Actor </text:span><text:span text:style-name="T13">ID: </text:span><text:span text:style-name="T12">user who </text:span><text:span text:style-name="T12">creates </text:span><text:span text:style-name="T12">document; </text:span><text:span text:style-name="T13">End: </text:span><text:span text:style-name="T12">at the </text:span><text:span text:style-name="T12">time creator </text:span><text:span text:style-name="T12">creates </text:span><text:span text:style-name="T12">document</text:span></text:p>
            <text:p><text:span text:style-name="T13">- second </text:span><text:span text:style-name="T13">row: </text:span></text:p>
            <text:p><text:span text:style-name="T13">ID = ” </text:span><text:span text:style-name="T12">task </text:span><text:span text:style-name="T12">ID”</text:span><text:span text:style-name="T13">; Task </text:span><text:span text:style-name="T13">name: </text:span><text:span text:style-name="T12">evaluation, </text:span><text:span text:style-name="T13">Actor ID</text:span><text:span text:style-name="T12">: </text:span><text:span text:style-name="T12">“validator”,</text:span><text:span text:style-name="T13"> </text:span><text:span text:style-name="T13">End: </text:span><text:span text:style-name="T17">show </text:span><text:span text:style-name="T17">time when </text:span><text:span text:style-name="T17">validator </text:span><text:span text:style-name="T17">click </text:span><text:span text:style-name="T17">[improve]</text:span></text:p>
            <text:p><text:span text:style-name="T19">-</text:span><text:span text:style-name="T20"> the third </text:span><text:span text:style-name="T20">row:</text:span></text:p>
            <text:p><text:span text:style-name="T20">ID = </text:span><text:span text:style-name="T19">'task ID', </text:span><text:span text:style-name="T20">Task name: </text:span><text:span text:style-name="T19">assignment, </text:span><text:span text:style-name="T20">Actor ID: </text:span><text:span text:style-name="T19">person has </text:span><text:span text:style-name="T19">delegated, </text:span><text:span text:style-name="T20">End</text:span><text:span text:style-name="T19">: show </text:span><text:span text:style-name="T19">time when </text:span><text:span text:style-name="T19">validator </text:span><text:span text:style-name="T19">click on </text:span><text:span text:style-name="T19">[delegate]</text:span></text:p>
            <text:p><text:span text:style-name="T17">- 4</text:span><text:span text:style-name="T21">th</text:span><text:span text:style-name="T17"> row: </text:span></text:p>
            <text:p><text:span text:style-name="T18">ID = </text:span><text:span text:style-name="T17">“task </text:span><text:span text:style-name="T17">ID”, </text:span><text:span text:style-name="T18">task </text:span><text:span text:style-name="T18">name</text:span><text:span text:style-name="T17">: </text:span><text:span text:style-name="T17">evaluation, </text:span><text:span text:style-name="T18">Actor ID: </text:span><text:span text:style-name="T17">person has </text:span><text:span text:style-name="T17">delegated, </text:span><text:span text:style-name="T18">End : </text:span><text:span text:style-name="T17">Empty</text:span></text:p>
            <text:p><text:span text:style-name="T18"/>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9">
          <table:table-cell table:formula="of:=IF(VALUE(MID([.F57];6;FIND(&quot;:&quot;;[.F57];1)-FIND(&quot; &quot;;[.F57];1)-1))&gt;VALUE(MID([.F56];6;FIND(&quot;:&quot;;[.F56];1)-FIND(&quot; &quot;;[.F56];1)-1));&quot;&quot;;MAX([.A$7:.A56])+1)" office:value-type="float" office:value="16">
            <text:p>016</text:p>
          </table:table-cell>
          <table:table-cell office:value-type="string">
            <text:p>FNC_ECMS_WKF_PUB_04</text:p>
          </table:table-cell>
          <table:table-cell table:formula="of:=IF(VALUE(MID([.F57];6;FIND(&quot;:&quot;;[.F57];1)-FIND(&quot; &quot;;[.F57];1)-1))&gt;VALUE(MID([.F56];6;FIND(&quot;:&quot;;[.F56];1)-FIND(&quot; &quot;;[.F56];1)-1));[.C56];[.C56]+1)" office:value-type="float" office:value="2">
            <text:p>002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Del</text:span><text:span text:style-name="T4">egate</text:span></text:p>
          </table:table-cell>
          <table:table-cell table:style-name="ce147" office:value-type="string">
            <text:p>Delegate a task to other person by selecting user (1)</text:p>
          </table:table-cell>
          <table:table-cell office:value-type="string">
            <text:p>Step 1: Create node (document or upload file) in Validation Requests Documents Center drive</text:p>
          </table:table-cell>
          <table:table-cell table:style-name="ce155" office:value-type="string">
            <text:p>Create document or upload file in Validation Requests Documents Center drive</text:p>
          </table:table-cell>
          <table:table-cell office:value-type="string">
            <text:p>- Create document or upload file successfully</text:p>
            <text:p>- A request has sent to validator in Business Process Center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31">
          <table:table-cell table:formula="of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office:value-type="string">
            <text:p>FNC_ECMS_WKF_PUB_04</text:p>
          </table:table-cell>
          <table:table-cell table:formula="of:=IF(VALUE(MID([.F58];6;FIND(&quot;:&quot;;[.F58];1)-FIND(&quot; &quot;;[.F58];1)-1))&gt;VALUE(MID([.F57];6;FIND(&quot;:&quot;;[.F57];1)-FIND(&quot; &quot;;[.F57];1)-1));[.C57];[.C57]+1)" office:value-type="float" office:value="2">
            <text:p>002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Del</text:span><text:span text:style-name="T4">egate</text:span></text:p>
          </table:table-cell>
          <table:table-cell office:value-type="string">
            <text:p>Delegate a task to other person by selecting user (1)</text:p>
          </table:table-cell>
          <table:table-cell office:value-type="string">
            <text:p>Step 2: Show form to manage task</text:p>
          </table:table-cell>
          <table:table-cell office:value-type="string">
            <text:p>- Login by user is in <text:s/><text:tab/>validator:/platform/administrators</text:p>
            <text:p>- Go to <text:span text:style-name="T8">Business </text:span><text:span text:style-name="T8">Process </text:span><text:span text:style-name="T8">Center</text:span></text:p>
            <text:p>- Select 'Task controller' tab</text:p>
            <text:p>- Click 'manage' on a evaluation task of content validation process </text:p>
          </table:table-cell>
          <table:table-cell office:value-type="string">
            <text:p>- 'Task manager' form appears 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1">
          <table:table-cell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office:value-type="string">
            <text:p>FNC_ECMS_WKF_PUB_04</text:p>
          </table:table-cell>
          <table:table-cell table:formula="of:=IF(VALUE(MID([.F59];6;FIND(&quot;:&quot;;[.F59];1)-FIND(&quot; &quot;;[.F59];1)-1))&gt;VALUE(MID([.F58];6;FIND(&quot;:&quot;;[.F58];1)-FIND(&quot; &quot;;[.F58];1)-1));[.C58];[.C58]+1)" office:value-type="float" office:value="2">
            <text:p>002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Del</text:span><text:span text:style-name="T4">egate</text:span></text:p>
          </table:table-cell>
          <table:table-cell office:value-type="string">
            <text:p>Delegate a task to other person by selecting user (1)</text:p>
          </table:table-cell>
          <table:table-cell office:value-type="string">
            <text:p>Step 3: Open form to select user</text:p>
          </table:table-cell>
          <table:table-cell office:value-type="string">
            <text:p>- On 'Task manager' form, select 'Task' tab,</text:p>
            <text:p>- Click on 'Select user' icon</text:p>
            <text:p/>
          </table:table-cell>
          <table:table-cell office:value-type="string">
            <text:p>Select user pop-up appears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41">
          <table:table-cell table:formula="of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office:value-type="string">
            <text:p>FNC_ECMS_WKF_PUB_04</text:p>
          </table:table-cell>
          <table:table-cell table:formula="of:=IF(VALUE(MID([.F60];6;FIND(&quot;:&quot;;[.F60];1)-FIND(&quot; &quot;;[.F60];1)-1))&gt;VALUE(MID([.F59];6;FIND(&quot;:&quot;;[.F59];1)-FIND(&quot; &quot;;[.F59];1)-1));[.C59];[.C59]+1)" office:value-type="float" office:value="2">
            <text:p>002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Del</text:span><text:span text:style-name="T4">egate</text:span></text:p>
          </table:table-cell>
          <table:table-cell office:value-type="string">
            <text:p>Delegate a task to other person by selecting user (1)</text:p>
          </table:table-cell>
          <table:table-cell office:value-type="string">
            <text:p>Step 4: Delegate task to other person</text:p>
          </table:table-cell>
          <table:table-cell office:value-type="string">
            <text:p>- Select user in the list</text:p>
            <text:p>- In 'Task Manager' pop-up, click on 'Delegate button</text:p>
          </table:table-cell>
          <table:table-cell office:value-type="string">
            <text:p>This task is assigned to other person.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41">
          <table:table-cell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office:value-type="string">
            <text:p>FNC_ECMS_WKF_PUB_04</text:p>
          </table:table-cell>
          <table:table-cell table:formula="of:=IF(VALUE(MID([.F61];6;FIND(&quot;:&quot;;[.F61];1)-FIND(&quot; &quot;;[.F61];1)-1))&gt;VALUE(MID([.F60];6;FIND(&quot;:&quot;;[.F60];1)-FIND(&quot; &quot;;[.F60];1)-1));[.C60];[.C60]+1)" office:value-type="float" office:value="2">
            <text:p>002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Del</text:span><text:span text:style-name="T4">egate</text:span></text:p>
          </table:table-cell>
          <table:table-cell office:value-type="string">
            <text:p>Delegate a task to other person by selecting user (1)</text:p>
          </table:table-cell>
          <table:table-cell office:value-type="string">
            <text:p>Step 5: Check assigned task </text:p>
          </table:table-cell>
          <table:table-cell office:value-type="string">
            <text:p>- Login by user who assign task</text:p>
            <text:p>- Go to <text:span text:style-name="T8">Business </text:span><text:span text:style-name="T8">Process </text:span><text:span text:style-name="T8">Center</text:span></text:p>
            <text:p>- Select 'Task controller' tab</text:p>
          </table:table-cell>
          <table:table-cell office:value-type="string">
            <text:p>All assigned tasks are displayed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42">
          <table:table-cell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office:value-type="string">
            <text:p>FNC_ECMS_WKF_PUB_04</text:p>
          </table:table-cell>
          <table:table-cell table:formula="of:=IF(VALUE(MID([.F62];6;FIND(&quot;:&quot;;[.F62];1)-FIND(&quot; &quot;;[.F62];1)-1))&gt;VALUE(MID([.F61];6;FIND(&quot;:&quot;;[.F61];1)-FIND(&quot; &quot;;[.F61];1)-1));[.C61];[.C61]+1)" office:value-type="float" office:value="2">
            <text:p>002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Del</text:span><text:span text:style-name="T4">egate</text:span></text:p>
          </table:table-cell>
          <table:table-cell office:value-type="string">
            <text:p>Delegate a task to other person by selecting user (1)</text:p>
          </table:table-cell>
          <table:table-cell office:value-type="string">
            <text:p>Step 6: Check displaying of detail process</text:p>
          </table:table-cell>
          <table:table-cell office:value-type="string">
            <text:p>- User is member in *:/organization/management/executive-board group, login</text:p>
            <text:p>- Select <text:span text:style-name="T8">Business </text:span><text:span text:style-name="T8">process </text:span><text:span text:style-name="T8">Administrat</text:span><text:span text:style-name="T8">or</text:span></text:p>
            <text:p>- Click on [monitor] tab</text:p>
            <text:p>- Select [content-validation] and click on view</text:p>
            <text:p>- View detail of [content-validation] for document which has created at step 1</text:p>
          </table:table-cell>
          <table:table-cell office:value-type="string">
            <text:p><text:span text:style-name="T12">- first row: </text:span><text:span text:style-name="T13">ID</text:span><text:span text:style-name="T12"> </text:span><text:span text:style-name="T12">= </text:span><text:span text:style-name="T13">” </text:span><text:span text:style-name="T12">task ID”, </text:span><text:span text:style-name="T13">Task name</text:span><text:span text:style-name="T12">: </text:span><text:span text:style-name="T12">start, </text:span><text:span text:style-name="T13">Actor </text:span><text:span text:style-name="T13">ID: </text:span><text:span text:style-name="T12">user who </text:span><text:span text:style-name="T12">creates </text:span><text:span text:style-name="T12">document; </text:span><text:span text:style-name="T13">End: </text:span><text:span text:style-name="T12">at the </text:span><text:span text:style-name="T12">time creator </text:span><text:span text:style-name="T12">creates </text:span><text:span text:style-name="T12">document</text:span></text:p>
            <text:p><text:span text:style-name="T13">- second </text:span><text:span text:style-name="T13">row: </text:span></text:p>
            <text:p><text:span text:style-name="T13">ID = ” </text:span><text:span text:style-name="T12">task </text:span><text:span text:style-name="T12">ID”</text:span><text:span text:style-name="T13">; Task </text:span><text:span text:style-name="T13">name: </text:span><text:span text:style-name="T12">evaluation, </text:span><text:span text:style-name="T13">Actor ID</text:span><text:span text:style-name="T12">: </text:span><text:span text:style-name="T12">“validator”,</text:span><text:span text:style-name="T13"> </text:span><text:span text:style-name="T13">End: </text:span><text:span text:style-name="T17">show </text:span><text:span text:style-name="T17">time when </text:span><text:span text:style-name="T17">validator </text:span><text:span text:style-name="T17">click </text:span><text:span text:style-name="T17">[improve]</text:span></text:p>
            <text:p><text:span text:style-name="T19">-</text:span><text:span text:style-name="T20"> the third </text:span><text:span text:style-name="T20">row:</text:span></text:p>
            <text:p><text:span text:style-name="T20">ID = </text:span><text:span text:style-name="T19">'task ID', </text:span><text:span text:style-name="T20">Task name: </text:span><text:span text:style-name="T19">assignment, </text:span><text:span text:style-name="T20">Actor ID: </text:span><text:span text:style-name="T19">person has </text:span><text:span text:style-name="T19">delegated, </text:span><text:span text:style-name="T20">End</text:span><text:span text:style-name="T19">: show </text:span><text:span text:style-name="T19">time when </text:span><text:span text:style-name="T19">validator </text:span><text:span text:style-name="T19">click on </text:span><text:span text:style-name="T19">[delegate]</text:span></text:p>
            <text:p><text:span text:style-name="T17">- 4</text:span><text:span text:style-name="T21">th</text:span><text:span text:style-name="T17"> row: </text:span></text:p>
            <text:p><text:span text:style-name="T18">ID = </text:span><text:span text:style-name="T17">“task </text:span><text:span text:style-name="T17">ID”, </text:span><text:span text:style-name="T18">task </text:span><text:span text:style-name="T18">name</text:span><text:span text:style-name="T17">: </text:span><text:span text:style-name="T17">evaluation, </text:span><text:span text:style-name="T18">Actor ID: </text:span><text:span text:style-name="T17">person has </text:span><text:span text:style-name="T17">delegated, </text:span><text:span text:style-name="T18">End : </text:span><text:span text:style-name="T17">Empty</text:span></text:p>
            <text:p><text:span text:style-name="T18"/>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41">
          <table:table-cell table:formula="of:=IF(VALUE(MID([.F63];6;FIND(&quot;:&quot;;[.F63];1)-FIND(&quot; &quot;;[.F63];1)-1))&gt;VALUE(MID([.F62];6;FIND(&quot;:&quot;;[.F62];1)-FIND(&quot; &quot;;[.F62];1)-1));&quot;&quot;;MAX([.A$7:.A62])+1)" office:value-type="float" office:value="17">
            <text:p>017</text:p>
          </table:table-cell>
          <table:table-cell office:value-type="string">
            <text:p>FNC_ECMS_WKF_PUB_04</text:p>
          </table:table-cell>
          <table:table-cell table:formula="of:=IF(VALUE(MID([.F63];6;FIND(&quot;:&quot;;[.F63];1)-FIND(&quot; &quot;;[.F63];1)-1))&gt;VALUE(MID([.F62];6;FIND(&quot;:&quot;;[.F62];1)-FIND(&quot; &quot;;[.F62];1)-1));[.C62];[.C62]+1)" office:value-type="float" office:value="3">
            <text:p>003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Del</text:span><text:span text:style-name="T4">egate</text:span></text:p>
          </table:table-cell>
          <table:table-cell table:style-name="ce147" office:value-type="string">
            <text:p>Delegate a task to other person by selecting user (2)</text:p>
          </table:table-cell>
          <table:table-cell office:value-type="string">
            <text:p>Step 1: Create node (document or upload file) in Validation Requests Documents Center drive</text:p>
          </table:table-cell>
          <table:table-cell table:style-name="ce155" office:value-type="string">
            <text:p>Create document or upload file in Validation Requests Documents Center drive</text:p>
          </table:table-cell>
          <table:table-cell office:value-type="string">
            <text:p>- Create document or upload file successfully</text:p>
            <text:p>- A request has sent to validator in Business Process Center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43">
          <table:table-cell table:formula="of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office:value-type="string">
            <text:p>FNC_ECMS_WKF_PUB_04</text:p>
          </table:table-cell>
          <table:table-cell table:formula="of:=IF(VALUE(MID([.F64];6;FIND(&quot;:&quot;;[.F64];1)-FIND(&quot; &quot;;[.F64];1)-1))&gt;VALUE(MID([.F63];6;FIND(&quot;:&quot;;[.F63];1)-FIND(&quot; &quot;;[.F63];1)-1));[.C63];[.C63]+1)" office:value-type="float" office:value="3">
            <text:p>003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Del</text:span><text:span text:style-name="T4">egate</text:span></text:p>
          </table:table-cell>
          <table:table-cell office:value-type="string">
            <text:p>Delegate a task to other person by selecting user (2)</text:p>
          </table:table-cell>
          <table:table-cell office:value-type="string">
            <text:p>Step 2: Show form to manage task</text:p>
          </table:table-cell>
          <table:table-cell office:value-type="string">
            <text:p>- Login by user is in <text:s/><text:tab/>validator:/platform/administrators</text:p>
            <text:p>- Go to <text:span text:style-name="T8">Business </text:span><text:span text:style-name="T8">Process </text:span><text:span text:style-name="T8">Center</text:span></text:p>
            <text:p>- Select 'Task controller' tab</text:p>
            <text:p>- Click 'manage' on a evaluation task of content validation process </text:p>
          </table:table-cell>
          <table:table-cell office:value-type="string">
            <text:p>- 'Task manager' form appears 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41">
          <table:table-cell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office:value-type="string">
            <text:p>FNC_ECMS_WKF_PUB_04</text:p>
          </table:table-cell>
          <table:table-cell table:formula="of:=IF(VALUE(MID([.F65];6;FIND(&quot;:&quot;;[.F65];1)-FIND(&quot; &quot;;[.F65];1)-1))&gt;VALUE(MID([.F64];6;FIND(&quot;:&quot;;[.F64];1)-FIND(&quot; &quot;;[.F64];1)-1));[.C64];[.C64]+1)" office:value-type="float" office:value="3">
            <text:p>003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Del</text:span><text:span text:style-name="T4">egate</text:span></text:p>
          </table:table-cell>
          <table:table-cell office:value-type="string">
            <text:p>Delegate a task to other person by selecting user (2)</text:p>
          </table:table-cell>
          <table:table-cell office:value-type="string">
            <text:p>Step 3: Open form to select user</text:p>
          </table:table-cell>
          <table:table-cell office:value-type="string">
            <text:p>- On 'Task manager' form, select 'Task' tab,</text:p>
            <text:p>- Click on 'Select user' icon</text:p>
            <text:p/>
          </table:table-cell>
          <table:table-cell office:value-type="string">
            <text:p>Select user pop-up appears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41">
          <table:table-cell table:formula="of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office:value-type="string">
            <text:p>FNC_ECMS_WKF_PUB_04</text:p>
          </table:table-cell>
          <table:table-cell table:formula="of:=IF(VALUE(MID([.F66];6;FIND(&quot;:&quot;;[.F66];1)-FIND(&quot; &quot;;[.F66];1)-1))&gt;VALUE(MID([.F65];6;FIND(&quot;:&quot;;[.F65];1)-FIND(&quot; &quot;;[.F65];1)-1));[.C65];[.C65]+1)" office:value-type="float" office:value="3">
            <text:p>003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Del</text:span><text:span text:style-name="T4">egate</text:span></text:p>
          </table:table-cell>
          <table:table-cell office:value-type="string">
            <text:p>Delegate a task to other person by selecting user (2)</text:p>
          </table:table-cell>
          <table:table-cell office:value-type="string">
            <text:p>Step 4: Delegate task to other person</text:p>
          </table:table-cell>
          <table:table-cell office:value-type="string">
            <text:p>- Put the name of the group in 'Group' field</text:p>
            <text:p>- Select user in this group to delegate</text:p>
            <text:p>- In 'Task Manager' pop-up, click on 'Delegate button</text:p>
          </table:table-cell>
          <table:table-cell office:value-type="string">
            <text:p>This task is assigned to other person.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41">
          <table:table-cell table:formula="of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office:value-type="string">
            <text:p>FNC_ECMS_WKF_PUB_04</text:p>
          </table:table-cell>
          <table:table-cell table:formula="of:=IF(VALUE(MID([.F67];6;FIND(&quot;:&quot;;[.F67];1)-FIND(&quot; &quot;;[.F67];1)-1))&gt;VALUE(MID([.F66];6;FIND(&quot;:&quot;;[.F66];1)-FIND(&quot; &quot;;[.F66];1)-1));[.C66];[.C66]+1)" office:value-type="float" office:value="3">
            <text:p>003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Del</text:span><text:span text:style-name="T4">egate</text:span></text:p>
          </table:table-cell>
          <table:table-cell office:value-type="string">
            <text:p>Delegate a task to other person by selecting user (2)</text:p>
          </table:table-cell>
          <table:table-cell office:value-type="string">
            <text:p>Step 5: Check assigned task </text:p>
          </table:table-cell>
          <table:table-cell office:value-type="string">
            <text:p>- Login by user who assign task</text:p>
            <text:p>- Go to <text:span text:style-name="T8">Business </text:span><text:span text:style-name="T8">Process </text:span><text:span text:style-name="T8">Center</text:span></text:p>
            <text:p>- Select 'Task controller' tab</text:p>
          </table:table-cell>
          <table:table-cell office:value-type="string">
            <text:p>All assigned tasks are displayed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41">
          <table:table-cell table:formula="of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office:value-type="string">
            <text:p>FNC_ECMS_WKF_PUB_04</text:p>
          </table:table-cell>
          <table:table-cell table:formula="of:=IF(VALUE(MID([.F68];6;FIND(&quot;:&quot;;[.F68];1)-FIND(&quot; &quot;;[.F68];1)-1))&gt;VALUE(MID([.F67];6;FIND(&quot;:&quot;;[.F67];1)-FIND(&quot; &quot;;[.F67];1)-1));[.C67];[.C67]+1)" office:value-type="float" office:value="3">
            <text:p>003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Del</text:span><text:span text:style-name="T4">egate</text:span></text:p>
          </table:table-cell>
          <table:table-cell office:value-type="string">
            <text:p>Delegate a task to other person by selecting user (2)</text:p>
          </table:table-cell>
          <table:table-cell office:value-type="string">
            <text:p>Step 6: Check displaying of detail process</text:p>
          </table:table-cell>
          <table:table-cell office:value-type="string">
            <text:p>- User is member in *:/organization/management/executive-board group, login</text:p>
            <text:p>- Select <text:span text:style-name="T8">Business </text:span><text:span text:style-name="T8">process </text:span><text:span text:style-name="T8">Administrat</text:span><text:span text:style-name="T8">or</text:span></text:p>
            <text:p>- Click on [monitor] tab</text:p>
            <text:p>- Select [content-validation] and click on view</text:p>
            <text:p>- View detail of [content-validation] for document which has created at step 1</text:p>
          </table:table-cell>
          <table:table-cell office:value-type="string">
            <text:p><text:span text:style-name="T12">- first row: </text:span><text:span text:style-name="T13">ID</text:span><text:span text:style-name="T12"> </text:span><text:span text:style-name="T12">= </text:span><text:span text:style-name="T13">” </text:span><text:span text:style-name="T12">task ID”, </text:span><text:span text:style-name="T13">Task name</text:span><text:span text:style-name="T12">: </text:span><text:span text:style-name="T12">start, </text:span><text:span text:style-name="T13">Actor </text:span><text:span text:style-name="T13">ID: </text:span><text:span text:style-name="T12">user who </text:span><text:span text:style-name="T12">creates </text:span><text:span text:style-name="T12">document; </text:span><text:span text:style-name="T13">End: </text:span><text:span text:style-name="T12">at the </text:span><text:span text:style-name="T12">time creator </text:span><text:span text:style-name="T12">creates </text:span><text:span text:style-name="T12">document</text:span></text:p>
            <text:p><text:span text:style-name="T13">- second </text:span><text:span text:style-name="T13">row: </text:span></text:p>
            <text:p><text:span text:style-name="T13">ID = ” </text:span><text:span text:style-name="T12">task </text:span><text:span text:style-name="T12">ID”</text:span><text:span text:style-name="T13">; Task </text:span><text:span text:style-name="T13">name: </text:span><text:span text:style-name="T12">evaluation, </text:span><text:span text:style-name="T13">Actor ID</text:span><text:span text:style-name="T12">: </text:span><text:span text:style-name="T12">“validator”,</text:span><text:span text:style-name="T13"> </text:span><text:span text:style-name="T13">End: </text:span><text:span text:style-name="T17">show </text:span><text:span text:style-name="T17">time when </text:span><text:span text:style-name="T17">validator </text:span><text:span text:style-name="T17">click </text:span><text:span text:style-name="T17">[improve]</text:span></text:p>
            <text:p><text:span text:style-name="T19">-</text:span><text:span text:style-name="T20"> the third </text:span><text:span text:style-name="T20">row:</text:span></text:p>
            <text:p><text:span text:style-name="T20">ID = </text:span><text:span text:style-name="T19">'task ID', </text:span><text:span text:style-name="T20">Task name: </text:span><text:span text:style-name="T19">assignment, </text:span><text:span text:style-name="T20">Actor ID: </text:span><text:span text:style-name="T19">person has </text:span><text:span text:style-name="T19">delegated, </text:span><text:span text:style-name="T20">End</text:span><text:span text:style-name="T19">: show </text:span><text:span text:style-name="T19">time when </text:span><text:span text:style-name="T19">validator </text:span><text:span text:style-name="T19">click on </text:span><text:span text:style-name="T19">[delegate]</text:span></text:p>
            <text:p><text:span text:style-name="T17">- 4</text:span><text:span text:style-name="T21">th</text:span><text:span text:style-name="T17"> row: </text:span></text:p>
            <text:p><text:span text:style-name="T18">ID = </text:span><text:span text:style-name="T17">“task </text:span><text:span text:style-name="T17">ID”, </text:span><text:span text:style-name="T18">task </text:span><text:span text:style-name="T18">name</text:span><text:span text:style-name="T17">: </text:span><text:span text:style-name="T17">evaluation, </text:span><text:span text:style-name="T18">Actor ID: </text:span><text:span text:style-name="T17">person has </text:span><text:span text:style-name="T17">delegated, </text:span><text:span text:style-name="T18">End : </text:span><text:span text:style-name="T17">Empty</text:span></text:p>
            <text:p><text:span text:style-name="T18"/>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41">
          <table:table-cell table:formula="of:=IF(VALUE(MID([.F69];6;FIND(&quot;:&quot;;[.F69];1)-FIND(&quot; &quot;;[.F69];1)-1))&gt;VALUE(MID([.F68];6;FIND(&quot;:&quot;;[.F68];1)-FIND(&quot; &quot;;[.F68];1)-1));&quot;&quot;;MAX([.A$7:.A68])+1)" office:value-type="float" office:value="18">
            <text:p>018</text:p>
          </table:table-cell>
          <table:table-cell office:value-type="string">
            <text:p>FNC_ECMS_WKF_PUB_04</text:p>
          </table:table-cell>
          <table:table-cell table:formula="of:=IF(VALUE(MID([.F69];6;FIND(&quot;:&quot;;[.F69];1)-FIND(&quot; &quot;;[.F69];1)-1))&gt;VALUE(MID([.F68];6;FIND(&quot;:&quot;;[.F68];1)-FIND(&quot; &quot;;[.F68];1)-1));[.C68];[.C68]+1)" office:value-type="float" office:value="4">
            <text:p>004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Del</text:span><text:span text:style-name="T4">egate</text:span></text:p>
          </table:table-cell>
          <table:table-cell table:style-name="ce147" office:value-type="string">
            <text:p>Delegate a task to other person by selecting user (3)</text:p>
          </table:table-cell>
          <table:table-cell office:value-type="string">
            <text:p>Step 1: Create node (document or upload file) in Validation Requests Documents Center drive</text:p>
          </table:table-cell>
          <table:table-cell table:style-name="ce155" office:value-type="string">
            <text:p>Create document or upload file in Validation Requests Documents Center drive</text:p>
          </table:table-cell>
          <table:table-cell office:value-type="string">
            <text:p>- Create document or upload file successfully</text:p>
            <text:p>- A request has sent to validator in Business Process Center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41">
          <table:table-cell table:formula="of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office:value-type="string">
            <text:p>FNC_ECMS_WKF_PUB_04</text:p>
          </table:table-cell>
          <table:table-cell table:formula="of:=IF(VALUE(MID([.F70];6;FIND(&quot;:&quot;;[.F70];1)-FIND(&quot; &quot;;[.F70];1)-1))&gt;VALUE(MID([.F69];6;FIND(&quot;:&quot;;[.F69];1)-FIND(&quot; &quot;;[.F69];1)-1));[.C69];[.C69]+1)" office:value-type="float" office:value="4">
            <text:p>004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Del</text:span><text:span text:style-name="T4">egate</text:span></text:p>
          </table:table-cell>
          <table:table-cell office:value-type="string">
            <text:p>Delegate a task to other person by selecting user (3)</text:p>
          </table:table-cell>
          <table:table-cell office:value-type="string">
            <text:p>Step 2: Show form to manage task</text:p>
          </table:table-cell>
          <table:table-cell office:value-type="string">
            <text:p>- Login by user is in <text:s/><text:tab/>validator:/platform/administrators</text:p>
            <text:p>- Go to <text:span text:style-name="T8">Business </text:span><text:span text:style-name="T8">Process </text:span><text:span text:style-name="T8">Center</text:span></text:p>
            <text:p>- Select 'Task controller' tab</text:p>
            <text:p>- Click 'manage' on a evaluation task of content validation process </text:p>
          </table:table-cell>
          <table:table-cell office:value-type="string">
            <text:p>- 'Task manager' form appears 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41">
          <table:table-cell table:formula="of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office:value-type="string">
            <text:p>FNC_ECMS_WKF_PUB_04</text:p>
          </table:table-cell>
          <table:table-cell table:formula="of:=IF(VALUE(MID([.F71];6;FIND(&quot;:&quot;;[.F71];1)-FIND(&quot; &quot;;[.F71];1)-1))&gt;VALUE(MID([.F70];6;FIND(&quot;:&quot;;[.F70];1)-FIND(&quot; &quot;;[.F70];1)-1));[.C70];[.C70]+1)" office:value-type="float" office:value="4">
            <text:p>004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Del</text:span><text:span text:style-name="T4">egate</text:span></text:p>
          </table:table-cell>
          <table:table-cell office:value-type="string">
            <text:p>Delegate a task to other person by selecting user (3)</text:p>
          </table:table-cell>
          <table:table-cell office:value-type="string">
            <text:p>Step 3: Open form to select user</text:p>
          </table:table-cell>
          <table:table-cell office:value-type="string">
            <text:p>- On 'Task manager' form, select 'Task' tab,</text:p>
            <text:p>- Click on 'Select user' icon</text:p>
            <text:p/>
          </table:table-cell>
          <table:table-cell office:value-type="string">
            <text:p>Select user pop-up appears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44">
          <table:table-cell table:formula="of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office:value-type="string">
            <text:p>FNC_ECMS_WKF_PUB_04</text:p>
          </table:table-cell>
          <table:table-cell table:formula="of:=IF(VALUE(MID([.F72];6;FIND(&quot;:&quot;;[.F72];1)-FIND(&quot; &quot;;[.F72];1)-1))&gt;VALUE(MID([.F71];6;FIND(&quot;:&quot;;[.F71];1)-FIND(&quot; &quot;;[.F71];1)-1));[.C71];[.C71]+1)" office:value-type="float" office:value="4">
            <text:p>004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Del</text:span><text:span text:style-name="T4">egate</text:span></text:p>
          </table:table-cell>
          <table:table-cell office:value-type="string">
            <text:p>Delegate a task to other person by selecting user (3)</text:p>
          </table:table-cell>
          <table:table-cell office:value-type="string">
            <text:p>Step 4: Delegate task to other person</text:p>
          </table:table-cell>
          <table:table-cell office:value-type="string">
            <text:p>- Click 'Search' icon to browse groups of users and select one of these groups</text:p>
            <text:p>- Select user in this group to delegate</text:p>
            <text:p>- In 'Task Manager' pop-up, click on 'Delegate button</text:p>
          </table:table-cell>
          <table:table-cell office:value-type="string">
            <text:p>This task is assigned to other person.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41">
          <table:table-cell table:formula="of:=IF(VALUE(MID([.F73];6;FIND(&quot;:&quot;;[.F73];1)-FIND(&quot; &quot;;[.F73];1)-1))&gt;VALUE(MID([.F72];6;FIND(&quot;:&quot;;[.F72];1)-FIND(&quot; &quot;;[.F72];1)-1));&quot;&quot;;MAX([.A$7:.A72])+1)">
            <text:p/>
          </table:table-cell>
          <table:table-cell office:value-type="string">
            <text:p>FNC_ECMS_WKF_PUB_04</text:p>
          </table:table-cell>
          <table:table-cell table:formula="of:=IF(VALUE(MID([.F73];6;FIND(&quot;:&quot;;[.F73];1)-FIND(&quot; &quot;;[.F73];1)-1))&gt;VALUE(MID([.F72];6;FIND(&quot;:&quot;;[.F72];1)-FIND(&quot; &quot;;[.F72];1)-1));[.C72];[.C72]+1)" office:value-type="float" office:value="4">
            <text:p>004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Del</text:span><text:span text:style-name="T4">egate</text:span></text:p>
          </table:table-cell>
          <table:table-cell office:value-type="string">
            <text:p>Delegate a task to other person by selecting user (3)</text:p>
          </table:table-cell>
          <table:table-cell office:value-type="string">
            <text:p>Step 5: Check assigned task </text:p>
          </table:table-cell>
          <table:table-cell office:value-type="string">
            <text:p>- Login by user who assign task</text:p>
            <text:p>- Go to <text:span text:style-name="T8">Business </text:span><text:span text:style-name="T8">Process </text:span><text:span text:style-name="T8">Center</text:span></text:p>
            <text:p>- Select 'Task controller' tab</text:p>
          </table:table-cell>
          <table:table-cell office:value-type="string">
            <text:p>All assigned tasks are displayed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41">
          <table:table-cell table:formula="of:=IF(VALUE(MID([.F74];6;FIND(&quot;:&quot;;[.F74];1)-FIND(&quot; &quot;;[.F74];1)-1))&gt;VALUE(MID([.F73];6;FIND(&quot;:&quot;;[.F73];1)-FIND(&quot; &quot;;[.F73];1)-1));&quot;&quot;;MAX([.A$7:.A73])+1)">
            <text:p/>
          </table:table-cell>
          <table:table-cell office:value-type="string">
            <text:p>FNC_ECMS_WKF_PUB_04</text:p>
          </table:table-cell>
          <table:table-cell table:formula="of:=IF(VALUE(MID([.F74];6;FIND(&quot;:&quot;;[.F74];1)-FIND(&quot; &quot;;[.F74];1)-1))&gt;VALUE(MID([.F73];6;FIND(&quot;:&quot;;[.F73];1)-FIND(&quot; &quot;;[.F73];1)-1));[.C73];[.C73]+1)" office:value-type="float" office:value="4">
            <text:p>004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Del</text:span><text:span text:style-name="T4">egate</text:span></text:p>
          </table:table-cell>
          <table:table-cell office:value-type="string">
            <text:p>Delegate a task to other person by selecting user (3)</text:p>
          </table:table-cell>
          <table:table-cell office:value-type="string">
            <text:p>Step 6: Check displaying of detail process</text:p>
          </table:table-cell>
          <table:table-cell office:value-type="string">
            <text:p>- User is member in *:/organization/management/executive-board group, login</text:p>
            <text:p>- Select <text:span text:style-name="T8">Business </text:span><text:span text:style-name="T8">process </text:span><text:span text:style-name="T8">Administrat</text:span><text:span text:style-name="T8">or</text:span></text:p>
            <text:p>- Click on [monitor] tab</text:p>
            <text:p>- Select [content-validation] and click on view</text:p>
            <text:p>- View detail of [content-validation] for document which has created at step 1</text:p>
          </table:table-cell>
          <table:table-cell office:value-type="string">
            <text:p><text:span text:style-name="T12">- first row: </text:span><text:span text:style-name="T13">ID</text:span><text:span text:style-name="T12"> </text:span><text:span text:style-name="T12">= </text:span><text:span text:style-name="T13">” </text:span><text:span text:style-name="T12">task ID”, </text:span><text:span text:style-name="T13">Task name</text:span><text:span text:style-name="T12">: </text:span><text:span text:style-name="T12">start, </text:span><text:span text:style-name="T13">Actor </text:span><text:span text:style-name="T13">ID: </text:span><text:span text:style-name="T12">user who </text:span><text:span text:style-name="T12">creates </text:span><text:span text:style-name="T12">document; </text:span><text:span text:style-name="T13">End: </text:span><text:span text:style-name="T12">at the </text:span><text:span text:style-name="T12">time creator </text:span><text:span text:style-name="T12">creates </text:span><text:span text:style-name="T12">document</text:span></text:p>
            <text:p><text:span text:style-name="T13">- second </text:span><text:span text:style-name="T13">row: </text:span></text:p>
            <text:p><text:span text:style-name="T13">ID = ” </text:span><text:span text:style-name="T12">task </text:span><text:span text:style-name="T12">ID”</text:span><text:span text:style-name="T13">; Task </text:span><text:span text:style-name="T13">name: </text:span><text:span text:style-name="T12">evaluation, </text:span><text:span text:style-name="T13">Actor ID</text:span><text:span text:style-name="T12">: </text:span><text:span text:style-name="T12">“validator”,</text:span><text:span text:style-name="T13"> </text:span><text:span text:style-name="T13">End: </text:span><text:span text:style-name="T17">show </text:span><text:span text:style-name="T17">time when </text:span><text:span text:style-name="T17">validator </text:span><text:span text:style-name="T17">click </text:span><text:span text:style-name="T17">[improve]</text:span></text:p>
            <text:p><text:span text:style-name="T19">-</text:span><text:span text:style-name="T20"> the third </text:span><text:span text:style-name="T20">row:</text:span></text:p>
            <text:p><text:span text:style-name="T20">ID = </text:span><text:span text:style-name="T19">'task ID', </text:span><text:span text:style-name="T20">Task name: </text:span><text:span text:style-name="T19">assignment, </text:span><text:span text:style-name="T20">Actor ID: </text:span><text:span text:style-name="T19">person has </text:span><text:span text:style-name="T19">delegated, </text:span><text:span text:style-name="T20">End</text:span><text:span text:style-name="T19">: show </text:span><text:span text:style-name="T19">time when </text:span><text:span text:style-name="T19">validator </text:span><text:span text:style-name="T19">click on </text:span><text:span text:style-name="T19">[delegate]</text:span></text:p>
            <text:p><text:span text:style-name="T17">- 4</text:span><text:span text:style-name="T21">th</text:span><text:span text:style-name="T17"> row: </text:span></text:p>
            <text:p><text:span text:style-name="T18">ID = </text:span><text:span text:style-name="T17">“task </text:span><text:span text:style-name="T17">ID”, </text:span><text:span text:style-name="T18">task </text:span><text:span text:style-name="T18">name</text:span><text:span text:style-name="T17">: </text:span><text:span text:style-name="T17">evaluation, </text:span><text:span text:style-name="T18">Actor ID: </text:span><text:span text:style-name="T17">person has </text:span><text:span text:style-name="T17">delegated, </text:span><text:span text:style-name="T18">End : </text:span><text:span text:style-name="T17">Empty</text:span></text:p>
            <text:p><text:span text:style-name="T18"/>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41">
          <table:table-cell table:formula="of:=IF(VALUE(MID([.F75];6;FIND(&quot;:&quot;;[.F75];1)-FIND(&quot; &quot;;[.F75];1)-1))&gt;VALUE(MID([.F74];6;FIND(&quot;:&quot;;[.F74];1)-FIND(&quot; &quot;;[.F74];1)-1));&quot;&quot;;MAX([.A$7:.A74])+1)" office:value-type="float" office:value="19">
            <text:p>019</text:p>
          </table:table-cell>
          <table:table-cell office:value-type="string">
            <text:p>FNC_ECMS_WKF_PUB_04</text:p>
          </table:table-cell>
          <table:table-cell table:formula="of:=IF(VALUE(MID([.F75];6;FIND(&quot;:&quot;;[.F75];1)-FIND(&quot; &quot;;[.F75];1)-1))&gt;VALUE(MID([.F74];6;FIND(&quot;:&quot;;[.F74];1)-FIND(&quot; &quot;;[.F74];1)-1));[.C74];[.C74]+1)" office:value-type="float" office:value="5">
            <text:p>005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Del</text:span><text:span text:style-name="T4">egate</text:span></text:p>
          </table:table-cell>
          <table:table-cell table:style-name="ce147" office:value-type="string">
            <text:p>Delegate a task to other person by selecting user (4)</text:p>
          </table:table-cell>
          <table:table-cell office:value-type="string">
            <text:p>Step 1: Create node (document or upload file) in Validation Requests Documents Center drive</text:p>
          </table:table-cell>
          <table:table-cell table:style-name="ce155" office:value-type="string">
            <text:p>Create document or upload file in Validation Requests Documents Center drive</text:p>
          </table:table-cell>
          <table:table-cell office:value-type="string">
            <text:p>- Create document or upload file successfully</text:p>
            <text:p>- A request has sent to validator in Business Process Center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41">
          <table:table-cell table:formula="of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office:value-type="string">
            <text:p>FNC_ECMS_WKF_PUB_04</text:p>
          </table:table-cell>
          <table:table-cell table:formula="of:=IF(VALUE(MID([.F76];6;FIND(&quot;:&quot;;[.F76];1)-FIND(&quot; &quot;;[.F76];1)-1))&gt;VALUE(MID([.F75];6;FIND(&quot;:&quot;;[.F75];1)-FIND(&quot; &quot;;[.F75];1)-1));[.C75];[.C75]+1)" office:value-type="float" office:value="5">
            <text:p>005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Del</text:span><text:span text:style-name="T4">egate</text:span></text:p>
          </table:table-cell>
          <table:table-cell office:value-type="string">
            <text:p>Delegate a task to other person by selecting user (4)</text:p>
          </table:table-cell>
          <table:table-cell office:value-type="string">
            <text:p>Step 2: Show form to manage task</text:p>
          </table:table-cell>
          <table:table-cell office:value-type="string">
            <text:p>- Login by user is in <text:s/><text:tab/>validator:/platform/administrators</text:p>
            <text:p>- Go to <text:span text:style-name="T8">Business </text:span><text:span text:style-name="T8">Process </text:span><text:span text:style-name="T8">Center</text:span></text:p>
            <text:p>- Select 'Task controller' tab</text:p>
            <text:p>- Click 'manage' on a evaluation task of content validation process </text:p>
          </table:table-cell>
          <table:table-cell office:value-type="string">
            <text:p>- 'Task manager' form appears 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41">
          <table:table-cell table:formula="of:=IF(VALUE(MID([.F77];6;FIND(&quot;:&quot;;[.F77];1)-FIND(&quot; &quot;;[.F77];1)-1))&gt;VALUE(MID([.F76];6;FIND(&quot;:&quot;;[.F76];1)-FIND(&quot; &quot;;[.F76];1)-1));&quot;&quot;;MAX([.A$7:.A76])+1)">
            <text:p/>
          </table:table-cell>
          <table:table-cell office:value-type="string">
            <text:p>FNC_ECMS_WKF_PUB_04</text:p>
          </table:table-cell>
          <table:table-cell table:formula="of:=IF(VALUE(MID([.F77];6;FIND(&quot;:&quot;;[.F77];1)-FIND(&quot; &quot;;[.F77];1)-1))&gt;VALUE(MID([.F76];6;FIND(&quot;:&quot;;[.F76];1)-FIND(&quot; &quot;;[.F76];1)-1));[.C76];[.C76]+1)" office:value-type="float" office:value="5">
            <text:p>005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Del</text:span><text:span text:style-name="T4">egate</text:span></text:p>
          </table:table-cell>
          <table:table-cell office:value-type="string">
            <text:p>Delegate a task to other person by selecting user (4)</text:p>
          </table:table-cell>
          <table:table-cell office:value-type="string">
            <text:p>Step 3: Open form to select user</text:p>
          </table:table-cell>
          <table:table-cell office:value-type="string">
            <text:p>- On 'Task manager' form, select 'Task' tab,</text:p>
            <text:p>- Click on 'Select user' icon</text:p>
            <text:p/>
          </table:table-cell>
          <table:table-cell office:value-type="string">
            <text:p>Select user pop-up appears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51">
          <table:table-cell table:formula="of:=IF(VALUE(MID([.F78];6;FIND(&quot;:&quot;;[.F78];1)-FIND(&quot; &quot;;[.F78];1)-1))&gt;VALUE(MID([.F77];6;FIND(&quot;:&quot;;[.F77];1)-FIND(&quot; &quot;;[.F77];1)-1));&quot;&quot;;MAX([.A$7:.A77])+1)">
            <text:p/>
          </table:table-cell>
          <table:table-cell office:value-type="string">
            <text:p>FNC_ECMS_WKF_PUB_04</text:p>
          </table:table-cell>
          <table:table-cell table:formula="of:=IF(VALUE(MID([.F78];6;FIND(&quot;:&quot;;[.F78];1)-FIND(&quot; &quot;;[.F78];1)-1))&gt;VALUE(MID([.F77];6;FIND(&quot;:&quot;;[.F77];1)-FIND(&quot; &quot;;[.F77];1)-1));[.C77];[.C77]+1)" office:value-type="float" office:value="5">
            <text:p>005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Del</text:span><text:span text:style-name="T4">egate</text:span></text:p>
          </table:table-cell>
          <table:table-cell office:value-type="string">
            <text:p>Delegate a task to other person by selecting user (4)</text:p>
          </table:table-cell>
          <table:table-cell office:value-type="string">
            <text:p>Step 4: Delegate task to other person</text:p>
          </table:table-cell>
          <table:table-cell office:value-type="string">
            <text:p>- Select one of information of user to search</text:p>
            <text:p>- Put the keyword</text:p>
            <text:p>- Click 'Search' icon </text:p>
            <text:p>- Select user in this group to delegate</text:p>
            <text:p>- In 'Task Manager' pop-up, click on 'Delegate button</text:p>
          </table:table-cell>
          <table:table-cell office:value-type="string">
            <text:p>This task is assigned to other person.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41">
          <table:table-cell table:formula="of:=IF(VALUE(MID([.F79];6;FIND(&quot;:&quot;;[.F79];1)-FIND(&quot; &quot;;[.F79];1)-1))&gt;VALUE(MID([.F78];6;FIND(&quot;:&quot;;[.F78];1)-FIND(&quot; &quot;;[.F78];1)-1));&quot;&quot;;MAX([.A$7:.A78])+1)">
            <text:p/>
          </table:table-cell>
          <table:table-cell office:value-type="string">
            <text:p>FNC_ECMS_WKF_PUB_04</text:p>
          </table:table-cell>
          <table:table-cell table:formula="of:=IF(VALUE(MID([.F79];6;FIND(&quot;:&quot;;[.F79];1)-FIND(&quot; &quot;;[.F79];1)-1))&gt;VALUE(MID([.F78];6;FIND(&quot;:&quot;;[.F78];1)-FIND(&quot; &quot;;[.F78];1)-1));[.C78];[.C78]+1)" office:value-type="float" office:value="5">
            <text:p>005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Del</text:span><text:span text:style-name="T4">egate</text:span></text:p>
          </table:table-cell>
          <table:table-cell office:value-type="string">
            <text:p>Delegate a task to other person by selecting user (4)</text:p>
          </table:table-cell>
          <table:table-cell office:value-type="string">
            <text:p>Step 5: Check assigned task </text:p>
          </table:table-cell>
          <table:table-cell office:value-type="string">
            <text:p>- Login by user who assign task</text:p>
            <text:p>- Go to <text:span text:style-name="T8">Business </text:span><text:span text:style-name="T8">Process </text:span><text:span text:style-name="T8">Center</text:span></text:p>
            <text:p>- Select 'Task controller' tab</text:p>
          </table:table-cell>
          <table:table-cell office:value-type="string">
            <text:p>All assigned tasks are displayed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41">
          <table:table-cell table:formula="of:=IF(VALUE(MID([.F80];6;FIND(&quot;:&quot;;[.F80];1)-FIND(&quot; &quot;;[.F80];1)-1))&gt;VALUE(MID([.F79];6;FIND(&quot;:&quot;;[.F79];1)-FIND(&quot; &quot;;[.F79];1)-1));&quot;&quot;;MAX([.A$7:.A79])+1)">
            <text:p/>
          </table:table-cell>
          <table:table-cell office:value-type="string">
            <text:p>FNC_ECMS_WKF_PUB_04</text:p>
          </table:table-cell>
          <table:table-cell table:formula="of:=IF(VALUE(MID([.F80];6;FIND(&quot;:&quot;;[.F80];1)-FIND(&quot; &quot;;[.F80];1)-1))&gt;VALUE(MID([.F79];6;FIND(&quot;:&quot;;[.F79];1)-FIND(&quot; &quot;;[.F79];1)-1));[.C79];[.C79]+1)" office:value-type="float" office:value="5">
            <text:p>005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Del</text:span><text:span text:style-name="T4">egate</text:span></text:p>
          </table:table-cell>
          <table:table-cell office:value-type="string">
            <text:p>Delegate a task to other person by selecting user (4)</text:p>
          </table:table-cell>
          <table:table-cell office:value-type="string">
            <text:p>Step 6: Check displaying of detail process</text:p>
          </table:table-cell>
          <table:table-cell office:value-type="string">
            <text:p>- User is member in *:/organization/management/executive-board group, login</text:p>
            <text:p>- Select <text:span text:style-name="T8">Business </text:span><text:span text:style-name="T8">process </text:span><text:span text:style-name="T8">Administrat</text:span><text:span text:style-name="T8">or</text:span></text:p>
            <text:p>- Click on [monitor] tab</text:p>
            <text:p>- Select [content-validation] and click on view</text:p>
            <text:p>- View detail of [content-validation] for document which has created at step 1</text:p>
          </table:table-cell>
          <table:table-cell office:value-type="string">
            <text:p><text:span text:style-name="T12">- first row: </text:span><text:span text:style-name="T13">ID</text:span><text:span text:style-name="T12"> </text:span><text:span text:style-name="T12">= </text:span><text:span text:style-name="T13">” </text:span><text:span text:style-name="T12">task ID”, </text:span><text:span text:style-name="T13">Task name</text:span><text:span text:style-name="T12">: </text:span><text:span text:style-name="T12">start, </text:span><text:span text:style-name="T13">Actor </text:span><text:span text:style-name="T13">ID: </text:span><text:span text:style-name="T12">user who </text:span><text:span text:style-name="T12">creates </text:span><text:span text:style-name="T12">document; </text:span><text:span text:style-name="T13">End: </text:span><text:span text:style-name="T12">at the </text:span><text:span text:style-name="T12">time creator </text:span><text:span text:style-name="T12">creates </text:span><text:span text:style-name="T12">document</text:span></text:p>
            <text:p><text:span text:style-name="T13">- second </text:span><text:span text:style-name="T13">row: </text:span></text:p>
            <text:p><text:span text:style-name="T13">ID = ” </text:span><text:span text:style-name="T12">task </text:span><text:span text:style-name="T12">ID”</text:span><text:span text:style-name="T13">; Task </text:span><text:span text:style-name="T13">name: </text:span><text:span text:style-name="T12">evaluation, </text:span><text:span text:style-name="T13">Actor ID</text:span><text:span text:style-name="T12">: </text:span><text:span text:style-name="T12">“validator”,</text:span><text:span text:style-name="T13"> </text:span><text:span text:style-name="T13">End: </text:span><text:span text:style-name="T17">show </text:span><text:span text:style-name="T17">time when </text:span><text:span text:style-name="T17">validator </text:span><text:span text:style-name="T17">click </text:span><text:span text:style-name="T17">[improve]</text:span></text:p>
            <text:p><text:span text:style-name="T19">-</text:span><text:span text:style-name="T20"> the third </text:span><text:span text:style-name="T20">row:</text:span></text:p>
            <text:p><text:span text:style-name="T20">ID = </text:span><text:span text:style-name="T19">'task ID', </text:span><text:span text:style-name="T20">Task name: </text:span><text:span text:style-name="T19">assignment, </text:span><text:span text:style-name="T20">Actor ID: </text:span><text:span text:style-name="T19">person has </text:span><text:span text:style-name="T19">delegated, </text:span><text:span text:style-name="T20">End</text:span><text:span text:style-name="T19">: show </text:span><text:span text:style-name="T19">time when </text:span><text:span text:style-name="T19">validator </text:span><text:span text:style-name="T19">click on </text:span><text:span text:style-name="T19">[delegate]</text:span></text:p>
            <text:p><text:span text:style-name="T17">- 4</text:span><text:span text:style-name="T21">th</text:span><text:span text:style-name="T17"> row: </text:span></text:p>
            <text:p><text:span text:style-name="T18">ID = </text:span><text:span text:style-name="T17">“task </text:span><text:span text:style-name="T17">ID”, </text:span><text:span text:style-name="T18">task </text:span><text:span text:style-name="T18">name</text:span><text:span text:style-name="T17">: </text:span><text:span text:style-name="T17">evaluation, </text:span><text:span text:style-name="T18">Actor ID: </text:span><text:span text:style-name="T17">person has </text:span><text:span text:style-name="T17">delegated, </text:span><text:span text:style-name="T18">End : </text:span><text:span text:style-name="T17">Empty</text:span></text:p>
            <text:p><text:span text:style-name="T18"/>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41">
          <table:table-cell table:formula="of:=IF(VALUE(MID([.F81];6;FIND(&quot;:&quot;;[.F81];1)-FIND(&quot; &quot;;[.F81];1)-1))&gt;VALUE(MID([.F80];6;FIND(&quot;:&quot;;[.F80];1)-FIND(&quot; &quot;;[.F80];1)-1));&quot;&quot;;MAX([.A$7:.A80])+1)" office:value-type="float" office:value="20">
            <text:p>020</text:p>
          </table:table-cell>
          <table:table-cell office:value-type="string">
            <text:p>FNC_ECMS_WKF_PUB_04</text:p>
          </table:table-cell>
          <table:table-cell table:formula="of:=IF(VALUE(MID([.F81];6;FIND(&quot;:&quot;;[.F81];1)-FIND(&quot; &quot;;[.F81];1)-1))&gt;VALUE(MID([.F80];6;FIND(&quot;:&quot;;[.F80];1)-FIND(&quot; &quot;;[.F80];1)-1));[.C80];[.C80]+1)" office:value-type="float" office:value="6">
            <text:p>006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Del</text:span><text:span text:style-name="T4">egate</text:span></text:p>
          </table:table-cell>
          <table:table-cell table:style-name="ce147" office:value-type="string">
            <text:p>Delegate a task to other person but do not put the name of user to delegate</text:p>
          </table:table-cell>
          <table:table-cell office:value-type="string">
            <text:p>Step 1: Create node (document or upload file) in Validation Requests Documents Center drive</text:p>
          </table:table-cell>
          <table:table-cell table:style-name="ce155" office:value-type="string">
            <text:p>Create document or upload file in Validation Requests Documents Center drive</text:p>
          </table:table-cell>
          <table:table-cell office:value-type="string">
            <text:p>- Create document or upload file successfully</text:p>
            <text:p>- A request has sent to validator in Business Process Center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51">
          <table:table-cell table:formula="of:=IF(VALUE(MID([.F82];6;FIND(&quot;:&quot;;[.F82];1)-FIND(&quot; &quot;;[.F82];1)-1))&gt;VALUE(MID([.F81];6;FIND(&quot;:&quot;;[.F81];1)-FIND(&quot; &quot;;[.F81];1)-1));&quot;&quot;;MAX([.A$7:.A81])+1)">
            <text:p/>
          </table:table-cell>
          <table:table-cell office:value-type="string">
            <text:p>FNC_ECMS_WKF_PUB_04</text:p>
          </table:table-cell>
          <table:table-cell table:formula="of:=IF(VALUE(MID([.F82];6;FIND(&quot;:&quot;;[.F82];1)-FIND(&quot; &quot;;[.F82];1)-1))&gt;VALUE(MID([.F81];6;FIND(&quot;:&quot;;[.F81];1)-FIND(&quot; &quot;;[.F81];1)-1));[.C81];[.C81]+1)" office:value-type="float" office:value="6">
            <text:p>006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Del</text:span><text:span text:style-name="T4">egate</text:span></text:p>
          </table:table-cell>
          <table:table-cell office:value-type="string">
            <text:p>Delegate a task to other person but do not put the name of user to delegate</text:p>
          </table:table-cell>
          <table:table-cell office:value-type="string">
            <text:p>Step 2: Show form to manage task</text:p>
          </table:table-cell>
          <table:table-cell office:value-type="string">
            <text:p>- Login by user is in <text:s/><text:tab/>validator:/platform/administrators</text:p>
            <text:p>- Go to <text:span text:style-name="T8">Business </text:span><text:span text:style-name="T8">Process </text:span><text:span text:style-name="T8">Center</text:span></text:p>
            <text:p>- Select 'Task controller' tab</text:p>
            <text:p>- Click 'manage' on a evaluation task of content validation process </text:p>
          </table:table-cell>
          <table:table-cell office:value-type="string">
            <text:p>- 'Task manager' form appears 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52">
          <table:table-cell table:formula="of:=IF(VALUE(MID([.F83];6;FIND(&quot;:&quot;;[.F83];1)-FIND(&quot; &quot;;[.F83];1)-1))&gt;VALUE(MID([.F82];6;FIND(&quot;:&quot;;[.F82];1)-FIND(&quot; &quot;;[.F82];1)-1));&quot;&quot;;MAX([.A$7:.A82])+1)">
            <text:p/>
          </table:table-cell>
          <table:table-cell office:value-type="string">
            <text:p>FNC_ECMS_WKF_PUB_04</text:p>
          </table:table-cell>
          <table:table-cell table:formula="of:=IF(VALUE(MID([.F83];6;FIND(&quot;:&quot;;[.F83];1)-FIND(&quot; &quot;;[.F83];1)-1))&gt;VALUE(MID([.F82];6;FIND(&quot;:&quot;;[.F82];1)-FIND(&quot; &quot;;[.F82];1)-1));[.C82];[.C82]+1)" office:value-type="float" office:value="6">
            <text:p>006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Del</text:span><text:span text:style-name="T4">egate</text:span></text:p>
          </table:table-cell>
          <table:table-cell office:value-type="string">
            <text:p>Delegate a task to other person but do not put the name of user to delegate</text:p>
          </table:table-cell>
          <table:table-cell office:value-type="string">
            <text:p>Step 3: Delete task to other person</text:p>
          </table:table-cell>
          <table:table-cell office:value-type="string">
            <text:p>- On 'Task manager' form, select 'Task' tab,</text:p>
            <text:p>- Click on Delegate button</text:p>
            <text:p/>
          </table:table-cell>
          <table:table-cell office:value-type="string">
            <text:p>Show message “You must choose any user to delegate”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9">
          <table:table-cell table:formula="of:=IF(VALUE(MID([.F84];6;FIND(&quot;:&quot;;[.F84];1)-FIND(&quot; &quot;;[.F84];1)-1))&gt;VALUE(MID([.F83];6;FIND(&quot;:&quot;;[.F83];1)-FIND(&quot; &quot;;[.F83];1)-1));&quot;&quot;;MAX([.A$7:.A83])+1)" office:value-type="float" office:value="21">
            <text:p>021</text:p>
          </table:table-cell>
          <table:table-cell table:style-name="ce128" office:value-type="string">
            <text:p>FNC_ECMS_WKF_PUB_05</text:p>
          </table:table-cell>
          <table:table-cell office:value-type="float" office:value="1">
            <text:p>001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Oth</text:span><text:span text:style-name="T4">er</text:span></text:p>
          </table:table-cell>
          <table:table-cell table:style-name="ce145" office:value-type="string">
            <text:p>Refuse a task</text:p>
          </table:table-cell>
          <table:table-cell office:value-type="string">
            <text:p>Step 1: Create node (document or upload file) in Validation Requests Documents Center drive</text:p>
          </table:table-cell>
          <table:table-cell table:style-name="ce155" office:value-type="string">
            <text:p>Create document or upload file in Validation Requests Documents Center drive</text:p>
          </table:table-cell>
          <table:table-cell office:value-type="string">
            <text:p>- Create document or upload file successfully</text:p>
            <text:p>- A request has sent to validator in Business Process Center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31">
          <table:table-cell table:formula="of:=IF(VALUE(MID([.F85];6;FIND(&quot;:&quot;;[.F85];1)-FIND(&quot; &quot;;[.F85];1)-1))&gt;VALUE(MID([.F84];6;FIND(&quot;:&quot;;[.F84];1)-FIND(&quot; &quot;;[.F84];1)-1));&quot;&quot;;MAX([.A$7:.A84])+1)">
            <text:p/>
          </table:table-cell>
          <table:table-cell office:value-type="string">
            <text:p>FNC_ECMS_WKF_PUB_05</text:p>
          </table:table-cell>
          <table:table-cell table:formula="of:=IF(VALUE(MID([.F85];6;FIND(&quot;:&quot;;[.F85];1)-FIND(&quot; &quot;;[.F85];1)-1))&gt;VALUE(MID([.F84];6;FIND(&quot;:&quot;;[.F84];1)-FIND(&quot; &quot;;[.F84];1)-1));[.C84];[.C84]+1)" office:value-type="float" office:value="1">
            <text:p>001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Oth</text:span><text:span text:style-name="T4">er</text:span></text:p>
          </table:table-cell>
          <table:table-cell table:style-name="ce146" office:value-type="string">
            <text:p>Refuse a task</text:p>
          </table:table-cell>
          <table:table-cell office:value-type="string">
            <text:p>Step 2: Show form to manage task</text:p>
          </table:table-cell>
          <table:table-cell office:value-type="string">
            <text:p>- Login by user is in <text:s/><text:tab/>validator:/platform/administrators</text:p>
            <text:p>- Go to <text:span text:style-name="T8">Business </text:span><text:span text:style-name="T8">Process </text:span><text:span text:style-name="T8">Center</text:span></text:p>
            <text:p>- Select 'Task controller' tab</text:p>
            <text:p>- Click 'manage' on a evaluation task of content validation process </text:p>
          </table:table-cell>
          <table:table-cell office:value-type="string">
            <text:p>- 'Task manager' form appears 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31">
          <table:table-cell table:formula="of:=IF(VALUE(MID([.F86];6;FIND(&quot;:&quot;;[.F86];1)-FIND(&quot; &quot;;[.F86];1)-1))&gt;VALUE(MID([.F85];6;FIND(&quot;:&quot;;[.F85];1)-FIND(&quot; &quot;;[.F85];1)-1));&quot;&quot;;MAX([.A$7:.A85])+1)">
            <text:p/>
          </table:table-cell>
          <table:table-cell office:value-type="string">
            <text:p>FNC_ECMS_WKF_PUB_05</text:p>
          </table:table-cell>
          <table:table-cell table:formula="of:=IF(VALUE(MID([.F86];6;FIND(&quot;:&quot;;[.F86];1)-FIND(&quot; &quot;;[.F86];1)-1))&gt;VALUE(MID([.F85];6;FIND(&quot;:&quot;;[.F85];1)-FIND(&quot; &quot;;[.F85];1)-1));[.C85];[.C85]+1)" office:value-type="float" office:value="1">
            <text:p>001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Oth</text:span><text:span text:style-name="T4">er</text:span></text:p>
          </table:table-cell>
          <table:table-cell table:style-name="ce146" office:value-type="string">
            <text:p>Refuse a task</text:p>
          </table:table-cell>
          <table:table-cell office:value-type="string">
            <text:p>Step 3: Refuse a task</text:p>
          </table:table-cell>
          <table:table-cell table:style-name="ce155" office:value-type="string">
            <text:p>- Select 'Task' tab</text:p>
            <text:p>- Click Refuse</text:p>
          </table:table-cell>
          <table:table-cell office:value-type="string">
            <text:p>- This task has remove in list task controller of validator</text:p>
            <text:p>- Finish a content – validation, this document has still stored in <text:span text:style-name="T16">Validation </text:span><text:span text:style-name="T16">Requests </text:span><text:span text:style-name="T16">Documents </text:span><text:span text:style-name="T16">Center </text:span><text:span text:style-name="T16">Drive</text:span>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53">
          <table:table-cell table:formula="of:=IF(VALUE(MID([.F87];6;FIND(&quot;:&quot;;[.F87];1)-FIND(&quot; &quot;;[.F87];1)-1))&gt;VALUE(MID([.F86];6;FIND(&quot;:&quot;;[.F86];1)-FIND(&quot; &quot;;[.F86];1)-1));&quot;&quot;;MAX([.A$7:.A86])+1)">
            <text:p/>
          </table:table-cell>
          <table:table-cell office:value-type="string">
            <text:p>FNC_ECMS_WKF_PUB_05</text:p>
          </table:table-cell>
          <table:table-cell table:formula="of:=IF(VALUE(MID([.F87];6;FIND(&quot;:&quot;;[.F87];1)-FIND(&quot; &quot;;[.F87];1)-1))&gt;VALUE(MID([.F86];6;FIND(&quot;:&quot;;[.F86];1)-FIND(&quot; &quot;;[.F86];1)-1));[.C86];[.C86]+1)" office:value-type="float" office:value="1">
            <text:p>001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Oth</text:span><text:span text:style-name="T4">er</text:span></text:p>
          </table:table-cell>
          <table:table-cell table:style-name="ce146" office:value-type="string">
            <text:p>Refuse a task</text:p>
          </table:table-cell>
          <table:table-cell office:value-type="string">
            <text:p>Step 4: Check finishing of process</text:p>
          </table:table-cell>
          <table:table-cell office:value-type="string">
            <text:p>- User is member in *:/organization/management/executive-board group, login</text:p>
            <text:p>- Select <text:span text:style-name="T8">Business </text:span><text:span text:style-name="T8">process </text:span><text:span text:style-name="T8">Administrat</text:span><text:span text:style-name="T8">or</text:span></text:p>
            <text:p>- <text:s/>Select [content-validation] and click [view]</text:p>
            <text:p>- View detail of [content-validation] for document which has created at step 1</text:p>
          </table:table-cell>
          <table:table-cell office:value-type="string">
            <text:p>End date is filled</text:p>
            <text:p>Process detail form show with <text:span text:style-name="T12">2 </text:span><text:span text:style-name="T12">rows:</text:span></text:p>
            <text:p><text:span text:style-name="T12">- first row: </text:span><text:span text:style-name="T13">ID</text:span><text:span text:style-name="T12"> </text:span><text:span text:style-name="T12">= </text:span><text:span text:style-name="T13">” </text:span><text:span text:style-name="T12">task ID”, </text:span><text:span text:style-name="T13">Task name</text:span><text:span text:style-name="T12">: </text:span><text:span text:style-name="T12">start, </text:span><text:span text:style-name="T13">Actor </text:span><text:span text:style-name="T13">ID: </text:span><text:span text:style-name="T12">user who </text:span><text:span text:style-name="T12">creates </text:span><text:span text:style-name="T12">document; </text:span><text:span text:style-name="T13">End: </text:span><text:span text:style-name="T12">at the </text:span><text:span text:style-name="T12">time creator </text:span><text:span text:style-name="T12">creates </text:span><text:span text:style-name="T12">document</text:span></text:p>
            <text:p><text:span text:style-name="T13">- second </text:span><text:span text:style-name="T13">row: </text:span></text:p>
            <text:p><text:span text:style-name="T13">ID = ” </text:span><text:span text:style-name="T12">task </text:span><text:span text:style-name="T12">ID”</text:span><text:span text:style-name="T13">; Task </text:span><text:span text:style-name="T13">name: </text:span><text:span text:style-name="T12">evaluation, </text:span><text:span text:style-name="T13">Actor ID</text:span><text:span text:style-name="T12">: </text:span><text:span text:style-name="T12">“validator”,</text:span><text:span text:style-name="T13"> </text:span><text:span text:style-name="T13">End: </text:span><text:span text:style-name="T17">show </text:span><text:span text:style-name="T17">time when </text:span><text:span text:style-name="T17">validator </text:span><text:span text:style-name="T17">click [refuse]</text:span>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9">
          <table:table-cell table:formula="of:=IF(VALUE(MID([.F88];6;FIND(&quot;:&quot;;[.F88];1)-FIND(&quot; &quot;;[.F88];1)-1))&gt;VALUE(MID([.F87];6;FIND(&quot;:&quot;;[.F87];1)-FIND(&quot; &quot;;[.F87];1)-1));&quot;&quot;;MAX([.A$7:.A87])+1)" office:value-type="float" office:value="22">
            <text:p>022</text:p>
          </table:table-cell>
          <table:table-cell office:value-type="string">
            <text:p>FNC_ECMS_WKF_PUB_05</text:p>
          </table:table-cell>
          <table:table-cell table:formula="of:=IF(VALUE(MID([.F88];6;FIND(&quot;:&quot;;[.F88];1)-FIND(&quot; &quot;;[.F88];1)-1))&gt;VALUE(MID([.F87];6;FIND(&quot;:&quot;;[.F87];1)-FIND(&quot; &quot;;[.F87];1)-1));[.C87];[.C87]+1)" office:value-type="float" office:value="2">
            <text:p>002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Oth</text:span><text:span text:style-name="T4">er</text:span></text:p>
          </table:table-cell>
          <table:table-cell table:style-name="ce145" office:value-type="string">
            <text:p>Cancel a task</text:p>
          </table:table-cell>
          <table:table-cell office:value-type="string">
            <text:p>Step 1: Create node (document or upload file) in Validation Requests Documents Center drive</text:p>
          </table:table-cell>
          <table:table-cell table:style-name="ce155" office:value-type="string">
            <text:p>Create document or upload file in Validation Requests Documents Center drive</text:p>
          </table:table-cell>
          <table:table-cell office:value-type="string">
            <text:p>- Create document or upload file successfully</text:p>
            <text:p>- A request has sent to validator in Business Process Center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31">
          <table:table-cell table:formula="of:=IF(VALUE(MID([.F89];6;FIND(&quot;:&quot;;[.F89];1)-FIND(&quot; &quot;;[.F89];1)-1))&gt;VALUE(MID([.F88];6;FIND(&quot;:&quot;;[.F88];1)-FIND(&quot; &quot;;[.F88];1)-1));&quot;&quot;;MAX([.A$7:.A88])+1)">
            <text:p/>
          </table:table-cell>
          <table:table-cell office:value-type="string">
            <text:p>FNC_ECMS_WKF_PUB_05</text:p>
          </table:table-cell>
          <table:table-cell table:formula="of:=IF(VALUE(MID([.F89];6;FIND(&quot;:&quot;;[.F89];1)-FIND(&quot; &quot;;[.F89];1)-1))&gt;VALUE(MID([.F88];6;FIND(&quot;:&quot;;[.F88];1)-FIND(&quot; &quot;;[.F88];1)-1));[.C88];[.C88]+1)" office:value-type="float" office:value="2">
            <text:p>002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Oth</text:span><text:span text:style-name="T4">er</text:span></text:p>
          </table:table-cell>
          <table:table-cell table:style-name="ce146" office:value-type="string">
            <text:p>Cancel a task</text:p>
          </table:table-cell>
          <table:table-cell office:value-type="string">
            <text:p>Step 2: Show form to manage task</text:p>
          </table:table-cell>
          <table:table-cell office:value-type="string">
            <text:p>- Login by user is in <text:s/><text:tab/>validator:/platform/administrators</text:p>
            <text:p>- Go to <text:span text:style-name="T8">Business </text:span><text:span text:style-name="T8">Process </text:span><text:span text:style-name="T8">Center</text:span></text:p>
            <text:p>- Select 'Task controller' tab</text:p>
            <text:p>- Click 'manage' on a evaluation task of content validation process </text:p>
          </table:table-cell>
          <table:table-cell office:value-type="string">
            <text:p>- 'Task manager' form appears 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32">
          <table:table-cell table:formula="of:=IF(VALUE(MID([.F90];6;FIND(&quot;:&quot;;[.F90];1)-FIND(&quot; &quot;;[.F90];1)-1))&gt;VALUE(MID([.F89];6;FIND(&quot;:&quot;;[.F89];1)-FIND(&quot; &quot;;[.F89];1)-1));&quot;&quot;;MAX([.A$7:.A89])+1)">
            <text:p/>
          </table:table-cell>
          <table:table-cell office:value-type="string">
            <text:p>FNC_ECMS_WKF_PUB_05</text:p>
          </table:table-cell>
          <table:table-cell table:formula="of:=IF(VALUE(MID([.F90];6;FIND(&quot;:&quot;;[.F90];1)-FIND(&quot; &quot;;[.F90];1)-1))&gt;VALUE(MID([.F89];6;FIND(&quot;:&quot;;[.F89];1)-FIND(&quot; &quot;;[.F89];1)-1));[.C89];[.C89]+1)" office:value-type="float" office:value="2">
            <text:p>002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Oth</text:span><text:span text:style-name="T4">er</text:span></text:p>
          </table:table-cell>
          <table:table-cell table:style-name="ce146" office:value-type="string">
            <text:p>Cancel a task</text:p>
          </table:table-cell>
          <table:table-cell office:value-type="string">
            <text:p>Step 3: Cancel approving of a pending document</text:p>
          </table:table-cell>
          <table:table-cell table:style-name="ce155" office:value-type="string">
            <text:p>- Select 'Task' tab</text:p>
            <text:p>- Click Cancel</text:p>
          </table:table-cell>
          <table:table-cell office:value-type="string">
            <text:p>- Close this form, and this request has yet resolved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9">
          <table:table-cell table:formula="of:=IF(VALUE(MID([.F91];6;FIND(&quot;:&quot;;[.F91];1)-FIND(&quot; &quot;;[.F91];1)-1))&gt;VALUE(MID([.F90];6;FIND(&quot;:&quot;;[.F90];1)-FIND(&quot; &quot;;[.F90];1)-1));&quot;&quot;;MAX([.A$7:.A90])+1)" office:value-type="float" office:value="23">
            <text:p>023</text:p>
          </table:table-cell>
          <table:table-cell office:value-type="string">
            <text:p>FNC_ECMS_WKF_PUB_05</text:p>
          </table:table-cell>
          <table:table-cell table:formula="of:=IF(VALUE(MID([.F91];6;FIND(&quot;:&quot;;[.F91];1)-FIND(&quot; &quot;;[.F91];1)-1))&gt;VALUE(MID([.F90];6;FIND(&quot;:&quot;;[.F90];1)-FIND(&quot; &quot;;[.F90];1)-1));[.C90];[.C90]+1)" office:value-type="float" office:value="3">
            <text:p>003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Oth</text:span><text:span text:style-name="T4">er</text:span></text:p>
          </table:table-cell>
          <table:table-cell table:style-name="ce147" office:value-type="string">
            <text:p>Show or hide process link</text:p>
          </table:table-cell>
          <table:table-cell office:value-type="string">
            <text:p>Step 1: Create node (document or upload file) in Validation Requests Documents Center drive</text:p>
          </table:table-cell>
          <table:table-cell table:style-name="ce155" office:value-type="string">
            <text:p>Create document or upload file in Validation Requests Documents Center drive</text:p>
          </table:table-cell>
          <table:table-cell office:value-type="string">
            <text:p>- Create document or upload file successfully</text:p>
            <text:p>- A request has sent to validator in Business Process Center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31">
          <table:table-cell table:formula="of:=IF(VALUE(MID([.F92];6;FIND(&quot;:&quot;;[.F92];1)-FIND(&quot; &quot;;[.F92];1)-1))&gt;VALUE(MID([.F91];6;FIND(&quot;:&quot;;[.F91];1)-FIND(&quot; &quot;;[.F91];1)-1));&quot;&quot;;MAX([.A$7:.A91])+1)">
            <text:p/>
          </table:table-cell>
          <table:table-cell office:value-type="string">
            <text:p>FNC_ECMS_WKF_PUB_05</text:p>
          </table:table-cell>
          <table:table-cell table:formula="of:=IF(VALUE(MID([.F92];6;FIND(&quot;:&quot;;[.F92];1)-FIND(&quot; &quot;;[.F92];1)-1))&gt;VALUE(MID([.F91];6;FIND(&quot;:&quot;;[.F91];1)-FIND(&quot; &quot;;[.F91];1)-1));[.C91];[.C91]+1)" office:value-type="float" office:value="3">
            <text:p>003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Oth</text:span><text:span text:style-name="T4">er</text:span></text:p>
          </table:table-cell>
          <table:table-cell office:value-type="string">
            <text:p>Show or hide process link</text:p>
          </table:table-cell>
          <table:table-cell office:value-type="string">
            <text:p>Step 2: Show form to manage task</text:p>
          </table:table-cell>
          <table:table-cell office:value-type="string">
            <text:p>- Login by user is in <text:s/><text:tab/>validator:/platform/administrators</text:p>
            <text:p>- Go to <text:span text:style-name="T8">Business </text:span><text:span text:style-name="T8">Process </text:span><text:span text:style-name="T8">Center</text:span></text:p>
            <text:p>- Select 'Task controller' tab</text:p>
            <text:p>- Click 'manage' on a evaluation task of content validation process </text:p>
          </table:table-cell>
          <table:table-cell office:value-type="string">
            <text:p>- 'Task manager' form appears 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1">
          <table:table-cell table:formula="of:=IF(VALUE(MID([.F93];6;FIND(&quot;:&quot;;[.F93];1)-FIND(&quot; &quot;;[.F93];1)-1))&gt;VALUE(MID([.F92];6;FIND(&quot;:&quot;;[.F92];1)-FIND(&quot; &quot;;[.F92];1)-1));&quot;&quot;;MAX([.A$7:.A92])+1)">
            <text:p/>
          </table:table-cell>
          <table:table-cell office:value-type="string">
            <text:p>FNC_ECMS_WKF_PUB_05</text:p>
          </table:table-cell>
          <table:table-cell table:formula="of:=IF(VALUE(MID([.F93];6;FIND(&quot;:&quot;;[.F93];1)-FIND(&quot; &quot;;[.F93];1)-1))&gt;VALUE(MID([.F92];6;FIND(&quot;:&quot;;[.F92];1)-FIND(&quot; &quot;;[.F92];1)-1));[.C92];[.C92]+1)" office:value-type="float" office:value="3">
            <text:p>003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Oth</text:span><text:span text:style-name="T4">er</text:span></text:p>
          </table:table-cell>
          <table:table-cell office:value-type="string">
            <text:p>Show or hide process link</text:p>
          </table:table-cell>
          <table:table-cell table:style-name="ce153" office:value-type="string">
            <text:p>Step 3: Show follow diagram</text:p>
          </table:table-cell>
          <table:table-cell office:value-type="string">
            <text:p>- On task manager form</text:p>
            <text:p>- Click on 'Show process link'</text:p>
            <text:p/>
          </table:table-cell>
          <table:table-cell table:style-name="ce153" office:value-type="string">
            <text:p>- Show diagram which describer content-validation process</text:p>
            <text:p/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32">
          <table:table-cell table:formula="of:=IF(VALUE(MID([.F94];6;FIND(&quot;:&quot;;[.F94];1)-FIND(&quot; &quot;;[.F94];1)-1))&gt;VALUE(MID([.F93];6;FIND(&quot;:&quot;;[.F93];1)-FIND(&quot; &quot;;[.F93];1)-1));&quot;&quot;;MAX([.A$7:.A93])+1)">
            <text:p/>
          </table:table-cell>
          <table:table-cell office:value-type="string">
            <text:p>FNC_ECMS_WKF_PUB_05</text:p>
          </table:table-cell>
          <table:table-cell table:formula="of:=IF(VALUE(MID([.F94];6;FIND(&quot;:&quot;;[.F94];1)-FIND(&quot; &quot;;[.F94];1)-1))&gt;VALUE(MID([.F93];6;FIND(&quot;:&quot;;[.F93];1)-FIND(&quot; &quot;;[.F93];1)-1));[.C93];[.C93]+1)" office:value-type="float" office:value="3">
            <text:p>003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Oth</text:span><text:span text:style-name="T4">er</text:span></text:p>
          </table:table-cell>
          <table:table-cell office:value-type="string">
            <text:p>Show or hide process link</text:p>
          </table:table-cell>
          <table:table-cell table:style-name="ce153" office:value-type="string">
            <text:p>Step 4: Hide follow diagram</text:p>
          </table:table-cell>
          <table:table-cell office:value-type="string">
            <text:p>- On task manager form</text:p>
            <text:p>- Click on 'Hide process link'</text:p>
          </table:table-cell>
          <table:table-cell table:style-name="ce153" office:value-type="string">
            <text:p>- Hide diagram</text:p>
            <text:p>- Back to task manager form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30">
          <table:table-cell table:formula="of:=IF(VALUE(MID([.F95];6;FIND(&quot;:&quot;;[.F95];1)-FIND(&quot; &quot;;[.F95];1)-1))&gt;VALUE(MID([.F94];6;FIND(&quot;:&quot;;[.F94];1)-FIND(&quot; &quot;;[.F94];1)-1));&quot;&quot;;MAX([.A$7:.A94])+1)" office:value-type="float" office:value="24">
            <text:p>024</text:p>
          </table:table-cell>
          <table:table-cell office:value-type="string">
            <text:p>FNC_ECMS_WKF_PUB_05</text:p>
          </table:table-cell>
          <table:table-cell table:formula="of:=IF(VALUE(MID([.F95];6;FIND(&quot;:&quot;;[.F95];1)-FIND(&quot; &quot;;[.F95];1)-1))&gt;VALUE(MID([.F94];6;FIND(&quot;:&quot;;[.F94];1)-FIND(&quot; &quot;;[.F94];1)-1));[.C94];[.C94]+1)" office:value-type="float" office:value="4">
            <text:p>004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Oth</text:span><text:span text:style-name="T4">er</text:span></text:p>
          </table:table-cell>
          <table:table-cell table:style-name="ce151" office:value-type="string">
            <text:p>Add action publishingProcess for node</text:p>
          </table:table-cell>
          <table:table-cell office:value-type="string">
            <text:p>Step 1: Create a new node</text:p>
          </table:table-cell>
          <table:table-cell office:value-type="string">
            <text:p>- User login</text:p>
            <text:p>- Go to <text:span text:style-name="T8">Content </text:span><text:span text:style-name="T8">Managemen</text:span><text:span text:style-name="T8">t</text:span>, select <text:span text:style-name="T8">File </text:span><text:span text:style-name="T8">Explorer</text:span></text:p>
            <text:p>- Select “collaboration Drive”</text:p>
            <text:p>- Select [action tab] </text:p>
            <text:p>- Add new folder</text:p>
          </table:table-cell>
          <table:table-cell office:value-type="string">
            <text:p>- Folder has created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9">
          <table:table-cell table:formula="of:=IF(VALUE(MID([.F96];6;FIND(&quot;:&quot;;[.F96];1)-FIND(&quot; &quot;;[.F96];1)-1))&gt;VALUE(MID([.F95];6;FIND(&quot;:&quot;;[.F95];1)-FIND(&quot; &quot;;[.F95];1)-1));&quot;&quot;;MAX([.A$7:.A95])+1)">
            <text:p/>
          </table:table-cell>
          <table:table-cell office:value-type="string">
            <text:p>FNC_ECMS_WKF_PUB_05</text:p>
          </table:table-cell>
          <table:table-cell table:formula="of:=IF(VALUE(MID([.F96];6;FIND(&quot;:&quot;;[.F96];1)-FIND(&quot; &quot;;[.F96];1)-1))&gt;VALUE(MID([.F95];6;FIND(&quot;:&quot;;[.F95];1)-FIND(&quot; &quot;;[.F95];1)-1));[.C95];[.C95]+1)" office:value-type="float" office:value="4">
            <text:p>004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Oth</text:span><text:span text:style-name="T4">er</text:span></text:p>
          </table:table-cell>
          <table:table-cell table:style-name="ce152" office:value-type="string">
            <text:p>Add action publishingProcess for node</text:p>
          </table:table-cell>
          <table:table-cell office:value-type="string">
            <text:p>Step 2: Open form to add new action</text:p>
          </table:table-cell>
          <table:table-cell table:style-name="ce155" office:value-type="string">
            <text:p>- Select node above</text:p>
            <text:p>- Select 'Admin' tab, click on <text:s/>'Manage action'</text:p>
            <text:p>- Select 'Add action' tab</text:p>
            <text:p><text:span text:style-name="T12"/></text:p>
          </table:table-cell>
          <table:table-cell table:style-name="ce155" office:value-type="string">
            <text:p>Form to add action appears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54">
          <table:table-cell table:formula="of:=IF(VALUE(MID([.F97];6;FIND(&quot;:&quot;;[.F97];1)-FIND(&quot; &quot;;[.F97];1)-1))&gt;VALUE(MID([.F96];6;FIND(&quot;:&quot;;[.F96];1)-FIND(&quot; &quot;;[.F96];1)-1));&quot;&quot;;MAX([.A$7:.A96])+1)">
            <text:p/>
          </table:table-cell>
          <table:table-cell office:value-type="string">
            <text:p>FNC_ECMS_WKF_PUB_05</text:p>
          </table:table-cell>
          <table:table-cell table:formula="of:=IF(VALUE(MID([.F97];6;FIND(&quot;:&quot;;[.F97];1)-FIND(&quot; &quot;;[.F97];1)-1))&gt;VALUE(MID([.F96];6;FIND(&quot;:&quot;;[.F96];1)-FIND(&quot; &quot;;[.F96];1)-1));[.C96];[.C96]+1)" office:value-type="float" office:value="4">
            <text:p>004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Oth</text:span><text:span text:style-name="T4">er</text:span></text:p>
          </table:table-cell>
          <table:table-cell table:style-name="ce152" office:value-type="string">
            <text:p>Add action publishingProcess for node</text:p>
          </table:table-cell>
          <table:table-cell office:value-type="string">
            <text:p>Step 3: Add new action</text:p>
          </table:table-cell>
          <table:table-cell table:style-name="ce155" office:value-type="string">
            <text:p>- Select action PublishingProcessAction</text:p>
            <text:p>- Enter<text:span text:style-name="T13"> name </text:span><text:span text:style-name="T13">of action</text:span></text:p>
            <text:p>- Select <text:span text:style-name="T13">lifecyle: ADD</text:span></text:p>
            <text:p><text:span text:style-name="T13">Supervisor</text:span>: select group</text:p>
            <text:p><text:span text:style-name="T13">- </text:span><text:span text:style-name="T12">Select:</text:span><text:span text:style-name="T13"> </text:span><text:span text:style-name="T13">Publishing </text:span><text:span text:style-name="T13">workspace </text:span></text:p>
            <text:p>- Select:<text:span text:style-name="T14"> </text:span><text:span text:style-name="T14">Publishing </text:span><text:span text:style-name="T14">path <text:s/></text:span></text:p>
            <text:p>- Select group <text:span text:style-name="T13">Validator</text:span><text:span text:style-name="T13"><text:tab/></text:span><text:span text:style-name="T13"> <text:s/></text:span><text:span text:style-name="T13"><text:tab/></text:span><text:span text:style-name="T13"> </text:span></text:p>
            <text:p><text:span text:style-name="T12">- Select work </text:span><text:span text:style-name="T12">space for: </text:span><text:span text:style-name="T13">Pending </text:span><text:span text:style-name="T13">workspace</text:span></text:p>
            <text:p><text:span text:style-name="T12">- Select path:</text:span><text:span text:style-name="T13"> </text:span><text:span text:style-name="T13">Pending path </text:span><text:span text:style-name="T13"><text:s text:c="2"/></text:span></text:p>
            <text:p>- Select workspace for <text:span text:style-name="T13">Backup </text:span><text:span text:style-name="T13">workspace</text:span></text:p>
            <text:p>- Select path for <text:span text:style-name="T13">Backup </text:span><text:span text:style-name="T13">path</text:span> </text:p>
            <text:p>- Select workspace for <text:span text:style-name="T13">Trash </text:span><text:span text:style-name="T13">workspace</text:span></text:p>
            <text:p>- Select path for <text:span text:style-name="T13">Trash </text:span><text:span text:style-name="T13">path <text:s text:c="2"/></text:span></text:p>
            <text:p><text:span text:style-name="T12">- Click on </text:span><text:span text:style-name="T12">button Add</text:span></text:p>
          </table:table-cell>
          <table:table-cell office:value-type="string">
            <text:p>Action is added successfully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7" table:number-rows-repeated="10">
          <table:table-cell table:style-name="ce120" table:number-columns-repeated="15"/>
          <table:table-cell table:number-columns-repeated="1009"/>
        </table:table-row>
        <table:table-row table:style-name="ro7" table:number-rows-repeated="6">
          <table:table-cell table:style-name="ce121"/>
          <table:table-cell table:style-name="ce120"/>
          <table:table-cell table:style-name="ce121" table:number-columns-repeated="13"/>
          <table:table-cell table:number-columns-repeated="16"/>
          <table:table-cell table:style-name="ce121" table:number-columns-repeated="225"/>
          <table:table-cell table:number-columns-repeated="768"/>
        </table:table-row>
        <table:table-row table:style-name="ro7" table:number-rows-repeated="10">
          <table:table-cell table:style-name="Default"/>
          <table:table-cell table:style-name="ce130"/>
          <table:table-cell table:style-name="Default" table:number-columns-repeated="1022"/>
        </table:table-row>
        <table:table-row table:style-name="ro7">
          <table:table-cell table:style-name="Default"/>
          <table:table-cell table:style-name="ce130"/>
          <table:table-cell table:style-name="Default" table:number-columns-repeated="1022"/>
        </table:table-row>
      </table:table>
      <table:table table:name="Pay_Raise_Process" table:style-name="ta1" table:print="false">
        <table:table-column table:style-name="co10" table:default-cell-style-name="Default"/>
        <table:table-column table:style-name="co10" table:default-cell-style-name="ce173"/>
        <table:table-column table:style-name="co10" table:default-cell-style-name="ce193"/>
        <table:table-column table:style-name="co27" table:default-cell-style-name="ce199"/>
        <table:table-column table:style-name="co28" table:default-cell-style-name="ce212"/>
        <table:table-column table:style-name="co34" table:default-cell-style-name="ce219"/>
        <table:table-column table:style-name="co35" table:default-cell-style-name="ce216"/>
        <table:table-column table:style-name="co36" table:default-cell-style-name="ce219"/>
        <table:table-column table:style-name="co10" table:number-columns-repeated="233" table:default-cell-style-name="ce130"/>
        <table:table-column table:style-name="co10" table:number-columns-repeated="783" table:default-cell-style-name="Default"/>
        <table:table-row table:style-name="ro24">
          <table:table-cell table:style-name="ce166"/>
          <table:table-cell table:style-name="ce167" office:value-type="string">
            <text:p>TEST CASE</text:p>
          </table:table-cell>
          <table:table-cell table:style-name="ce190" table:number-columns-repeated="3"/>
          <table:table-cell table:style-name="ce166"/>
          <table:table-cell table:style-name="ce190" table:number-columns-repeated="4"/>
          <table:table-cell table:style-name="ce158" office:value-type="string">
            <text:p>Passed</text:p>
          </table:table-cell>
          <table:table-cell table:style-name="ce158" table:formula="of:=COUNTIF([.L$7:.L$1004];[.$K1])" office:value-type="float" office:value="0">
            <text:p>0</text:p>
          </table:table-cell>
          <table:table-cell table:style-name="ce158" table:formula="of:=COUNTIF([.M$7:.M$1004];[.$K1])" office:value-type="float" office:value="0">
            <text:p>0</text:p>
          </table:table-cell>
          <table:table-cell table:style-name="ce158" table:formula="of:=COUNTIF([.N$7:.N$1004];[.$K1])" office:value-type="float" office:value="0">
            <text:p>0</text:p>
          </table:table-cell>
          <table:table-cell table:style-name="ce158" table:formula="of:=COUNTIF([.O$7:.O$1004];[.$K1])" office:value-type="float" office:value="0">
            <text:p>0</text:p>
          </table:table-cell>
          <table:table-cell table:style-name="ce190" table:number-columns-repeated="4"/>
          <table:table-cell table:style-name="ce234" table:number-columns-repeated="222"/>
          <table:table-cell table:number-columns-repeated="783"/>
        </table:table-row>
        <table:table-row table:style-name="ro23">
          <table:table-cell table:style-name="ce166"/>
          <table:table-cell table:style-name="ce168"/>
          <table:table-cell table:style-name="ce190" table:number-columns-repeated="3"/>
          <table:table-cell table:style-name="ce166"/>
          <table:table-cell table:style-name="ce190" table:number-columns-repeated="3"/>
          <table:table-cell table:style-name="ce230"/>
          <table:table-cell table:style-name="ce158" office:value-type="string">
            <text:p>Failed</text:p>
          </table:table-cell>
          <table:table-cell table:style-name="ce158" table:formula="of:=COUNTIF([.L$7:.L$1004];[.$K2])" office:value-type="float" office:value="0">
            <text:p>0</text:p>
          </table:table-cell>
          <table:table-cell table:style-name="ce158" table:formula="of:=COUNTIF([.M$7:.M$1004];[.$K2])" office:value-type="float" office:value="0">
            <text:p>0</text:p>
          </table:table-cell>
          <table:table-cell table:style-name="ce158" table:formula="of:=COUNTIF([.N$7:.N$1004];[.$K2])" office:value-type="float" office:value="0">
            <text:p>0</text:p>
          </table:table-cell>
          <table:table-cell table:style-name="ce158" table:formula="of:=COUNTIF([.O$7:.O$1004];[.$K2])" office:value-type="float" office:value="0">
            <text:p>0</text:p>
          </table:table-cell>
          <table:table-cell table:style-name="ce190" table:number-columns-repeated="4"/>
          <table:table-cell table:style-name="ce234" table:number-columns-repeated="222"/>
          <table:table-cell table:number-columns-repeated="783"/>
        </table:table-row>
        <table:table-row table:style-name="ro55">
          <table:table-cell table:style-name="ce166"/>
          <table:table-cell table:style-name="ce169" office:value-type="string">
            <text:p>FNCtion List Code：</text:p>
          </table:table-cell>
          <table:table-cell table:style-name="ce132" office:value-type="string" table:number-columns-spanned="3" table:number-rows-spanned="1">
            <text:p>Pay rise</text:p>
          </table:table-cell>
          <table:covered-table-cell table:number-columns-repeated="2" table:style-name="ce132"/>
          <table:table-cell table:style-name="ce166"/>
          <table:table-cell table:style-name="ce154" table:number-columns-repeated="3"/>
          <table:table-cell table:style-name="ce230"/>
          <table:table-cell table:style-name="ce158" office:value-type="string">
            <text:p>Blocked</text:p>
          </table:table-cell>
          <table:table-cell table:style-name="ce158" table:formula="of:=COUNTIF([.L$7:.L$1004];[.$K3])" office:value-type="float" office:value="0">
            <text:p>0</text:p>
          </table:table-cell>
          <table:table-cell table:style-name="ce158" table:formula="of:=COUNTIF([.M$7:.M$1004];[.$K3])" office:value-type="float" office:value="0">
            <text:p>0</text:p>
          </table:table-cell>
          <table:table-cell table:style-name="ce158" table:formula="of:=COUNTIF([.N$7:.N$1004];[.$K3])" office:value-type="float" office:value="0">
            <text:p>0</text:p>
          </table:table-cell>
          <table:table-cell table:style-name="ce158" table:formula="of:=COUNTIF([.O$7:.O$1004];[.$K3])" office:value-type="float" office:value="0">
            <text:p>0</text:p>
          </table:table-cell>
          <table:table-cell table:style-name="ce154" table:number-columns-repeated="4"/>
          <table:table-cell table:style-name="ce234" table:number-columns-repeated="222"/>
          <table:table-cell table:number-columns-repeated="783"/>
        </table:table-row>
        <table:table-row table:style-name="ro26">
          <table:table-cell table:style-name="ce166"/>
          <table:table-cell table:style-name="ce169" office:value-type="string">
            <text:p>Total main cases:</text:p>
          </table:table-cell>
          <table:table-cell table:style-name="ce132" table:formula="of:=MAX([.A7:.A987])" office:value-type="float" office:value="14" table:number-columns-spanned="3" table:number-rows-spanned="1">
            <text:p>14</text:p>
          </table:table-cell>
          <table:covered-table-cell table:number-columns-repeated="2" table:style-name="ce194"/>
          <table:table-cell table:style-name="ce166"/>
          <table:table-cell table:style-name="ce154" table:number-columns-repeated="3"/>
          <table:table-cell table:style-name="ce230"/>
          <table:table-cell table:style-name="ce159" office:value-type="string">
            <text:p>Untested</text:p>
          </table:table-cell>
          <table:table-cell table:style-name="ce158" table:formula="of:=COUNTIF([.L$7:.L$1004];[.$K4])" office:value-type="float" office:value="0">
            <text:p>0</text:p>
          </table:table-cell>
          <table:table-cell table:style-name="ce158" table:formula="of:=COUNTIF([.M$7:.M$1004];[.$K4])" office:value-type="float" office:value="0">
            <text:p>0</text:p>
          </table:table-cell>
          <table:table-cell table:style-name="ce158" table:formula="of:=COUNTIF([.N$7:.N$1004];[.$K4])" office:value-type="float" office:value="0">
            <text:p>0</text:p>
          </table:table-cell>
          <table:table-cell table:style-name="ce158" table:formula="of:=COUNTIF([.O$7:.O$1004];[.$K4])" office:value-type="float" office:value="0">
            <text:p>0</text:p>
          </table:table-cell>
          <table:table-cell table:style-name="ce154" table:number-columns-repeated="4"/>
          <table:table-cell table:style-name="ce234" table:number-columns-repeated="222"/>
          <table:table-cell table:number-columns-repeated="783"/>
        </table:table-row>
        <table:table-row table:style-name="ro27">
          <table:table-cell table:style-name="ce166"/>
          <table:table-cell table:style-name="ce170"/>
          <table:table-cell table:style-name="ce191"/>
          <table:table-cell table:style-name="ce195" table:number-columns-repeated="6"/>
          <table:table-cell table:style-name="ce231"/>
          <table:table-cell table:style-name="Default" office:value-type="string">
            <text:p>N/A</text:p>
          </table:table-cell>
          <table:table-cell table:style-name="ce158" table:formula="of:=COUNTIF([.L$7:.L$1004];[.$K5])" office:value-type="float" office:value="0">
            <text:p>0</text:p>
          </table:table-cell>
          <table:table-cell table:style-name="ce158" table:formula="of:=COUNTIF([.M$7:.M$1004];[.$K5])" office:value-type="float" office:value="0">
            <text:p>0</text:p>
          </table:table-cell>
          <table:table-cell table:style-name="ce158" table:formula="of:=COUNTIF([.N$7:.N$1004];[.$K5])" office:value-type="float" office:value="0">
            <text:p>0</text:p>
          </table:table-cell>
          <table:table-cell table:style-name="ce158" table:formula="of:=COUNTIF([.O$7:.O$1004];[.$K5])" office:value-type="float" office:value="0">
            <text:p>0</text:p>
          </table:table-cell>
          <table:table-cell table:style-name="ce195" table:number-columns-repeated="4"/>
          <table:table-cell table:style-name="ce234" table:number-columns-repeated="222"/>
          <table:table-cell table:number-columns-repeated="783"/>
        </table:table-row>
        <table:table-row table:style-name="ro9">
          <table:table-cell table:style-name="ce117" office:value-type="string">
            <text:p>Case No</text:p>
          </table:table-cell>
          <table:table-cell table:style-name="ce127" office:value-type="string">
            <text:p>Related Function</text:p>
          </table:table-cell>
          <table:table-cell table:style-name="ce134" office:value-type="string">
            <text:p>Case ID</text:p>
          </table:table-cell>
          <table:table-cell table:style-name="ce134" office:value-type="string">
            <text:p>Path</text:p>
          </table:table-cell>
          <table:table-cell table:style-name="ce134" office:value-type="string">
            <text:p>Case Description</text:p>
          </table:table-cell>
          <table:table-cell table:style-name="ce134" office:value-type="string">
            <text:p>Step Description</text:p>
          </table:table-cell>
          <table:table-cell table:style-name="ce134" office:value-type="string">
            <text:p>Steps to produce</text:p>
          </table:table-cell>
          <table:table-cell table:style-name="ce134" office:value-type="string">
            <text:p>Expected Output</text:p>
          </table:table-cell>
          <table:table-cell table:style-name="ce134" office:value-type="string">
            <text:p>Priority</text:p>
          </table:table-cell>
          <table:table-cell table:style-name="ce134" office:value-type="string">
            <text:p>Affect</text:p>
          </table:table-cell>
          <table:table-cell table:style-name="ce134" office:value-type="string">
            <text:p>Tester</text:p>
          </table:table-cell>
          <table:table-cell table:style-name="ce134" office:value-type="string">
            <text:p>IE7</text:p>
          </table:table-cell>
          <table:table-cell table:style-name="ce134" office:value-type="string">
            <text:p>FireFox3.5</text:p>
          </table:table-cell>
          <table:table-cell table:style-name="ce134" office:value-type="string">
            <text:p>Comment/Bug</text:p>
          </table:table-cell>
          <table:table-cell table:style-name="ce134" table:number-columns-repeated="5"/>
          <table:table-cell table:style-name="ce162" table:number-columns-repeated="208"/>
          <table:table-cell table:style-name="ce164" table:number-columns-repeated="6"/>
          <table:table-cell table:style-name="ce165" table:number-columns-repeated="14"/>
          <table:table-cell table:style-name="ce116" table:number-columns-repeated="9"/>
          <table:table-cell table:style-name="ce121" table:number-columns-repeated="768"/>
        </table:table-row>
        <table:table-row table:style-name="ro35">
          <table:table-cell table:style-name="ce118" office:value-type="float" office:value="1">
            <text:p>001</text:p>
          </table:table-cell>
          <table:table-cell table:style-name="ce171" office:value-type="string">
            <text:p>FNC_ECMS_WKF_PAY_01</text:p>
          </table:table-cell>
          <table:table-cell table:style-name="ce192" office:value-type="float" office:value="1">
            <text:p>001</text:p>
          </table:table-cell>
          <table:table-cell table:style-name="ce196" office:value-type="string">
            <text:p>Content Management\ <text:s/>Business Process Center \ Pay Raise Process\Show</text:p>
          </table:table-cell>
          <table:table-cell table:style-name="ce201" office:value-type="string">
            <text:p>Show Business Process Center portlet</text:p>
          </table:table-cell>
          <table:table-cell table:style-name="ce216" office:value-type="string">
            <text:p>Step 1: Go to <text:span text:style-name="T8">Business </text:span><text:span text:style-name="T8">Process </text:span><text:span text:style-name="T8">Center</text:span></text:p>
          </table:table-cell>
          <table:table-cell office:value-type="string">
            <text:p>- Log in system</text:p>
            <text:p>- Go to <text:s/><text:span text:style-name="T8">'Content </text:span><text:span text:style-name="T8">Managemen</text:span><text:span text:style-name="T8">t</text:span>' in navigation bar and select <text:span text:style-name="T8">Business </text:span><text:span text:style-name="T8">Process </text:span><text:span text:style-name="T8">Center</text:span></text:p>
            <text:p>- User is member in <text:span text:style-name="T8">*/platform/</text:span><text:span text:style-name="T22">a</text:span><text:span text:style-name="T22">dministrator</text:span> group can select by clicking on <text:span text:style-name="T8">Business </text:span><text:span text:style-name="T8">Process</text:span> in navigation bar and select <text:span text:style-name="T8">Business </text:span><text:span text:style-name="T8">Process </text:span><text:span text:style-name="T8">Center</text:span></text:p>
          </table:table-cell>
          <table:table-cell table:style-name="ce216" office:value-type="string">
            <text:p>Business process center appears</text:p>
            <text:p>There are two tabs: </text:p>
            <text:p>- <text:span text:style-name="T23">Task </text:span><text:span text:style-name="T23">Controller</text:span><text:span text:style-name="T24">: </text:span><text:span text:style-name="T24">display all </text:span><text:span text:style-name="T24">tasks that </text:span><text:span text:style-name="T24">assigned</text:span></text:p>
            <text:p><text:span text:style-name="T24">- </text:span><text:span text:style-name="T23">BP </text:span><text:span text:style-name="T23">Definition </text:span><text:span text:style-name="T23">Controller: </text:span><text:span text:style-name="T27">by</text:span><text:span text:style-name="T24"> default, </text:span><text:span text:style-name="T24">there are: </text:span><text:span text:style-name="T23">Holiday</text:span><text:span text:style-name="T24"> </text:span><text:span text:style-name="T23">Process</text:span><text:span text:style-name="T24"> and </text:span><text:span text:style-name="T24"><text:s/></text:span><text:span text:style-name="T23">Pay Raise </text:span><text:span text:style-name="T23">Process</text:span></text:p>
          </table:table-cell>
          <table:table-cell table:style-name="ce228" office:value-type="string">
            <text:p>High</text:p>
          </table:table-cell>
          <table:table-cell table:style-name="ce232" table:number-columns-repeated="6"/>
          <table:table-cell table:style-name="ce228"/>
          <table:table-cell table:number-columns-repeated="1008"/>
        </table:table-row>
        <table:table-row table:style-name="ro28">
          <table:table-cell table:style-name="ce119" table:formula="of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table:style-name="ce172" office:value-type="string">
            <text:p>FNC_ECMS_WKF_PAY_01</text:p>
          </table:table-cell>
          <table:table-cell table:style-name="ce136" table:formula="of:=IF(VALUE(MID([.F8];6;FIND(&quot;:&quot;;[.F8];1)-FIND(&quot; &quot;;[.F8];1)-1))&gt;VALUE(MID([.F7];6;FIND(&quot;:&quot;;[.F7];1)-FIND(&quot; &quot;;[.F7];1)-1));[.C7];[.C7]+1)" office:value-type="float" office:value="2">
            <text:p>002</text:p>
          </table:table-cell>
          <table:table-cell table:style-name="ce197" office:value-type="string">
            <text:p>Content Management\ <text:s/>Business Process Center \ Pay Raise Process\Show</text:p>
          </table:table-cell>
          <table:table-cell table:style-name="ce202" office:value-type="string">
            <text:p>Show manager task form</text:p>
          </table:table-cell>
          <table:table-cell table:style-name="ce217" office:value-type="string">
            <text:p>Step 1: Select BD definition controller</text:p>
          </table:table-cell>
          <table:table-cell office:value-type="string">
            <text:p>- User login system</text:p>
            <text:p>- Go to <text:span text:style-name="T8">Content </text:span><text:span text:style-name="T8">Managemen</text:span><text:span text:style-name="T8">t</text:span> and select <text:span text:style-name="T8">Business </text:span><text:span text:style-name="T8">Process </text:span><text:span text:style-name="T8">Center</text:span></text:p>
            <text:p>- Select <text:span text:style-name="T23">BP </text:span><text:span text:style-name="T23">Definition </text:span><text:span text:style-name="T23">Controller</text:span><text:span text:style-name="T24"> </text:span><text:span text:style-name="T24">tab</text:span></text:p>
          </table:table-cell>
          <table:table-cell table:style-name="ce217" office:value-type="string">
            <text:p>- <text:span text:style-name="T24">BP </text:span><text:span text:style-name="T24">Definition </text:span><text:span text:style-name="T24">Controller </text:span><text:span text:style-name="T24">tab has </text:span><text:span text:style-name="T24">selected</text:span></text:p>
            <text:p><text:span text:style-name="T28">- By</text:span><text:span text:style-name="T29"> default, </text:span><text:span text:style-name="T29">there are: </text:span><text:span text:style-name="T30">Holiday</text:span><text:span text:style-name="T29"> </text:span><text:span text:style-name="T30">Process</text:span><text:span text:style-name="T29"> and </text:span><text:span text:style-name="T30">Pay Raise </text:span><text:span text:style-name="T30">Process</text:span></text:p>
          </table:table-cell>
          <table:table-cell table:style-name="ce228" office:value-type="string">
            <text:p>High</text:p>
          </table:table-cell>
          <table:table-cell table:style-name="ce232" table:number-columns-repeated="6"/>
          <table:table-cell table:style-name="ce228"/>
          <table:table-cell table:number-columns-repeated="1008"/>
        </table:table-row>
        <table:table-row table:style-name="ro21">
          <table:table-cell table:style-name="ce119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172" office:value-type="string">
            <text:p>FNC_ECMS_WKF_PAY_01</text:p>
          </table:table-cell>
          <table:table-cell table:style-name="ce136" table:formula="of:=IF(VALUE(MID([.F9];6;FIND(&quot;:&quot;;[.F9];1)-FIND(&quot; &quot;;[.F9];1)-1))&gt;VALUE(MID([.F8];6;FIND(&quot;:&quot;;[.F8];1)-FIND(&quot; &quot;;[.F8];1)-1));[.C8];[.C8]+1)" office:value-type="float" office:value="2">
            <text:p>002</text:p>
          </table:table-cell>
          <table:table-cell table:style-name="ce197" office:value-type="string">
            <text:p>Content Management\ <text:s/>Business Process Center \ Pay Raise Process\Show</text:p>
          </table:table-cell>
          <table:table-cell table:style-name="ce203" office:value-type="string">
            <text:p>Show manager task form</text:p>
          </table:table-cell>
          <table:table-cell table:style-name="ce216" office:value-type="string">
            <text:p>Step 2: Show form to create new pay raise request</text:p>
          </table:table-cell>
          <table:table-cell office:value-type="string">
            <text:p>- On action column, click 'Manage Start' icon to create a new pay raise process</text:p>
          </table:table-cell>
          <table:table-cell table:style-name="ce216" office:value-type="string">
            <text:p><text:s/>'Task Manage' form appears'</text:p>
          </table:table-cell>
          <table:table-cell table:style-name="ce228" office:value-type="string">
            <text:p>High</text:p>
          </table:table-cell>
          <table:table-cell table:style-name="ce232" table:number-columns-repeated="6"/>
          <table:table-cell table:style-name="ce228"/>
          <table:table-cell table:number-columns-repeated="1008"/>
        </table:table-row>
        <table:table-row table:style-name="ro28">
          <table:table-cell table:style-name="ce119" table:formula="of:=IF(VALUE(MID([.F10];6;FIND(&quot;:&quot;;[.F10];1)-FIND(&quot; &quot;;[.F10];1)-1))&gt;VALUE(MID([.F9];6;FIND(&quot;:&quot;;[.F9];1)-FIND(&quot; &quot;;[.F9];1)-1));&quot;&quot;;MAX([.A$7:.A9])+1)" office:value-type="float" office:value="3">
            <text:p>003</text:p>
          </table:table-cell>
          <table:table-cell table:style-name="ce172" office:value-type="string">
            <text:p>FNC_ECMS_WKF_PAY_01</text:p>
          </table:table-cell>
          <table:table-cell table:style-name="ce136" table:formula="of:=IF(VALUE(MID([.F10];6;FIND(&quot;:&quot;;[.F10];1)-FIND(&quot; &quot;;[.F10];1)-1))&gt;VALUE(MID([.F9];6;FIND(&quot;:&quot;;[.F9];1)-FIND(&quot; &quot;;[.F9];1)-1));[.C9];[.C9]+1)" office:value-type="float" office:value="3">
            <text:p>003</text:p>
          </table:table-cell>
          <table:table-cell table:style-name="ce197" office:value-type="string">
            <text:p>Content Management\ <text:s/>Business Process Center \ Pay Raise Process\Show</text:p>
          </table:table-cell>
          <table:table-cell table:style-name="ce202" office:value-type="string">
            <text:p>Show or hide process link</text:p>
          </table:table-cell>
          <table:table-cell table:style-name="ce217" office:value-type="string">
            <text:p>Step 1: Select BD definition controller</text:p>
          </table:table-cell>
          <table:table-cell office:value-type="string">
            <text:p>- User login system</text:p>
            <text:p>- Go to <text:span text:style-name="T8">content </text:span><text:span text:style-name="T8">managemen</text:span><text:span text:style-name="T8">t</text:span> and select <text:span text:style-name="T8">business </text:span><text:span text:style-name="T8">process </text:span><text:span text:style-name="T8">center</text:span></text:p>
            <text:p>- Select <text:span text:style-name="T23">BP </text:span><text:span text:style-name="T23">Definition </text:span><text:span text:style-name="T23">Controller</text:span><text:span text:style-name="T24"> </text:span><text:span text:style-name="T24">tab</text:span></text:p>
          </table:table-cell>
          <table:table-cell table:style-name="ce217" office:value-type="string">
            <text:p>- <text:span text:style-name="T24">BP </text:span><text:span text:style-name="T24">Definition </text:span><text:span text:style-name="T24">Controller </text:span><text:span text:style-name="T24">tab has </text:span><text:span text:style-name="T24">selected</text:span></text:p>
            <text:p><text:span text:style-name="T28">- By</text:span><text:span text:style-name="T29"> default, </text:span><text:span text:style-name="T29">there are: </text:span><text:span text:style-name="T30">Holiday</text:span><text:span text:style-name="T29"> </text:span><text:span text:style-name="T30">Process</text:span><text:span text:style-name="T29"> and </text:span><text:span text:style-name="T30">Pay Raise </text:span><text:span text:style-name="T30">Process</text:span></text:p>
          </table:table-cell>
          <table:table-cell table:style-name="ce228" office:value-type="string">
            <text:p>High</text:p>
          </table:table-cell>
          <table:table-cell table:style-name="ce232" table:number-columns-repeated="6"/>
          <table:table-cell table:style-name="ce228"/>
          <table:table-cell table:number-columns-repeated="1008"/>
        </table:table-row>
        <table:table-row table:style-name="ro21">
          <table:table-cell table:style-name="ce119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172" office:value-type="string">
            <text:p>FNC_ECMS_WKF_PAY_01</text:p>
          </table:table-cell>
          <table:table-cell table:style-name="ce136" table:formula="of:=IF(VALUE(MID([.F11];6;FIND(&quot;:&quot;;[.F11];1)-FIND(&quot; &quot;;[.F11];1)-1))&gt;VALUE(MID([.F10];6;FIND(&quot;:&quot;;[.F10];1)-FIND(&quot; &quot;;[.F10];1)-1));[.C10];[.C10]+1)" office:value-type="float" office:value="3">
            <text:p>003</text:p>
          </table:table-cell>
          <table:table-cell table:style-name="ce197" office:value-type="string">
            <text:p>Content Management\ <text:s/>Business Process Center \ Pay Raise Process\Show</text:p>
          </table:table-cell>
          <table:table-cell table:style-name="ce203" office:value-type="string">
            <text:p>Show or hide process link</text:p>
          </table:table-cell>
          <table:table-cell table:style-name="ce216" office:value-type="string">
            <text:p>Step 2: Show form to create new pay raise request</text:p>
          </table:table-cell>
          <table:table-cell office:value-type="string">
            <text:p>- On action column, click 'Manage Start' icon to create a new pay raise process</text:p>
          </table:table-cell>
          <table:table-cell table:style-name="ce216" office:value-type="string">
            <text:p><text:s/>'Task Manage' form appears'</text:p>
          </table:table-cell>
          <table:table-cell table:style-name="ce228" office:value-type="string">
            <text:p>High</text:p>
          </table:table-cell>
          <table:table-cell table:style-name="ce232" table:number-columns-repeated="6"/>
          <table:table-cell table:style-name="ce228"/>
          <table:table-cell table:number-columns-repeated="1008"/>
        </table:table-row>
        <table:table-row table:style-name="ro21">
          <table:table-cell table:style-name="ce119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172" office:value-type="string">
            <text:p>FNC_ECMS_WKF_PAY_01</text:p>
          </table:table-cell>
          <table:table-cell table:style-name="ce136" table:formula="of:=IF(VALUE(MID([.F12];6;FIND(&quot;:&quot;;[.F12];1)-FIND(&quot; &quot;;[.F12];1)-1))&gt;VALUE(MID([.F11];6;FIND(&quot;:&quot;;[.F11];1)-FIND(&quot; &quot;;[.F11];1)-1));[.C11];[.C11]+1)" office:value-type="float" office:value="3">
            <text:p>003</text:p>
          </table:table-cell>
          <table:table-cell table:style-name="ce197" office:value-type="string">
            <text:p>Content Management\ <text:s/>Business Process Center \ Pay Raise Process\Show</text:p>
          </table:table-cell>
          <table:table-cell table:style-name="ce203" office:value-type="string">
            <text:p>Show or hide process link</text:p>
          </table:table-cell>
          <table:table-cell table:style-name="ce216" office:value-type="string">
            <text:p>Step 3: Show follow diagram</text:p>
          </table:table-cell>
          <table:table-cell office:value-type="string">
            <text:p>- Click on show process link</text:p>
            <text:p/>
          </table:table-cell>
          <table:table-cell table:style-name="ce216" office:value-type="string">
            <text:p>- Show diagram which describer pay raise process</text:p>
            <text:p/>
          </table:table-cell>
          <table:table-cell table:style-name="ce228" office:value-type="string">
            <text:p>High</text:p>
          </table:table-cell>
          <table:table-cell table:style-name="ce232" table:number-columns-repeated="6"/>
          <table:table-cell table:style-name="ce228"/>
          <table:table-cell table:number-columns-repeated="1008"/>
        </table:table-row>
        <table:table-row table:style-name="ro21">
          <table:table-cell table:style-name="ce119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172" office:value-type="string">
            <text:p>FNC_ECMS_WKF_PAY_01</text:p>
          </table:table-cell>
          <table:table-cell table:style-name="ce136" table:formula="of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table:style-name="ce197" office:value-type="string">
            <text:p>Content Management\ <text:s/>Business Process Center \ Pay Raise Process\Show</text:p>
          </table:table-cell>
          <table:table-cell table:style-name="ce203" office:value-type="string">
            <text:p>Show or hide process link</text:p>
          </table:table-cell>
          <table:table-cell table:style-name="ce216" office:value-type="string">
            <text:p>Step 4: Hide follow diagram</text:p>
          </table:table-cell>
          <table:table-cell office:value-type="string">
            <text:p>- <text:s/>Clicks on [hide process link]</text:p>
          </table:table-cell>
          <table:table-cell table:style-name="ce216" office:value-type="string">
            <text:p>- Hide diagram</text:p>
            <text:p>- Back to task manager form</text:p>
          </table:table-cell>
          <table:table-cell table:style-name="ce228" office:value-type="string">
            <text:p>High</text:p>
          </table:table-cell>
          <table:table-cell table:style-name="ce232" table:number-columns-repeated="6"/>
          <table:table-cell table:style-name="ce228"/>
          <table:table-cell table:number-columns-repeated="1008"/>
        </table:table-row>
        <table:table-row table:style-name="ro28">
          <table:table-cell table:style-name="ce119" table:formula="of:=IF(VALUE(MID([.F14];6;FIND(&quot;:&quot;;[.F14];1)-FIND(&quot; &quot;;[.F14];1)-1))&gt;VALUE(MID([.F13];6;FIND(&quot;:&quot;;[.F13];1)-FIND(&quot; &quot;;[.F13];1)-1));&quot;&quot;;MAX([.A$7:.A13])+1)" office:value-type="float" office:value="4">
            <text:p>004</text:p>
          </table:table-cell>
          <table:table-cell table:style-name="ce171" office:value-type="string">
            <text:p>FNC_ECMS_WKF_PAY_02</text:p>
          </table:table-cell>
          <table:table-cell table:style-name="ce136" office:value-type="float" office:value="1">
            <text:p>001</text:p>
          </table:table-cell>
          <table:table-cell table:style-name="ce198" office:value-type="string">
            <text:p>Content Management\ <text:s/>Business Process Center \ Pay Raise Process\Create</text:p>
          </table:table-cell>
          <table:table-cell table:style-name="ce201" office:value-type="string">
            <text:p>Create a pay raise request when put valid data in fields</text:p>
          </table:table-cell>
          <table:table-cell table:style-name="ce217" office:value-type="string">
            <text:p>Step 1: Select BD definition controller</text:p>
          </table:table-cell>
          <table:table-cell office:value-type="string">
            <text:p>- User login system</text:p>
            <text:p>- Go to <text:span text:style-name="T8">content </text:span><text:span text:style-name="T8">managemen</text:span><text:span text:style-name="T8">t</text:span> and select <text:span text:style-name="T8">business </text:span><text:span text:style-name="T8">process </text:span><text:span text:style-name="T8">center</text:span></text:p>
            <text:p>- Select <text:span text:style-name="T23">BP </text:span><text:span text:style-name="T23">Definition </text:span><text:span text:style-name="T23">Controller</text:span><text:span text:style-name="T24"> </text:span><text:span text:style-name="T24">tab</text:span></text:p>
          </table:table-cell>
          <table:table-cell table:style-name="ce217" office:value-type="string">
            <text:p>- <text:span text:style-name="T24">BP </text:span><text:span text:style-name="T24">Definition </text:span><text:span text:style-name="T24">Controller </text:span><text:span text:style-name="T24">tab has </text:span><text:span text:style-name="T24">selected</text:span></text:p>
            <text:p><text:span text:style-name="T28">- By</text:span><text:span text:style-name="T29"> default, </text:span><text:span text:style-name="T29">there are: </text:span><text:span text:style-name="T30">Holiday</text:span><text:span text:style-name="T29"> </text:span><text:span text:style-name="T30">Process</text:span><text:span text:style-name="T29"> and </text:span><text:span text:style-name="T30">Pay Raise </text:span><text:span text:style-name="T30">Process</text:span></text:p>
          </table:table-cell>
          <table:table-cell table:style-name="ce228" office:value-type="string">
            <text:p>High</text:p>
          </table:table-cell>
          <table:table-cell table:style-name="ce232" table:number-columns-repeated="6"/>
          <table:table-cell table:style-name="ce228"/>
          <table:table-cell table:number-columns-repeated="1008"/>
        </table:table-row>
        <table:table-row table:style-name="ro21">
          <table:table-cell table:style-name="ce119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172" office:value-type="string">
            <text:p>FNC_ECMS_WKF_PAY_02</text:p>
          </table:table-cell>
          <table:table-cell table:style-name="ce136" table:formula="of:=IF(VALUE(MID([.F15];6;FIND(&quot;:&quot;;[.F15];1)-FIND(&quot; &quot;;[.F15];1)-1))&gt;VALUE(MID([.F14];6;FIND(&quot;:&quot;;[.F14];1)-FIND(&quot; &quot;;[.F14];1)-1));[.C14];[.C14]+1)" office:value-type="float" office:value="1">
            <text:p>001</text:p>
          </table:table-cell>
          <table:table-cell table:style-name="ce197" office:value-type="string">
            <text:p>Content Management\ <text:s/>Business Process Center \ Pay Raise Process\Create</text:p>
          </table:table-cell>
          <table:table-cell table:style-name="ce204" office:value-type="string">
            <text:p>Create a pay raise request when put valid data in fields</text:p>
          </table:table-cell>
          <table:table-cell table:style-name="ce216" office:value-type="string">
            <text:p>Step 2: Show form to create new pay raise request</text:p>
          </table:table-cell>
          <table:table-cell office:value-type="string">
            <text:p>- On action column, click 'Manage Start' icon to create a new pay raise process</text:p>
          </table:table-cell>
          <table:table-cell table:style-name="ce216" office:value-type="string">
            <text:p><text:s/>'Task Manage' form appears'</text:p>
          </table:table-cell>
          <table:table-cell table:style-name="ce228" office:value-type="string">
            <text:p>High</text:p>
          </table:table-cell>
          <table:table-cell table:style-name="ce232" table:number-columns-repeated="6"/>
          <table:table-cell table:style-name="ce228"/>
          <table:table-cell table:number-columns-repeated="1008"/>
        </table:table-row>
        <table:table-row table:style-name="ro29">
          <table:table-cell table:style-name="ce119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172" office:value-type="string">
            <text:p>FNC_ECMS_WKF_PAY_02</text:p>
          </table:table-cell>
          <table:table-cell table:style-name="ce136" table:formula="of:=IF(VALUE(MID([.F16];6;FIND(&quot;:&quot;;[.F16];1)-FIND(&quot; &quot;;[.F16];1)-1))&gt;VALUE(MID([.F15];6;FIND(&quot;:&quot;;[.F15];1)-FIND(&quot; &quot;;[.F15];1)-1));[.C15];[.C15]+1)" office:value-type="float" office:value="1">
            <text:p>001</text:p>
          </table:table-cell>
          <table:table-cell table:style-name="ce197" office:value-type="string">
            <text:p>Content Management\ <text:s/>Business Process Center \ Pay Raise Process\Create</text:p>
          </table:table-cell>
          <table:table-cell table:style-name="ce204" office:value-type="string">
            <text:p>Create a pay raise request when put valid data in fields</text:p>
          </table:table-cell>
          <table:table-cell table:style-name="ce217" office:value-type="string">
            <text:p>Step 3: Create new pay raise process</text:p>
          </table:table-cell>
          <table:table-cell office:value-type="string">
            <text:p>- On 'Task Manager' form, put the number you want to be granted in 'Amount' field</text:p>
            <text:p>- Select priority</text:p>
            <text:p>- Click on Submit button</text:p>
          </table:table-cell>
          <table:table-cell table:style-name="ce217" office:value-type="string">
            <text:p>- This request is sent to member in /organization/management/executive-board group.</text:p>
          </table:table-cell>
          <table:table-cell table:style-name="ce228" office:value-type="string">
            <text:p>High</text:p>
          </table:table-cell>
          <table:table-cell table:style-name="ce232" table:number-columns-repeated="6"/>
          <table:table-cell table:style-name="ce228"/>
          <table:table-cell table:number-columns-repeated="1008"/>
        </table:table-row>
        <table:table-row table:style-name="ro30">
          <table:table-cell table:style-name="ce119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172" office:value-type="string">
            <text:p>FNC_ECMS_WKF_PAY_02</text:p>
          </table:table-cell>
          <table:table-cell table:style-name="ce136" table:formula="of:=IF(VALUE(MID([.F17];6;FIND(&quot;:&quot;;[.F17];1)-FIND(&quot; &quot;;[.F17];1)-1))&gt;VALUE(MID([.F16];6;FIND(&quot;:&quot;;[.F16];1)-FIND(&quot; &quot;;[.F16];1)-1));[.C16];[.C16]+1)" office:value-type="float" office:value="1">
            <text:p>001</text:p>
          </table:table-cell>
          <table:table-cell table:style-name="ce197" office:value-type="string">
            <text:p>Content Management\ <text:s/>Business Process Center \ Pay Raise Process\Create</text:p>
          </table:table-cell>
          <table:table-cell table:style-name="ce204" office:value-type="string">
            <text:p>Create a pay raise request when put valid data in fields</text:p>
          </table:table-cell>
          <table:table-cell table:style-name="ce217" office:value-type="string">
            <text:p>Step 4: Check assigned request</text:p>
          </table:table-cell>
          <table:table-cell office:value-type="string">
            <text:p>- Login by user in /organization/management/executive-board group</text:p>
            <text:p>- Go to Content Management and select Business Process Center</text:p>
            <text:p>- Select task Controller<text:span text:style-name="T24"> </text:span><text:span text:style-name="T24">tab</text:span></text:p>
          </table:table-cell>
          <table:table-cell table:style-name="ce217" office:value-type="string">
            <text:p>All assigned task are displayed</text:p>
          </table:table-cell>
          <table:table-cell table:style-name="ce228" office:value-type="string">
            <text:p>High</text:p>
          </table:table-cell>
          <table:table-cell table:style-name="ce232" table:number-columns-repeated="6"/>
          <table:table-cell table:style-name="ce228"/>
          <table:table-cell table:number-columns-repeated="1008"/>
        </table:table-row>
        <table:table-row table:style-name="ro28">
          <table:table-cell table:style-name="ce119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172" office:value-type="string">
            <text:p>FNC_ECMS_WKF_PAY_02</text:p>
          </table:table-cell>
          <table:table-cell table:style-name="ce136" table:formula="of:=IF(VALUE(MID([.F18];6;FIND(&quot;:&quot;;[.F18];1)-FIND(&quot; &quot;;[.F18];1)-1))&gt;VALUE(MID([.F17];6;FIND(&quot;:&quot;;[.F17];1)-FIND(&quot; &quot;;[.F17];1)-1));[.C17];[.C17]+1)" office:value-type="float" office:value="1">
            <text:p>001</text:p>
          </table:table-cell>
          <table:table-cell table:style-name="ce197" office:value-type="string">
            <text:p>Content Management\ <text:s/>Business Process Center \ Pay Raise Process\Create</text:p>
          </table:table-cell>
          <table:table-cell table:style-name="ce204" office:value-type="string">
            <text:p>Create a pay raise request when put valid data in fields</text:p>
          </table:table-cell>
          <table:table-cell table:style-name="ce218" office:value-type="string">
            <text:p>Step 5: Check the process</text:p>
          </table:table-cell>
          <table:table-cell table:style-name="ce223" office:value-type="string">
            <text:p>- Select <text:span text:style-name="T8">Business </text:span><text:span text:style-name="T8">process </text:span><text:span text:style-name="T8">Administrat</text:span><text:span text:style-name="T8">or</text:span></text:p>
            <text:p>- <text:s/>Select 'pay raise process'</text:p>
            <text:p>- View detail of process which has created at step 1</text:p>
          </table:table-cell>
          <table:table-cell table:style-name="ce218" office:value-type="string">
            <text:p><text:span text:style-name="T12">- In the first </text:span><text:span text:style-name="T12">row: </text:span><text:span text:style-name="T13">ID</text:span><text:span text:style-name="T12"> = </text:span><text:span text:style-name="T13">” </text:span><text:span text:style-name="T12">task ID”, </text:span><text:span text:style-name="T13">Task </text:span><text:span text:style-name="T13">request</text:span><text:span text:style-name="T12">: </text:span><text:span text:style-name="T12">Request, </text:span><text:span text:style-name="T13">Actor ID: </text:span><text:span text:style-name="T12">user is </text:span><text:span text:style-name="T12">creator </text:span><text:span text:style-name="T12">request; </text:span><text:span text:style-name="T13">End: </text:span><text:span text:style-name="T12">at the </text:span><text:span text:style-name="T12">time creator </text:span><text:span text:style-name="T12">click on </text:span><text:span text:style-name="T12">submit</text:span></text:p>
          </table:table-cell>
          <table:table-cell table:style-name="ce228" office:value-type="string">
            <text:p>High</text:p>
          </table:table-cell>
          <table:table-cell table:style-name="ce232" table:number-columns-repeated="6"/>
          <table:table-cell table:style-name="ce228"/>
          <table:table-cell table:number-columns-repeated="1008"/>
        </table:table-row>
        <table:table-row table:style-name="ro28">
          <table:table-cell table:style-name="ce119" table:formula="of:=IF(VALUE(MID([.F19];6;FIND(&quot;:&quot;;[.F19];1)-FIND(&quot; &quot;;[.F19];1)-1))&gt;VALUE(MID([.F18];6;FIND(&quot;:&quot;;[.F18];1)-FIND(&quot; &quot;;[.F18];1)-1));&quot;&quot;;MAX([.A$7:.A18])+1)" office:value-type="float" office:value="5">
            <text:p>005</text:p>
          </table:table-cell>
          <table:table-cell table:style-name="ce172" office:value-type="string">
            <text:p>FNC_ECMS_WKF_PAY_02</text:p>
          </table:table-cell>
          <table:table-cell table:style-name="ce136" table:formula="of:=IF(VALUE(MID([.F19];6;FIND(&quot;:&quot;;[.F19];1)-FIND(&quot; &quot;;[.F19];1)-1))&gt;VALUE(MID([.F18];6;FIND(&quot;:&quot;;[.F18];1)-FIND(&quot; &quot;;[.F18];1)-1));[.C18];[.C18]+1)" office:value-type="float" office:value="2">
            <text:p>002</text:p>
          </table:table-cell>
          <table:table-cell table:style-name="ce197" office:value-type="string">
            <text:p>Content Management\ <text:s/>Business Process Center \ Pay Raise Process\Create</text:p>
          </table:table-cell>
          <table:table-cell table:style-name="ce201" office:value-type="string">
            <text:p>Create a pay raise request when do not put value in 'Amount' field</text:p>
          </table:table-cell>
          <table:table-cell table:style-name="ce217" office:value-type="string">
            <text:p>Step 1: Select BD definition controller</text:p>
          </table:table-cell>
          <table:table-cell office:value-type="string">
            <text:p>- User login system</text:p>
            <text:p>- Go to <text:span text:style-name="T8">content </text:span><text:span text:style-name="T8">managemen</text:span><text:span text:style-name="T8">t</text:span> and select <text:span text:style-name="T8">business </text:span><text:span text:style-name="T8">process </text:span><text:span text:style-name="T8">center</text:span></text:p>
            <text:p>- Select <text:span text:style-name="T23">BP </text:span><text:span text:style-name="T23">Definition </text:span><text:span text:style-name="T23">Controller</text:span><text:span text:style-name="T24"> </text:span><text:span text:style-name="T24">tab</text:span></text:p>
          </table:table-cell>
          <table:table-cell table:style-name="ce217" office:value-type="string">
            <text:p>- <text:span text:style-name="T24">BP </text:span><text:span text:style-name="T24">Definition </text:span><text:span text:style-name="T24">Controller </text:span><text:span text:style-name="T24">tab has </text:span><text:span text:style-name="T24">selected</text:span></text:p>
          </table:table-cell>
          <table:table-cell table:style-name="ce228" office:value-type="string">
            <text:p>High</text:p>
          </table:table-cell>
          <table:table-cell table:style-name="ce232" table:number-columns-repeated="6"/>
          <table:table-cell table:style-name="ce228"/>
          <table:table-cell table:number-columns-repeated="1008"/>
        </table:table-row>
        <table:table-row table:style-name="ro21">
          <table:table-cell table:style-name="ce119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172" office:value-type="string">
            <text:p>FNC_ECMS_WKF_PAY_02</text:p>
          </table:table-cell>
          <table:table-cell table:style-name="ce136" table:formula="of:=IF(VALUE(MID([.F20];6;FIND(&quot;:&quot;;[.F20];1)-FIND(&quot; &quot;;[.F20];1)-1))&gt;VALUE(MID([.F19];6;FIND(&quot;:&quot;;[.F19];1)-FIND(&quot; &quot;;[.F19];1)-1));[.C19];[.C19]+1)" office:value-type="float" office:value="2">
            <text:p>002</text:p>
          </table:table-cell>
          <table:table-cell table:style-name="ce197" office:value-type="string">
            <text:p>Content Management\ <text:s/>Business Process Center \ Pay Raise Process\Create</text:p>
          </table:table-cell>
          <table:table-cell table:style-name="ce204" office:value-type="string">
            <text:p>Create a pay raise request when do not put value in 'Amount' field</text:p>
          </table:table-cell>
          <table:table-cell table:style-name="ce216" office:value-type="string">
            <text:p>Step 2: Show form to create new pay raise request</text:p>
          </table:table-cell>
          <table:table-cell office:value-type="string">
            <text:p>- On action column, click 'Manage Start' icon to create a new pay raise process</text:p>
          </table:table-cell>
          <table:table-cell table:style-name="ce216" office:value-type="string">
            <text:p><text:s/>'Task Manage' form appears'</text:p>
          </table:table-cell>
          <table:table-cell table:style-name="ce228" office:value-type="string">
            <text:p>High</text:p>
          </table:table-cell>
          <table:table-cell table:style-name="ce232" table:number-columns-repeated="6"/>
          <table:table-cell table:style-name="ce228"/>
          <table:table-cell table:number-columns-repeated="1008"/>
        </table:table-row>
        <table:table-row table:style-name="ro29">
          <table:table-cell table:style-name="ce119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172" office:value-type="string">
            <text:p>FNC_ECMS_WKF_PAY_02</text:p>
          </table:table-cell>
          <table:table-cell table:style-name="ce136" table:formula="of:=IF(VALUE(MID([.F21];6;FIND(&quot;:&quot;;[.F21];1)-FIND(&quot; &quot;;[.F21];1)-1))&gt;VALUE(MID([.F20];6;FIND(&quot;:&quot;;[.F20];1)-FIND(&quot; &quot;;[.F20];1)-1));[.C20];[.C20]+1)" office:value-type="float" office:value="2">
            <text:p>002</text:p>
          </table:table-cell>
          <table:table-cell table:style-name="ce197" office:value-type="string">
            <text:p>Content Management\ <text:s/>Business Process Center \ Pay Raise Process\Create</text:p>
          </table:table-cell>
          <table:table-cell table:style-name="ce204" office:value-type="string">
            <text:p>Create a pay raise request when do not put value in 'Amount' field</text:p>
          </table:table-cell>
          <table:table-cell table:style-name="ce217" office:value-type="string">
            <text:p>Step 3: Create new pay raise process</text:p>
          </table:table-cell>
          <table:table-cell office:value-type="string">
            <text:p>- On 'Task Manager' form, do not put the value in 'Amount' field</text:p>
            <text:p>- Select priority</text:p>
            <text:p>- Click on Submit button</text:p>
          </table:table-cell>
          <table:table-cell table:style-name="ce218" office:value-type="string">
            <text:p>Show message to indicate the value which user has entered is invalid</text:p>
          </table:table-cell>
          <table:table-cell table:style-name="ce228" office:value-type="string">
            <text:p>High</text:p>
          </table:table-cell>
          <table:table-cell table:style-name="ce232" table:number-columns-repeated="6"/>
          <table:table-cell table:style-name="ce228"/>
          <table:table-cell table:number-columns-repeated="1008"/>
        </table:table-row>
        <table:table-row table:style-name="ro28">
          <table:table-cell table:style-name="ce119" table:formula="of:=IF(VALUE(MID([.F22];6;FIND(&quot;:&quot;;[.F22];1)-FIND(&quot; &quot;;[.F22];1)-1))&gt;VALUE(MID([.F21];6;FIND(&quot;:&quot;;[.F21];1)-FIND(&quot; &quot;;[.F21];1)-1));&quot;&quot;;MAX([.A$7:.A21])+1)" office:value-type="float" office:value="6">
            <text:p>006</text:p>
          </table:table-cell>
          <table:table-cell table:style-name="ce172" office:value-type="string">
            <text:p>FNC_ECMS_WKF_PAY_02</text:p>
          </table:table-cell>
          <table:table-cell table:style-name="ce136" table:formula="of:=IF(VALUE(MID([.F22];6;FIND(&quot;:&quot;;[.F22];1)-FIND(&quot; &quot;;[.F22];1)-1))&gt;VALUE(MID([.F21];6;FIND(&quot;:&quot;;[.F21];1)-FIND(&quot; &quot;;[.F21];1)-1));[.C21];[.C21]+1)" office:value-type="float" office:value="3">
            <text:p>003</text:p>
          </table:table-cell>
          <table:table-cell table:style-name="ce197" office:value-type="string">
            <text:p>Content Management\ <text:s/>Business Process Center \ Pay Raise Process\Create</text:p>
          </table:table-cell>
          <table:table-cell table:style-name="ce201" office:value-type="string">
            <text:p>Create a pay raise request when put character or negative number in 'Amount'</text:p>
          </table:table-cell>
          <table:table-cell table:style-name="ce217" office:value-type="string">
            <text:p>Step 1: Select BD definition controller</text:p>
          </table:table-cell>
          <table:table-cell office:value-type="string">
            <text:p>- User login system</text:p>
            <text:p>- Go to <text:span text:style-name="T8">content </text:span><text:span text:style-name="T8">managemen</text:span><text:span text:style-name="T8">t</text:span> and select <text:span text:style-name="T8">business </text:span><text:span text:style-name="T8">process </text:span><text:span text:style-name="T8">center</text:span></text:p>
            <text:p>- Select <text:span text:style-name="T23">BP </text:span><text:span text:style-name="T23">Definition </text:span><text:span text:style-name="T23">Controller</text:span><text:span text:style-name="T24"> </text:span><text:span text:style-name="T24">tab</text:span></text:p>
          </table:table-cell>
          <table:table-cell table:style-name="ce217" office:value-type="string">
            <text:p>- <text:span text:style-name="T24">BP </text:span><text:span text:style-name="T24">Definition </text:span><text:span text:style-name="T24">Controller </text:span><text:span text:style-name="T24">tab has </text:span><text:span text:style-name="T24">selected</text:span></text:p>
          </table:table-cell>
          <table:table-cell table:style-name="ce228" office:value-type="string">
            <text:p>High</text:p>
          </table:table-cell>
          <table:table-cell table:style-name="ce232" table:number-columns-repeated="6"/>
          <table:table-cell table:style-name="ce228"/>
          <table:table-cell table:number-columns-repeated="1008"/>
        </table:table-row>
        <table:table-row table:style-name="ro21">
          <table:table-cell table:style-name="ce119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172" office:value-type="string">
            <text:p>FNC_ECMS_WKF_PAY_02</text:p>
          </table:table-cell>
          <table:table-cell table:style-name="ce136" table:formula="of:=IF(VALUE(MID([.F23];6;FIND(&quot;:&quot;;[.F23];1)-FIND(&quot; &quot;;[.F23];1)-1))&gt;VALUE(MID([.F22];6;FIND(&quot;:&quot;;[.F22];1)-FIND(&quot; &quot;;[.F22];1)-1));[.C22];[.C22]+1)" office:value-type="float" office:value="3">
            <text:p>003</text:p>
          </table:table-cell>
          <table:table-cell table:style-name="ce197" office:value-type="string">
            <text:p>Content Management\ <text:s/>Business Process Center \ Pay Raise Process\Create</text:p>
          </table:table-cell>
          <table:table-cell table:style-name="ce204" office:value-type="string">
            <text:p>Create a pay raise request when put character or negative number in 'Amount'</text:p>
          </table:table-cell>
          <table:table-cell table:style-name="ce216" office:value-type="string">
            <text:p>Step 2: Show form to create new pay raise request</text:p>
          </table:table-cell>
          <table:table-cell office:value-type="string">
            <text:p>- On action column, click 'Manage Start' icon to create a new pay raise process</text:p>
          </table:table-cell>
          <table:table-cell table:style-name="ce216" office:value-type="string">
            <text:p><text:s/>'Task Manage' form appears'</text:p>
          </table:table-cell>
          <table:table-cell table:style-name="ce228" office:value-type="string">
            <text:p>High</text:p>
          </table:table-cell>
          <table:table-cell table:style-name="ce232" table:number-columns-repeated="6"/>
          <table:table-cell table:style-name="ce228"/>
          <table:table-cell table:number-columns-repeated="1008"/>
        </table:table-row>
        <table:table-row table:style-name="ro29">
          <table:table-cell table:style-name="ce119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172" office:value-type="string">
            <text:p>FNC_ECMS_WKF_PAY_02</text:p>
          </table:table-cell>
          <table:table-cell table:style-name="ce136" table:formula="of:=IF(VALUE(MID([.F24];6;FIND(&quot;:&quot;;[.F24];1)-FIND(&quot; &quot;;[.F24];1)-1))&gt;VALUE(MID([.F23];6;FIND(&quot;:&quot;;[.F23];1)-FIND(&quot; &quot;;[.F23];1)-1));[.C23];[.C23]+1)" office:value-type="float" office:value="3">
            <text:p>003</text:p>
          </table:table-cell>
          <table:table-cell table:style-name="ce197" office:value-type="string">
            <text:p>Content Management\ <text:s/>Business Process Center \ Pay Raise Process\Create</text:p>
          </table:table-cell>
          <table:table-cell table:style-name="ce204" office:value-type="string">
            <text:p>Create a pay raise request when put character or negative number in 'Amount'</text:p>
          </table:table-cell>
          <table:table-cell table:style-name="ce217" office:value-type="string">
            <text:p>Step 3: Create new pay raise process</text:p>
          </table:table-cell>
          <table:table-cell office:value-type="string">
            <text:p>- On 'Task Manager' form, put the character or negative number in 'Amount' field</text:p>
            <text:p>- Select priority</text:p>
            <text:p>- Click on Submit button</text:p>
          </table:table-cell>
          <table:table-cell table:style-name="ce218" office:value-type="string">
            <text:p>Show message to indicate the value which user has entered is invalid</text:p>
          </table:table-cell>
          <table:table-cell table:style-name="ce228" office:value-type="string">
            <text:p>High</text:p>
          </table:table-cell>
          <table:table-cell table:style-name="ce232" table:number-columns-repeated="6"/>
          <table:table-cell table:style-name="ce228"/>
          <table:table-cell table:number-columns-repeated="1008"/>
        </table:table-row>
        <table:table-row table:style-name="ro33">
          <table:table-cell table:style-name="ce119" table:formula="of:=IF(VALUE(MID([.F25];6;FIND(&quot;:&quot;;[.F25];1)-FIND(&quot; &quot;;[.F25];1)-1))&gt;VALUE(MID([.F24];6;FIND(&quot;:&quot;;[.F24];1)-FIND(&quot; &quot;;[.F24];1)-1));&quot;&quot;;MAX([.A$7:.A24])+1)" office:value-type="float" office:value="7">
            <text:p>007</text:p>
          </table:table-cell>
          <table:table-cell table:style-name="ce171" office:value-type="string">
            <text:p>FNC_ECMS_WKF_PAY_03</text:p>
          </table:table-cell>
          <table:table-cell table:style-name="ce136" office:value-type="float" office:value="1">
            <text:p>001</text:p>
          </table:table-cell>
          <table:table-cell table:style-name="ce197" office:value-type="string">
            <text:p>Content Management\ <text:s/>Business Process Center \ Pay Raise Process</text:p>
          </table:table-cell>
          <table:table-cell table:style-name="ce205" office:value-type="string">
            <text:p>Grant a pay raise request <text:s/>with amount is equal to amount that user requested</text:p>
          </table:table-cell>
          <table:table-cell table:style-name="ce217" office:value-type="string">
            <text:p>Step 1: Create a new pay raise request</text:p>
          </table:table-cell>
          <table:table-cell office:value-type="string">
            <text:p>- User login</text:p>
            <text:p>- Go to <text:span text:style-name="T8">Content </text:span><text:span text:style-name="T8">Managemen</text:span><text:span text:style-name="T8">t</text:span> and select <text:span text:style-name="T8">Business </text:span><text:span text:style-name="T8">Process </text:span><text:span text:style-name="T8">Center</text:span></text:p>
            <text:p>- Select <text:span text:style-name="T23">BP </text:span><text:span text:style-name="T23">Definition </text:span><text:span text:style-name="T23">Controller</text:span><text:span text:style-name="T24"> </text:span><text:span text:style-name="T24">tab</text:span></text:p>
            <text:p><text:span text:style-name="T24">- Create a </text:span><text:span text:style-name="T24">new pay </text:span><text:span text:style-name="T24">raise request</text:span></text:p>
          </table:table-cell>
          <table:table-cell table:style-name="ce217" office:value-type="string">
            <text:p>- Create a new request successfully.</text:p>
            <text:p>- This request is assigned to member is in *:/organization/management/executive-board group</text:p>
          </table:table-cell>
          <table:table-cell table:style-name="ce228" office:value-type="string">
            <text:p>High</text:p>
          </table:table-cell>
          <table:table-cell table:style-name="ce232" table:number-columns-repeated="6"/>
          <table:table-cell table:style-name="ce229"/>
          <table:table-cell table:style-name="ce233" table:number-columns-repeated="225"/>
          <table:table-cell table:number-columns-repeated="783"/>
        </table:table-row>
        <table:table-row table:style-name="ro37">
          <table:table-cell table:style-name="ce119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172" office:value-type="string">
            <text:p>FNC_ECMS_WKF_PAY_03</text:p>
          </table:table-cell>
          <table:table-cell table:style-name="ce136" table:formula="of:=IF(VALUE(MID([.F26];6;FIND(&quot;:&quot;;[.F26];1)-FIND(&quot; &quot;;[.F26];1)-1))&gt;VALUE(MID([.F25];6;FIND(&quot;:&quot;;[.F25];1)-FIND(&quot; &quot;;[.F25];1)-1));[.C25];[.C25]+1)" office:value-type="float" office:value="1">
            <text:p>001</text:p>
          </table:table-cell>
          <table:table-cell table:style-name="ce197" office:value-type="string">
            <text:p>Content Management\ <text:s/>Business Process Center \ Pay Raise Process</text:p>
          </table:table-cell>
          <table:table-cell table:style-name="ce206" office:value-type="string">
            <text:p>Grant a pay raise request <text:s/>with amount is equal to amount that user requested</text:p>
          </table:table-cell>
          <table:table-cell table:style-name="ce217" office:value-type="string">
            <text:p>Step 2: Select a pay raise request</text:p>
          </table:table-cell>
          <table:table-cell office:value-type="string">
            <text:p>Login by user is in <text:s/>*:/organization/management/executive-board group</text:p>
            <text:p>- Go to <text:span text:style-name="T8">Content </text:span><text:span text:style-name="T8">Managemen</text:span><text:span text:style-name="T8">t</text:span> and select<text:span text:style-name="T8"> </text:span><text:span text:style-name="T8">Business </text:span><text:span text:style-name="T8">process </text:span><text:span text:style-name="T8">Center</text:span></text:p>
            <text:p>- Select 'Task Controller'<text:span text:style-name="T24"> </text:span><text:span text:style-name="T24">tab</text:span></text:p>
            <text:p><text:span text:style-name="T24">- On column </text:span><text:span text:style-name="T24">action, click </text:span><text:span text:style-name="T24">on 'Manage' </text:span><text:span text:style-name="T24">of pay raise </text:span><text:span text:style-name="T24">you want to </text:span><text:span text:style-name="T24">resolve</text:span></text:p>
          </table:table-cell>
          <table:table-cell table:style-name="ce217" office:value-type="string">
            <text:p>- Form Task manager appear and show detail of a pay raise request</text:p>
          </table:table-cell>
          <table:table-cell table:style-name="ce228" office:value-type="string">
            <text:p>High</text:p>
          </table:table-cell>
          <table:table-cell table:style-name="ce232" table:number-columns-repeated="6"/>
          <table:table-cell table:style-name="ce229"/>
          <table:table-cell table:style-name="ce233" table:number-columns-repeated="225"/>
          <table:table-cell table:number-columns-repeated="783"/>
        </table:table-row>
        <table:table-row table:style-name="ro29">
          <table:table-cell table:style-name="ce119"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172" office:value-type="string">
            <text:p>FNC_ECMS_WKF_PAY_03</text:p>
          </table:table-cell>
          <table:table-cell table:style-name="ce136" table:formula="of:=IF(VALUE(MID([.F27];6;FIND(&quot;:&quot;;[.F27];1)-FIND(&quot; &quot;;[.F27];1)-1))&gt;VALUE(MID([.F26];6;FIND(&quot;:&quot;;[.F26];1)-FIND(&quot; &quot;;[.F26];1)-1));[.C26];[.C26]+1)" office:value-type="float" office:value="1">
            <text:p>001</text:p>
          </table:table-cell>
          <table:table-cell table:style-name="ce197" office:value-type="string">
            <text:p>Content Management\ <text:s/>Business Process Center \ Pay Raise Process</text:p>
          </table:table-cell>
          <table:table-cell table:style-name="ce206" office:value-type="string">
            <text:p>Grant a pay raise request <text:s/>with amount is equal to amount that user requested</text:p>
          </table:table-cell>
          <table:table-cell table:style-name="ce217" office:value-type="string">
            <text:p>Step 3: Grant with amount is equal to amount that user requested</text:p>
          </table:table-cell>
          <table:table-cell office:value-type="string">
            <text:p>- On form task manager, put the number in 'Grant' field that equal to amount that user requested</text:p>
            <text:p>- Click on Grant</text:p>
          </table:table-cell>
          <table:table-cell table:style-name="ce217" office:value-type="string">
            <text:p>- This request is sent to member in <text:s text:c="2"/>*:/organization/management/human-resources</text:p>
          </table:table-cell>
          <table:table-cell table:style-name="ce228" office:value-type="string">
            <text:p>High</text:p>
          </table:table-cell>
          <table:table-cell table:style-name="ce232" table:number-columns-repeated="6"/>
          <table:table-cell table:style-name="ce229"/>
          <table:table-cell table:style-name="ce233" table:number-columns-repeated="225"/>
          <table:table-cell table:number-columns-repeated="783"/>
        </table:table-row>
        <table:table-row table:style-name="ro33">
          <table:table-cell table:style-name="ce119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172" office:value-type="string">
            <text:p>FNC_ECMS_WKF_PAY_03</text:p>
          </table:table-cell>
          <table:table-cell table:style-name="ce136" table:formula="of:=IF(VALUE(MID([.F28];6;FIND(&quot;:&quot;;[.F28];1)-FIND(&quot; &quot;;[.F28];1)-1))&gt;VALUE(MID([.F27];6;FIND(&quot;:&quot;;[.F27];1)-FIND(&quot; &quot;;[.F27];1)-1));[.C27];[.C27]+1)" office:value-type="float" office:value="1">
            <text:p>001</text:p>
          </table:table-cell>
          <table:table-cell table:style-name="ce197" office:value-type="string">
            <text:p>Content Management\ <text:s/>Business Process Center \ Pay Raise Process</text:p>
          </table:table-cell>
          <table:table-cell table:style-name="ce206" office:value-type="string">
            <text:p>Grant a pay raise request <text:s/>with amount is equal to amount that user requested</text:p>
          </table:table-cell>
          <table:table-cell table:style-name="ce218" office:value-type="string">
            <text:p>Step 4: Check the process</text:p>
          </table:table-cell>
          <table:table-cell table:style-name="ce223" office:value-type="string">
            <text:p>- Select <text:span text:style-name="T8">Business </text:span><text:span text:style-name="T8">process </text:span><text:span text:style-name="T8">Administrat</text:span><text:span text:style-name="T8">or</text:span></text:p>
            <text:p>- <text:s/>Select [pay raise] process</text:p>
            <text:p>- View detail of process which has created at step 1</text:p>
          </table:table-cell>
          <table:table-cell table:style-name="ce218" office:value-type="string">
            <text:p><text:span text:style-name="T12">In the </text:span><text:span text:style-name="T13">second row: </text:span></text:p>
            <text:p><text:span text:style-name="T13">ID = ” </text:span><text:span text:style-name="T12">task </text:span><text:span text:style-name="T12">ID”</text:span><text:span text:style-name="T13">; Task </text:span><text:span text:style-name="T13">request: </text:span><text:span text:style-name="T12">evaluation, </text:span><text:span text:style-name="T13">Actor ID:</text:span><text:span text:style-name="T13"><text:tab/></text:span><text:span text:style-name="T12">*:/organizatio</text:span><text:span text:style-name="T12">n/manageme</text:span><text:span text:style-name="T12">nt/executive-</text:span><text:span text:style-name="T12">board</text:span><text:span text:style-name="T13">, End: </text:span><text:span text:style-name="T17">at time when </text:span><text:span text:style-name="T17">the process </text:span><text:span text:style-name="T17">has been </text:span><text:span text:style-name="T17">finishing.</text:span></text:p>
          </table:table-cell>
          <table:table-cell table:style-name="ce228" office:value-type="string">
            <text:p>High</text:p>
          </table:table-cell>
          <table:table-cell table:style-name="ce232" table:number-columns-repeated="6"/>
          <table:table-cell table:style-name="ce229"/>
          <table:table-cell table:style-name="ce233" table:number-columns-repeated="225"/>
          <table:table-cell table:number-columns-repeated="783"/>
        </table:table-row>
        <table:table-row table:style-name="ro33">
          <table:table-cell table:style-name="ce119" table:formula="of:=IF(VALUE(MID([.F29];6;FIND(&quot;:&quot;;[.F29];1)-FIND(&quot; &quot;;[.F29];1)-1))&gt;VALUE(MID([.F28];6;FIND(&quot;:&quot;;[.F28];1)-FIND(&quot; &quot;;[.F28];1)-1));&quot;&quot;;MAX([.A$7:.A28])+1)" office:value-type="float" office:value="8">
            <text:p>008</text:p>
          </table:table-cell>
          <table:table-cell table:style-name="ce172" office:value-type="string">
            <text:p>FNC_ECMS_WKF_PAY_03</text:p>
          </table:table-cell>
          <table:table-cell table:style-name="ce136" table:formula="of:=IF(VALUE(MID([.F29];6;FIND(&quot;:&quot;;[.F29];1)-FIND(&quot; &quot;;[.F29];1)-1))&gt;VALUE(MID([.F28];6;FIND(&quot;:&quot;;[.F28];1)-FIND(&quot; &quot;;[.F28];1)-1));[.C28];[.C28]+1)" office:value-type="float" office:value="2">
            <text:p>002</text:p>
          </table:table-cell>
          <table:table-cell table:style-name="ce197" office:value-type="string">
            <text:p>Content Management\ <text:s/>Business Process Center \ Pay Raise Process</text:p>
          </table:table-cell>
          <table:table-cell table:style-name="ce205" office:value-type="string">
            <text:p>Grant a pay raise request <text:s/>with amount is less than amount that user requested</text:p>
          </table:table-cell>
          <table:table-cell table:style-name="ce217" office:value-type="string">
            <text:p>Step 1: Create a new pay raise request</text:p>
          </table:table-cell>
          <table:table-cell office:value-type="string">
            <text:p>- User login</text:p>
            <text:p>- Go to <text:span text:style-name="T8">Content </text:span><text:span text:style-name="T8">Managemen</text:span><text:span text:style-name="T8">t</text:span> and select <text:span text:style-name="T8">Business </text:span><text:span text:style-name="T8">Process </text:span><text:span text:style-name="T8">Center</text:span></text:p>
            <text:p>- Select <text:span text:style-name="T23">BP </text:span><text:span text:style-name="T23">Definition </text:span><text:span text:style-name="T23">Controller</text:span><text:span text:style-name="T24"> </text:span><text:span text:style-name="T24">tab</text:span></text:p>
            <text:p><text:span text:style-name="T24">- Create a </text:span><text:span text:style-name="T24">new pay </text:span><text:span text:style-name="T24">raise request</text:span></text:p>
          </table:table-cell>
          <table:table-cell table:style-name="ce217" office:value-type="string">
            <text:p>- Create a new request successfully.</text:p>
            <text:p>- This request is assigned to member is in *:/organization/management/executive-board group</text:p>
          </table:table-cell>
          <table:table-cell table:style-name="ce228" office:value-type="string">
            <text:p>High</text:p>
          </table:table-cell>
          <table:table-cell table:style-name="ce232" table:number-columns-repeated="6"/>
          <table:table-cell table:style-name="ce229"/>
          <table:table-cell table:style-name="ce233" table:number-columns-repeated="225"/>
          <table:table-cell table:number-columns-repeated="783"/>
        </table:table-row>
        <table:table-row table:style-name="ro37">
          <table:table-cell table:style-name="ce119"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172" office:value-type="string">
            <text:p>FNC_ECMS_WKF_PAY_03</text:p>
          </table:table-cell>
          <table:table-cell table:style-name="ce136" table:formula="of:=IF(VALUE(MID([.F30];6;FIND(&quot;:&quot;;[.F30];1)-FIND(&quot; &quot;;[.F30];1)-1))&gt;VALUE(MID([.F29];6;FIND(&quot;:&quot;;[.F29];1)-FIND(&quot; &quot;;[.F29];1)-1));[.C29];[.C29]+1)" office:value-type="float" office:value="2">
            <text:p>002</text:p>
          </table:table-cell>
          <table:table-cell table:style-name="ce197" office:value-type="string">
            <text:p>Content Management\ <text:s/>Business Process Center \ Pay Raise Process</text:p>
          </table:table-cell>
          <table:table-cell table:style-name="ce206" office:value-type="string">
            <text:p>Grant a pay raise request <text:s/>with amount is less than amount that user requested</text:p>
          </table:table-cell>
          <table:table-cell table:style-name="ce217" office:value-type="string">
            <text:p>Step 2: Select a pay raise request</text:p>
          </table:table-cell>
          <table:table-cell office:value-type="string">
            <text:p>Login by user is in <text:s/>*:/organization/management/executive-board group</text:p>
            <text:p>- Go to <text:span text:style-name="T8">Content </text:span><text:span text:style-name="T8">Managemen</text:span><text:span text:style-name="T8">t</text:span> and select<text:span text:style-name="T8"> </text:span><text:span text:style-name="T8">Business </text:span><text:span text:style-name="T8">process </text:span><text:span text:style-name="T8">Center</text:span></text:p>
            <text:p>- Select 'Task Controller'<text:span text:style-name="T24"> </text:span><text:span text:style-name="T24">tab</text:span></text:p>
            <text:p><text:span text:style-name="T24">- On column </text:span><text:span text:style-name="T24">action, click </text:span><text:span text:style-name="T24">on 'Manage' </text:span><text:span text:style-name="T24">of pay raise </text:span><text:span text:style-name="T24">you want to </text:span><text:span text:style-name="T24">resolve</text:span></text:p>
          </table:table-cell>
          <table:table-cell table:style-name="ce217" office:value-type="string">
            <text:p>- Form Task manager appear and show detail of a pay raise request</text:p>
          </table:table-cell>
          <table:table-cell table:style-name="ce228" office:value-type="string">
            <text:p>High</text:p>
          </table:table-cell>
          <table:table-cell table:style-name="ce232" table:number-columns-repeated="6"/>
          <table:table-cell table:style-name="ce229"/>
          <table:table-cell table:style-name="ce233" table:number-columns-repeated="225"/>
          <table:table-cell table:number-columns-repeated="783"/>
        </table:table-row>
        <table:table-row table:style-name="ro29">
          <table:table-cell table:style-name="ce119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172" office:value-type="string">
            <text:p>FNC_ECMS_WKF_PAY_03</text:p>
          </table:table-cell>
          <table:table-cell table:style-name="ce136" table:formula="of:=IF(VALUE(MID([.F31];6;FIND(&quot;:&quot;;[.F31];1)-FIND(&quot; &quot;;[.F31];1)-1))&gt;VALUE(MID([.F30];6;FIND(&quot;:&quot;;[.F30];1)-FIND(&quot; &quot;;[.F30];1)-1));[.C30];[.C30]+1)" office:value-type="float" office:value="2">
            <text:p>002</text:p>
          </table:table-cell>
          <table:table-cell table:style-name="ce197" office:value-type="string">
            <text:p>Content Management\ <text:s/>Business Process Center \ Pay Raise Process</text:p>
          </table:table-cell>
          <table:table-cell table:style-name="ce206" office:value-type="string">
            <text:p>Grant a pay raise request <text:s/>with amount is less than amount that user requested</text:p>
          </table:table-cell>
          <table:table-cell table:style-name="ce217" office:value-type="string">
            <text:p>Step 3: Grant with amount is less than amount that user requested</text:p>
          </table:table-cell>
          <table:table-cell office:value-type="string">
            <text:p>- On form task manager, put the number <text:s/>'Grant' field that less than amount that user requested</text:p>
            <text:p>- Click on Grant</text:p>
          </table:table-cell>
          <table:table-cell table:style-name="ce217" office:value-type="string">
            <text:p>- This request is sent to member in <text:s text:c="2"/>*:/organization/management/human-resources</text:p>
          </table:table-cell>
          <table:table-cell table:style-name="ce228" office:value-type="string">
            <text:p>High</text:p>
          </table:table-cell>
          <table:table-cell table:style-name="ce232" table:number-columns-repeated="6"/>
          <table:table-cell table:style-name="ce229"/>
          <table:table-cell table:style-name="ce233" table:number-columns-repeated="225"/>
          <table:table-cell table:number-columns-repeated="783"/>
        </table:table-row>
        <table:table-row table:style-name="ro33">
          <table:table-cell table:style-name="ce119"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172" office:value-type="string">
            <text:p>FNC_ECMS_WKF_PAY_03</text:p>
          </table:table-cell>
          <table:table-cell table:style-name="ce136" table:formula="of:=IF(VALUE(MID([.F32];6;FIND(&quot;:&quot;;[.F32];1)-FIND(&quot; &quot;;[.F32];1)-1))&gt;VALUE(MID([.F31];6;FIND(&quot;:&quot;;[.F31];1)-FIND(&quot; &quot;;[.F31];1)-1));[.C31];[.C31]+1)" office:value-type="float" office:value="2">
            <text:p>002</text:p>
          </table:table-cell>
          <table:table-cell table:style-name="ce197" office:value-type="string">
            <text:p>Content Management\ <text:s/>Business Process Center \ Pay Raise Process</text:p>
          </table:table-cell>
          <table:table-cell table:style-name="ce206" office:value-type="string">
            <text:p>Grant a pay raise request <text:s/>with amount is less than amount that user requested</text:p>
          </table:table-cell>
          <table:table-cell table:style-name="ce218" office:value-type="string">
            <text:p>Step 4: Check the process</text:p>
          </table:table-cell>
          <table:table-cell table:style-name="ce223" office:value-type="string">
            <text:p>- Select <text:span text:style-name="T8">Business </text:span><text:span text:style-name="T8">process </text:span><text:span text:style-name="T8">Administrat</text:span><text:span text:style-name="T8">or</text:span></text:p>
            <text:p>- <text:s/>Select [pay raise] process</text:p>
            <text:p>- View detail of process which has created at step 1</text:p>
          </table:table-cell>
          <table:table-cell table:style-name="ce218" office:value-type="string">
            <text:p><text:span text:style-name="T12">In the </text:span><text:span text:style-name="T13">second row: </text:span></text:p>
            <text:p><text:span text:style-name="T13">ID = ” </text:span><text:span text:style-name="T12">task </text:span><text:span text:style-name="T12">ID”</text:span><text:span text:style-name="T13">; Task </text:span><text:span text:style-name="T13">request: </text:span><text:span text:style-name="T12">evaluation, </text:span><text:span text:style-name="T13">Actor ID:</text:span><text:span text:style-name="T13"><text:tab/></text:span><text:span text:style-name="T12">*:/organizatio</text:span><text:span text:style-name="T12">n/manageme</text:span><text:span text:style-name="T12">nt/executive-</text:span><text:span text:style-name="T12">board</text:span><text:span text:style-name="T13">, End: </text:span><text:span text:style-name="T17">at time when </text:span><text:span text:style-name="T17">the process </text:span><text:span text:style-name="T17">has been </text:span><text:span text:style-name="T17">finishing.</text:span></text:p>
          </table:table-cell>
          <table:table-cell table:style-name="ce228" office:value-type="string">
            <text:p>High</text:p>
          </table:table-cell>
          <table:table-cell table:style-name="ce232" table:number-columns-repeated="6"/>
          <table:table-cell table:style-name="ce229"/>
          <table:table-cell table:style-name="ce233" table:number-columns-repeated="225"/>
          <table:table-cell table:number-columns-repeated="783"/>
        </table:table-row>
        <table:table-row table:style-name="ro33">
          <table:table-cell table:style-name="ce119" table:formula="of:=IF(VALUE(MID([.F33];6;FIND(&quot;:&quot;;[.F33];1)-FIND(&quot; &quot;;[.F33];1)-1))&gt;VALUE(MID([.F32];6;FIND(&quot;:&quot;;[.F32];1)-FIND(&quot; &quot;;[.F32];1)-1));&quot;&quot;;MAX([.A$7:.A32])+1)" office:value-type="float" office:value="9">
            <text:p>009</text:p>
          </table:table-cell>
          <table:table-cell table:style-name="ce172" office:value-type="string">
            <text:p>FNC_ECMS_WKF_PAY_03</text:p>
          </table:table-cell>
          <table:table-cell table:style-name="ce136" table:formula="of:=IF(VALUE(MID([.F33];6;FIND(&quot;:&quot;;[.F33];1)-FIND(&quot; &quot;;[.F33];1)-1))&gt;VALUE(MID([.F32];6;FIND(&quot;:&quot;;[.F32];1)-FIND(&quot; &quot;;[.F32];1)-1));[.C32];[.C32]+1)" office:value-type="float" office:value="3">
            <text:p>003</text:p>
          </table:table-cell>
          <table:table-cell table:style-name="ce197" office:value-type="string">
            <text:p>Content Management\ <text:s/>Business Process Center \ Pay Raise Process</text:p>
          </table:table-cell>
          <table:table-cell table:style-name="ce205" office:value-type="string">
            <text:p>Grant a pay raise request <text:s/>with amount is greater than amount that user requested</text:p>
          </table:table-cell>
          <table:table-cell table:style-name="ce217" office:value-type="string">
            <text:p>Step 1: Create a new pay raise request</text:p>
          </table:table-cell>
          <table:table-cell office:value-type="string">
            <text:p>- User login</text:p>
            <text:p>- Go to <text:span text:style-name="T8">Content </text:span><text:span text:style-name="T8">Managemen</text:span><text:span text:style-name="T8">t</text:span> and select <text:span text:style-name="T8">Business </text:span><text:span text:style-name="T8">Process </text:span><text:span text:style-name="T8">Center</text:span></text:p>
            <text:p>- Select <text:span text:style-name="T23">BP </text:span><text:span text:style-name="T23">Definition </text:span><text:span text:style-name="T23">Controller</text:span><text:span text:style-name="T24"> </text:span><text:span text:style-name="T24">tab</text:span></text:p>
            <text:p><text:span text:style-name="T24">- Create a </text:span><text:span text:style-name="T24">new pay </text:span><text:span text:style-name="T24">raise request</text:span></text:p>
          </table:table-cell>
          <table:table-cell table:style-name="ce217" office:value-type="string">
            <text:p>- Create a new request successfully.</text:p>
            <text:p>- This request is assigned to member is in *:/organization/management/executive-board group</text:p>
          </table:table-cell>
          <table:table-cell table:style-name="ce229" office:value-type="string">
            <text:p>Low</text:p>
          </table:table-cell>
          <table:table-cell table:style-name="ce232" table:number-columns-repeated="6"/>
          <table:table-cell table:style-name="ce229"/>
          <table:table-cell table:style-name="ce233" table:number-columns-repeated="225"/>
          <table:table-cell table:number-columns-repeated="783"/>
        </table:table-row>
        <table:table-row table:style-name="ro37">
          <table:table-cell table:style-name="ce119"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172" office:value-type="string">
            <text:p>FNC_ECMS_WKF_PAY_03</text:p>
          </table:table-cell>
          <table:table-cell table:style-name="ce136" table:formula="of:=IF(VALUE(MID([.F34];6;FIND(&quot;:&quot;;[.F34];1)-FIND(&quot; &quot;;[.F34];1)-1))&gt;VALUE(MID([.F33];6;FIND(&quot;:&quot;;[.F33];1)-FIND(&quot; &quot;;[.F33];1)-1));[.C33];[.C33]+1)" office:value-type="float" office:value="3">
            <text:p>003</text:p>
          </table:table-cell>
          <table:table-cell table:style-name="ce197" office:value-type="string">
            <text:p>Content Management\ <text:s/>Business Process Center \ Pay Raise Process</text:p>
          </table:table-cell>
          <table:table-cell table:style-name="ce206" office:value-type="string">
            <text:p>Grant a pay raise request <text:s/>with amount is greater than amount that user requested</text:p>
          </table:table-cell>
          <table:table-cell table:style-name="ce217" office:value-type="string">
            <text:p>Step 2: Select a pay raise request</text:p>
          </table:table-cell>
          <table:table-cell office:value-type="string">
            <text:p>Login by user is in <text:s/>*:/organization/management/executive-board group</text:p>
            <text:p>- Go to <text:span text:style-name="T8">Content </text:span><text:span text:style-name="T8">Managemen</text:span><text:span text:style-name="T8">t</text:span> and select<text:span text:style-name="T8"> </text:span><text:span text:style-name="T8">Business </text:span><text:span text:style-name="T8">process </text:span><text:span text:style-name="T8">Center</text:span></text:p>
            <text:p>- Select 'Task Controller'<text:span text:style-name="T24"> </text:span><text:span text:style-name="T24">tab</text:span></text:p>
            <text:p><text:span text:style-name="T24">- On column </text:span><text:span text:style-name="T24">action, click </text:span><text:span text:style-name="T24">on 'Manage' </text:span><text:span text:style-name="T24">of pay raise </text:span><text:span text:style-name="T24">you want to </text:span><text:span text:style-name="T24">resolve</text:span></text:p>
          </table:table-cell>
          <table:table-cell table:style-name="ce217" office:value-type="string">
            <text:p>- Form Task manager appear and show detail of a pay raise request</text:p>
          </table:table-cell>
          <table:table-cell table:style-name="ce229" office:value-type="string">
            <text:p>Low</text:p>
          </table:table-cell>
          <table:table-cell table:style-name="ce232" table:number-columns-repeated="6"/>
          <table:table-cell table:style-name="ce229"/>
          <table:table-cell table:style-name="ce233" table:number-columns-repeated="225"/>
          <table:table-cell table:number-columns-repeated="783"/>
        </table:table-row>
        <table:table-row table:style-name="ro29">
          <table:table-cell table:style-name="ce119"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172" office:value-type="string">
            <text:p>FNC_ECMS_WKF_PAY_03</text:p>
          </table:table-cell>
          <table:table-cell table:style-name="ce136" table:formula="of:=IF(VALUE(MID([.F35];6;FIND(&quot;:&quot;;[.F35];1)-FIND(&quot; &quot;;[.F35];1)-1))&gt;VALUE(MID([.F34];6;FIND(&quot;:&quot;;[.F34];1)-FIND(&quot; &quot;;[.F34];1)-1));[.C34];[.C34]+1)" office:value-type="float" office:value="3">
            <text:p>003</text:p>
          </table:table-cell>
          <table:table-cell table:style-name="ce197" office:value-type="string">
            <text:p>Content Management\ <text:s/>Business Process Center \ Pay Raise Process</text:p>
          </table:table-cell>
          <table:table-cell table:style-name="ce206" office:value-type="string">
            <text:p>Grant a pay raise request <text:s/>with amount is greater than amount that user requested</text:p>
          </table:table-cell>
          <table:table-cell table:style-name="ce217" office:value-type="string">
            <text:p>Step 3: Grant with amount is greater than amount that user requested</text:p>
          </table:table-cell>
          <table:table-cell office:value-type="string">
            <text:p>- On form task manager, put the number <text:s/>'Grant' field that greater than amount that user requested</text:p>
            <text:p>- Click on Grant</text:p>
          </table:table-cell>
          <table:table-cell table:style-name="ce218" office:value-type="string">
            <text:p>Show message to user known, it is over the amount user wants</text:p>
          </table:table-cell>
          <table:table-cell table:style-name="ce229" office:value-type="string">
            <text:p>Low</text:p>
          </table:table-cell>
          <table:table-cell table:style-name="ce232" table:number-columns-repeated="6"/>
          <table:table-cell table:style-name="ce229"/>
          <table:table-cell table:style-name="ce233" table:number-columns-repeated="225"/>
          <table:table-cell table:number-columns-repeated="783"/>
        </table:table-row>
        <table:table-row table:style-name="ro33">
          <table:table-cell table:style-name="ce119" table:formula="of:=IF(VALUE(MID([.F36];6;FIND(&quot;:&quot;;[.F36];1)-FIND(&quot; &quot;;[.F36];1)-1))&gt;VALUE(MID([.F35];6;FIND(&quot;:&quot;;[.F35];1)-FIND(&quot; &quot;;[.F35];1)-1));&quot;&quot;;MAX([.A$7:.A35])+1)" office:value-type="float" office:value="10">
            <text:p>010</text:p>
          </table:table-cell>
          <table:table-cell table:style-name="ce172" office:value-type="string">
            <text:p>FNC_ECMS_WKF_PAY_03</text:p>
          </table:table-cell>
          <table:table-cell table:style-name="ce136" table:formula="of:=IF(VALUE(MID([.F36];6;FIND(&quot;:&quot;;[.F36];1)-FIND(&quot; &quot;;[.F36];1)-1))&gt;VALUE(MID([.F35];6;FIND(&quot;:&quot;;[.F35];1)-FIND(&quot; &quot;;[.F35];1)-1));[.C35];[.C35]+1)" office:value-type="float" office:value="4">
            <text:p>004</text:p>
          </table:table-cell>
          <table:table-cell table:style-name="ce197" office:value-type="string">
            <text:p>Content Management\ <text:s/>Business Process Center \ Pay Raise Process</text:p>
          </table:table-cell>
          <table:table-cell table:style-name="ce202" office:value-type="string">
            <text:p>Grant with amount is null</text:p>
          </table:table-cell>
          <table:table-cell table:style-name="ce217" office:value-type="string">
            <text:p>Step 1: Create a new pay raise request</text:p>
          </table:table-cell>
          <table:table-cell office:value-type="string">
            <text:p>- User login</text:p>
            <text:p>- Go to <text:span text:style-name="T8">Content </text:span><text:span text:style-name="T8">Managemen</text:span><text:span text:style-name="T8">t</text:span> and select <text:span text:style-name="T8">Business </text:span><text:span text:style-name="T8">Process </text:span><text:span text:style-name="T8">Center</text:span></text:p>
            <text:p>- Select <text:span text:style-name="T23">BP </text:span><text:span text:style-name="T23">Definition </text:span><text:span text:style-name="T23">Controller</text:span><text:span text:style-name="T24"> </text:span><text:span text:style-name="T24">tab</text:span></text:p>
            <text:p><text:span text:style-name="T24">- Create a </text:span><text:span text:style-name="T24">new pay </text:span><text:span text:style-name="T24">raise request</text:span></text:p>
          </table:table-cell>
          <table:table-cell table:style-name="ce217" office:value-type="string">
            <text:p>- Create a new request successfully.</text:p>
            <text:p>- This request is assigned to member is in *:/organization/management/executive-board group</text:p>
          </table:table-cell>
          <table:table-cell table:style-name="ce229" office:value-type="string">
            <text:p>Medium</text:p>
          </table:table-cell>
          <table:table-cell table:style-name="ce232" table:number-columns-repeated="6"/>
          <table:table-cell table:style-name="ce229"/>
          <table:table-cell table:style-name="ce233" table:number-columns-repeated="225"/>
          <table:table-cell table:number-columns-repeated="783"/>
        </table:table-row>
        <table:table-row table:style-name="ro37">
          <table:table-cell table:style-name="ce119"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172" office:value-type="string">
            <text:p>FNC_ECMS_WKF_PAY_03</text:p>
          </table:table-cell>
          <table:table-cell table:style-name="ce136" table:formula="of:=IF(VALUE(MID([.F37];6;FIND(&quot;:&quot;;[.F37];1)-FIND(&quot; &quot;;[.F37];1)-1))&gt;VALUE(MID([.F36];6;FIND(&quot;:&quot;;[.F36];1)-FIND(&quot; &quot;;[.F36];1)-1));[.C36];[.C36]+1)" office:value-type="float" office:value="4">
            <text:p>004</text:p>
          </table:table-cell>
          <table:table-cell table:style-name="ce197" office:value-type="string">
            <text:p>Content Management\ <text:s/>Business Process Center \ Pay Raise Process</text:p>
          </table:table-cell>
          <table:table-cell table:style-name="ce203" office:value-type="string">
            <text:p>Grant with amount is null</text:p>
          </table:table-cell>
          <table:table-cell table:style-name="ce217" office:value-type="string">
            <text:p>Step 2: Select a pay raise request</text:p>
          </table:table-cell>
          <table:table-cell office:value-type="string">
            <text:p>Login by user is in <text:s/>*:/organization/management/executive-board group</text:p>
            <text:p>- Go to <text:span text:style-name="T8">Content </text:span><text:span text:style-name="T8">Managemen</text:span><text:span text:style-name="T8">t</text:span> and select<text:span text:style-name="T8"> </text:span><text:span text:style-name="T8">Business </text:span><text:span text:style-name="T8">process </text:span><text:span text:style-name="T8">Center</text:span></text:p>
            <text:p>- Select 'Task Controller'<text:span text:style-name="T24"> </text:span><text:span text:style-name="T24">tab</text:span></text:p>
            <text:p><text:span text:style-name="T24">- On column </text:span><text:span text:style-name="T24">action, click </text:span><text:span text:style-name="T24">on 'Manage' </text:span><text:span text:style-name="T24">of pay raise </text:span><text:span text:style-name="T24">you want to </text:span><text:span text:style-name="T24">resolve</text:span></text:p>
          </table:table-cell>
          <table:table-cell table:style-name="ce217" office:value-type="string">
            <text:p>- Form Task manager appear and show detail of a pay raise request</text:p>
          </table:table-cell>
          <table:table-cell table:style-name="ce229" office:value-type="string">
            <text:p>Medium</text:p>
          </table:table-cell>
          <table:table-cell table:style-name="ce232" table:number-columns-repeated="6"/>
          <table:table-cell table:style-name="ce229"/>
          <table:table-cell table:style-name="ce233" table:number-columns-repeated="225"/>
          <table:table-cell table:number-columns-repeated="783"/>
        </table:table-row>
        <table:table-row table:style-name="ro21">
          <table:table-cell table:style-name="ce119"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172" office:value-type="string">
            <text:p>FNC_ECMS_WKF_PAY_03</text:p>
          </table:table-cell>
          <table:table-cell table:style-name="ce136" table:formula="of:=IF(VALUE(MID([.F38];6;FIND(&quot;:&quot;;[.F38];1)-FIND(&quot; &quot;;[.F38];1)-1))&gt;VALUE(MID([.F37];6;FIND(&quot;:&quot;;[.F37];1)-FIND(&quot; &quot;;[.F37];1)-1));[.C37];[.C37]+1)" office:value-type="float" office:value="4">
            <text:p>004</text:p>
          </table:table-cell>
          <table:table-cell table:style-name="ce197" office:value-type="string">
            <text:p>Content Management\ <text:s/>Business Process Center \ Pay Raise Process</text:p>
          </table:table-cell>
          <table:table-cell table:style-name="ce203" office:value-type="string">
            <text:p>Grant with amount is null</text:p>
          </table:table-cell>
          <table:table-cell table:style-name="ce217" office:value-type="string">
            <text:p>Step 3: Grant with amount is null</text:p>
          </table:table-cell>
          <table:table-cell office:value-type="string">
            <text:p>- On form task manager, do not put the number in 'Grant' field </text:p>
            <text:p>- Click on Grant</text:p>
          </table:table-cell>
          <table:table-cell table:style-name="ce218" office:value-type="string">
            <text:p>Show message to user known, Grant is null</text:p>
          </table:table-cell>
          <table:table-cell table:style-name="ce229" office:value-type="string">
            <text:p>Medium</text:p>
          </table:table-cell>
          <table:table-cell table:style-name="ce232" table:number-columns-repeated="6"/>
          <table:table-cell table:style-name="ce229"/>
          <table:table-cell table:style-name="ce233" table:number-columns-repeated="225"/>
          <table:table-cell table:number-columns-repeated="783"/>
        </table:table-row>
        <table:table-row table:style-name="ro33">
          <table:table-cell table:style-name="ce119" table:formula="of:=IF(VALUE(MID([.F39];6;FIND(&quot;:&quot;;[.F39];1)-FIND(&quot; &quot;;[.F39];1)-1))&gt;VALUE(MID([.F38];6;FIND(&quot;:&quot;;[.F38];1)-FIND(&quot; &quot;;[.F38];1)-1));&quot;&quot;;MAX([.A$7:.A38])+1)" office:value-type="float" office:value="11">
            <text:p>011</text:p>
          </table:table-cell>
          <table:table-cell table:style-name="ce172" office:value-type="string">
            <text:p>FNC_ECMS_WKF_PAY_03</text:p>
          </table:table-cell>
          <table:table-cell table:style-name="ce136" table:formula="of:=IF(VALUE(MID([.F39];6;FIND(&quot;:&quot;;[.F39];1)-FIND(&quot; &quot;;[.F39];1)-1))&gt;VALUE(MID([.F38];6;FIND(&quot;:&quot;;[.F38];1)-FIND(&quot; &quot;;[.F38];1)-1));[.C38];[.C38]+1)" office:value-type="float" office:value="5">
            <text:p>005</text:p>
          </table:table-cell>
          <table:table-cell table:style-name="ce197" office:value-type="string">
            <text:p>Content Management\ <text:s/>Business Process Center \ Pay Raise Process</text:p>
          </table:table-cell>
          <table:table-cell table:style-name="ce201" office:value-type="string">
            <text:p>Grant with amount is character or negative number</text:p>
          </table:table-cell>
          <table:table-cell table:style-name="ce217" office:value-type="string">
            <text:p>Step 1: Create a new pay raise request</text:p>
          </table:table-cell>
          <table:table-cell office:value-type="string">
            <text:p>- User login</text:p>
            <text:p>- Go to <text:span text:style-name="T8">Content </text:span><text:span text:style-name="T8">Managemen</text:span><text:span text:style-name="T8">t</text:span> and select <text:span text:style-name="T8">Business </text:span><text:span text:style-name="T8">Process </text:span><text:span text:style-name="T8">Center</text:span></text:p>
            <text:p>- Select <text:span text:style-name="T23">BP </text:span><text:span text:style-name="T23">Definition </text:span><text:span text:style-name="T23">Controller</text:span><text:span text:style-name="T24"> </text:span><text:span text:style-name="T24">tab</text:span></text:p>
            <text:p><text:span text:style-name="T24">- Create a </text:span><text:span text:style-name="T24">new pay </text:span><text:span text:style-name="T24">raise request</text:span></text:p>
          </table:table-cell>
          <table:table-cell table:style-name="ce217" office:value-type="string">
            <text:p>- Create a new request successfully.</text:p>
            <text:p>- This request is assigned to member is in *:/organization/management/executive-board group</text:p>
          </table:table-cell>
          <table:table-cell table:style-name="ce229" office:value-type="string">
            <text:p>Medium</text:p>
          </table:table-cell>
          <table:table-cell table:style-name="ce232" table:number-columns-repeated="6"/>
          <table:table-cell table:style-name="ce229"/>
          <table:table-cell table:style-name="ce233" table:number-columns-repeated="225"/>
          <table:table-cell table:number-columns-repeated="783"/>
        </table:table-row>
        <table:table-row table:style-name="ro37">
          <table:table-cell table:style-name="ce119"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172" office:value-type="string">
            <text:p>FNC_ECMS_WKF_PAY_03</text:p>
          </table:table-cell>
          <table:table-cell table:style-name="ce136" table:formula="of:=IF(VALUE(MID([.F40];6;FIND(&quot;:&quot;;[.F40];1)-FIND(&quot; &quot;;[.F40];1)-1))&gt;VALUE(MID([.F39];6;FIND(&quot;:&quot;;[.F39];1)-FIND(&quot; &quot;;[.F39];1)-1));[.C39];[.C39]+1)" office:value-type="float" office:value="5">
            <text:p>005</text:p>
          </table:table-cell>
          <table:table-cell table:style-name="ce197" office:value-type="string">
            <text:p>Content Management\ <text:s/>Business Process Center \ Pay Raise Process</text:p>
          </table:table-cell>
          <table:table-cell table:style-name="ce204" office:value-type="string">
            <text:p>Grant with amount is character or negative number</text:p>
          </table:table-cell>
          <table:table-cell table:style-name="ce217" office:value-type="string">
            <text:p>Step 2: Select a pay raise request</text:p>
          </table:table-cell>
          <table:table-cell office:value-type="string">
            <text:p>Login by user is in <text:s/>*:/organization/management/executive-board group</text:p>
            <text:p>- Go to <text:span text:style-name="T8">Content </text:span><text:span text:style-name="T8">Managemen</text:span><text:span text:style-name="T8">t</text:span> and select<text:span text:style-name="T8"> </text:span><text:span text:style-name="T8">Business </text:span><text:span text:style-name="T8">process </text:span><text:span text:style-name="T8">Center</text:span></text:p>
            <text:p>- Select 'Task Controller'<text:span text:style-name="T24"> </text:span><text:span text:style-name="T24">tab</text:span></text:p>
            <text:p><text:span text:style-name="T24">- On column </text:span><text:span text:style-name="T24">action, click </text:span><text:span text:style-name="T24">on 'Manage' </text:span><text:span text:style-name="T24">of pay raise </text:span><text:span text:style-name="T24">you want to </text:span><text:span text:style-name="T24">resolve</text:span></text:p>
          </table:table-cell>
          <table:table-cell table:style-name="ce217" office:value-type="string">
            <text:p>- Form Task manager appear and show detail of a pay raise request</text:p>
          </table:table-cell>
          <table:table-cell table:style-name="ce229" office:value-type="string">
            <text:p>Medium</text:p>
          </table:table-cell>
          <table:table-cell table:style-name="ce232" table:number-columns-repeated="6"/>
          <table:table-cell table:style-name="ce229"/>
          <table:table-cell table:style-name="ce233" table:number-columns-repeated="225"/>
          <table:table-cell table:number-columns-repeated="783"/>
        </table:table-row>
        <table:table-row table:style-name="ro21">
          <table:table-cell table:style-name="ce119"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172" office:value-type="string">
            <text:p>FNC_ECMS_WKF_PAY_03</text:p>
          </table:table-cell>
          <table:table-cell table:style-name="ce136" table:formula="of:=IF(VALUE(MID([.F41];6;FIND(&quot;:&quot;;[.F41];1)-FIND(&quot; &quot;;[.F41];1)-1))&gt;VALUE(MID([.F40];6;FIND(&quot;:&quot;;[.F40];1)-FIND(&quot; &quot;;[.F40];1)-1));[.C40];[.C40]+1)" office:value-type="float" office:value="5">
            <text:p>005</text:p>
          </table:table-cell>
          <table:table-cell table:style-name="ce197" office:value-type="string">
            <text:p>Content Management\ <text:s/>Business Process Center \ Pay Raise Process</text:p>
          </table:table-cell>
          <table:table-cell table:style-name="ce204" office:value-type="string">
            <text:p>Grant with amount is character or negative number</text:p>
          </table:table-cell>
          <table:table-cell table:style-name="ce217" office:value-type="string">
            <text:p>Step 3: Grant with amount is null</text:p>
          </table:table-cell>
          <table:table-cell office:value-type="string">
            <text:p>- On form task manager, put character or negative number in 'Grant' field </text:p>
            <text:p>- Click on Grant</text:p>
          </table:table-cell>
          <table:table-cell table:style-name="ce218" office:value-type="string">
            <text:p>Show message to user known: input invalid data</text:p>
          </table:table-cell>
          <table:table-cell table:style-name="ce229" office:value-type="string">
            <text:p>Medium</text:p>
          </table:table-cell>
          <table:table-cell table:style-name="ce232" table:number-columns-repeated="6"/>
          <table:table-cell table:style-name="ce229"/>
          <table:table-cell table:style-name="ce233" table:number-columns-repeated="225"/>
          <table:table-cell table:number-columns-repeated="783"/>
        </table:table-row>
        <table:table-row table:style-name="ro33">
          <table:table-cell table:style-name="ce119" table:formula="of:=IF(VALUE(MID([.F42];6;FIND(&quot;:&quot;;[.F42];1)-FIND(&quot; &quot;;[.F42];1)-1))&gt;VALUE(MID([.F41];6;FIND(&quot;:&quot;;[.F41];1)-FIND(&quot; &quot;;[.F41];1)-1));&quot;&quot;;MAX([.A$7:.A41])+1)" office:value-type="float" office:value="12">
            <text:p>012</text:p>
          </table:table-cell>
          <table:table-cell table:style-name="ce171" office:value-type="string">
            <text:p>FNC_ECMS_WKF_PAY_04</text:p>
          </table:table-cell>
          <table:table-cell table:style-name="ce136" office:value-type="float" office:value="6">
            <text:p>006</text:p>
          </table:table-cell>
          <table:table-cell table:style-name="ce197" office:value-type="string">
            <text:p>Content Management\ <text:s/>Business Process Center \ Pay Raise Process</text:p>
          </table:table-cell>
          <table:table-cell table:style-name="ce207" office:value-type="string">
            <text:p>Cancel Granting a pay raise request</text:p>
          </table:table-cell>
          <table:table-cell table:style-name="ce217" office:value-type="string">
            <text:p>Step 1: Create a new pay raise request</text:p>
          </table:table-cell>
          <table:table-cell office:value-type="string">
            <text:p>- User login</text:p>
            <text:p>- Go to <text:span text:style-name="T8">Content </text:span><text:span text:style-name="T8">Managemen</text:span><text:span text:style-name="T8">t</text:span> and select <text:span text:style-name="T8">Business </text:span><text:span text:style-name="T8">Process </text:span><text:span text:style-name="T8">Center</text:span></text:p>
            <text:p>- Select <text:span text:style-name="T23">BP </text:span><text:span text:style-name="T23">Definition </text:span><text:span text:style-name="T23">Controller</text:span><text:span text:style-name="T24"> </text:span><text:span text:style-name="T24">tab</text:span></text:p>
            <text:p><text:span text:style-name="T24">- Create a </text:span><text:span text:style-name="T24">new pay </text:span><text:span text:style-name="T24">raise request</text:span></text:p>
          </table:table-cell>
          <table:table-cell table:style-name="ce217" office:value-type="string">
            <text:p>- Create a new request successfully.</text:p>
            <text:p>- This request is assigned to member is in *:/organization/management/executive-board group</text:p>
          </table:table-cell>
          <table:table-cell table:style-name="ce229" office:value-type="string">
            <text:p>Medium</text:p>
          </table:table-cell>
          <table:table-cell table:style-name="ce232" table:number-columns-repeated="6"/>
          <table:table-cell table:style-name="ce228"/>
          <table:table-cell table:number-columns-repeated="1008"/>
        </table:table-row>
        <table:table-row table:style-name="ro37">
          <table:table-cell table:style-name="ce119"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172" office:value-type="string">
            <text:p>FNC_ECMS_WKF_PAY_04</text:p>
          </table:table-cell>
          <table:table-cell table:style-name="ce136" table:formula="of:=IF(VALUE(MID([.F43];6;FIND(&quot;:&quot;;[.F43];1)-FIND(&quot; &quot;;[.F43];1)-1))&gt;VALUE(MID([.F42];6;FIND(&quot;:&quot;;[.F42];1)-FIND(&quot; &quot;;[.F42];1)-1));[.C42];[.C42]+1)" office:value-type="float" office:value="6">
            <text:p>006</text:p>
          </table:table-cell>
          <table:table-cell table:style-name="ce197" office:value-type="string">
            <text:p>Content Management\ <text:s/>Business Process Center \ Pay Raise Process</text:p>
          </table:table-cell>
          <table:table-cell table:style-name="ce208" office:value-type="string">
            <text:p>Cancel Granting a pay raise request</text:p>
          </table:table-cell>
          <table:table-cell table:style-name="ce217" office:value-type="string">
            <text:p>Step 2: Select a pay raise request</text:p>
          </table:table-cell>
          <table:table-cell office:value-type="string">
            <text:p>Login by user is in <text:s/>*:/organization/management/executive-board group</text:p>
            <text:p>- Go to <text:span text:style-name="T8">Content </text:span><text:span text:style-name="T8">Managemen</text:span><text:span text:style-name="T8">t</text:span> and select<text:span text:style-name="T8"> </text:span><text:span text:style-name="T8">Business </text:span><text:span text:style-name="T8">process </text:span><text:span text:style-name="T8">Center</text:span></text:p>
            <text:p>- Select 'Task Controller'<text:span text:style-name="T24"> </text:span><text:span text:style-name="T24">tab</text:span></text:p>
            <text:p><text:span text:style-name="T24">- On column </text:span><text:span text:style-name="T24">action, click </text:span><text:span text:style-name="T24">on 'Manage' </text:span><text:span text:style-name="T24">of pay raise </text:span><text:span text:style-name="T24">you want to </text:span><text:span text:style-name="T24">resolve</text:span></text:p>
          </table:table-cell>
          <table:table-cell table:style-name="ce217" office:value-type="string">
            <text:p>- Form Task manager appear and show detail of a pay raise request</text:p>
          </table:table-cell>
          <table:table-cell table:style-name="ce229" office:value-type="string">
            <text:p>Medium</text:p>
          </table:table-cell>
          <table:table-cell table:style-name="ce232" table:number-columns-repeated="6"/>
          <table:table-cell table:style-name="ce228"/>
          <table:table-cell table:number-columns-repeated="1008"/>
        </table:table-row>
        <table:table-row table:style-name="ro21">
          <table:table-cell table:style-name="ce119"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table:style-name="ce172" office:value-type="string">
            <text:p>FNC_ECMS_WKF_PAY_04</text:p>
          </table:table-cell>
          <table:table-cell table:style-name="ce136" table:formula="of:=IF(VALUE(MID([.F44];6;FIND(&quot;:&quot;;[.F44];1)-FIND(&quot; &quot;;[.F44];1)-1))&gt;VALUE(MID([.F43];6;FIND(&quot;:&quot;;[.F43];1)-FIND(&quot; &quot;;[.F43];1)-1));[.C43];[.C43]+1)" office:value-type="float" office:value="6">
            <text:p>006</text:p>
          </table:table-cell>
          <table:table-cell table:style-name="ce197" office:value-type="string">
            <text:p>Content Management\ <text:s/>Business Process Center \ Pay Raise Process</text:p>
          </table:table-cell>
          <table:table-cell table:style-name="ce208" office:value-type="string">
            <text:p>Cancel Granting a pay raise request</text:p>
          </table:table-cell>
          <table:table-cell table:style-name="ce217" office:value-type="string">
            <text:p>Step 3: Cancel Granting a pay raise request</text:p>
          </table:table-cell>
          <table:table-cell office:value-type="string">
            <text:p>- On form task manager, click on Cancel button</text:p>
          </table:table-cell>
          <table:table-cell table:style-name="ce217" office:value-type="string">
            <text:p>- Close this form, and this request has yet resolved</text:p>
          </table:table-cell>
          <table:table-cell table:style-name="ce229" office:value-type="string">
            <text:p>Medium</text:p>
          </table:table-cell>
          <table:table-cell table:style-name="ce232" table:number-columns-repeated="6"/>
          <table:table-cell table:style-name="ce228"/>
          <table:table-cell table:number-columns-repeated="1008"/>
        </table:table-row>
        <table:table-row table:style-name="ro33">
          <table:table-cell table:style-name="ce119" table:formula="of:=IF(VALUE(MID([.F45];6;FIND(&quot;:&quot;;[.F45];1)-FIND(&quot; &quot;;[.F45];1)-1))&gt;VALUE(MID([.F44];6;FIND(&quot;:&quot;;[.F44];1)-FIND(&quot; &quot;;[.F44];1)-1));&quot;&quot;;MAX([.A$7:.A44])+1)" office:value-type="float" office:value="13">
            <text:p>013</text:p>
          </table:table-cell>
          <table:table-cell table:style-name="ce172" office:value-type="string">
            <text:p>FNC_ECMS_WKF_PAY_04</text:p>
          </table:table-cell>
          <table:table-cell table:style-name="ce136" table:formula="of:=IF(VALUE(MID([.F45];6;FIND(&quot;:&quot;;[.F45];1)-FIND(&quot; &quot;;[.F45];1)-1))&gt;VALUE(MID([.F44];6;FIND(&quot;:&quot;;[.F44];1)-FIND(&quot; &quot;;[.F44];1)-1));[.C44];[.C44]+1)" office:value-type="float" office:value="7">
            <text:p>007</text:p>
          </table:table-cell>
          <table:table-cell table:style-name="ce197" office:value-type="string">
            <text:p>Content Management\ <text:s/>Business Process Center \ Pay Raise Process</text:p>
          </table:table-cell>
          <table:table-cell table:style-name="ce207" office:value-type="string">
            <text:p>Deny the pay raise request</text:p>
          </table:table-cell>
          <table:table-cell table:style-name="ce217" office:value-type="string">
            <text:p>Step 1: Create a new pay raise request</text:p>
          </table:table-cell>
          <table:table-cell office:value-type="string">
            <text:p>- User login</text:p>
            <text:p>- Go to <text:span text:style-name="T8">Content </text:span><text:span text:style-name="T8">Managemen</text:span><text:span text:style-name="T8">t</text:span> and select <text:span text:style-name="T8">Business </text:span><text:span text:style-name="T8">Process </text:span><text:span text:style-name="T8">Center</text:span></text:p>
            <text:p>- Select <text:span text:style-name="T23">BP </text:span><text:span text:style-name="T23">Definition </text:span><text:span text:style-name="T23">Controller</text:span><text:span text:style-name="T24"> </text:span><text:span text:style-name="T24">tab</text:span></text:p>
            <text:p><text:span text:style-name="T24">- Create a </text:span><text:span text:style-name="T24">new pay </text:span><text:span text:style-name="T24">raise request</text:span></text:p>
          </table:table-cell>
          <table:table-cell table:style-name="ce217" office:value-type="string">
            <text:p>- Create a new request successfully.</text:p>
            <text:p>- This request is assigned to member is in *:/organization/management/executive-board group</text:p>
          </table:table-cell>
          <table:table-cell table:style-name="ce229" office:value-type="string">
            <text:p>Medium</text:p>
          </table:table-cell>
          <table:table-cell table:style-name="ce232" table:number-columns-repeated="6"/>
          <table:table-cell table:style-name="ce228"/>
          <table:table-cell table:number-columns-repeated="1008"/>
        </table:table-row>
        <table:table-row table:style-name="ro37">
          <table:table-cell table:style-name="ce119"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table:style-name="ce172" office:value-type="string">
            <text:p>FNC_ECMS_WKF_PAY_04</text:p>
          </table:table-cell>
          <table:table-cell table:style-name="ce136" table:formula="of:=IF(VALUE(MID([.F46];6;FIND(&quot;:&quot;;[.F46];1)-FIND(&quot; &quot;;[.F46];1)-1))&gt;VALUE(MID([.F45];6;FIND(&quot;:&quot;;[.F45];1)-FIND(&quot; &quot;;[.F45];1)-1));[.C45];[.C45]+1)" office:value-type="float" office:value="7">
            <text:p>007</text:p>
          </table:table-cell>
          <table:table-cell table:style-name="ce197" office:value-type="string">
            <text:p>Content Management\ <text:s/>Business Process Center \ Pay Raise Process</text:p>
          </table:table-cell>
          <table:table-cell table:style-name="ce208" office:value-type="string">
            <text:p>Deny the pay raise request</text:p>
          </table:table-cell>
          <table:table-cell table:style-name="ce217" office:value-type="string">
            <text:p>Step 2: Select a pay raise request</text:p>
          </table:table-cell>
          <table:table-cell office:value-type="string">
            <text:p>Login by user is in <text:s/>*:/organization/management/executive-board group</text:p>
            <text:p>- Go to <text:span text:style-name="T8">Content </text:span><text:span text:style-name="T8">Managemen</text:span><text:span text:style-name="T8">t</text:span> and select<text:span text:style-name="T8"> </text:span><text:span text:style-name="T8">Business </text:span><text:span text:style-name="T8">process </text:span><text:span text:style-name="T8">Center</text:span></text:p>
            <text:p>- Select 'Task Controller'<text:span text:style-name="T24"> </text:span><text:span text:style-name="T24">tab</text:span></text:p>
            <text:p><text:span text:style-name="T24">- On column </text:span><text:span text:style-name="T24">action, click </text:span><text:span text:style-name="T24">on 'Manage' </text:span><text:span text:style-name="T24">of pay raise </text:span><text:span text:style-name="T24">you want to </text:span><text:span text:style-name="T24">resolve</text:span></text:p>
          </table:table-cell>
          <table:table-cell table:style-name="ce217" office:value-type="string">
            <text:p>- Form Task manager appear and show detail of a pay raise request</text:p>
          </table:table-cell>
          <table:table-cell table:style-name="ce229" office:value-type="string">
            <text:p>Medium</text:p>
          </table:table-cell>
          <table:table-cell table:style-name="ce232" table:number-columns-repeated="6"/>
          <table:table-cell table:style-name="ce228"/>
          <table:table-cell table:number-columns-repeated="1008"/>
        </table:table-row>
        <table:table-row table:style-name="ro30">
          <table:table-cell table:style-name="ce119"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table:style-name="ce172" office:value-type="string">
            <text:p>FNC_ECMS_WKF_PAY_04</text:p>
          </table:table-cell>
          <table:table-cell table:style-name="ce136" table:formula="of:=IF(VALUE(MID([.F47];6;FIND(&quot;:&quot;;[.F47];1)-FIND(&quot; &quot;;[.F47];1)-1))&gt;VALUE(MID([.F46];6;FIND(&quot;:&quot;;[.F46];1)-FIND(&quot; &quot;;[.F46];1)-1));[.C46];[.C46]+1)" office:value-type="float" office:value="7">
            <text:p>007</text:p>
          </table:table-cell>
          <table:table-cell table:style-name="ce197" office:value-type="string">
            <text:p>Content Management\ <text:s/>Business Process Center \ Pay Raise Process</text:p>
          </table:table-cell>
          <table:table-cell table:style-name="ce208" office:value-type="string">
            <text:p>Deny the pay raise request</text:p>
          </table:table-cell>
          <table:table-cell table:style-name="ce217" office:value-type="string">
            <text:p>Step 3: Deny the pay raise request</text:p>
          </table:table-cell>
          <table:table-cell office:value-type="string">
            <text:p>- On form task manager, click on Deny button</text:p>
          </table:table-cell>
          <table:table-cell table:style-name="ce217" office:value-type="string">
            <text:p>- Close this form, and this request has resolved</text:p>
            <text:p>- This request has remove in list task controller of manager</text:p>
            <text:p>- Finish a pay raise process</text:p>
          </table:table-cell>
          <table:table-cell table:style-name="ce229" office:value-type="string">
            <text:p>Medium</text:p>
          </table:table-cell>
          <table:table-cell table:style-name="ce232" table:number-columns-repeated="6"/>
          <table:table-cell table:style-name="ce228"/>
          <table:table-cell table:number-columns-repeated="1008"/>
        </table:table-row>
        <table:table-row table:style-name="ro33">
          <table:table-cell table:style-name="ce119" table:formula="of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table:style-name="ce172" office:value-type="string">
            <text:p>FNC_ECMS_WKF_PAY_04</text:p>
          </table:table-cell>
          <table:table-cell table:style-name="ce136" table:formula="of:=IF(VALUE(MID([.F48];6;FIND(&quot;:&quot;;[.F48];1)-FIND(&quot; &quot;;[.F48];1)-1))&gt;VALUE(MID([.F47];6;FIND(&quot;:&quot;;[.F47];1)-FIND(&quot; &quot;;[.F47];1)-1));[.C47];[.C47]+1)" office:value-type="float" office:value="7">
            <text:p>007</text:p>
          </table:table-cell>
          <table:table-cell table:style-name="ce197" office:value-type="string">
            <text:p>Content Management\ <text:s/>Business Process Center \ Pay Raise Process</text:p>
          </table:table-cell>
          <table:table-cell table:style-name="ce208" office:value-type="string">
            <text:p>Deny the pay raise request</text:p>
          </table:table-cell>
          <table:table-cell table:style-name="ce218" office:value-type="string">
            <text:p>Step 4: Check the process</text:p>
          </table:table-cell>
          <table:table-cell table:style-name="ce223" office:value-type="string">
            <text:p>- Select <text:span text:style-name="T8">Business </text:span><text:span text:style-name="T8">process </text:span><text:span text:style-name="T8">Administrat</text:span><text:span text:style-name="T8">or</text:span></text:p>
            <text:p>- <text:s/>Select [pay raise] process</text:p>
            <text:p>- View detail of process which has created at step 1</text:p>
          </table:table-cell>
          <table:table-cell table:style-name="ce218" office:value-type="string">
            <text:p><text:span text:style-name="T12">In the </text:span><text:span text:style-name="T13">second row: </text:span></text:p>
            <text:p><text:span text:style-name="T13">ID = ” </text:span><text:span text:style-name="T12">task </text:span><text:span text:style-name="T12">ID”</text:span><text:span text:style-name="T13">; Task </text:span><text:span text:style-name="T13">request: </text:span><text:span text:style-name="T12">evaluation, </text:span><text:span text:style-name="T13">Actor ID:</text:span><text:span text:style-name="T13"><text:tab/></text:span><text:span text:style-name="T12">*:/organizatio</text:span><text:span text:style-name="T12">n/manageme</text:span><text:span text:style-name="T12">nt/executive-</text:span><text:span text:style-name="T12">board</text:span><text:span text:style-name="T13">, End: </text:span><text:span text:style-name="T17">at time when </text:span><text:span text:style-name="T17">the process </text:span><text:span text:style-name="T17">has been </text:span><text:span text:style-name="T17">finishing.</text:span></text:p>
          </table:table-cell>
          <table:table-cell table:style-name="ce229" office:value-type="string">
            <text:p>Medium</text:p>
          </table:table-cell>
          <table:table-cell table:style-name="ce232" table:number-columns-repeated="6"/>
          <table:table-cell table:style-name="ce228"/>
          <table:table-cell table:number-columns-repeated="1008"/>
        </table:table-row>
        <table:table-row table:style-name="ro33">
          <table:table-cell table:style-name="ce119" table:formula="of:=IF(VALUE(MID([.F49];6;FIND(&quot;:&quot;;[.F49];1)-FIND(&quot; &quot;;[.F49];1)-1))&gt;VALUE(MID([.F48];6;FIND(&quot;:&quot;;[.F48];1)-FIND(&quot; &quot;;[.F48];1)-1));&quot;&quot;;MAX([.A$7:.A48])+1)" office:value-type="float" office:value="14">
            <text:p>014</text:p>
          </table:table-cell>
          <table:table-cell table:style-name="ce172" office:value-type="string">
            <text:p>FNC_ECMS_WKF_PAY_04</text:p>
          </table:table-cell>
          <table:table-cell table:style-name="ce136" table:formula="of:=IF(VALUE(MID([.F49];6;FIND(&quot;:&quot;;[.F49];1)-FIND(&quot; &quot;;[.F49];1)-1))&gt;VALUE(MID([.F48];6;FIND(&quot;:&quot;;[.F48];1)-FIND(&quot; &quot;;[.F48];1)-1));[.C48];[.C48]+1)" office:value-type="float" office:value="8">
            <text:p>008</text:p>
          </table:table-cell>
          <table:table-cell table:style-name="ce197" office:value-type="string">
            <text:p>Content Management\ <text:s/>Business Process Center \ Pay Raise Process</text:p>
          </table:table-cell>
          <table:table-cell table:style-name="ce201" office:value-type="string">
            <text:p>Member in human resource group do HR update task</text:p>
          </table:table-cell>
          <table:table-cell table:style-name="ce217" office:value-type="string">
            <text:p>Step 1: Create a new pay raise request</text:p>
          </table:table-cell>
          <table:table-cell office:value-type="string">
            <text:p>- User login</text:p>
            <text:p>- Go to <text:span text:style-name="T8">Content </text:span><text:span text:style-name="T8">Managemen</text:span><text:span text:style-name="T8">t</text:span> and select <text:span text:style-name="T8">Business </text:span><text:span text:style-name="T8">Process </text:span><text:span text:style-name="T8">Center</text:span></text:p>
            <text:p>- Select <text:span text:style-name="T23">BP </text:span><text:span text:style-name="T23">Definition </text:span><text:span text:style-name="T23">Controller</text:span><text:span text:style-name="T24"> </text:span><text:span text:style-name="T24">tab</text:span></text:p>
            <text:p><text:span text:style-name="T24">- Create a </text:span><text:span text:style-name="T24">new pay </text:span><text:span text:style-name="T24">raise request</text:span></text:p>
          </table:table-cell>
          <table:table-cell table:style-name="ce217" office:value-type="string">
            <text:p>- Create a new request successfully.</text:p>
            <text:p>- This request is assigned to member is in *:/organization/management/executive-board group</text:p>
          </table:table-cell>
          <table:table-cell table:style-name="ce228" office:value-type="string">
            <text:p>High</text:p>
          </table:table-cell>
          <table:table-cell table:style-name="ce232" table:number-columns-repeated="6"/>
          <table:table-cell table:style-name="ce228"/>
          <table:table-cell table:number-columns-repeated="1008"/>
        </table:table-row>
        <table:table-row table:style-name="ro21">
          <table:table-cell table:style-name="ce119"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table:style-name="ce172" office:value-type="string">
            <text:p>FNC_ECMS_WKF_PAY_04</text:p>
          </table:table-cell>
          <table:table-cell table:style-name="ce136" table:formula="of:=IF(VALUE(MID([.F50];6;FIND(&quot;:&quot;;[.F50];1)-FIND(&quot; &quot;;[.F50];1)-1))&gt;VALUE(MID([.F49];6;FIND(&quot;:&quot;;[.F49];1)-FIND(&quot; &quot;;[.F49];1)-1));[.C49];[.C49]+1)" office:value-type="float" office:value="8">
            <text:p>008</text:p>
          </table:table-cell>
          <table:table-cell table:style-name="ce197" office:value-type="string">
            <text:p>Content Management\ <text:s/>Business Process Center \ Pay Raise Process</text:p>
          </table:table-cell>
          <table:table-cell table:style-name="ce204" office:value-type="string">
            <text:p>Member in human resource group do HR update task</text:p>
          </table:table-cell>
          <table:table-cell table:style-name="ce217" office:value-type="string">
            <text:p>Step 2: Grant a request</text:p>
          </table:table-cell>
          <table:table-cell office:value-type="string">
            <text:p>- Login by user is in *:/organization/management/executive-board group</text:p>
            <text:p>- <text:span text:style-name="T24">Grant a </text:span><text:span text:style-name="T24">request</text:span></text:p>
          </table:table-cell>
          <table:table-cell table:style-name="ce217" office:value-type="string">
            <text:p>- This request is sent to member in <text:s text:c="2"/>*:/organization/management/human-resources</text:p>
          </table:table-cell>
          <table:table-cell table:style-name="ce228" office:value-type="string">
            <text:p>High</text:p>
          </table:table-cell>
          <table:table-cell table:style-name="ce232" table:number-columns-repeated="6"/>
          <table:table-cell table:style-name="ce228"/>
          <table:table-cell table:number-columns-repeated="1008"/>
        </table:table-row>
        <table:table-row table:style-name="ro31">
          <table:table-cell table:style-name="ce119"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table:style-name="ce172" office:value-type="string">
            <text:p>FNC_ECMS_WKF_PAY_04</text:p>
          </table:table-cell>
          <table:table-cell table:style-name="ce136" table:formula="of:=IF(VALUE(MID([.F51];6;FIND(&quot;:&quot;;[.F51];1)-FIND(&quot; &quot;;[.F51];1)-1))&gt;VALUE(MID([.F50];6;FIND(&quot;:&quot;;[.F50];1)-FIND(&quot; &quot;;[.F50];1)-1));[.C50];[.C50]+1)" office:value-type="float" office:value="8">
            <text:p>008</text:p>
          </table:table-cell>
          <table:table-cell table:style-name="ce197" office:value-type="string">
            <text:p>Content Management\ <text:s/>Business Process Center \ Pay Raise Process</text:p>
          </table:table-cell>
          <table:table-cell table:style-name="ce204" office:value-type="string">
            <text:p>Member in human resource group do HR update task</text:p>
          </table:table-cell>
          <table:table-cell table:style-name="ce217" office:value-type="string">
            <text:p>Step 3: Update request by member in *:/organization/management/human-resources</text:p>
          </table:table-cell>
          <table:table-cell office:value-type="string">
            <text:p>- Login by member in <text:span text:style-name="T25">/organization</text:span><text:span text:style-name="T25">/managemen</text:span><text:span text:style-name="T25">t/hu</text:span></text:p>
            <text:p><text:span text:style-name="T25">- Go to </text:span><text:span text:style-name="T26">Content </text:span><text:span text:style-name="T26">Managemen</text:span><text:span text:style-name="T26">t</text:span><text:span text:style-name="T25"> and select </text:span><text:span text:style-name="T26">Business </text:span><text:span text:style-name="T26">Process </text:span><text:span text:style-name="T26">Center</text:span></text:p>
            <text:p>- Select 'Task controller'<text:span text:style-name="T24"> </text:span><text:span text:style-name="T24">tab</text:span></text:p>
            <text:p><text:span text:style-name="T24">- On column </text:span><text:span text:style-name="T24">action, click </text:span><text:span text:style-name="T24">on 'manage' </text:span></text:p>
            <text:p><text:span text:style-name="T24">- Click on </text:span><text:span text:style-name="T24">Finish it</text:span></text:p>
          </table:table-cell>
          <table:table-cell table:style-name="ce217" office:value-type="string">
            <text:p>- Close this form </text:p>
            <text:p>- This request has remove in list task controller of human resource</text:p>
            <text:p>- A pay rise process is finished</text:p>
          </table:table-cell>
          <table:table-cell table:style-name="ce228" office:value-type="string">
            <text:p>High</text:p>
          </table:table-cell>
          <table:table-cell table:style-name="ce232" table:number-columns-repeated="6"/>
          <table:table-cell table:style-name="ce228"/>
          <table:table-cell table:number-columns-repeated="1008"/>
        </table:table-row>
        <table:table-row table:style-name="ro30">
          <table:table-cell table:style-name="ce119"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172" office:value-type="string">
            <text:p>FNC_ECMS_WKF_PAY_04</text:p>
          </table:table-cell>
          <table:table-cell table:style-name="ce136" table:formula="of:=IF(VALUE(MID([.F52];6;FIND(&quot;:&quot;;[.F52];1)-FIND(&quot; &quot;;[.F52];1)-1))&gt;VALUE(MID([.F51];6;FIND(&quot;:&quot;;[.F51];1)-FIND(&quot; &quot;;[.F51];1)-1));[.C51];[.C51]+1)" office:value-type="float" office:value="8">
            <text:p>008</text:p>
          </table:table-cell>
          <table:table-cell table:style-name="ce197" office:value-type="string">
            <text:p>Content Management\ <text:s/>Business Process Center \ Pay Raise Process</text:p>
          </table:table-cell>
          <table:table-cell table:style-name="ce204" office:value-type="string">
            <text:p>Member in human resource group do HR update task</text:p>
          </table:table-cell>
          <table:table-cell table:style-name="ce218" office:value-type="string">
            <text:p>Step 4: Check the process</text:p>
          </table:table-cell>
          <table:table-cell table:style-name="ce223" office:value-type="string">
            <text:p>- Select <text:span text:style-name="T8">Business </text:span><text:span text:style-name="T8">process </text:span><text:span text:style-name="T8">Administrat</text:span><text:span text:style-name="T8">or</text:span></text:p>
            <text:p>- <text:s/>Select [pay raise] process</text:p>
            <text:p>- View detail of process which has created at step 1</text:p>
          </table:table-cell>
          <table:table-cell table:style-name="ce218" office:value-type="string">
            <text:p><text:span text:style-name="T31">In the </text:span><text:span text:style-name="T32">third </text:span><text:span text:style-name="T32">row: ID</text:span><text:span text:style-name="T31"> = </text:span><text:span text:style-name="T31">task ID, </text:span><text:span text:style-name="T32">Task </text:span><text:span text:style-name="T32">name</text:span><text:span text:style-name="T31">: </text:span><text:span text:style-name="T25">hr </text:span><text:span text:style-name="T25">update</text:span><text:span text:style-name="T31">, </text:span><text:span text:style-name="T32">Actor </text:span><text:span text:style-name="T32">ID:</text:span><text:span text:style-name="T25">*:/organiz</text:span><text:span text:style-name="T25">ation/manag</text:span><text:span text:style-name="T25">ement/huma</text:span><text:span text:style-name="T25">n-resources</text:span><text:span text:style-name="T31">; </text:span><text:span text:style-name="T32">End: </text:span><text:span text:style-name="T31">the time </text:span><text:span text:style-name="T31">that process </text:span><text:span text:style-name="T31">is finished</text:span></text:p>
          </table:table-cell>
          <table:table-cell table:style-name="ce228" office:value-type="string">
            <text:p>High</text:p>
          </table:table-cell>
          <table:table-cell table:style-name="ce232" table:number-columns-repeated="6"/>
          <table:table-cell table:style-name="ce228"/>
          <table:table-cell table:number-columns-repeated="1008"/>
        </table:table-row>
        <table:table-row table:style-name="ro24">
          <table:table-cell table:number-columns-repeated="4"/>
          <table:table-cell table:style-name="ce209"/>
          <table:table-cell/>
          <table:table-cell table:style-name="ce220"/>
          <table:table-cell table:number-columns-repeated="2"/>
          <table:table-cell table:style-name="Default" table:number-columns-repeated="6"/>
          <table:table-cell table:number-columns-repeated="1009"/>
        </table:table-row>
        <table:table-row table:style-name="ro24">
          <table:table-cell table:number-columns-repeated="4"/>
          <table:table-cell table:style-name="ce210"/>
          <table:table-cell/>
          <table:table-cell table:style-name="ce220"/>
          <table:table-cell table:number-columns-repeated="2"/>
          <table:table-cell table:style-name="Default" table:number-columns-repeated="6"/>
          <table:table-cell table:number-columns-repeated="1009"/>
        </table:table-row>
        <table:table-row table:style-name="ro24">
          <table:table-cell table:number-columns-repeated="4"/>
          <table:table-cell table:style-name="ce210"/>
          <table:table-cell/>
          <table:table-cell table:style-name="ce220"/>
          <table:table-cell table:style-name="ce226"/>
          <table:table-cell/>
          <table:table-cell table:style-name="Default" table:number-columns-repeated="6"/>
          <table:table-cell table:number-columns-repeated="1009"/>
        </table:table-row>
        <table:table-row table:style-name="ro24">
          <table:table-cell table:number-columns-repeated="4"/>
          <table:table-cell table:style-name="ce209"/>
          <table:table-cell/>
          <table:table-cell table:style-name="ce220"/>
          <table:table-cell table:number-columns-repeated="2"/>
          <table:table-cell table:style-name="Default" table:number-columns-repeated="6"/>
          <table:table-cell table:number-columns-repeated="1009"/>
        </table:table-row>
        <table:table-row table:style-name="ro24">
          <table:table-cell table:number-columns-repeated="4"/>
          <table:table-cell table:style-name="ce211"/>
          <table:table-cell/>
          <table:table-cell table:style-name="ce220"/>
          <table:table-cell table:number-columns-repeated="2"/>
          <table:table-cell table:style-name="Default" table:number-columns-repeated="6"/>
          <table:table-cell table:number-columns-repeated="1009"/>
        </table:table-row>
        <table:table-row table:style-name="ro24" table:number-rows-repeated="2">
          <table:table-cell table:number-columns-repeated="6"/>
          <table:table-cell table:style-name="ce220"/>
          <table:table-cell table:number-columns-repeated="2"/>
          <table:table-cell table:style-name="Default" table:number-columns-repeated="6"/>
          <table:table-cell table:number-columns-repeated="1009"/>
        </table:table-row>
        <table:table-row table:style-name="ro24">
          <table:table-cell table:number-columns-repeated="4"/>
          <table:table-cell table:style-name="ce211"/>
          <table:table-cell/>
          <table:table-cell table:style-name="ce220"/>
          <table:table-cell table:number-columns-repeated="2"/>
          <table:table-cell table:style-name="Default" table:number-columns-repeated="6"/>
          <table:table-cell table:number-columns-repeated="1009"/>
        </table:table-row>
        <table:table-row table:style-name="ro24">
          <table:table-cell table:number-columns-repeated="4"/>
          <table:table-cell table:style-name="ce209"/>
          <table:table-cell/>
          <table:table-cell table:style-name="ce220"/>
          <table:table-cell table:number-columns-repeated="2"/>
          <table:table-cell table:style-name="Default" table:number-columns-repeated="6"/>
          <table:table-cell table:number-columns-repeated="1009"/>
        </table:table-row>
        <table:table-row table:style-name="ro24">
          <table:table-cell table:number-columns-repeated="4"/>
          <table:table-cell table:style-name="ce210"/>
          <table:table-cell/>
          <table:table-cell table:style-name="ce220"/>
          <table:table-cell table:number-columns-repeated="2"/>
          <table:table-cell table:style-name="Default" table:number-columns-repeated="6"/>
          <table:table-cell table:number-columns-repeated="1009"/>
        </table:table-row>
        <table:table-row table:style-name="ro24">
          <table:table-cell table:number-columns-repeated="4"/>
          <table:table-cell table:style-name="ce210"/>
          <table:table-cell/>
          <table:table-cell table:style-name="ce224"/>
          <table:table-cell table:number-columns-repeated="1017"/>
        </table:table-row>
        <table:table-row table:style-name="ro24">
          <table:table-cell table:number-columns-repeated="4"/>
          <table:table-cell table:style-name="ce209"/>
          <table:table-cell/>
          <table:table-cell table:style-name="ce220"/>
          <table:table-cell table:number-columns-repeated="1017"/>
        </table:table-row>
        <table:table-row table:style-name="ro24">
          <table:table-cell table:number-columns-repeated="4"/>
          <table:table-cell table:style-name="ce210"/>
          <table:table-cell/>
          <table:table-cell table:style-name="ce220"/>
          <table:table-cell table:number-columns-repeated="1017"/>
        </table:table-row>
        <table:table-row table:style-name="ro24">
          <table:table-cell table:number-columns-repeated="4"/>
          <table:table-cell table:style-name="ce211"/>
          <table:table-cell/>
          <table:table-cell table:style-name="ce220"/>
          <table:table-cell table:number-columns-repeated="1017"/>
        </table:table-row>
        <table:table-row table:style-name="ro24" table:number-rows-repeated="2">
          <table:table-cell table:number-columns-repeated="4"/>
          <table:table-cell table:style-name="ce213"/>
          <table:table-cell/>
          <table:table-cell table:style-name="ce220"/>
          <table:table-cell table:number-columns-repeated="1017"/>
        </table:table-row>
        <table:table-row table:style-name="ro24">
          <table:table-cell table:number-columns-repeated="4"/>
          <table:table-cell table:style-name="ce213"/>
          <table:table-cell table:style-name="ce220" table:number-columns-repeated="3"/>
          <table:table-cell table:number-columns-repeated="1016"/>
        </table:table-row>
        <table:table-row table:style-name="ro24">
          <table:table-cell table:number-columns-repeated="4"/>
          <table:table-cell table:style-name="ce214"/>
          <table:table-cell table:style-name="ce220" table:number-columns-repeated="3"/>
          <table:table-cell table:number-columns-repeated="1016"/>
        </table:table-row>
        <table:table-row table:style-name="ro24">
          <table:table-cell table:number-columns-repeated="4"/>
          <table:table-cell table:style-name="ce215"/>
          <table:table-cell/>
          <table:table-cell table:style-name="ce220"/>
          <table:table-cell table:number-columns-repeated="1017"/>
        </table:table-row>
        <table:table-row table:style-name="ro24">
          <table:table-cell table:number-columns-repeated="4"/>
          <table:table-cell table:style-name="ce215"/>
          <table:table-cell/>
          <table:table-cell table:style-name="ce225"/>
          <table:table-cell table:number-columns-repeated="1017"/>
        </table:table-row>
        <table:table-row table:style-name="ro24">
          <table:table-cell table:number-columns-repeated="4"/>
          <table:table-cell table:style-name="ce215"/>
          <table:table-cell/>
          <table:table-cell table:style-name="ce220"/>
          <table:table-cell table:number-columns-repeated="1017"/>
        </table:table-row>
        <table:table-row table:style-name="ro24">
          <table:table-cell table:number-columns-repeated="4"/>
          <table:table-cell table:style-name="ce209"/>
          <table:table-cell/>
          <table:table-cell table:style-name="ce220"/>
          <table:table-cell table:number-columns-repeated="1017"/>
        </table:table-row>
        <table:table-row table:style-name="ro24">
          <table:table-cell table:number-columns-repeated="4"/>
          <table:table-cell table:style-name="ce210"/>
          <table:table-cell/>
          <table:table-cell table:style-name="ce220"/>
          <table:table-cell table:number-columns-repeated="1017"/>
        </table:table-row>
        <table:table-row table:style-name="ro24">
          <table:table-cell table:number-columns-repeated="4"/>
          <table:table-cell table:style-name="ce210"/>
          <table:table-cell/>
          <table:table-cell table:style-name="ce225"/>
          <table:table-cell table:number-columns-repeated="1017"/>
        </table:table-row>
        <table:table-row table:style-name="ro24">
          <table:table-cell table:number-columns-repeated="4"/>
          <table:table-cell table:style-name="ce210"/>
          <table:table-cell/>
          <table:table-cell table:style-name="ce220"/>
          <table:table-cell table:number-columns-repeated="1017"/>
        </table:table-row>
        <table:table-row table:style-name="ro24">
          <table:table-cell table:number-columns-repeated="4"/>
          <table:table-cell table:style-name="ce214"/>
          <table:table-cell/>
          <table:table-cell table:style-name="ce220"/>
          <table:table-cell table:number-columns-repeated="1017"/>
        </table:table-row>
        <table:table-row table:style-name="ro24">
          <table:table-cell table:number-columns-repeated="4"/>
          <table:table-cell table:style-name="ce215"/>
          <table:table-cell/>
          <table:table-cell table:style-name="ce220"/>
          <table:table-cell table:number-columns-repeated="1017"/>
        </table:table-row>
        <table:table-row table:style-name="ro24">
          <table:table-cell table:number-columns-repeated="4"/>
          <table:table-cell table:style-name="ce215"/>
          <table:table-cell/>
          <table:table-cell table:style-name="ce225"/>
          <table:table-cell table:number-columns-repeated="1017"/>
        </table:table-row>
        <table:table-row table:style-name="ro24">
          <table:table-cell table:number-columns-repeated="4"/>
          <table:table-cell table:style-name="ce215"/>
          <table:table-cell/>
          <table:table-cell table:style-name="ce220"/>
          <table:table-cell table:number-columns-repeated="1017"/>
        </table:table-row>
        <table:table-row table:style-name="ro24">
          <table:table-cell table:number-columns-repeated="4"/>
          <table:table-cell table:style-name="ce214"/>
          <table:table-cell/>
          <table:table-cell table:style-name="ce220"/>
          <table:table-cell table:number-columns-repeated="1017"/>
        </table:table-row>
        <table:table-row table:style-name="ro24">
          <table:table-cell table:number-columns-repeated="4"/>
          <table:table-cell table:style-name="ce215"/>
          <table:table-cell/>
          <table:table-cell table:style-name="ce220"/>
          <table:table-cell table:number-columns-repeated="1017"/>
        </table:table-row>
        <table:table-row table:style-name="ro24">
          <table:table-cell table:number-columns-repeated="4"/>
          <table:table-cell table:style-name="ce215"/>
          <table:table-cell/>
          <table:table-cell table:style-name="ce225"/>
          <table:table-cell table:number-columns-repeated="1017"/>
        </table:table-row>
        <table:table-row table:style-name="ro24">
          <table:table-cell table:number-columns-repeated="4"/>
          <table:table-cell table:style-name="ce215"/>
          <table:table-cell/>
          <table:table-cell table:style-name="ce220"/>
          <table:table-cell table:number-columns-repeated="1017"/>
        </table:table-row>
        <table:table-row table:style-name="ro24">
          <table:table-cell table:number-columns-repeated="4"/>
          <table:table-cell table:style-name="ce214"/>
          <table:table-cell table:style-name="ce221" table:number-columns-repeated="3"/>
          <table:table-cell table:number-columns-repeated="1016"/>
        </table:table-row>
        <table:table-row table:style-name="ro24">
          <table:table-cell table:number-columns-repeated="4"/>
          <table:table-cell table:style-name="ce215"/>
          <table:table-cell table:style-name="ce221" table:number-columns-repeated="3"/>
          <table:table-cell table:number-columns-repeated="1016"/>
        </table:table-row>
        <table:table-row table:style-name="ro24">
          <table:table-cell table:number-columns-repeated="4"/>
          <table:table-cell table:style-name="ce215"/>
          <table:table-cell table:style-name="ce222"/>
          <table:table-cell table:style-name="ce221"/>
          <table:table-cell table:style-name="ce227"/>
          <table:table-cell table:number-columns-repeated="1016"/>
        </table:table-row>
        <table:table-row table:style-name="ro24">
          <table:table-cell table:number-columns-repeated="4"/>
          <table:table-cell table:style-name="ce215"/>
          <table:table-cell/>
          <table:table-cell table:style-name="ce220"/>
          <table:table-cell table:number-columns-repeated="1017"/>
        </table:table-row>
        <table:table-row table:style-name="ro24">
          <table:table-cell table:number-columns-repeated="4"/>
          <table:table-cell table:style-name="ce214"/>
          <table:table-cell table:style-name="ce221" table:number-columns-repeated="3"/>
          <table:table-cell table:number-columns-repeated="1016"/>
        </table:table-row>
        <table:table-row table:style-name="ro24">
          <table:table-cell table:number-columns-repeated="4"/>
          <table:table-cell table:style-name="ce215"/>
          <table:table-cell table:style-name="ce221" table:number-columns-repeated="3"/>
          <table:table-cell table:number-columns-repeated="1016"/>
        </table:table-row>
        <table:table-row table:style-name="ro24">
          <table:table-cell table:number-columns-repeated="4"/>
          <table:table-cell table:style-name="ce215"/>
          <table:table-cell table:style-name="ce222"/>
          <table:table-cell table:style-name="ce221"/>
          <table:table-cell table:style-name="ce227"/>
          <table:table-cell table:number-columns-repeated="1016"/>
        </table:table-row>
        <table:table-row table:style-name="ro7">
          <table:table-cell table:number-columns-repeated="4"/>
          <table:table-cell table:style-name="ce215"/>
          <table:table-cell/>
          <table:table-cell table:style-name="ce220"/>
          <table:table-cell table:number-columns-repeated="1017"/>
        </table:table-row>
        <table:table-row table:style-name="ro7">
          <table:table-cell/>
          <table:table-cell table:style-name="ce174"/>
          <table:table-cell/>
          <table:table-cell table:style-name="ce200"/>
          <table:table-cell table:style-name="ce211"/>
          <table:table-cell/>
          <table:table-cell table:style-name="ce225"/>
          <table:table-cell table:number-columns-repeated="1017"/>
        </table:table-row>
        <table:table-row table:style-name="ro7">
          <table:table-cell table:number-columns-repeated="6"/>
          <table:table-cell table:style-name="ce219"/>
          <table:table-cell table:number-columns-repeated="1017"/>
        </table:table-row>
        <table:table-row table:style-name="ro7">
          <table:table-cell table:number-columns-repeated="6"/>
          <table:table-cell table:style-name="ce224" table:number-columns-repeated="2"/>
          <table:table-cell table:number-columns-repeated="1016"/>
        </table:table-row>
        <table:table-row table:style-name="ro7">
          <table:table-cell table:number-columns-repeated="4"/>
          <table:table-cell table:style-name="ce211"/>
          <table:table-cell/>
          <table:table-cell table:style-name="ce225"/>
          <table:table-cell table:number-columns-repeated="1017"/>
        </table:table-row>
        <table:table-row table:style-name="ro7">
          <table:table-cell table:number-columns-repeated="6"/>
          <table:table-cell table:style-name="ce219"/>
          <table:table-cell table:number-columns-repeated="1017"/>
        </table:table-row>
        <table:table-row table:style-name="ro7">
          <table:table-cell table:number-columns-repeated="6"/>
          <table:table-cell table:style-name="ce224" table:number-columns-repeated="2"/>
          <table:table-cell table:number-columns-repeated="1016"/>
        </table:table-row>
        <table:table-row table:style-name="ro7">
          <table:table-cell table:number-columns-repeated="4"/>
          <table:table-cell table:style-name="ce211"/>
          <table:table-cell/>
          <table:table-cell table:style-name="ce225"/>
          <table:table-cell table:number-columns-repeated="1017"/>
        </table:table-row>
        <table:table-row table:style-name="ro7">
          <table:table-cell table:number-columns-repeated="6"/>
          <table:table-cell table:style-name="ce219"/>
          <table:table-cell table:number-columns-repeated="1017"/>
        </table:table-row>
        <table:table-row table:style-name="ro7">
          <table:table-cell table:number-columns-repeated="6"/>
          <table:table-cell table:style-name="ce224" table:number-columns-repeated="2"/>
          <table:table-cell table:number-columns-repeated="1016"/>
        </table:table-row>
        <table:table-row table:style-name="ro7">
          <table:table-cell table:number-columns-repeated="4"/>
          <table:table-cell table:style-name="ce211"/>
          <table:table-cell/>
          <table:table-cell table:style-name="ce225"/>
          <table:table-cell table:number-columns-repeated="1017"/>
        </table:table-row>
        <table:table-row table:style-name="ro7">
          <table:table-cell table:number-columns-repeated="6"/>
          <table:table-cell table:style-name="ce219"/>
          <table:table-cell table:number-columns-repeated="1017"/>
        </table:table-row>
        <table:table-row table:style-name="ro7">
          <table:table-cell table:number-columns-repeated="6"/>
          <table:table-cell table:style-name="ce224" table:number-columns-repeated="2"/>
          <table:table-cell table:number-columns-repeated="1016"/>
        </table:table-row>
        <table:table-row table:style-name="ro7">
          <table:table-cell table:number-columns-repeated="4"/>
          <table:table-cell table:style-name="ce211"/>
          <table:table-cell/>
          <table:table-cell table:style-name="ce225"/>
          <table:table-cell table:number-columns-repeated="1017"/>
        </table:table-row>
        <table:table-row table:style-name="ro7">
          <table:table-cell table:number-columns-repeated="6"/>
          <table:table-cell table:style-name="ce219"/>
          <table:table-cell table:number-columns-repeated="1017"/>
        </table:table-row>
        <table:table-row table:style-name="ro7">
          <table:table-cell table:number-columns-repeated="6"/>
          <table:table-cell table:style-name="ce224" table:number-columns-repeated="2"/>
          <table:table-cell table:number-columns-repeated="1016"/>
        </table:table-row>
        <table:table-row table:style-name="ro7">
          <table:table-cell table:number-columns-repeated="4"/>
          <table:table-cell table:style-name="ce211"/>
          <table:table-cell/>
          <table:table-cell table:style-name="ce225"/>
          <table:table-cell table:number-columns-repeated="1017"/>
        </table:table-row>
        <table:table-row table:style-name="ro7">
          <table:table-cell table:number-columns-repeated="6"/>
          <table:table-cell table:style-name="ce219"/>
          <table:table-cell table:number-columns-repeated="1017"/>
        </table:table-row>
        <table:table-row table:style-name="ro7">
          <table:table-cell table:number-columns-repeated="6"/>
          <table:table-cell table:style-name="ce224" table:number-columns-repeated="2"/>
          <table:table-cell table:number-columns-repeated="1016"/>
        </table:table-row>
        <table:table-row table:style-name="ro7">
          <table:table-cell table:number-columns-repeated="4"/>
          <table:table-cell table:style-name="ce211"/>
          <table:table-cell/>
          <table:table-cell table:style-name="ce225"/>
          <table:table-cell table:number-columns-repeated="1017"/>
        </table:table-row>
        <table:table-row table:style-name="ro7">
          <table:table-cell table:number-columns-repeated="6"/>
          <table:table-cell table:style-name="ce219"/>
          <table:table-cell table:number-columns-repeated="1017"/>
        </table:table-row>
        <table:table-row table:style-name="ro7">
          <table:table-cell table:number-columns-repeated="6"/>
          <table:table-cell table:style-name="ce224" table:number-columns-repeated="2"/>
          <table:table-cell table:number-columns-repeated="1016"/>
        </table:table-row>
        <table:table-row table:style-name="ro7">
          <table:table-cell table:number-columns-repeated="4"/>
          <table:table-cell table:style-name="ce211"/>
          <table:table-cell/>
          <table:table-cell table:style-name="ce225"/>
          <table:table-cell table:number-columns-repeated="1017"/>
        </table:table-row>
        <table:table-row table:style-name="ro7">
          <table:table-cell table:number-columns-repeated="6"/>
          <table:table-cell table:style-name="ce219"/>
          <table:table-cell table:number-columns-repeated="1017"/>
        </table:table-row>
        <table:table-row table:style-name="ro7">
          <table:table-cell table:number-columns-repeated="6"/>
          <table:table-cell table:style-name="ce224" table:number-columns-repeated="2"/>
          <table:table-cell table:number-columns-repeated="1016"/>
        </table:table-row>
        <table:table-row table:style-name="ro7">
          <table:table-cell table:number-columns-repeated="4"/>
          <table:table-cell table:style-name="ce211"/>
          <table:table-cell/>
          <table:table-cell table:style-name="ce225"/>
          <table:table-cell table:number-columns-repeated="1017"/>
        </table:table-row>
        <table:table-row table:style-name="ro7">
          <table:table-cell table:number-columns-repeated="6"/>
          <table:table-cell table:style-name="ce219"/>
          <table:table-cell table:number-columns-repeated="1017"/>
        </table:table-row>
        <table:table-row table:style-name="ro7">
          <table:table-cell table:number-columns-repeated="6"/>
          <table:table-cell table:style-name="ce224" table:number-columns-repeated="2"/>
          <table:table-cell table:number-columns-repeated="1016"/>
        </table:table-row>
        <table:table-row table:style-name="ro7">
          <table:table-cell table:number-columns-repeated="4"/>
          <table:table-cell table:style-name="ce211"/>
          <table:table-cell/>
          <table:table-cell table:style-name="ce225"/>
          <table:table-cell table:number-columns-repeated="1017"/>
        </table:table-row>
        <table:table-row table:style-name="ro7">
          <table:table-cell table:number-columns-repeated="6"/>
          <table:table-cell table:style-name="ce219"/>
          <table:table-cell table:number-columns-repeated="1017"/>
        </table:table-row>
        <table:table-row table:style-name="ro7" table:number-rows-repeated="2">
          <table:table-cell table:number-columns-repeated="6"/>
          <table:table-cell table:style-name="ce224" table:number-columns-repeated="2"/>
          <table:table-cell table:number-columns-repeated="1016"/>
        </table:table-row>
        <table:table-row table:style-name="ro7">
          <table:table-cell table:number-columns-repeated="6"/>
          <table:table-cell table:style-name="ce219"/>
          <table:table-cell table:style-name="ce224"/>
          <table:table-cell table:number-columns-repeated="1016"/>
        </table:table-row>
        <table:table-row table:style-name="ro7">
          <table:table-cell/>
          <table:table-cell table:style-name="ce174"/>
          <table:table-cell/>
          <table:table-cell table:style-name="ce200"/>
          <table:table-cell table:style-name="ce211"/>
          <table:table-cell/>
          <table:table-cell table:style-name="ce219"/>
          <table:table-cell table:number-columns-repeated="1017"/>
        </table:table-row>
        <table:table-row table:style-name="ro7">
          <table:table-cell table:number-columns-repeated="6"/>
          <table:table-cell table:style-name="ce219"/>
          <table:table-cell table:number-columns-repeated="1017"/>
        </table:table-row>
        <table:table-row table:style-name="ro7">
          <table:table-cell table:number-columns-repeated="6"/>
          <table:table-cell table:style-name="ce224" table:number-columns-repeated="2"/>
          <table:table-cell table:number-columns-repeated="1016"/>
        </table:table-row>
        <table:table-row table:style-name="ro7">
          <table:table-cell table:number-columns-repeated="4"/>
          <table:table-cell table:style-name="ce211"/>
          <table:table-cell/>
          <table:table-cell table:style-name="ce219"/>
          <table:table-cell table:number-columns-repeated="1017"/>
        </table:table-row>
        <table:table-row table:style-name="ro7">
          <table:table-cell table:number-columns-repeated="6"/>
          <table:table-cell table:style-name="ce219"/>
          <table:table-cell table:number-columns-repeated="1017"/>
        </table:table-row>
        <table:table-row table:style-name="ro7">
          <table:table-cell table:number-columns-repeated="6"/>
          <table:table-cell table:style-name="ce224" table:number-columns-repeated="2"/>
          <table:table-cell table:number-columns-repeated="1016"/>
        </table:table-row>
        <table:table-row table:style-name="ro7">
          <table:table-cell table:number-columns-repeated="4"/>
          <table:table-cell table:style-name="ce211"/>
          <table:table-cell/>
          <table:table-cell table:style-name="ce219"/>
          <table:table-cell table:number-columns-repeated="1017"/>
        </table:table-row>
        <table:table-row table:style-name="ro7">
          <table:table-cell table:number-columns-repeated="6"/>
          <table:table-cell table:style-name="ce219"/>
          <table:table-cell table:style-name="ce224"/>
          <table:table-cell table:number-columns-repeated="1016"/>
        </table:table-row>
        <table:table-row table:style-name="ro7">
          <table:table-cell table:number-columns-repeated="6"/>
          <table:table-cell table:style-name="ce224" table:number-columns-repeated="2"/>
          <table:table-cell table:number-columns-repeated="1016"/>
        </table:table-row>
        <table:table-row table:style-name="ro7">
          <table:table-cell/>
          <table:table-cell table:style-name="ce174"/>
          <table:table-cell/>
          <table:table-cell table:style-name="ce200"/>
          <table:table-cell table:style-name="ce211"/>
          <table:table-cell/>
          <table:table-cell table:style-name="ce225"/>
          <table:table-cell table:number-columns-repeated="1017"/>
        </table:table-row>
        <table:table-row table:style-name="ro7">
          <table:table-cell table:number-columns-repeated="6"/>
          <table:table-cell table:style-name="ce224" table:number-columns-repeated="2"/>
          <table:table-cell table:number-columns-repeated="1016"/>
        </table:table-row>
        <table:table-row table:style-name="ro7">
          <table:table-cell table:number-columns-repeated="4"/>
          <table:table-cell table:style-name="ce211"/>
          <table:table-cell/>
          <table:table-cell table:style-name="ce225"/>
          <table:table-cell table:number-columns-repeated="1017"/>
        </table:table-row>
        <table:table-row table:style-name="ro7">
          <table:table-cell table:number-columns-repeated="6"/>
          <table:table-cell table:style-name="ce224" table:number-columns-repeated="2"/>
          <table:table-cell table:number-columns-repeated="1016"/>
        </table:table-row>
        <table:table-row table:style-name="ro7">
          <table:table-cell table:number-columns-repeated="6"/>
          <table:table-cell table:style-name="ce224"/>
          <table:table-cell table:number-columns-repeated="1017"/>
        </table:table-row>
        <table:table-row table:style-name="ro7" table:number-rows-repeated="10">
          <table:table-cell/>
          <table:table-cell table:style-name="ce189" table:number-columns-repeated="2"/>
          <table:table-cell table:style-name="ce130" table:number-columns-repeated="5"/>
          <table:table-cell table:number-columns-repeated="1016"/>
        </table:table-row>
        <table:table-row table:style-name="ro7" table:number-rows-repeated="10">
          <table:table-cell/>
          <table:table-cell table:style-name="ce189"/>
          <table:table-cell table:style-name="Default" table:number-columns-repeated="239"/>
          <table:table-cell table:number-columns-repeated="783"/>
        </table:table-row>
        <table:table-row table:style-name="ro7">
          <table:table-cell/>
          <table:table-cell table:style-name="ce189"/>
          <table:table-cell table:style-name="Default" table:number-columns-repeated="239"/>
          <table:table-cell table:number-columns-repeated="783"/>
        </table:table-row>
      </table:table>
      <table:table table:name="Holiday_Process" table:style-name="ta1" table:print="false">
        <office:forms form:automatic-focus="false" form:apply-design-mode="false"/>
        <table:table-column table:style-name="co10" table:default-cell-style-name="ce119"/>
        <table:table-column table:style-name="co10" table:default-cell-style-name="ce237"/>
        <table:table-column table:style-name="co10" table:default-cell-style-name="ce136"/>
        <table:table-column table:style-name="co35" table:default-cell-style-name="ce239"/>
        <table:table-column table:style-name="co23" table:default-cell-style-name="ce208"/>
        <table:table-column table:style-name="co24" table:default-cell-style-name="ce217"/>
        <table:table-column table:style-name="co25" table:default-cell-style-name="ce216"/>
        <table:table-column table:style-name="co37" table:default-cell-style-name="ce217"/>
        <table:table-column table:style-name="co10" table:default-cell-style-name="ce228"/>
        <table:table-column table:style-name="co10" table:number-columns-repeated="6" table:default-cell-style-name="ce242"/>
        <table:table-column table:style-name="co10" table:default-cell-style-name="ce229"/>
        <table:table-column table:style-name="co10" table:number-columns-repeated="225" table:default-cell-style-name="ce130"/>
        <table:table-column table:style-name="co10" table:number-columns-repeated="783" table:default-cell-style-name="Default"/>
        <table:table-row table:style-name="ro24">
          <table:table-cell table:style-name="ce166"/>
          <table:table-cell table:style-name="ce167" office:value-type="string">
            <text:p>TEST CASE</text:p>
          </table:table-cell>
          <table:table-cell table:style-name="ce190" table:number-columns-repeated="3"/>
          <table:table-cell table:style-name="ce166"/>
          <table:table-cell table:style-name="ce190" table:number-columns-repeated="4"/>
          <table:table-cell table:style-name="ce158" office:value-type="string">
            <text:p>Passed</text:p>
          </table:table-cell>
          <table:table-cell table:style-name="ce158" table:formula="of:=COUNTIF([.L$7:.L$1004];[.$K1])" office:value-type="float" office:value="19">
            <text:p>19</text:p>
          </table:table-cell>
          <table:table-cell table:style-name="ce158" table:formula="of:=COUNTIF([.M$7:.M$1004];[.$K1])" office:value-type="float" office:value="19">
            <text:p>19</text:p>
          </table:table-cell>
          <table:table-cell table:style-name="ce158" table:formula="of:=COUNTIF([.N$7:.N$1004];[.$K1])" office:value-type="float" office:value="0">
            <text:p>0</text:p>
          </table:table-cell>
          <table:table-cell table:style-name="ce158" table:formula="of:=COUNTIF([.O$7:.O$1004];[.$K1])" office:value-type="float" office:value="0">
            <text:p>0</text:p>
          </table:table-cell>
          <table:table-cell table:style-name="ce190"/>
          <table:table-cell table:style-name="Default" table:number-columns-repeated="2"/>
          <table:table-cell table:style-name="ce234" table:number-columns-repeated="223"/>
          <table:table-cell table:number-columns-repeated="783"/>
        </table:table-row>
        <table:table-row table:style-name="ro23">
          <table:table-cell table:style-name="ce166"/>
          <table:table-cell table:style-name="ce168"/>
          <table:table-cell table:style-name="ce190" table:number-columns-repeated="3"/>
          <table:table-cell table:style-name="ce166"/>
          <table:table-cell table:style-name="ce190" table:number-columns-repeated="3"/>
          <table:table-cell table:style-name="ce230"/>
          <table:table-cell table:style-name="ce158" office:value-type="string">
            <text:p>Failed</text:p>
          </table:table-cell>
          <table:table-cell table:style-name="ce158" table:formula="of:=COUNTIF([.L$7:.L$1004];[.$K2])" office:value-type="float" office:value="1">
            <text:p>1</text:p>
          </table:table-cell>
          <table:table-cell table:style-name="ce158" table:formula="of:=COUNTIF([.M$7:.M$1004];[.$K2])" office:value-type="float" office:value="1">
            <text:p>1</text:p>
          </table:table-cell>
          <table:table-cell table:style-name="ce158" table:formula="of:=COUNTIF([.N$7:.N$1004];[.$K2])" office:value-type="float" office:value="0">
            <text:p>0</text:p>
          </table:table-cell>
          <table:table-cell table:style-name="ce158" table:formula="of:=COUNTIF([.O$7:.O$1004];[.$K2])" office:value-type="float" office:value="0">
            <text:p>0</text:p>
          </table:table-cell>
          <table:table-cell table:style-name="ce190"/>
          <table:table-cell table:style-name="Default" table:number-columns-repeated="2"/>
          <table:table-cell table:style-name="ce234" table:number-columns-repeated="223"/>
          <table:table-cell table:number-columns-repeated="783"/>
        </table:table-row>
        <table:table-row table:style-name="ro55">
          <table:table-cell table:style-name="ce166"/>
          <table:table-cell table:style-name="ce169" office:value-type="string">
            <text:p>FNCtion List Code：</text:p>
          </table:table-cell>
          <table:table-cell table:style-name="ce132" office:value-type="string" table:number-columns-spanned="3" table:number-rows-spanned="1">
            <text:p>Holiday</text:p>
          </table:table-cell>
          <table:covered-table-cell table:number-columns-repeated="2" table:style-name="ce132"/>
          <table:table-cell table:style-name="ce166"/>
          <table:table-cell table:style-name="ce154" table:number-columns-repeated="3"/>
          <table:table-cell table:style-name="ce230"/>
          <table:table-cell table:style-name="ce158" office:value-type="string">
            <text:p>Blocked</text:p>
          </table:table-cell>
          <table:table-cell table:style-name="ce158" table:formula="of:=COUNTIF([.L$7:.L$1004];[.$K3])" office:value-type="float" office:value="0">
            <text:p>0</text:p>
          </table:table-cell>
          <table:table-cell table:style-name="ce158" table:formula="of:=COUNTIF([.M$7:.M$1004];[.$K3])" office:value-type="float" office:value="0">
            <text:p>0</text:p>
          </table:table-cell>
          <table:table-cell table:style-name="ce158" table:formula="of:=COUNTIF([.N$7:.N$1004];[.$K3])" office:value-type="float" office:value="0">
            <text:p>0</text:p>
          </table:table-cell>
          <table:table-cell table:style-name="ce158" table:formula="of:=COUNTIF([.O$7:.O$1004];[.$K3])" office:value-type="float" office:value="0">
            <text:p>0</text:p>
          </table:table-cell>
          <table:table-cell table:style-name="ce154"/>
          <table:table-cell table:style-name="Default" table:number-columns-repeated="2"/>
          <table:table-cell table:style-name="ce234" table:number-columns-repeated="223"/>
          <table:table-cell table:number-columns-repeated="783"/>
        </table:table-row>
        <table:table-row table:style-name="ro26">
          <table:table-cell table:style-name="ce166"/>
          <table:table-cell table:style-name="ce169" office:value-type="string">
            <text:p>Total main cases:</text:p>
          </table:table-cell>
          <table:table-cell table:style-name="ce132" table:formula="of:=MAX([.A7:.A984])" office:value-type="float" office:value="20" table:number-columns-spanned="3" table:number-rows-spanned="1">
            <text:p>20</text:p>
          </table:table-cell>
          <table:covered-table-cell table:number-columns-repeated="2" table:style-name="ce194"/>
          <table:table-cell table:style-name="ce166"/>
          <table:table-cell table:style-name="ce154" table:number-columns-repeated="3"/>
          <table:table-cell table:style-name="ce230"/>
          <table:table-cell table:style-name="ce159" office:value-type="string">
            <text:p>Untested</text:p>
          </table:table-cell>
          <table:table-cell table:style-name="ce158" table:formula="of:=COUNTIF([.L$7:.L$1004];[.$K4])" office:value-type="float" office:value="0">
            <text:p>0</text:p>
          </table:table-cell>
          <table:table-cell table:style-name="ce158" table:formula="of:=COUNTIF([.M$7:.M$1004];[.$K4])" office:value-type="float" office:value="0">
            <text:p>0</text:p>
          </table:table-cell>
          <table:table-cell table:style-name="ce158" table:formula="of:=COUNTIF([.N$7:.N$1004];[.$K4])" office:value-type="float" office:value="0">
            <text:p>0</text:p>
          </table:table-cell>
          <table:table-cell table:style-name="ce158" table:formula="of:=COUNTIF([.O$7:.O$1004];[.$K4])" office:value-type="float" office:value="0">
            <text:p>0</text:p>
          </table:table-cell>
          <table:table-cell table:style-name="ce154"/>
          <table:table-cell table:style-name="Default" table:number-columns-repeated="2"/>
          <table:table-cell table:style-name="ce234" table:number-columns-repeated="223"/>
          <table:table-cell table:number-columns-repeated="783"/>
        </table:table-row>
        <table:table-row table:style-name="ro27">
          <table:table-cell table:style-name="ce166"/>
          <table:table-cell table:style-name="ce235"/>
          <table:table-cell table:style-name="ce191"/>
          <table:table-cell table:style-name="ce195" table:number-columns-repeated="6"/>
          <table:table-cell table:style-name="ce231"/>
          <table:table-cell table:style-name="Default" office:value-type="string">
            <text:p>N/A</text:p>
          </table:table-cell>
          <table:table-cell table:style-name="ce158" table:formula="of:=COUNTIF([.L$7:.L$1004];[.$K5])" office:value-type="float" office:value="4">
            <text:p>4</text:p>
          </table:table-cell>
          <table:table-cell table:style-name="ce158" table:formula="of:=COUNTIF([.M$7:.M$1004];[.$K5])" office:value-type="float" office:value="4">
            <text:p>4</text:p>
          </table:table-cell>
          <table:table-cell table:style-name="ce158" table:formula="of:=COUNTIF([.N$7:.N$1004];[.$K5])" office:value-type="float" office:value="0">
            <text:p>0</text:p>
          </table:table-cell>
          <table:table-cell table:style-name="ce158" table:formula="of:=COUNTIF([.O$7:.O$1004];[.$K5])" office:value-type="float" office:value="0">
            <text:p>0</text:p>
          </table:table-cell>
          <table:table-cell table:style-name="ce195"/>
          <table:table-cell table:style-name="Default" table:number-columns-repeated="2"/>
          <table:table-cell table:style-name="ce234" table:number-columns-repeated="223"/>
          <table:table-cell table:number-columns-repeated="783"/>
        </table:table-row>
        <table:table-row table:style-name="ro9">
          <table:table-cell table:style-name="ce117" office:value-type="string">
            <text:p>Case No</text:p>
          </table:table-cell>
          <table:table-cell table:style-name="ce127" office:value-type="string">
            <text:p>Related Function</text:p>
          </table:table-cell>
          <table:table-cell table:style-name="ce134" office:value-type="string">
            <text:p>Case ID</text:p>
          </table:table-cell>
          <table:table-cell table:style-name="ce134" office:value-type="string">
            <text:p>Path</text:p>
          </table:table-cell>
          <table:table-cell table:style-name="ce134" office:value-type="string">
            <text:p>Case Description</text:p>
          </table:table-cell>
          <table:table-cell table:style-name="ce134" office:value-type="string">
            <text:p>Step Description</text:p>
          </table:table-cell>
          <table:table-cell table:style-name="ce134" office:value-type="string">
            <text:p>Steps to produce</text:p>
          </table:table-cell>
          <table:table-cell table:style-name="ce134" office:value-type="string">
            <text:p>Expected Output</text:p>
          </table:table-cell>
          <table:table-cell table:style-name="ce134" office:value-type="string">
            <text:p>Priority</text:p>
          </table:table-cell>
          <table:table-cell table:style-name="ce134" office:value-type="string">
            <text:p>Affect</text:p>
          </table:table-cell>
          <table:table-cell table:style-name="ce134" office:value-type="string">
            <text:p>Tester</text:p>
          </table:table-cell>
          <table:table-cell table:style-name="ce134" office:value-type="string">
            <text:p>IE7</text:p>
          </table:table-cell>
          <table:table-cell table:style-name="ce134" office:value-type="string">
            <text:p>FireFox3.5</text:p>
          </table:table-cell>
          <table:table-cell table:style-name="ce134" office:value-type="string">
            <text:p>Comment/Bug</text:p>
          </table:table-cell>
          <table:table-cell table:style-name="ce134" table:number-columns-repeated="5"/>
          <table:table-cell table:style-name="ce162" table:number-columns-repeated="208"/>
          <table:table-cell table:style-name="ce164" table:number-columns-repeated="6"/>
          <table:table-cell table:style-name="ce165" table:number-columns-repeated="14"/>
          <table:table-cell table:style-name="ce116" table:number-columns-repeated="9"/>
          <table:table-cell table:style-name="ce121" table:number-columns-repeated="768"/>
        </table:table-row>
        <table:table-row table:style-name="ro37" table:visibility="filter">
          <table:table-cell office:value-type="float" office:value="1">
            <text:p>001</text:p>
          </table:table-cell>
          <table:table-cell table:style-name="ce236" office:value-type="string">
            <text:p>FNC_ECMS_WKF_HOL_01</text:p>
          </table:table-cell>
          <table:table-cell table:style-name="ce192" office:value-type="float" office:value="1">
            <text:p>001</text:p>
          </table:table-cell>
          <table:table-cell table:style-name="ce196" office:value-type="string">
            <text:p>Content Management\ <text:s text:c="5"/>Business Process Center\ Holiday Process\Show</text:p>
          </table:table-cell>
          <table:table-cell table:style-name="ce201" office:value-type="string">
            <text:p>Show Business Process Center portlet</text:p>
          </table:table-cell>
          <table:table-cell table:style-name="ce216" office:value-type="string">
            <text:p>Step 1: Go to <text:span text:style-name="T8">Business </text:span><text:span text:style-name="T8">Process </text:span><text:span text:style-name="T8">Center</text:span></text:p>
          </table:table-cell>
          <table:table-cell office:value-type="string">
            <text:p>- Log in system</text:p>
            <text:p>- Go to <text:s/><text:span text:style-name="T8">'Content </text:span><text:span text:style-name="T8">Managemen</text:span><text:span text:style-name="T8">t</text:span>' in navigation bar and select <text:span text:style-name="T8">Business </text:span><text:span text:style-name="T8">Process </text:span><text:span text:style-name="T8">Center</text:span></text:p>
            <text:p>- User is member in <text:span text:style-name="T8">*/platform/</text:span><text:span text:style-name="T22">a</text:span><text:span text:style-name="T22">dministrator</text:span> group can select by clicking on <text:span text:style-name="T8">Business </text:span><text:span text:style-name="T8">Process</text:span> in navigation bar and select <text:span text:style-name="T8">Business </text:span><text:span text:style-name="T8">Process </text:span><text:span text:style-name="T8">Center</text:span></text:p>
          </table:table-cell>
          <table:table-cell table:style-name="ce216" office:value-type="string">
            <text:p>Business process center appears</text:p>
            <text:p>There are two tabs: </text:p>
            <text:p>- <text:span text:style-name="T23">Task </text:span><text:span text:style-name="T23">Controller</text:span><text:span text:style-name="T24">: </text:span><text:span text:style-name="T24">display all </text:span><text:span text:style-name="T24">tasks that </text:span><text:span text:style-name="T24">assigned</text:span></text:p>
            <text:p><text:span text:style-name="T24">- </text:span><text:span text:style-name="T23">BP </text:span><text:span text:style-name="T23">Definition </text:span><text:span text:style-name="T23">Controller: </text:span><text:span text:style-name="T27">by</text:span><text:span text:style-name="T24"> default, </text:span><text:span text:style-name="T24">there are: </text:span><text:span text:style-name="T23">Holiday</text:span><text:span text:style-name="T24"> </text:span><text:span text:style-name="T23">Process</text:span><text:span text:style-name="T24"> and </text:span><text:span text:style-name="T24"><text:s/></text:span><text:span text:style-name="T23">Pay Raise </text:span><text:span text:style-name="T23">Process</text:span></text:p>
          </table:table-cell>
          <table:table-cell office:value-type="string">
            <text:p>High</text:p>
          </table:table-cell>
          <table:table-cell table:number-columns-repeated="6"/>
          <table:table-cell table:style-name="ce228"/>
          <table:table-cell table:number-columns-repeated="1008"/>
        </table:table-row>
        <table:table-row table:style-name="ro28" table:visibility="filter">
          <table:table-cell table:formula="of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office:value-type="string">
            <text:p>FNC_ECMS_WKF_HOL_01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2">
            <text:p>002</text:p>
          </table:table-cell>
          <table:table-cell table:style-name="ce197" office:value-type="string">
            <text:p>Content Management\ <text:s text:c="5"/>Business Process Center\ Holiday Process\Show</text:p>
          </table:table-cell>
          <table:table-cell table:style-name="ce202" office:value-type="string">
            <text:p>Show manager task form</text:p>
          </table:table-cell>
          <table:table-cell office:value-type="string">
            <text:p>Step 1: Select BD definition controller</text:p>
          </table:table-cell>
          <table:table-cell office:value-type="string">
            <text:p>- User login system</text:p>
            <text:p>- Go to <text:span text:style-name="T8">Content </text:span><text:span text:style-name="T8">Managemen</text:span><text:span text:style-name="T8">t</text:span> and select <text:span text:style-name="T8">Business </text:span><text:span text:style-name="T8">Process </text:span><text:span text:style-name="T8">Center</text:span></text:p>
            <text:p>- Select <text:span text:style-name="T23">BP </text:span><text:span text:style-name="T23">Definition </text:span><text:span text:style-name="T23">Controller</text:span><text:span text:style-name="T24"> </text:span><text:span text:style-name="T24">tab</text:span></text:p>
          </table:table-cell>
          <table:table-cell office:value-type="string">
            <text:p>- <text:span text:style-name="T24">BP </text:span><text:span text:style-name="T24">Definition </text:span><text:span text:style-name="T24">Controller </text:span><text:span text:style-name="T24">tab has </text:span><text:span text:style-name="T24">selected</text:span></text:p>
            <text:p><text:span text:style-name="T28">- By</text:span><text:span text:style-name="T29"> default, </text:span><text:span text:style-name="T29">there are: </text:span><text:span text:style-name="T30">Holiday</text:span><text:span text:style-name="T29"> </text:span><text:span text:style-name="T30">Process</text:span><text:span text:style-name="T29"> and </text:span><text:span text:style-name="T30">Pay Raise </text:span><text:span text:style-name="T30">Process</text:span></text:p>
          </table:table-cell>
          <table:table-cell office:value-type="string">
            <text:p>High</text:p>
          </table:table-cell>
          <table:table-cell table:number-columns-repeated="6"/>
          <table:table-cell table:style-name="ce228"/>
          <table:table-cell table:number-columns-repeated="1008"/>
        </table:table-row>
        <table:table-row table:style-name="ro56" table:visibility="filter">
          <table:table-cell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office:value-type="string">
            <text:p>FNC_ECMS_WKF_HOL_01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2">
            <text:p>002</text:p>
          </table:table-cell>
          <table:table-cell table:style-name="ce197" office:value-type="string">
            <text:p>Content Management\ <text:s text:c="5"/>Business Process Center\ Holiday Process\Show</text:p>
          </table:table-cell>
          <table:table-cell table:style-name="ce203" office:value-type="string">
            <text:p>Show manager task form</text:p>
          </table:table-cell>
          <table:table-cell table:style-name="ce216" office:value-type="string">
            <text:p>Step 2: Show form to create new holiday request</text:p>
          </table:table-cell>
          <table:table-cell office:value-type="string">
            <text:p>- On action column, click 'Manage Start' icon to create a new holiday process</text:p>
          </table:table-cell>
          <table:table-cell table:style-name="ce216" office:value-type="string">
            <text:p><text:s/>'Task Manage' form appears with two field: 'Start time' and 'End time' </text:p>
          </table:table-cell>
          <table:table-cell office:value-type="string">
            <text:p>High</text:p>
          </table:table-cell>
          <table:table-cell table:number-columns-repeated="6"/>
          <table:table-cell table:style-name="ce228"/>
          <table:table-cell table:number-columns-repeated="1008"/>
        </table:table-row>
        <table:table-row table:style-name="ro28" table:visibility="filter">
          <table:table-cell table:formula="of:=IF(VALUE(MID([.F10];6;FIND(&quot;:&quot;;[.F10];1)-FIND(&quot; &quot;;[.F10];1)-1))&gt;VALUE(MID([.F9];6;FIND(&quot;:&quot;;[.F9];1)-FIND(&quot; &quot;;[.F9];1)-1));&quot;&quot;;MAX([.A$7:.A9])+1)" office:value-type="float" office:value="3">
            <text:p>003</text:p>
          </table:table-cell>
          <table:table-cell office:value-type="string">
            <text:p>FNC_ECMS_WKF_HOL_01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3">
            <text:p>003</text:p>
          </table:table-cell>
          <table:table-cell table:style-name="ce197" office:value-type="string">
            <text:p>Content Management\ <text:s text:c="5"/>Business Process Center\ Holiday Process\Show</text:p>
          </table:table-cell>
          <table:table-cell table:style-name="ce202" office:value-type="string">
            <text:p>Show or hide process link</text:p>
          </table:table-cell>
          <table:table-cell office:value-type="string">
            <text:p>Step 1: Select BD definition controller</text:p>
          </table:table-cell>
          <table:table-cell office:value-type="string">
            <text:p>- User login system</text:p>
            <text:p>- Go to <text:span text:style-name="T8">content </text:span><text:span text:style-name="T8">managemen</text:span><text:span text:style-name="T8">t</text:span> and select <text:span text:style-name="T8">business </text:span><text:span text:style-name="T8">process </text:span><text:span text:style-name="T8">center</text:span></text:p>
            <text:p>- Select <text:span text:style-name="T23">BP </text:span><text:span text:style-name="T23">Definition </text:span><text:span text:style-name="T23">Controller</text:span><text:span text:style-name="T24"> </text:span><text:span text:style-name="T24">tab</text:span></text:p>
          </table:table-cell>
          <table:table-cell office:value-type="string">
            <text:p>- <text:span text:style-name="T24">BP </text:span><text:span text:style-name="T24">Definition </text:span><text:span text:style-name="T24">Controller </text:span><text:span text:style-name="T24">tab has </text:span><text:span text:style-name="T24">selected</text:span></text:p>
            <text:p><text:span text:style-name="T28">- By</text:span><text:span text:style-name="T29"> default, </text:span><text:span text:style-name="T29">there are: </text:span><text:span text:style-name="T30">Holiday</text:span><text:span text:style-name="T29"> </text:span><text:span text:style-name="T30">Process</text:span><text:span text:style-name="T29"> and </text:span><text:span text:style-name="T30">Pay Raise </text:span><text:span text:style-name="T30">Process</text:span></text:p>
          </table:table-cell>
          <table:table-cell office:value-type="string">
            <text:p>High</text:p>
          </table:table-cell>
          <table:table-cell table:number-columns-repeated="6"/>
          <table:table-cell table:style-name="ce228"/>
          <table:table-cell table:number-columns-repeated="1008"/>
        </table:table-row>
        <table:table-row table:style-name="ro56" table:visibility="filter">
          <table:table-cell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office:value-type="string">
            <text:p>FNC_ECMS_WKF_HOL_01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3">
            <text:p>003</text:p>
          </table:table-cell>
          <table:table-cell table:style-name="ce197" office:value-type="string">
            <text:p>Content Management\ <text:s text:c="5"/>Business Process Center\ Holiday Process\Show</text:p>
          </table:table-cell>
          <table:table-cell table:style-name="ce203" office:value-type="string">
            <text:p>Show or hide process link</text:p>
          </table:table-cell>
          <table:table-cell office:value-type="string">
            <text:p>Step 2: Show form to create a new holiday process</text:p>
          </table:table-cell>
          <table:table-cell office:value-type="string">
            <text:p>- On action column, click 'Manage Start' icon to create holiday process </text:p>
          </table:table-cell>
          <table:table-cell table:style-name="ce216" office:value-type="string">
            <text:p><text:s/>'Task Manage' form appears'</text:p>
          </table:table-cell>
          <table:table-cell office:value-type="string">
            <text:p>High</text:p>
          </table:table-cell>
          <table:table-cell table:number-columns-repeated="6"/>
          <table:table-cell table:style-name="ce228"/>
          <table:table-cell table:number-columns-repeated="1008"/>
        </table:table-row>
        <table:table-row table:style-name="ro56" table:visibility="filter">
          <table:table-cell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office:value-type="string">
            <text:p>FNC_ECMS_WKF_HOL_01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3">
            <text:p>003</text:p>
          </table:table-cell>
          <table:table-cell table:style-name="ce197" office:value-type="string">
            <text:p>Content Management\ <text:s text:c="5"/>Business Process Center\ Holiday Process\Show</text:p>
          </table:table-cell>
          <table:table-cell table:style-name="ce203" office:value-type="string">
            <text:p>Show or hide process link</text:p>
          </table:table-cell>
          <table:table-cell table:style-name="ce216" office:value-type="string">
            <text:p>Step 3: Show follow diagram</text:p>
          </table:table-cell>
          <table:table-cell office:value-type="string">
            <text:p>- Click on show process link</text:p>
            <text:p/>
          </table:table-cell>
          <table:table-cell table:style-name="ce216" office:value-type="string">
            <text:p>- Show diagram which describer holiday process</text:p>
            <text:p/>
          </table:table-cell>
          <table:table-cell office:value-type="string">
            <text:p>High</text:p>
          </table:table-cell>
          <table:table-cell table:number-columns-repeated="6"/>
          <table:table-cell table:style-name="ce228"/>
          <table:table-cell table:number-columns-repeated="1008"/>
        </table:table-row>
        <table:table-row table:style-name="ro56" table:visibility="filter">
          <table:table-cell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office:value-type="string">
            <text:p>FNC_ECMS_WKF_HOL_01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table:style-name="ce197" office:value-type="string">
            <text:p>Content Management\ <text:s text:c="5"/>Business Process Center\ Holiday Process\Show</text:p>
          </table:table-cell>
          <table:table-cell table:style-name="ce203" office:value-type="string">
            <text:p>Show or hide process link</text:p>
          </table:table-cell>
          <table:table-cell table:style-name="ce216" office:value-type="string">
            <text:p>Step 4: Hide follow diagram</text:p>
          </table:table-cell>
          <table:table-cell office:value-type="string">
            <text:p>- <text:s/>Clicks on [hide process link]</text:p>
          </table:table-cell>
          <table:table-cell table:style-name="ce216" office:value-type="string">
            <text:p>- Hide diagram</text:p>
            <text:p>- Back to task manager form</text:p>
          </table:table-cell>
          <table:table-cell office:value-type="string">
            <text:p>High</text:p>
          </table:table-cell>
          <table:table-cell table:number-columns-repeated="6"/>
          <table:table-cell table:style-name="ce228"/>
          <table:table-cell table:number-columns-repeated="1008"/>
        </table:table-row>
        <table:table-row table:style-name="ro28" table:visibility="filter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4">
            <text:p>004</text:p>
          </table:table-cell>
          <table:table-cell table:style-name="ce236" office:value-type="string">
            <text:p>FNC_ECMS_WKF_HOL_02</text:p>
          </table:table-cell>
          <table:table-cell office:value-type="float" office:value="1">
            <text:p>001</text:p>
          </table:table-cell>
          <table:table-cell table:style-name="ce198" office:value-type="string">
            <text:p>Content Management\ <text:s text:c="5"/>Business Process Center\ Holiday Process\Create</text:p>
          </table:table-cell>
          <table:table-cell table:style-name="ce201" office:value-type="string">
            <text:p>Create a holiday request when put valid data in fields</text:p>
          </table:table-cell>
          <table:table-cell office:value-type="string">
            <text:p>Step 1: go to BD definition controller</text:p>
          </table:table-cell>
          <table:table-cell office:value-type="string">
            <text:p>- User login system</text:p>
            <text:p>- Go to <text:span text:style-name="T8">Content </text:span><text:span text:style-name="T8">Managemen</text:span><text:span text:style-name="T8">t</text:span> and select <text:span text:style-name="T8">Business </text:span><text:span text:style-name="T8">Process </text:span><text:span text:style-name="T8">Center</text:span></text:p>
            <text:p>- Select <text:span text:style-name="T23">BP </text:span><text:span text:style-name="T23">Definition </text:span><text:span text:style-name="T23">Controller</text:span><text:span text:style-name="T24"> </text:span><text:span text:style-name="T24">tab</text:span></text:p>
          </table:table-cell>
          <table:table-cell office:value-type="string">
            <text:p>- <text:span text:style-name="T24">BP </text:span><text:span text:style-name="T24">Definition </text:span><text:span text:style-name="T24">Controller </text:span><text:span text:style-name="T24">tab has </text:span><text:span text:style-name="T24">selected</text:span></text:p>
            <text:p><text:span text:style-name="T28">- By</text:span><text:span text:style-name="T29"> default, </text:span><text:span text:style-name="T29">there are: </text:span><text:span text:style-name="T30">Holiday</text:span><text:span text:style-name="T29"> </text:span><text:span text:style-name="T30">Process</text:span><text:span text:style-name="T29"> and </text:span><text:span text:style-name="T30">Pay Raise </text:span><text:span text:style-name="T30">Process</text:span></text:p>
          </table:table-cell>
          <table:table-cell office:value-type="string">
            <text:p>High</text:p>
          </table:table-cell>
          <table:table-cell table:number-columns-repeated="6"/>
          <table:table-cell table:style-name="ce228"/>
          <table:table-cell table:number-columns-repeated="1008"/>
        </table:table-row>
        <table:table-row table:style-name="ro56" table:visibility="filter">
          <table:table-cell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office:value-type="string">
            <text:p>FNC_ECMS_WKF_HOL_02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1">
            <text:p>001</text:p>
          </table:table-cell>
          <table:table-cell table:style-name="ce197" office:value-type="string">
            <text:p>Content Management\ <text:s text:c="5"/>Business Process Center\ Holiday Process\Create</text:p>
          </table:table-cell>
          <table:table-cell table:style-name="ce204" office:value-type="string">
            <text:p>Create a holiday request when put valid data in fields</text:p>
          </table:table-cell>
          <table:table-cell table:style-name="ce216" office:value-type="string">
            <text:p>Step 2: Show form to create new holiday request</text:p>
          </table:table-cell>
          <table:table-cell office:value-type="string">
            <text:p>- On action column, click 'Manage Start' icon to create a holiday process</text:p>
          </table:table-cell>
          <table:table-cell table:style-name="ce216" office:value-type="string">
            <text:p><text:s/>'Task Manage' form appears'</text:p>
          </table:table-cell>
          <table:table-cell office:value-type="string">
            <text:p>High</text:p>
          </table:table-cell>
          <table:table-cell table:number-columns-repeated="6"/>
          <table:table-cell table:style-name="ce228"/>
          <table:table-cell table:number-columns-repeated="1008"/>
        </table:table-row>
        <table:table-row table:style-name="ro21" table:visibility="filter">
          <table:table-cell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office:value-type="string">
            <text:p>FNC_ECMS_WKF_HOL_02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1">
            <text:p>001</text:p>
          </table:table-cell>
          <table:table-cell table:style-name="ce197" office:value-type="string">
            <text:p>Content Management\ <text:s text:c="5"/>Business Process Center\ Holiday Process\Create</text:p>
          </table:table-cell>
          <table:table-cell table:style-name="ce204" office:value-type="string">
            <text:p>Create a holiday request when put valid data in fields</text:p>
          </table:table-cell>
          <table:table-cell office:value-type="string">
            <text:p>Step 3: Create new holiday process</text:p>
          </table:table-cell>
          <table:table-cell office:value-type="string">
            <text:p>- Select Start date on Calendar</text:p>
            <text:p>- Select End date on calendar </text:p>
            <text:p>- Click on Submit</text:p>
          </table:table-cell>
          <table:table-cell office:value-type="string">
            <text:p>- New request holiday has created</text:p>
            <text:p>- This request has sent to member in /organization/management/executive-board group</text:p>
          </table:table-cell>
          <table:table-cell office:value-type="string">
            <text:p>High</text:p>
          </table:table-cell>
          <table:table-cell table:number-columns-repeated="6"/>
          <table:table-cell table:style-name="ce228"/>
          <table:table-cell table:number-columns-repeated="1008"/>
        </table:table-row>
        <table:table-row table:style-name="ro30" table:visibility="filter">
          <table:table-cell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office:value-type="string">
            <text:p>FNC_ECMS_WKF_HOL_02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1">
            <text:p>001</text:p>
          </table:table-cell>
          <table:table-cell table:style-name="ce197" office:value-type="string">
            <text:p>Content Management\ <text:s text:c="5"/>Business Process Center\ Holiday Process\Create</text:p>
          </table:table-cell>
          <table:table-cell table:style-name="ce204" office:value-type="string">
            <text:p>Create a holiday request when put valid data in fields</text:p>
          </table:table-cell>
          <table:table-cell office:value-type="string">
            <text:p>Step 4: Check assigned request</text:p>
          </table:table-cell>
          <table:table-cell office:value-type="string">
            <text:p>- Login by user in /organization/management/executive-board group</text:p>
            <text:p>- Go to Content Management and select Business Process Center</text:p>
            <text:p>- Select task Controller<text:span text:style-name="T24"> </text:span><text:span text:style-name="T24">tab</text:span></text:p>
          </table:table-cell>
          <table:table-cell office:value-type="string">
            <text:p>All assigned task are displayed</text:p>
          </table:table-cell>
          <table:table-cell office:value-type="string">
            <text:p>High</text:p>
          </table:table-cell>
          <table:table-cell table:number-columns-repeated="6"/>
          <table:table-cell table:style-name="ce228"/>
          <table:table-cell table:number-columns-repeated="1008"/>
        </table:table-row>
        <table:table-row table:style-name="ro29" table:visibility="filter">
          <table:table-cell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office:value-type="string">
            <text:p>FNC_ECMS_WKF_HOL_02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1">
            <text:p>001</text:p>
          </table:table-cell>
          <table:table-cell table:style-name="ce197" office:value-type="string">
            <text:p>Content Management\ <text:s text:c="5"/>Business Process Center\ Holiday Process\Create</text:p>
          </table:table-cell>
          <table:table-cell table:style-name="ce204" office:value-type="string">
            <text:p>Create a holiday request when put valid data in fields</text:p>
          </table:table-cell>
          <table:table-cell table:style-name="ce218" office:value-type="string">
            <text:p>Step 5: Check the process</text:p>
          </table:table-cell>
          <table:table-cell table:style-name="ce223" office:value-type="string">
            <text:p>- Select <text:span text:style-name="T8">Business </text:span><text:span text:style-name="T8">process </text:span><text:span text:style-name="T8">Administrat</text:span><text:span text:style-name="T8">or</text:span></text:p>
            <text:p>- <text:s/>Select 'holiday process'</text:p>
            <text:p>- View detail of process which has created at step 1</text:p>
          </table:table-cell>
          <table:table-cell table:style-name="ce218" office:value-type="string">
            <text:p><text:span text:style-name="T12">- In the first </text:span><text:span text:style-name="T12">row: </text:span><text:span text:style-name="T13">ID</text:span><text:span text:style-name="T12"> = </text:span><text:span text:style-name="T13">” </text:span><text:span text:style-name="T12">task ID”, </text:span><text:span text:style-name="T13">Task </text:span><text:span text:style-name="T13">request</text:span><text:span text:style-name="T12">: </text:span><text:span text:style-name="T12">Request, </text:span><text:span text:style-name="T13">Actor ID: </text:span><text:span text:style-name="T12">user is </text:span><text:span text:style-name="T12">creator </text:span><text:span text:style-name="T12">request; </text:span><text:span text:style-name="T13">End: </text:span><text:span text:style-name="T12">at the </text:span><text:span text:style-name="T12">time creator </text:span><text:span text:style-name="T12">click on </text:span><text:span text:style-name="T12">submit</text:span></text:p>
          </table:table-cell>
          <table:table-cell office:value-type="string">
            <text:p>High</text:p>
          </table:table-cell>
          <table:table-cell table:number-columns-repeated="6"/>
          <table:table-cell table:style-name="ce228"/>
          <table:table-cell table:number-columns-repeated="1008"/>
        </table:table-row>
        <table:table-row table:style-name="ro28" table:visibility="filter">
          <table:table-cell table:formula="of:=IF(VALUE(MID([.F19];6;FIND(&quot;:&quot;;[.F19];1)-FIND(&quot; &quot;;[.F19];1)-1))&gt;VALUE(MID([.F18];6;FIND(&quot;:&quot;;[.F18];1)-FIND(&quot; &quot;;[.F18];1)-1));&quot;&quot;;MAX([.A$7:.A18])+1)" office:value-type="float" office:value="5">
            <text:p>005</text:p>
          </table:table-cell>
          <table:table-cell office:value-type="string">
            <text:p>FNC_ECMS_WKF_HOL_02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2">
            <text:p>002</text:p>
          </table:table-cell>
          <table:table-cell table:style-name="ce197" office:value-type="string">
            <text:p>Content Management\ <text:s text:c="5"/>Business Process Center\ Holiday Process\Create</text:p>
          </table:table-cell>
          <table:table-cell table:style-name="ce201" office:value-type="string">
            <text:p>Create a holiday request when put invalid value in 'Start date' or 'End date'</text:p>
          </table:table-cell>
          <table:table-cell office:value-type="string">
            <text:p>Step 1: <text:s/>Go to BD definition controller</text:p>
          </table:table-cell>
          <table:table-cell office:value-type="string">
            <text:p>- User login system</text:p>
            <text:p>- Go to <text:span text:style-name="T8">Content </text:span><text:span text:style-name="T8">Managemen</text:span><text:span text:style-name="T8">t</text:span> and select <text:span text:style-name="T8">Business </text:span><text:span text:style-name="T8">Process </text:span><text:span text:style-name="T8">Center</text:span></text:p>
            <text:p>- Select <text:span text:style-name="T23">BP </text:span><text:span text:style-name="T23">Definition </text:span><text:span text:style-name="T23">Controller</text:span><text:span text:style-name="T24"> </text:span><text:span text:style-name="T24">tab</text:span></text:p>
          </table:table-cell>
          <table:table-cell office:value-type="string">
            <text:p>- <text:span text:style-name="T24">BP </text:span><text:span text:style-name="T24">Definition </text:span><text:span text:style-name="T24">Controller </text:span><text:span text:style-name="T24">tab has </text:span><text:span text:style-name="T24">selected</text:span></text:p>
            <text:p><text:span text:style-name="T28">- By</text:span><text:span text:style-name="T29"> default, </text:span><text:span text:style-name="T29">there are: </text:span><text:span text:style-name="T30">Holiday</text:span><text:span text:style-name="T29"> </text:span><text:span text:style-name="T30">Process</text:span><text:span text:style-name="T29"> and </text:span><text:span text:style-name="T30">Pay Raise </text:span><text:span text:style-name="T30">Process</text:span></text:p>
          </table:table-cell>
          <table:table-cell office:value-type="string">
            <text:p>High</text:p>
          </table:table-cell>
          <table:table-cell table:number-columns-repeated="6"/>
          <table:table-cell table:style-name="ce228"/>
          <table:table-cell table:number-columns-repeated="1008"/>
        </table:table-row>
        <table:table-row table:style-name="ro56" table:visibility="filter">
          <table:table-cell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office:value-type="string">
            <text:p>FNC_ECMS_WKF_HOL_02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2">
            <text:p>002</text:p>
          </table:table-cell>
          <table:table-cell table:style-name="ce197" office:value-type="string">
            <text:p>Content Management\ <text:s text:c="5"/>Business Process Center\ Holiday Process\Create</text:p>
          </table:table-cell>
          <table:table-cell table:style-name="ce204" office:value-type="string">
            <text:p>Create a holiday request when put invalid value in 'Start date' or 'End date'</text:p>
          </table:table-cell>
          <table:table-cell table:style-name="ce216" office:value-type="string">
            <text:p>Step 2: Show form to create new holiday request</text:p>
          </table:table-cell>
          <table:table-cell office:value-type="string">
            <text:p>- On action column, click 'Manage Start' icon to create a holiday process</text:p>
          </table:table-cell>
          <table:table-cell table:style-name="ce216" office:value-type="string">
            <text:p><text:s/>'Task Manage' form appears'</text:p>
          </table:table-cell>
          <table:table-cell office:value-type="string">
            <text:p>High</text:p>
          </table:table-cell>
          <table:table-cell table:number-columns-repeated="6"/>
          <table:table-cell table:style-name="ce228"/>
          <table:table-cell table:number-columns-repeated="1008"/>
        </table:table-row>
        <table:table-row table:style-name="ro28" table:visibility="filter">
          <table:table-cell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office:value-type="string">
            <text:p>FNC_ECMS_WKF_HOL_02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2">
            <text:p>002</text:p>
          </table:table-cell>
          <table:table-cell table:style-name="ce197" office:value-type="string">
            <text:p>Content Management\ <text:s text:c="5"/>Business Process Center\ Holiday Process\Create</text:p>
          </table:table-cell>
          <table:table-cell table:style-name="ce204" office:value-type="string">
            <text:p>Create a holiday request when put invalid value in 'Start date' or 'End date'</text:p>
          </table:table-cell>
          <table:table-cell office:value-type="string">
            <text:p>Step 3: Create new a request holidays with invalid data</text:p>
          </table:table-cell>
          <table:table-cell office:value-type="string">
            <text:p><text:s/>Enter some char or enter invalid value of date (month &gt; 12 or <text:s/>date &lt; 1 or date &gt; 31 or hour&gt;12, minute&gt;60,..) into Start and/or end text box</text:p>
            <text:p>- Click on button submit</text:p>
          </table:table-cell>
          <table:table-cell table:style-name="ce218" office:value-type="string">
            <text:p>Show message “The "start" / “end” field is not valid!”</text:p>
          </table:table-cell>
          <table:table-cell office:value-type="string">
            <text:p>High</text:p>
          </table:table-cell>
          <table:table-cell table:number-columns-repeated="6"/>
          <table:table-cell table:style-name="ce228"/>
          <table:table-cell table:number-columns-repeated="1008"/>
        </table:table-row>
        <table:table-row table:style-name="ro28" table:visibility="filter">
          <table:table-cell table:formula="of:=IF(VALUE(MID([.F22];6;FIND(&quot;:&quot;;[.F22];1)-FIND(&quot; &quot;;[.F22];1)-1))&gt;VALUE(MID([.F21];6;FIND(&quot;:&quot;;[.F21];1)-FIND(&quot; &quot;;[.F21];1)-1));&quot;&quot;;MAX([.A$7:.A21])+1)" office:value-type="float" office:value="6">
            <text:p>006</text:p>
          </table:table-cell>
          <table:table-cell office:value-type="string">
            <text:p>FNC_ECMS_WKF_HOL_02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3">
            <text:p>003</text:p>
          </table:table-cell>
          <table:table-cell table:style-name="ce197" office:value-type="string">
            <text:p>Content Management\ <text:s text:c="5"/>Business Process Center\ Holiday Process\Create</text:p>
          </table:table-cell>
          <table:table-cell table:style-name="ce201" office:value-type="string">
            <text:p>Create a holiday request with End date is less than Start date</text:p>
          </table:table-cell>
          <table:table-cell office:value-type="string">
            <text:p>Step 1: <text:s/>Go to BD definition controller</text:p>
          </table:table-cell>
          <table:table-cell office:value-type="string">
            <text:p>- User login system</text:p>
            <text:p>- Go to <text:span text:style-name="T8">Content </text:span><text:span text:style-name="T8">Managemen</text:span><text:span text:style-name="T8">t</text:span> and select <text:span text:style-name="T8">Business </text:span><text:span text:style-name="T8">Process </text:span><text:span text:style-name="T8">Center</text:span></text:p>
            <text:p>- Select <text:span text:style-name="T23">BP </text:span><text:span text:style-name="T23">Definition </text:span><text:span text:style-name="T23">Controller</text:span><text:span text:style-name="T24"> </text:span><text:span text:style-name="T24">tab</text:span></text:p>
          </table:table-cell>
          <table:table-cell office:value-type="string">
            <text:p>- <text:span text:style-name="T24">BP </text:span><text:span text:style-name="T24">Definition </text:span><text:span text:style-name="T24">Controller </text:span><text:span text:style-name="T24">tab has </text:span><text:span text:style-name="T24">selected</text:span></text:p>
            <text:p><text:span text:style-name="T28">- By</text:span><text:span text:style-name="T29"> default, </text:span><text:span text:style-name="T29">there are: </text:span><text:span text:style-name="T30">Holiday</text:span><text:span text:style-name="T29"> </text:span><text:span text:style-name="T30">Process</text:span><text:span text:style-name="T29"> and </text:span><text:span text:style-name="T30">Pay Raise </text:span><text:span text:style-name="T30">Process</text:span></text:p>
          </table:table-cell>
          <table:table-cell office:value-type="string">
            <text:p>High</text:p>
          </table:table-cell>
          <table:table-cell table:number-columns-repeated="6"/>
          <table:table-cell table:style-name="ce228"/>
          <table:table-cell table:number-columns-repeated="1008"/>
        </table:table-row>
        <table:table-row table:style-name="ro56" table:visibility="filter">
          <table:table-cell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office:value-type="string">
            <text:p>FNC_ECMS_WKF_HOL_02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3">
            <text:p>003</text:p>
          </table:table-cell>
          <table:table-cell table:style-name="ce197" office:value-type="string">
            <text:p>Content Management\ <text:s text:c="5"/>Business Process Center\ Holiday Process\Create</text:p>
          </table:table-cell>
          <table:table-cell table:style-name="ce204" office:value-type="string">
            <text:p>Create a holiday request with End date is less than Start date</text:p>
          </table:table-cell>
          <table:table-cell table:style-name="ce216" office:value-type="string">
            <text:p>Step 2: Show form to create new holiday request</text:p>
          </table:table-cell>
          <table:table-cell office:value-type="string">
            <text:p>- On action column, click 'Manage Start' icon to create a holiday process</text:p>
          </table:table-cell>
          <table:table-cell table:style-name="ce216" office:value-type="string">
            <text:p><text:s/>'Task Manage' form appears'</text:p>
          </table:table-cell>
          <table:table-cell office:value-type="string">
            <text:p>High</text:p>
          </table:table-cell>
          <table:table-cell table:number-columns-repeated="6"/>
          <table:table-cell table:style-name="ce228"/>
          <table:table-cell table:number-columns-repeated="1008"/>
        </table:table-row>
        <table:table-row table:style-name="ro21" table:visibility="filter">
          <table:table-cell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office:value-type="string">
            <text:p>FNC_ECMS_WKF_HOL_02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3">
            <text:p>003</text:p>
          </table:table-cell>
          <table:table-cell table:style-name="ce197" office:value-type="string">
            <text:p>Content Management\ <text:s text:c="5"/>Business Process Center\ Holiday Process\Create</text:p>
          </table:table-cell>
          <table:table-cell table:style-name="ce204" office:value-type="string">
            <text:p>Create a holiday request with End date is less than Start date</text:p>
          </table:table-cell>
          <table:table-cell office:value-type="string">
            <text:p>Step 3:Create a holiday request with End date is less than start date</text:p>
          </table:table-cell>
          <table:table-cell office:value-type="string">
            <text:p>- Select or enter valid start date and End date but end date is less than Start date</text:p>
            <text:p>- Click on Submit button</text:p>
          </table:table-cell>
          <table:table-cell table:style-name="ce218" office:value-type="string">
            <text:p>Show message to indicate the value of End date and start date which user has entered is invalid</text:p>
          </table:table-cell>
          <table:table-cell office:value-type="string">
            <text:p>High</text:p>
          </table:table-cell>
          <table:table-cell table:number-columns-repeated="6"/>
          <table:table-cell table:style-name="ce228"/>
          <table:table-cell table:number-columns-repeated="1008"/>
        </table:table-row>
        <table:table-row table:style-name="ro28" table:visibility="filter">
          <table:table-cell table:formula="of:=IF(VALUE(MID([.F25];6;FIND(&quot;:&quot;;[.F25];1)-FIND(&quot; &quot;;[.F25];1)-1))&gt;VALUE(MID([.F24];6;FIND(&quot;:&quot;;[.F24];1)-FIND(&quot; &quot;;[.F24];1)-1));&quot;&quot;;MAX([.A$7:.A24])+1)" office:value-type="float" office:value="7">
            <text:p>007</text:p>
          </table:table-cell>
          <table:table-cell office:value-type="string">
            <text:p>FNC_ECMS_WKF_HOL_02</text:p>
          </table:table-cell>
          <table:table-cell table:formula="of:=IF(VALUE(MID([.F25];6;FIND(&quot;:&quot;;[.F25];1)-FIND(&quot; &quot;;[.F25];1)-1))&gt;VALUE(MID([.F24];6;FIND(&quot;:&quot;;[.F24];1)-FIND(&quot; &quot;;[.F24];1)-1));[.C24];[.C24]+1)" office:value-type="float" office:value="4">
            <text:p>004</text:p>
          </table:table-cell>
          <table:table-cell table:style-name="ce197" office:value-type="string">
            <text:p>Content Management\ <text:s text:c="5"/>Business Process Center\ Holiday Process\Create</text:p>
          </table:table-cell>
          <table:table-cell table:style-name="ce201" office:value-type="string">
            <text:p>Create a holiday request with start date is less than current time</text:p>
          </table:table-cell>
          <table:table-cell office:value-type="string">
            <text:p>Step 1: <text:s/>Go to BD definition controller</text:p>
          </table:table-cell>
          <table:table-cell office:value-type="string">
            <text:p>- User login system</text:p>
            <text:p>- Go to <text:span text:style-name="T8">Content </text:span><text:span text:style-name="T8">Managemen</text:span><text:span text:style-name="T8">t</text:span> and select <text:span text:style-name="T8">Business </text:span><text:span text:style-name="T8">Process </text:span><text:span text:style-name="T8">Center</text:span></text:p>
            <text:p>- Select <text:span text:style-name="T23">BP </text:span><text:span text:style-name="T23">Definition </text:span><text:span text:style-name="T23">Controller</text:span><text:span text:style-name="T24"> </text:span><text:span text:style-name="T24">tab</text:span></text:p>
          </table:table-cell>
          <table:table-cell office:value-type="string">
            <text:p>- <text:span text:style-name="T24">BP </text:span><text:span text:style-name="T24">Definition </text:span><text:span text:style-name="T24">Controller </text:span><text:span text:style-name="T24">tab has </text:span><text:span text:style-name="T24">selected</text:span></text:p>
            <text:p><text:span text:style-name="T28">- By</text:span><text:span text:style-name="T29"> default, </text:span><text:span text:style-name="T29">there are: </text:span><text:span text:style-name="T30">Holiday</text:span><text:span text:style-name="T29"> </text:span><text:span text:style-name="T30">Process</text:span><text:span text:style-name="T29"> and </text:span><text:span text:style-name="T30">Pay Raise </text:span><text:span text:style-name="T30">Process</text:span></text:p>
          </table:table-cell>
          <table:table-cell office:value-type="string">
            <text:p>High</text:p>
          </table:table-cell>
          <table:table-cell table:number-columns-repeated="6"/>
          <table:table-cell table:style-name="ce228"/>
          <table:table-cell table:number-columns-repeated="1008"/>
        </table:table-row>
        <table:table-row table:style-name="ro56" table:visibility="filter">
          <table:table-cell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office:value-type="string">
            <text:p>FNC_ECMS_WKF_HOL_02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4">
            <text:p>004</text:p>
          </table:table-cell>
          <table:table-cell table:style-name="ce197" office:value-type="string">
            <text:p>Content Management\ <text:s text:c="5"/>Business Process Center\ Holiday Process\Create</text:p>
          </table:table-cell>
          <table:table-cell table:style-name="ce204" office:value-type="string">
            <text:p>Create a holiday request with start date is less than current time</text:p>
          </table:table-cell>
          <table:table-cell table:style-name="ce216" office:value-type="string">
            <text:p>Step 2: Show form to create new holiday request</text:p>
          </table:table-cell>
          <table:table-cell office:value-type="string">
            <text:p>- On action column, click 'Manage Start' icon to create a holiday process</text:p>
          </table:table-cell>
          <table:table-cell table:style-name="ce216" office:value-type="string">
            <text:p><text:s/>'Task Manage' form appears'</text:p>
          </table:table-cell>
          <table:table-cell office:value-type="string">
            <text:p>High</text:p>
          </table:table-cell>
          <table:table-cell table:number-columns-repeated="6"/>
          <table:table-cell table:style-name="ce228"/>
          <table:table-cell table:number-columns-repeated="1008"/>
        </table:table-row>
        <table:table-row table:style-name="ro29" table:visibility="filter">
          <table:table-cell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office:value-type="string">
            <text:p>FNC_ECMS_WKF_HOL_02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4">
            <text:p>004</text:p>
          </table:table-cell>
          <table:table-cell table:style-name="ce197" office:value-type="string">
            <text:p>Content Management\ <text:s text:c="5"/>Business Process Center\ Holiday Process\Create</text:p>
          </table:table-cell>
          <table:table-cell table:style-name="ce204" office:value-type="string">
            <text:p>Create a holiday request with start date is less than current time</text:p>
          </table:table-cell>
          <table:table-cell office:value-type="string">
            <text:p>Step 3: Create a holiday request with start date is less than current time</text:p>
          </table:table-cell>
          <table:table-cell office:value-type="string">
            <text:p>- On Start text box: enter the time is less than current time</text:p>
            <text:p>- On End text box: Enter end valid date </text:p>
            <text:p>- Click on button submit</text:p>
          </table:table-cell>
          <table:table-cell table:style-name="ce218" office:value-type="string">
            <text:p>- New request holiday has created with start date is current time</text:p>
            <text:p>- This request has sent to member in /organization/management/executive-board group</text:p>
          </table:table-cell>
          <table:table-cell office:value-type="string">
            <text:p>High</text:p>
          </table:table-cell>
          <table:table-cell table:number-columns-repeated="6"/>
          <table:table-cell table:style-name="ce228"/>
          <table:table-cell table:number-columns-repeated="1008"/>
        </table:table-row>
        <table:table-row table:style-name="ro28" table:visibility="filter">
          <table:table-cell table:formula="of:=IF(VALUE(MID([.F28];6;FIND(&quot;:&quot;;[.F28];1)-FIND(&quot; &quot;;[.F28];1)-1))&gt;VALUE(MID([.F27];6;FIND(&quot;:&quot;;[.F27];1)-FIND(&quot; &quot;;[.F27];1)-1));&quot;&quot;;MAX([.A$7:.A27])+1)" office:value-type="float" office:value="8">
            <text:p>008</text:p>
          </table:table-cell>
          <table:table-cell office:value-type="string">
            <text:p>FNC_ECMS_WKF_HOL_02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5">
            <text:p>005</text:p>
          </table:table-cell>
          <table:table-cell table:style-name="ce197" office:value-type="string">
            <text:p>Content Management\ <text:s text:c="5"/>Business Process Center\ Holiday Process\Create</text:p>
          </table:table-cell>
          <table:table-cell table:style-name="ce201" office:value-type="string">
            <text:p>Create a holiday request with End date is less than current time</text:p>
          </table:table-cell>
          <table:table-cell office:value-type="string">
            <text:p>Step 1: <text:s/>Go to BD definition controller</text:p>
          </table:table-cell>
          <table:table-cell office:value-type="string">
            <text:p>- User login system</text:p>
            <text:p>- Go to <text:span text:style-name="T8">Content </text:span><text:span text:style-name="T8">Managemen</text:span><text:span text:style-name="T8">t</text:span> and select <text:span text:style-name="T8">Business </text:span><text:span text:style-name="T8">Process </text:span><text:span text:style-name="T8">Center</text:span></text:p>
            <text:p>- Select <text:span text:style-name="T23">BP </text:span><text:span text:style-name="T23">Definition </text:span><text:span text:style-name="T23">Controller</text:span><text:span text:style-name="T24"> </text:span><text:span text:style-name="T24">tab</text:span></text:p>
          </table:table-cell>
          <table:table-cell office:value-type="string">
            <text:p>- <text:span text:style-name="T24">BP </text:span><text:span text:style-name="T24">Definition </text:span><text:span text:style-name="T24">Controller </text:span><text:span text:style-name="T24">tab has </text:span><text:span text:style-name="T24">selected</text:span></text:p>
            <text:p><text:span text:style-name="T28">- By</text:span><text:span text:style-name="T29"> default, </text:span><text:span text:style-name="T29">there are: </text:span><text:span text:style-name="T30">Holiday</text:span><text:span text:style-name="T29"> </text:span><text:span text:style-name="T30">Process</text:span><text:span text:style-name="T29"> and </text:span><text:span text:style-name="T30">Pay Raise </text:span><text:span text:style-name="T30">Process</text:span></text:p>
          </table:table-cell>
          <table:table-cell office:value-type="string">
            <text:p>High</text:p>
          </table:table-cell>
          <table:table-cell table:number-columns-repeated="6"/>
          <table:table-cell table:style-name="ce228"/>
          <table:table-cell table:number-columns-repeated="1008"/>
        </table:table-row>
        <table:table-row table:style-name="ro56" table:visibility="filter">
          <table:table-cell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office:value-type="string">
            <text:p>FNC_ECMS_WKF_HOL_02</text:p>
          </table:table-cell>
          <table:table-cell table:formula="of:=IF(VALUE(MID([.F29];6;FIND(&quot;:&quot;;[.F29];1)-FIND(&quot; &quot;;[.F29];1)-1))&gt;VALUE(MID([.F28];6;FIND(&quot;:&quot;;[.F28];1)-FIND(&quot; &quot;;[.F28];1)-1));[.C28];[.C28]+1)" office:value-type="float" office:value="5">
            <text:p>005</text:p>
          </table:table-cell>
          <table:table-cell table:style-name="ce197" office:value-type="string">
            <text:p>Content Management\ <text:s text:c="5"/>Business Process Center\ Holiday Process\Create</text:p>
          </table:table-cell>
          <table:table-cell table:style-name="ce204" office:value-type="string">
            <text:p>Create a holiday request with End date is less than current time</text:p>
          </table:table-cell>
          <table:table-cell table:style-name="ce216" office:value-type="string">
            <text:p>Step 2: Show form to create new holiday request</text:p>
          </table:table-cell>
          <table:table-cell office:value-type="string">
            <text:p>- On action column, click 'Manage Start' icon to create a holiday process</text:p>
          </table:table-cell>
          <table:table-cell table:style-name="ce216" office:value-type="string">
            <text:p><text:s/>'Task Manage' form appears'</text:p>
          </table:table-cell>
          <table:table-cell office:value-type="string">
            <text:p>High</text:p>
          </table:table-cell>
          <table:table-cell table:number-columns-repeated="6"/>
          <table:table-cell table:style-name="ce228"/>
          <table:table-cell table:number-columns-repeated="1008"/>
        </table:table-row>
        <table:table-row table:style-name="ro30" table:visibility="filter">
          <table:table-cell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office:value-type="string">
            <text:p>FNC_ECMS_WKF_HOL_02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5">
            <text:p>005</text:p>
          </table:table-cell>
          <table:table-cell table:style-name="ce197" office:value-type="string">
            <text:p>Content Management\ <text:s text:c="5"/>Business Process Center\ Holiday Process\Create</text:p>
          </table:table-cell>
          <table:table-cell table:style-name="ce204" office:value-type="string">
            <text:p>Create a holiday request with End date is less than current time</text:p>
          </table:table-cell>
          <table:table-cell office:value-type="string">
            <text:p>Step 3: Create a holiday request with start date is less than current time</text:p>
          </table:table-cell>
          <table:table-cell office:value-type="string">
            <text:p><text:span text:style-name="T35">- On action </text:span><text:span text:style-name="T35">column, click </text:span><text:span text:style-name="T35">icon to </text:span><text:span text:style-name="T35">create a new </text:span><text:span text:style-name="T35">holiday </text:span><text:span text:style-name="T35">process</text:span></text:p>
            <text:p>- On Start text box: Enter valid date </text:p>
            <text:p>- On End text box: Enter the time is less than current time</text:p>
            <text:p>- Click on button submit</text:p>
          </table:table-cell>
          <table:table-cell table:style-name="ce218" office:value-type="string">
            <text:p>Show message to indicate the value of End date which user has entered is invalid</text:p>
          </table:table-cell>
          <table:table-cell office:value-type="string">
            <text:p>High</text:p>
          </table:table-cell>
          <table:table-cell table:number-columns-repeated="6"/>
          <table:table-cell table:style-name="ce228"/>
          <table:table-cell table:number-columns-repeated="1008"/>
        </table:table-row>
        <table:table-row table:style-name="ro57">
          <table:table-cell table:formula="of:=IF(VALUE(MID([.F31];6;FIND(&quot;:&quot;;[.F31];1)-FIND(&quot; &quot;;[.F31];1)-1))&gt;VALUE(MID([.F30];6;FIND(&quot;:&quot;;[.F30];1)-FIND(&quot; &quot;;[.F30];1)-1));&quot;&quot;;MAX([.A$7:.A30])+1)" office:value-type="float" office:value="9">
            <text:p>009</text:p>
          </table:table-cell>
          <table:table-cell table:style-name="ce236" office:value-type="string">
            <text:p>FNC_ECMS_WKF_HOL_03</text:p>
          </table:table-cell>
          <table:table-cell office:value-type="float" office:value="1">
            <text:p>001</text:p>
          </table:table-cell>
          <table:table-cell table:style-name="ce198" office:value-type="string">
            <text:p>Content Management\ <text:s text:c="5"/>Business Process Center\ Holiday Process\Approve</text:p>
          </table:table-cell>
          <table:table-cell table:style-name="ce201" office:value-type="string">
            <text:p>Approves the holiday request without change time</text:p>
          </table:table-cell>
          <table:table-cell office:value-type="string">
            <text:p>Step 1: Create a new holiday request</text:p>
          </table:table-cell>
          <table:table-cell office:value-type="string">
            <text:p>- User login</text:p>
            <text:p>- Go to <text:span text:style-name="T8">Content </text:span><text:span text:style-name="T8">Managemen</text:span><text:span text:style-name="T8">t</text:span> and select <text:span text:style-name="T8">Business </text:span><text:span text:style-name="T8">Process </text:span><text:span text:style-name="T8">Center</text:span></text:p>
            <text:p>- Select <text:span text:style-name="T23">BP </text:span><text:span text:style-name="T23">Definition </text:span><text:span text:style-name="T23">Controller</text:span><text:span text:style-name="T24"> </text:span><text:span text:style-name="T24">tab</text:span></text:p>
            <text:p><text:span text:style-name="T24">- Create a </text:span><text:span text:style-name="T24">new holiday </text:span><text:span text:style-name="T24">request</text:span></text:p>
          </table:table-cell>
          <table:table-cell office:value-type="string">
            <text:p>- Create a new request successfully</text:p>
          </table:table-cell>
          <table:table-cell office:value-type="string">
            <text:p>High</text:p>
          </table:table-cell>
          <table:table-cell/>
          <table:table-cell office:value-type="string">
            <text:p>hai.nguyen</text:p>
          </table:table-cell>
          <table:table-cell table:number-columns-repeated="2" office:value-type="string">
            <text:p>Passed</text:p>
          </table:table-cell>
          <table:table-cell table:number-columns-repeated="3"/>
          <table:table-cell table:style-name="ce233" table:number-columns-repeated="225"/>
          <table:table-cell table:number-columns-repeated="783"/>
        </table:table-row>
        <table:table-row table:style-name="ro58">
          <table:table-cell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office:value-type="string">
            <text:p>FNC_ECMS_WKF_HOL_03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1">
            <text:p>001</text:p>
          </table:table-cell>
          <table:table-cell office:value-type="string">
            <text:p>Content Management\ <text:s text:c="5"/>Business Process Center\ Holiday Process\Approve</text:p>
          </table:table-cell>
          <table:table-cell table:style-name="ce204" office:value-type="string">
            <text:p>Approves the holiday request without change time</text:p>
          </table:table-cell>
          <table:table-cell office:value-type="string">
            <text:p>Step 2: Select a holiday request</text:p>
          </table:table-cell>
          <table:table-cell office:value-type="string">
            <text:p>- Login by user is in *:/organization/management/executive-board group</text:p>
            <text:p>- Go to <text:span text:style-name="T8">Content </text:span><text:span text:style-name="T8">Managemen</text:span><text:span text:style-name="T8">t</text:span> and select <text:span text:style-name="T8">Business </text:span><text:span text:style-name="T8">Process </text:span><text:span text:style-name="T8">Center</text:span></text:p>
            <text:p>- Select 'Task Controller' <text:span text:style-name="T24">tab</text:span></text:p>
            <text:p><text:span text:style-name="T24">- On column </text:span><text:span text:style-name="T24">action, click </text:span><text:span text:style-name="T24">on 'Manage' </text:span><text:span text:style-name="T24">of holiday </text:span><text:span text:style-name="T24">request you </text:span><text:span text:style-name="T24">want to </text:span><text:span text:style-name="T24">resolve</text:span></text:p>
          </table:table-cell>
          <table:table-cell office:value-type="string">
            <text:p>- 'Task manager' form appears and show detail of a holiday request</text:p>
          </table:table-cell>
          <table:table-cell office:value-type="string">
            <text:p>High</text:p>
          </table:table-cell>
          <table:table-cell/>
          <table:table-cell office:value-type="string">
            <text:p>hai.nguyen</text:p>
          </table:table-cell>
          <table:table-cell table:number-columns-repeated="2" office:value-type="string">
            <text:p>Passed</text:p>
          </table:table-cell>
          <table:table-cell table:number-columns-repeated="3"/>
          <table:table-cell table:style-name="ce233" table:number-columns-repeated="225"/>
          <table:table-cell table:number-columns-repeated="783"/>
        </table:table-row>
        <table:table-row table:style-name="ro59">
          <table:table-cell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office:value-type="string">
            <text:p>FNC_ECMS_WKF_HOL_03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1">
            <text:p>001</text:p>
          </table:table-cell>
          <table:table-cell office:value-type="string">
            <text:p>Content Management\ <text:s text:c="5"/>Business Process Center\ Holiday Process\Approve</text:p>
          </table:table-cell>
          <table:table-cell table:style-name="ce204" office:value-type="string">
            <text:p>Approves the holiday request without change time</text:p>
          </table:table-cell>
          <table:table-cell office:value-type="string">
            <text:p>Step 3: Manager approves the holiday</text:p>
          </table:table-cell>
          <table:table-cell office:value-type="string">
            <text:p>- On form task manager, click on Approve button</text:p>
          </table:table-cell>
          <table:table-cell office:value-type="string">
            <text:p>- The task has remove in list task </text:p>
            <text:p><text:span text:style-name="T12"><text:s/></text:span><text:span text:style-name="T12">Task will be </text:span><text:span text:style-name="T12">sent to </text:span><text:span text:style-name="T12">member in </text:span><text:span text:style-name="T12">*:/organizatio</text:span><text:span text:style-name="T12">n/manageme</text:span><text:span text:style-name="T12">nt/human-</text:span><text:span text:style-name="T12">resources</text:span></text:p>
            <text:p/>
          </table:table-cell>
          <table:table-cell office:value-type="string">
            <text:p>High</text:p>
          </table:table-cell>
          <table:table-cell/>
          <table:table-cell office:value-type="string">
            <text:p>hai.nguyen</text:p>
          </table:table-cell>
          <table:table-cell table:number-columns-repeated="2" office:value-type="string">
            <text:p>Passed</text:p>
          </table:table-cell>
          <table:table-cell table:number-columns-repeated="3"/>
          <table:table-cell table:style-name="ce233" table:number-columns-repeated="225"/>
          <table:table-cell table:number-columns-repeated="783"/>
        </table:table-row>
        <table:table-row table:style-name="ro60">
          <table:table-cell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office:value-type="string">
            <text:p>FNC_ECMS_WKF_HOL_03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1">
            <text:p>001</text:p>
          </table:table-cell>
          <table:table-cell office:value-type="string">
            <text:p>Content Management\ <text:s text:c="5"/>Business Process Center\ Holiday Process\Approve</text:p>
          </table:table-cell>
          <table:table-cell table:style-name="ce204" office:value-type="string">
            <text:p>Approves the holiday request without change time</text:p>
          </table:table-cell>
          <table:table-cell office:value-type="string">
            <text:p>Step 4: <text:s/>Check displaying of detail holiday process</text:p>
          </table:table-cell>
          <table:table-cell office:value-type="string">
            <text:p>- Select <text:span text:style-name="T8">Business </text:span><text:span text:style-name="T8">process </text:span><text:span text:style-name="T8">Administrat</text:span><text:span text:style-name="T8">or</text:span></text:p>
            <text:p>- Click on [monitor tab]</text:p>
            <text:p>- Select holiday process</text:p>
            <text:p>- View detail of holiday process which has created at step 1</text:p>
          </table:table-cell>
          <table:table-cell office:value-type="string">
            <text:p><text:span text:style-name="T12">-In the first </text:span><text:span text:style-name="T12">row: </text:span><text:span text:style-name="T13">ID</text:span><text:span text:style-name="T12"> = </text:span><text:span text:style-name="T12">task ID, </text:span><text:span text:style-name="T13">Task </text:span><text:span text:style-name="T13">request</text:span><text:span text:style-name="T12">: </text:span><text:span text:style-name="T12">Request, </text:span><text:span text:style-name="T13">Actor ID: </text:span><text:span text:style-name="T12">user is </text:span><text:span text:style-name="T12">creator </text:span><text:span text:style-name="T12">request; </text:span><text:span text:style-name="T13">End: </text:span><text:span text:style-name="T12">at the </text:span><text:span text:style-name="T12">time creator </text:span><text:span text:style-name="T12">click on </text:span><text:span text:style-name="T12">submit</text:span></text:p>
            <text:p><text:span text:style-name="T13">- the second </text:span><text:span text:style-name="T13">row: </text:span></text:p>
            <text:p><text:span text:style-name="T13">ID = </text:span><text:span text:style-name="T39">task ID</text:span><text:span text:style-name="T13">; </text:span><text:span text:style-name="T13">Task </text:span><text:span text:style-name="T13">request: </text:span><text:span text:style-name="T12">evaluation, </text:span><text:span text:style-name="T13">Actor ID:</text:span><text:span text:style-name="T13"><text:tab/></text:span><text:span text:style-name="T12">*:/organizatio</text:span><text:span text:style-name="T12">n/manageme</text:span><text:span text:style-name="T12">nt/executive-</text:span><text:span text:style-name="T12">board</text:span><text:span text:style-name="T13">, End: </text:span><text:span text:style-name="T17">at time when </text:span><text:span text:style-name="T17">manager </text:span><text:span text:style-name="T17">click on </text:span><text:span text:style-name="T17">button </text:span><text:span text:style-name="T17">[Disapprove]</text:span></text:p>
            <text:p><text:span text:style-name="T40"/></text:p>
          </table:table-cell>
          <table:table-cell office:value-type="string">
            <text:p>High</text:p>
          </table:table-cell>
          <table:table-cell/>
          <table:table-cell office:value-type="string">
            <text:p>hai.nguyen</text:p>
          </table:table-cell>
          <table:table-cell table:number-columns-repeated="2" office:value-type="string">
            <text:p>Passed</text:p>
          </table:table-cell>
          <table:table-cell table:number-columns-repeated="3"/>
          <table:table-cell table:style-name="ce233" table:number-columns-repeated="225"/>
          <table:table-cell table:number-columns-repeated="783"/>
        </table:table-row>
        <table:table-row table:style-name="ro57">
          <table:table-cell table:formula="of:=IF(VALUE(MID([.F35];6;FIND(&quot;:&quot;;[.F35];1)-FIND(&quot; &quot;;[.F35];1)-1))&gt;VALUE(MID([.F34];6;FIND(&quot;:&quot;;[.F34];1)-FIND(&quot; &quot;;[.F34];1)-1));&quot;&quot;;MAX([.A$7:.A34])+1)" office:value-type="float" office:value="10">
            <text:p>010</text:p>
          </table:table-cell>
          <table:table-cell office:value-type="string">
            <text:p>FNC_ECMS_WKF_HOL_03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2">
            <text:p>002</text:p>
          </table:table-cell>
          <table:table-cell office:value-type="string">
            <text:p>Content Management\ <text:s text:c="5"/>Business Process Center\ Holiday Process\Approve</text:p>
          </table:table-cell>
          <table:table-cell table:style-name="ce201" office:value-type="string">
            <text:p>Approves the holiday request with change time</text:p>
          </table:table-cell>
          <table:table-cell office:value-type="string">
            <text:p>Step 1: Create a new holiday request</text:p>
          </table:table-cell>
          <table:table-cell office:value-type="string">
            <text:p>- User login</text:p>
            <text:p>- Go to <text:span text:style-name="T8">Content </text:span><text:span text:style-name="T8">Managemen</text:span><text:span text:style-name="T8">t</text:span> and select <text:span text:style-name="T8">Business </text:span><text:span text:style-name="T8">Process </text:span><text:span text:style-name="T8">Center</text:span></text:p>
            <text:p>- Select <text:span text:style-name="T23">BP </text:span><text:span text:style-name="T23">Definition </text:span><text:span text:style-name="T23">Controller</text:span><text:span text:style-name="T24"> </text:span><text:span text:style-name="T24">tab</text:span></text:p>
            <text:p><text:span text:style-name="T24">- Create a </text:span><text:span text:style-name="T24">new holiday </text:span><text:span text:style-name="T24">request</text:span></text:p>
          </table:table-cell>
          <table:table-cell office:value-type="string">
            <text:p>- Create a new request successfully</text:p>
          </table:table-cell>
          <table:table-cell office:value-type="string">
            <text:p>High</text:p>
          </table:table-cell>
          <table:table-cell/>
          <table:table-cell office:value-type="string">
            <text:p>hai.nguyen</text:p>
          </table:table-cell>
          <table:table-cell table:number-columns-repeated="2" office:value-type="string">
            <text:p>Passed</text:p>
          </table:table-cell>
          <table:table-cell table:number-columns-repeated="3"/>
          <table:table-cell table:style-name="ce233" table:number-columns-repeated="225"/>
          <table:table-cell table:number-columns-repeated="783"/>
        </table:table-row>
        <table:table-row table:style-name="ro58">
          <table:table-cell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office:value-type="string">
            <text:p>FNC_ECMS_WKF_HOL_03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2">
            <text:p>002</text:p>
          </table:table-cell>
          <table:table-cell office:value-type="string">
            <text:p>Content Management\ <text:s text:c="5"/>Business Process Center\ Holiday Process\Approve</text:p>
          </table:table-cell>
          <table:table-cell table:style-name="ce204" office:value-type="string">
            <text:p>Approves the holiday request with change time</text:p>
          </table:table-cell>
          <table:table-cell office:value-type="string">
            <text:p>Step 2: Select a holiday request</text:p>
          </table:table-cell>
          <table:table-cell office:value-type="string">
            <text:p>- Login by user is in *:/organization/management/executive-board group</text:p>
            <text:p>- Go to <text:span text:style-name="T8">Content </text:span><text:span text:style-name="T8">Managemen</text:span><text:span text:style-name="T8">t</text:span> and select <text:span text:style-name="T8">Business </text:span><text:span text:style-name="T8">Process </text:span><text:span text:style-name="T8">Center</text:span></text:p>
            <text:p>- Select 'Task Controller' <text:span text:style-name="T24">tab</text:span></text:p>
            <text:p><text:span text:style-name="T24">- On column </text:span><text:span text:style-name="T24">action, click </text:span><text:span text:style-name="T24">on 'Manage' </text:span><text:span text:style-name="T24">of holiday </text:span><text:span text:style-name="T24">request you </text:span><text:span text:style-name="T24">want to </text:span><text:span text:style-name="T24">resolve</text:span></text:p>
          </table:table-cell>
          <table:table-cell office:value-type="string">
            <text:p>- 'Task manager' form appears and show detail of a holiday request</text:p>
          </table:table-cell>
          <table:table-cell office:value-type="string">
            <text:p>High</text:p>
          </table:table-cell>
          <table:table-cell/>
          <table:table-cell office:value-type="string">
            <text:p>hai.nguyen</text:p>
          </table:table-cell>
          <table:table-cell table:number-columns-repeated="2" office:value-type="string">
            <text:p>Passed</text:p>
          </table:table-cell>
          <table:table-cell table:number-columns-repeated="3"/>
          <table:table-cell table:style-name="ce233" table:number-columns-repeated="225"/>
          <table:table-cell table:number-columns-repeated="783"/>
        </table:table-row>
        <table:table-row table:style-name="ro61">
          <table:table-cell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office:value-type="string">
            <text:p>FNC_ECMS_WKF_HOL_03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2">
            <text:p>002</text:p>
          </table:table-cell>
          <table:table-cell office:value-type="string">
            <text:p>Content Management\ <text:s text:c="5"/>Business Process Center\ Holiday Process\Approve</text:p>
          </table:table-cell>
          <table:table-cell table:style-name="ce204" office:value-type="string">
            <text:p>Approves the holiday request with change time</text:p>
          </table:table-cell>
          <table:table-cell office:value-type="string">
            <text:p>Step 3: Approves the holiday with change time</text:p>
          </table:table-cell>
          <table:table-cell office:value-type="string">
            <text:p>- On form task manager, click on Approve button</text:p>
          </table:table-cell>
          <table:table-cell table:style-name="ce218" office:value-type="string">
            <text:p>Show message to manager knows that he/she can not approve if they change time. They must disapprove this task</text:p>
          </table:table-cell>
          <table:table-cell office:value-type="string">
            <text:p>High</text:p>
          </table:table-cell>
          <table:table-cell/>
          <table:table-cell office:value-type="string">
            <text:p>hai.nguyen</text:p>
          </table:table-cell>
          <table:table-cell table:number-columns-repeated="2" office:value-type="string">
            <text:p>N/A</text:p>
          </table:table-cell>
          <table:table-cell table:number-columns-repeated="3"/>
          <table:table-cell table:style-name="ce233" table:number-columns-repeated="225"/>
          <table:table-cell table:number-columns-repeated="783"/>
        </table:table-row>
        <table:table-row table:style-name="ro57">
          <table:table-cell table:formula="of:=IF(VALUE(MID([.F38];6;FIND(&quot;:&quot;;[.F38];1)-FIND(&quot; &quot;;[.F38];1)-1))&gt;VALUE(MID([.F37];6;FIND(&quot;:&quot;;[.F37];1)-FIND(&quot; &quot;;[.F37];1)-1));&quot;&quot;;MAX([.A$7:.A37])+1)" office:value-type="float" office:value="11">
            <text:p>011</text:p>
          </table:table-cell>
          <table:table-cell table:style-name="ce236" office:value-type="string">
            <text:p>FNC_ECMS_WKF_HOL_04</text:p>
          </table:table-cell>
          <table:table-cell office:value-type="float" office:value="1">
            <text:p>001</text:p>
          </table:table-cell>
          <table:table-cell table:style-name="ce198" office:value-type="string">
            <text:p>Content Management\ <text:s text:c="5"/>Business Process Center\ Holiday Process\Disapprove</text:p>
          </table:table-cell>
          <table:table-cell table:style-name="ce207" office:value-type="string">
            <text:p>Disapproves the Holiday request without change time</text:p>
          </table:table-cell>
          <table:table-cell office:value-type="string">
            <text:p>Step 1: Create a new holiday request</text:p>
          </table:table-cell>
          <table:table-cell office:value-type="string">
            <text:p>- User login</text:p>
            <text:p>- Go to <text:span text:style-name="T8">Content </text:span><text:span text:style-name="T8">Managemen</text:span><text:span text:style-name="T8">t</text:span> and select <text:span text:style-name="T8">Business </text:span><text:span text:style-name="T8">Process </text:span><text:span text:style-name="T8">Center</text:span></text:p>
            <text:p>- Select <text:span text:style-name="T23">BP </text:span><text:span text:style-name="T23">Definition </text:span><text:span text:style-name="T23">Controller</text:span><text:span text:style-name="T24"> </text:span><text:span text:style-name="T24">tab</text:span></text:p>
            <text:p><text:span text:style-name="T24">- Create a </text:span><text:span text:style-name="T24">new holiday </text:span><text:span text:style-name="T24">request</text:span></text:p>
          </table:table-cell>
          <table:table-cell office:value-type="string">
            <text:p>- Create a new request successfully</text:p>
          </table:table-cell>
          <table:table-cell office:value-type="string">
            <text:p>High</text:p>
          </table:table-cell>
          <table:table-cell/>
          <table:table-cell office:value-type="string">
            <text:p>hai.nguyen</text:p>
          </table:table-cell>
          <table:table-cell table:number-columns-repeated="2" office:value-type="string">
            <text:p>Passed</text:p>
          </table:table-cell>
          <table:table-cell table:number-columns-repeated="3"/>
          <table:table-cell table:style-name="ce233" table:number-columns-repeated="225"/>
          <table:table-cell table:number-columns-repeated="783"/>
        </table:table-row>
        <table:table-row table:style-name="ro58">
          <table:table-cell table:formula="of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office:value-type="string">
            <text:p>FNC_ECMS_WKF_HOL_04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1">
            <text:p>001</text:p>
          </table:table-cell>
          <table:table-cell office:value-type="string">
            <text:p>Content Management\ <text:s text:c="5"/>Business Process Center\ Holiday Process\Disapprove</text:p>
          </table:table-cell>
          <table:table-cell office:value-type="string">
            <text:p>Disapproves the Holiday request without change time</text:p>
          </table:table-cell>
          <table:table-cell office:value-type="string">
            <text:p>Step 2: Select a holiday request</text:p>
          </table:table-cell>
          <table:table-cell office:value-type="string">
            <text:p>- Login by user is in *:/organization/management/executive-board group</text:p>
            <text:p>- Go to <text:span text:style-name="T8">Content </text:span><text:span text:style-name="T8">Managemen</text:span><text:span text:style-name="T8">t</text:span> and select <text:span text:style-name="T8">Business </text:span><text:span text:style-name="T8">Process </text:span><text:span text:style-name="T8">Center</text:span></text:p>
            <text:p>- Select 'Task Controller' <text:span text:style-name="T24">tab</text:span></text:p>
            <text:p><text:span text:style-name="T24">- On column </text:span><text:span text:style-name="T24">action, click </text:span><text:span text:style-name="T24">on 'Manage' </text:span><text:span text:style-name="T24">of holiday </text:span><text:span text:style-name="T24">request you </text:span><text:span text:style-name="T24">want to </text:span><text:span text:style-name="T24">resolve</text:span></text:p>
          </table:table-cell>
          <table:table-cell office:value-type="string">
            <text:p>- 'Task manager' form appears and show detail of a holiday request</text:p>
          </table:table-cell>
          <table:table-cell office:value-type="string">
            <text:p>High</text:p>
          </table:table-cell>
          <table:table-cell/>
          <table:table-cell office:value-type="string">
            <text:p>hai.nguyen</text:p>
          </table:table-cell>
          <table:table-cell table:number-columns-repeated="2" office:value-type="string">
            <text:p>Passed</text:p>
          </table:table-cell>
          <table:table-cell table:number-columns-repeated="3"/>
          <table:table-cell table:style-name="ce233" table:number-columns-repeated="225"/>
          <table:table-cell table:number-columns-repeated="783"/>
        </table:table-row>
        <table:table-row table:style-name="ro59">
          <table:table-cell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office:value-type="string">
            <text:p>FNC_ECMS_WKF_HOL_04</text:p>
          </table:table-cell>
          <table:table-cell table:formula="of:=IF(VALUE(MID([.F40];6;FIND(&quot;:&quot;;[.F40];1)-FIND(&quot; &quot;;[.F40];1)-1))&gt;VALUE(MID([.F39];6;FIND(&quot;:&quot;;[.F39];1)-FIND(&quot; &quot;;[.F39];1)-1));[.C39];[.C39]+1)" office:value-type="float" office:value="1">
            <text:p>001</text:p>
          </table:table-cell>
          <table:table-cell office:value-type="string">
            <text:p>Content Management\ <text:s text:c="5"/>Business Process Center\ Holiday Process\Disapprove</text:p>
          </table:table-cell>
          <table:table-cell office:value-type="string">
            <text:p>Disapproves the Holiday request without change time</text:p>
          </table:table-cell>
          <table:table-cell office:value-type="string">
            <text:p>Step 3: Disapprove without changes time</text:p>
          </table:table-cell>
          <table:table-cell office:value-type="string">
            <text:p>- On form task manager, click on Disapprove button</text:p>
          </table:table-cell>
          <table:table-cell office:value-type="string">
            <text:p>- This request has remove in list task controller of manager</text:p>
            <text:p>- This request has been sent back to creator</text:p>
            <text:p/>
          </table:table-cell>
          <table:table-cell office:value-type="string">
            <text:p>High</text:p>
          </table:table-cell>
          <table:table-cell/>
          <table:table-cell office:value-type="string">
            <text:p>hai.nguyen</text:p>
          </table:table-cell>
          <table:table-cell table:number-columns-repeated="2" office:value-type="string">
            <text:p>Passed</text:p>
          </table:table-cell>
          <table:table-cell table:number-columns-repeated="3"/>
          <table:table-cell table:style-name="ce233" table:number-columns-repeated="225"/>
          <table:table-cell table:number-columns-repeated="783"/>
        </table:table-row>
        <table:table-row table:style-name="ro60">
          <table:table-cell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office:value-type="string">
            <text:p>FNC_ECMS_WKF_HOL_04</text:p>
          </table:table-cell>
          <table:table-cell table:formula="of:=IF(VALUE(MID([.F41];6;FIND(&quot;:&quot;;[.F41];1)-FIND(&quot; &quot;;[.F41];1)-1))&gt;VALUE(MID([.F40];6;FIND(&quot;:&quot;;[.F40];1)-FIND(&quot; &quot;;[.F40];1)-1));[.C40];[.C40]+1)" office:value-type="float" office:value="1">
            <text:p>001</text:p>
          </table:table-cell>
          <table:table-cell office:value-type="string">
            <text:p>Content Management\ <text:s text:c="5"/>Business Process Center\ Holiday Process\Disapprove</text:p>
          </table:table-cell>
          <table:table-cell office:value-type="string">
            <text:p>Disapproves the Holiday request without change time</text:p>
          </table:table-cell>
          <table:table-cell office:value-type="string">
            <text:p>Step 4: <text:s/>Check displaying of detail holiday process</text:p>
          </table:table-cell>
          <table:table-cell office:value-type="string">
            <text:p>- Select <text:span text:style-name="T8">Business </text:span><text:span text:style-name="T8">process </text:span><text:span text:style-name="T8">Administrat</text:span><text:span text:style-name="T8">or</text:span></text:p>
            <text:p>- Click on [monitor tab]</text:p>
            <text:p>- Select holiday process</text:p>
            <text:p>- View detail of holiday process which has created at step 1</text:p>
          </table:table-cell>
          <table:table-cell office:value-type="string">
            <text:p><text:span text:style-name="T12">-In the first </text:span><text:span text:style-name="T12">row: </text:span><text:span text:style-name="T13">ID</text:span><text:span text:style-name="T12"> = </text:span><text:span text:style-name="T12">task ID, </text:span><text:span text:style-name="T13">Task </text:span><text:span text:style-name="T13">request</text:span><text:span text:style-name="T12">: </text:span><text:span text:style-name="T12">Request, </text:span><text:span text:style-name="T13">Actor ID: </text:span><text:span text:style-name="T12">user is </text:span><text:span text:style-name="T12">creator </text:span><text:span text:style-name="T12">request; </text:span><text:span text:style-name="T13">End: </text:span><text:span text:style-name="T12">at the </text:span><text:span text:style-name="T12">time creator </text:span><text:span text:style-name="T12">click on </text:span><text:span text:style-name="T12">submit</text:span></text:p>
            <text:p><text:span text:style-name="T13">- the second </text:span><text:span text:style-name="T13">row: </text:span></text:p>
            <text:p><text:span text:style-name="T13">ID = </text:span><text:span text:style-name="T39">task ID</text:span><text:span text:style-name="T13">; </text:span><text:span text:style-name="T13">Task </text:span><text:span text:style-name="T13">request: </text:span><text:span text:style-name="T12">evaluation, </text:span><text:span text:style-name="T13">Actor ID:</text:span><text:span text:style-name="T13"><text:tab/></text:span><text:span text:style-name="T12">*:/organizatio</text:span><text:span text:style-name="T12">n/manageme</text:span><text:span text:style-name="T12">nt/executive-</text:span><text:span text:style-name="T12">board</text:span><text:span text:style-name="T13">, End: </text:span><text:span text:style-name="T17">at time when </text:span><text:span text:style-name="T17">manager </text:span><text:span text:style-name="T17">click on </text:span><text:span text:style-name="T17">button </text:span><text:span text:style-name="T17">[Disapprove]</text:span></text:p>
            <text:p><text:span text:style-name="T40"/></text:p>
          </table:table-cell>
          <table:table-cell office:value-type="string">
            <text:p>High</text:p>
          </table:table-cell>
          <table:table-cell/>
          <table:table-cell office:value-type="string">
            <text:p>hai.nguyen</text:p>
          </table:table-cell>
          <table:table-cell table:number-columns-repeated="2" office:value-type="string">
            <text:p>Passed</text:p>
          </table:table-cell>
          <table:table-cell table:number-columns-repeated="3"/>
          <table:table-cell table:style-name="ce233" table:number-columns-repeated="225"/>
          <table:table-cell table:number-columns-repeated="783"/>
        </table:table-row>
        <table:table-row table:style-name="ro57">
          <table:table-cell table:formula="of:=IF(VALUE(MID([.F42];6;FIND(&quot;:&quot;;[.F42];1)-FIND(&quot; &quot;;[.F42];1)-1))&gt;VALUE(MID([.F41];6;FIND(&quot;:&quot;;[.F41];1)-FIND(&quot; &quot;;[.F41];1)-1));&quot;&quot;;MAX([.A$7:.A41])+1)" office:value-type="float" office:value="12">
            <text:p>012</text:p>
          </table:table-cell>
          <table:table-cell office:value-type="string">
            <text:p>FNC_ECMS_WKF_HOL_04</text:p>
          </table:table-cell>
          <table:table-cell table:formula="of:=IF(VALUE(MID([.F42];6;FIND(&quot;:&quot;;[.F42];1)-FIND(&quot; &quot;;[.F42];1)-1))&gt;VALUE(MID([.F41];6;FIND(&quot;:&quot;;[.F41];1)-FIND(&quot; &quot;;[.F41];1)-1));[.C41];[.C41]+1)" office:value-type="float" office:value="2">
            <text:p>002</text:p>
          </table:table-cell>
          <table:table-cell office:value-type="string">
            <text:p>Content Management\ <text:s text:c="5"/>Business Process Center\ Holiday Process\Disapprove</text:p>
          </table:table-cell>
          <table:table-cell table:style-name="ce207" office:value-type="string">
            <text:p>Disapproves the Holiday request with change valid time</text:p>
          </table:table-cell>
          <table:table-cell office:value-type="string">
            <text:p>Step 1: Create a new holiday request</text:p>
          </table:table-cell>
          <table:table-cell office:value-type="string">
            <text:p>- User login</text:p>
            <text:p>- Go to <text:span text:style-name="T8">Content </text:span><text:span text:style-name="T8">Managemen</text:span><text:span text:style-name="T8">t</text:span> and select <text:span text:style-name="T8">Business </text:span><text:span text:style-name="T8">Process </text:span><text:span text:style-name="T8">Center</text:span></text:p>
            <text:p>- Select <text:span text:style-name="T23">BP </text:span><text:span text:style-name="T23">Definition </text:span><text:span text:style-name="T23">Controller</text:span><text:span text:style-name="T24"> </text:span><text:span text:style-name="T24">tab</text:span></text:p>
            <text:p><text:span text:style-name="T24">- Create a </text:span><text:span text:style-name="T24">new holiday </text:span><text:span text:style-name="T24">request</text:span></text:p>
          </table:table-cell>
          <table:table-cell office:value-type="string">
            <text:p>- Create a new request successfully</text:p>
          </table:table-cell>
          <table:table-cell office:value-type="string">
            <text:p>High</text:p>
          </table:table-cell>
          <table:table-cell/>
          <table:table-cell office:value-type="string">
            <text:p>hai.nguyen</text:p>
          </table:table-cell>
          <table:table-cell table:number-columns-repeated="2" office:value-type="string">
            <text:p>Passed</text:p>
          </table:table-cell>
          <table:table-cell table:number-columns-repeated="3"/>
          <table:table-cell table:style-name="ce233" table:number-columns-repeated="225"/>
          <table:table-cell table:number-columns-repeated="783"/>
        </table:table-row>
        <table:table-row table:style-name="ro58">
          <table:table-cell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office:value-type="string">
            <text:p>FNC_ECMS_WKF_HOL_04</text:p>
          </table:table-cell>
          <table:table-cell table:formula="of:=IF(VALUE(MID([.F43];6;FIND(&quot;:&quot;;[.F43];1)-FIND(&quot; &quot;;[.F43];1)-1))&gt;VALUE(MID([.F42];6;FIND(&quot;:&quot;;[.F42];1)-FIND(&quot; &quot;;[.F42];1)-1));[.C42];[.C42]+1)" office:value-type="float" office:value="2">
            <text:p>002</text:p>
          </table:table-cell>
          <table:table-cell office:value-type="string">
            <text:p>Content Management\ <text:s text:c="5"/>Business Process Center\ Holiday Process\Disapprove</text:p>
          </table:table-cell>
          <table:table-cell office:value-type="string">
            <text:p>Disapproves the Holiday request with change valid time</text:p>
          </table:table-cell>
          <table:table-cell office:value-type="string">
            <text:p>Step 2: Select a holiday request</text:p>
          </table:table-cell>
          <table:table-cell office:value-type="string">
            <text:p>- Login by user is in *:/organization/management/executive-board group</text:p>
            <text:p>- Go to <text:span text:style-name="T8">Content </text:span><text:span text:style-name="T8">Managemen</text:span><text:span text:style-name="T8">t</text:span> and select <text:span text:style-name="T8">Business </text:span><text:span text:style-name="T8">Process </text:span><text:span text:style-name="T8">Center</text:span></text:p>
            <text:p>- Select 'Task Controller' <text:span text:style-name="T24">tab</text:span></text:p>
            <text:p><text:span text:style-name="T24">- On column </text:span><text:span text:style-name="T24">action, click </text:span><text:span text:style-name="T24">on 'Manage' </text:span><text:span text:style-name="T24">of holiday </text:span><text:span text:style-name="T24">request you </text:span><text:span text:style-name="T24">want to </text:span><text:span text:style-name="T24">resolve</text:span></text:p>
          </table:table-cell>
          <table:table-cell office:value-type="string">
            <text:p>- 'Task manager' form appears and show detail of a holiday request</text:p>
          </table:table-cell>
          <table:table-cell office:value-type="string">
            <text:p>High</text:p>
          </table:table-cell>
          <table:table-cell/>
          <table:table-cell office:value-type="string">
            <text:p>hai.nguyen</text:p>
          </table:table-cell>
          <table:table-cell table:number-columns-repeated="2" office:value-type="string">
            <text:p>Passed</text:p>
          </table:table-cell>
          <table:table-cell table:number-columns-repeated="3"/>
          <table:table-cell table:style-name="ce233" table:number-columns-repeated="225"/>
          <table:table-cell table:number-columns-repeated="783"/>
        </table:table-row>
        <table:table-row table:style-name="ro59">
          <table:table-cell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office:value-type="string">
            <text:p>FNC_ECMS_WKF_HOL_04</text:p>
          </table:table-cell>
          <table:table-cell table:formula="of:=IF(VALUE(MID([.F44];6;FIND(&quot;:&quot;;[.F44];1)-FIND(&quot; &quot;;[.F44];1)-1))&gt;VALUE(MID([.F43];6;FIND(&quot;:&quot;;[.F43];1)-FIND(&quot; &quot;;[.F43];1)-1));[.C43];[.C43]+1)" office:value-type="float" office:value="2">
            <text:p>002</text:p>
          </table:table-cell>
          <table:table-cell office:value-type="string">
            <text:p>Content Management\ <text:s text:c="5"/>Business Process Center\ Holiday Process\Disapprove</text:p>
          </table:table-cell>
          <table:table-cell office:value-type="string">
            <text:p>Disapproves the Holiday request with change valid time</text:p>
          </table:table-cell>
          <table:table-cell office:value-type="string">
            <text:p>Step 3: Disapproves the Holiday request with change valid time</text:p>
          </table:table-cell>
          <table:table-cell table:style-name="ce240" office:value-type="string">
            <text:p><text:span text:style-name="T11">- On form </text:span><text:span text:style-name="T11">task </text:span><text:span text:style-name="T11">manager:</text:span></text:p>
            <text:p><text:span text:style-name="T11"><text:s/></text:span><text:span text:style-name="T11">Select or </text:span><text:span text:style-name="T11">enter valid </text:span><text:span text:style-name="T11">start date </text:span><text:span text:style-name="T11">and End </text:span><text:span text:style-name="T11">date</text:span></text:p>
            <text:p>- Click Disapprove</text:p>
          </table:table-cell>
          <table:table-cell office:value-type="string">
            <text:p>- This request has remove in list task controller of manager</text:p>
            <text:p>- This request has been sent back to creator with time has changed</text:p>
            <text:p/>
          </table:table-cell>
          <table:table-cell office:value-type="string">
            <text:p>High</text:p>
          </table:table-cell>
          <table:table-cell/>
          <table:table-cell office:value-type="string">
            <text:p>hai.nguyen</text:p>
          </table:table-cell>
          <table:table-cell table:number-columns-repeated="2" table:style-name="ce243" office:value-type="string">
            <text:p>Failed</text:p>
          </table:table-cell>
          <table:table-cell office:value-type="string">
            <text:p>The time is not changed.</text:p>
            <text:p>ECMS-3721</text:p>
          </table:table-cell>
          <table:table-cell table:number-columns-repeated="2"/>
          <table:table-cell table:style-name="ce233" table:number-columns-repeated="225"/>
          <table:table-cell table:number-columns-repeated="783"/>
        </table:table-row>
        <table:table-row table:style-name="ro62">
          <table:table-cell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office:value-type="string">
            <text:p>FNC_ECMS_WKF_HOL_04</text:p>
          </table:table-cell>
          <table:table-cell table:formula="of:=IF(VALUE(MID([.F45];6;FIND(&quot;:&quot;;[.F45];1)-FIND(&quot; &quot;;[.F45];1)-1))&gt;VALUE(MID([.F44];6;FIND(&quot;:&quot;;[.F44];1)-FIND(&quot; &quot;;[.F44];1)-1));[.C44];[.C44]+1)" office:value-type="float" office:value="2">
            <text:p>002</text:p>
          </table:table-cell>
          <table:table-cell office:value-type="string">
            <text:p>Content Management\ <text:s text:c="5"/>Business Process Center\ Holiday Process\Disapprove</text:p>
          </table:table-cell>
          <table:table-cell office:value-type="string">
            <text:p>Disapproves the Holiday request with change valid time</text:p>
          </table:table-cell>
          <table:table-cell office:value-type="string">
            <text:p>Step 4: <text:s/>Check displaying of detail holiday process</text:p>
          </table:table-cell>
          <table:table-cell office:value-type="string">
            <text:p>- Select <text:span text:style-name="T8">Business </text:span><text:span text:style-name="T8">process </text:span><text:span text:style-name="T8">Administrat</text:span><text:span text:style-name="T8">or</text:span></text:p>
            <text:p>- Click on [monitor] tab</text:p>
            <text:p>- Select holiday process</text:p>
            <text:p>- View detail of holiday process which has created at step 1</text:p>
          </table:table-cell>
          <table:table-cell office:value-type="string">
            <text:p><text:span text:style-name="T12">-In the first </text:span><text:span text:style-name="T12">row: </text:span><text:span text:style-name="T13">ID</text:span><text:span text:style-name="T12"> = </text:span><text:span text:style-name="T12">task ID, </text:span><text:span text:style-name="T13">Task </text:span><text:span text:style-name="T13">request</text:span><text:span text:style-name="T12">: </text:span><text:span text:style-name="T12">Request, </text:span><text:span text:style-name="T13">Actor ID: </text:span><text:span text:style-name="T12">user is </text:span><text:span text:style-name="T12">creator </text:span><text:span text:style-name="T12">request; </text:span><text:span text:style-name="T13">End: </text:span><text:span text:style-name="T12">at the </text:span><text:span text:style-name="T12">time creator </text:span><text:span text:style-name="T12">click on </text:span><text:span text:style-name="T12">submit</text:span></text:p>
            <text:p><text:span text:style-name="T13">- the second </text:span><text:span text:style-name="T13">row: </text:span></text:p>
            <text:p><text:span text:style-name="T13">ID = </text:span><text:span text:style-name="T39">task ID</text:span><text:span text:style-name="T13">; </text:span><text:span text:style-name="T13">Task </text:span><text:span text:style-name="T13">request: </text:span><text:span text:style-name="T12">evaluation, </text:span><text:span text:style-name="T13">Actor ID:</text:span><text:span text:style-name="T13"><text:tab/></text:span><text:span text:style-name="T12">*:/organizatio</text:span><text:span text:style-name="T12">n/manageme</text:span><text:span text:style-name="T12">nt/executive-</text:span><text:span text:style-name="T12">board</text:span><text:span text:style-name="T13">, End: </text:span><text:span text:style-name="T17">at time when </text:span><text:span text:style-name="T17">manager </text:span><text:span text:style-name="T17">click on </text:span><text:span text:style-name="T17">button </text:span><text:span text:style-name="T17">[Disapprove]</text:span></text:p>
            <text:p><text:span text:style-name="T17">- the </text:span><text:span text:style-name="T18">third </text:span><text:span text:style-name="T18">row: ID</text:span><text:span text:style-name="T17"> = </text:span><text:span text:style-name="T17">task ID, </text:span><text:span text:style-name="T18">Task </text:span><text:span text:style-name="T18">request</text:span><text:span text:style-name="T17">:chan</text:span><text:span text:style-name="T17">ge request, </text:span><text:span text:style-name="T18">Actor ID: </text:span><text:span text:style-name="T17">user is </text:span><text:span text:style-name="T17">creator </text:span><text:span text:style-name="T17">request; </text:span><text:span text:style-name="T18">End: </text:span><text:span text:style-name="T17">empty</text:span></text:p>
          </table:table-cell>
          <table:table-cell office:value-type="string">
            <text:p>High</text:p>
          </table:table-cell>
          <table:table-cell/>
          <table:table-cell office:value-type="string">
            <text:p>hai.nguyen</text:p>
          </table:table-cell>
          <table:table-cell table:number-columns-repeated="2" office:value-type="string">
            <text:p>Passed</text:p>
          </table:table-cell>
          <table:table-cell table:number-columns-repeated="3"/>
          <table:table-cell table:style-name="ce233" table:number-columns-repeated="225"/>
          <table:table-cell table:number-columns-repeated="783"/>
        </table:table-row>
        <table:table-row table:style-name="ro57">
          <table:table-cell table:formula="of:=IF(VALUE(MID([.F46];6;FIND(&quot;:&quot;;[.F46];1)-FIND(&quot; &quot;;[.F46];1)-1))&gt;VALUE(MID([.F45];6;FIND(&quot;:&quot;;[.F45];1)-FIND(&quot; &quot;;[.F45];1)-1));&quot;&quot;;MAX([.A$7:.A45])+1)" office:value-type="float" office:value="13">
            <text:p>013</text:p>
          </table:table-cell>
          <table:table-cell office:value-type="string">
            <text:p>FNC_ECMS_WKF_HOL_04</text:p>
          </table:table-cell>
          <table:table-cell table:formula="of:=IF(VALUE(MID([.F46];6;FIND(&quot;:&quot;;[.F46];1)-FIND(&quot; &quot;;[.F46];1)-1))&gt;VALUE(MID([.F45];6;FIND(&quot;:&quot;;[.F45];1)-FIND(&quot; &quot;;[.F45];1)-1));[.C45];[.C45]+1)" office:value-type="float" office:value="3">
            <text:p>003</text:p>
          </table:table-cell>
          <table:table-cell office:value-type="string">
            <text:p>Content Management\ <text:s text:c="5"/>Business Process Center\ Holiday Process\Disapprove</text:p>
          </table:table-cell>
          <table:table-cell table:style-name="ce207" office:value-type="string">
            <text:p>Disapprove with changes time: Start time is less than current time</text:p>
          </table:table-cell>
          <table:table-cell office:value-type="string">
            <text:p>Step 1: Create a new holiday request</text:p>
          </table:table-cell>
          <table:table-cell office:value-type="string">
            <text:p>- User login</text:p>
            <text:p>- Go to <text:span text:style-name="T8">Content </text:span><text:span text:style-name="T8">Managemen</text:span><text:span text:style-name="T8">t</text:span> and select <text:span text:style-name="T8">Business </text:span><text:span text:style-name="T8">Process </text:span><text:span text:style-name="T8">Center</text:span></text:p>
            <text:p>- Select <text:span text:style-name="T23">BP </text:span><text:span text:style-name="T23">Definition </text:span><text:span text:style-name="T23">Controller</text:span><text:span text:style-name="T24"> </text:span><text:span text:style-name="T24">tab</text:span></text:p>
            <text:p><text:span text:style-name="T24">- Create a </text:span><text:span text:style-name="T24">new holiday </text:span><text:span text:style-name="T24">request</text:span></text:p>
          </table:table-cell>
          <table:table-cell office:value-type="string">
            <text:p>- Create a new request successfully</text:p>
          </table:table-cell>
          <table:table-cell office:value-type="string">
            <text:p>High</text:p>
          </table:table-cell>
          <table:table-cell/>
          <table:table-cell office:value-type="string">
            <text:p>hai.nguyen</text:p>
          </table:table-cell>
          <table:table-cell table:number-columns-repeated="2" office:value-type="string">
            <text:p>Passed</text:p>
          </table:table-cell>
          <table:table-cell table:number-columns-repeated="3"/>
          <table:table-cell table:style-name="ce233" table:number-columns-repeated="225"/>
          <table:table-cell table:number-columns-repeated="783"/>
        </table:table-row>
        <table:table-row table:style-name="ro58">
          <table:table-cell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office:value-type="string">
            <text:p>FNC_ECMS_WKF_HOL_04</text:p>
          </table:table-cell>
          <table:table-cell table:formula="of:=IF(VALUE(MID([.F47];6;FIND(&quot;:&quot;;[.F47];1)-FIND(&quot; &quot;;[.F47];1)-1))&gt;VALUE(MID([.F46];6;FIND(&quot;:&quot;;[.F46];1)-FIND(&quot; &quot;;[.F46];1)-1));[.C46];[.C46]+1)" office:value-type="float" office:value="3">
            <text:p>003</text:p>
          </table:table-cell>
          <table:table-cell office:value-type="string">
            <text:p>Content Management\ <text:s text:c="5"/>Business Process Center\ Holiday Process\Disapprove</text:p>
          </table:table-cell>
          <table:table-cell office:value-type="string">
            <text:p>Disapprove with changes time: Start time is less than current time</text:p>
          </table:table-cell>
          <table:table-cell office:value-type="string">
            <text:p>Step 2: Select a holiday request</text:p>
          </table:table-cell>
          <table:table-cell office:value-type="string">
            <text:p>- Login by user is in *:/organization/management/executive-board group</text:p>
            <text:p>- Go to <text:span text:style-name="T8">Content </text:span><text:span text:style-name="T8">Managemen</text:span><text:span text:style-name="T8">t</text:span> and select <text:span text:style-name="T8">Business </text:span><text:span text:style-name="T8">Process </text:span><text:span text:style-name="T8">Center</text:span></text:p>
            <text:p>- Select 'Task Controller' <text:span text:style-name="T24">tab</text:span></text:p>
            <text:p><text:span text:style-name="T24">- On column </text:span><text:span text:style-name="T24">action, click </text:span><text:span text:style-name="T24">on 'Manage' </text:span><text:span text:style-name="T24">of holiday </text:span><text:span text:style-name="T24">request you </text:span><text:span text:style-name="T24">want to </text:span><text:span text:style-name="T24">resolve</text:span></text:p>
          </table:table-cell>
          <table:table-cell office:value-type="string">
            <text:p>- 'Task manager' form appears and show detail of a holiday request</text:p>
          </table:table-cell>
          <table:table-cell office:value-type="string">
            <text:p>High</text:p>
          </table:table-cell>
          <table:table-cell/>
          <table:table-cell office:value-type="string">
            <text:p>hai.nguyen</text:p>
          </table:table-cell>
          <table:table-cell table:number-columns-repeated="2" office:value-type="string">
            <text:p>Passed</text:p>
          </table:table-cell>
          <table:table-cell table:number-columns-repeated="3"/>
          <table:table-cell table:style-name="ce233" table:number-columns-repeated="225"/>
          <table:table-cell table:number-columns-repeated="783"/>
        </table:table-row>
        <table:table-row table:style-name="ro59">
          <table:table-cell table:formula="of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office:value-type="string">
            <text:p>FNC_ECMS_WKF_HOL_04</text:p>
          </table:table-cell>
          <table:table-cell table:formula="of:=IF(VALUE(MID([.F48];6;FIND(&quot;:&quot;;[.F48];1)-FIND(&quot; &quot;;[.F48];1)-1))&gt;VALUE(MID([.F47];6;FIND(&quot;:&quot;;[.F47];1)-FIND(&quot; &quot;;[.F47];1)-1));[.C47];[.C47]+1)" office:value-type="float" office:value="3">
            <text:p>003</text:p>
          </table:table-cell>
          <table:table-cell office:value-type="string">
            <text:p>Content Management\ <text:s text:c="5"/>Business Process Center\ Holiday Process\Disapprove</text:p>
          </table:table-cell>
          <table:table-cell office:value-type="string">
            <text:p>Disapprove with changes time: Start time is less than current time</text:p>
          </table:table-cell>
          <table:table-cell office:value-type="string">
            <text:p>Step 3: Disapprove with changes time</text:p>
          </table:table-cell>
          <table:table-cell table:style-name="ce240" office:value-type="string">
            <text:p><text:span text:style-name="T11">- On form </text:span><text:span text:style-name="T11">task </text:span><text:span text:style-name="T11">manager:</text:span></text:p>
            <text:p><text:span text:style-name="T11">On 'Start' </text:span><text:span text:style-name="T11">field: enter </text:span><text:span text:style-name="T11">the time is </text:span><text:span text:style-name="T11">less than </text:span><text:span text:style-name="T11">current time</text:span></text:p>
            <text:p><text:span text:style-name="T11">On 'End' </text:span><text:span text:style-name="T11">field: Enter </text:span><text:span text:style-name="T11">valid date </text:span></text:p>
            <text:p>- Click Disapprove</text:p>
          </table:table-cell>
          <table:table-cell table:style-name="ce218" office:value-type="string">
            <text:p>Show message to indicate that start time is greater than current time</text:p>
          </table:table-cell>
          <table:table-cell office:value-type="string">
            <text:p>High</text:p>
          </table:table-cell>
          <table:table-cell/>
          <table:table-cell office:value-type="string">
            <text:p>hai.nguyen</text:p>
          </table:table-cell>
          <table:table-cell table:number-columns-repeated="2" office:value-type="string">
            <text:p>N/A</text:p>
          </table:table-cell>
          <table:table-cell table:number-columns-repeated="3"/>
          <table:table-cell table:style-name="ce233" table:number-columns-repeated="225"/>
          <table:table-cell table:number-columns-repeated="783"/>
        </table:table-row>
        <table:table-row table:style-name="ro57">
          <table:table-cell table:formula="of:=IF(VALUE(MID([.F49];6;FIND(&quot;:&quot;;[.F49];1)-FIND(&quot; &quot;;[.F49];1)-1))&gt;VALUE(MID([.F48];6;FIND(&quot;:&quot;;[.F48];1)-FIND(&quot; &quot;;[.F48];1)-1));&quot;&quot;;MAX([.A$7:.A48])+1)" office:value-type="float" office:value="14">
            <text:p>014</text:p>
          </table:table-cell>
          <table:table-cell office:value-type="string">
            <text:p>FNC_ECMS_WKF_HOL_04</text:p>
          </table:table-cell>
          <table:table-cell table:formula="of:=IF(VALUE(MID([.F49];6;FIND(&quot;:&quot;;[.F49];1)-FIND(&quot; &quot;;[.F49];1)-1))&gt;VALUE(MID([.F48];6;FIND(&quot;:&quot;;[.F48];1)-FIND(&quot; &quot;;[.F48];1)-1));[.C48];[.C48]+1)" office:value-type="float" office:value="4">
            <text:p>004</text:p>
          </table:table-cell>
          <table:table-cell office:value-type="string">
            <text:p>Content Management\ <text:s text:c="5"/>Business Process Center\ Holiday Process\Disapprove</text:p>
          </table:table-cell>
          <table:table-cell table:style-name="ce201" office:value-type="string">
            <text:p>Disapprove with changes time: End date is less than current time</text:p>
          </table:table-cell>
          <table:table-cell office:value-type="string">
            <text:p>Step 1: Create a new holiday request</text:p>
          </table:table-cell>
          <table:table-cell office:value-type="string">
            <text:p>- User login</text:p>
            <text:p>- Go to <text:span text:style-name="T8">Content </text:span><text:span text:style-name="T8">Managemen</text:span><text:span text:style-name="T8">t</text:span> and select <text:span text:style-name="T8">Business </text:span><text:span text:style-name="T8">Process </text:span><text:span text:style-name="T8">Center</text:span></text:p>
            <text:p>- Select <text:span text:style-name="T23">BP </text:span><text:span text:style-name="T23">Definition </text:span><text:span text:style-name="T23">Controller</text:span><text:span text:style-name="T24"> </text:span><text:span text:style-name="T24">tab</text:span></text:p>
            <text:p><text:span text:style-name="T24">- Create a </text:span><text:span text:style-name="T24">new holiday </text:span><text:span text:style-name="T24">request</text:span></text:p>
          </table:table-cell>
          <table:table-cell office:value-type="string">
            <text:p>- Create a new request successfully</text:p>
          </table:table-cell>
          <table:table-cell office:value-type="string">
            <text:p>High</text:p>
          </table:table-cell>
          <table:table-cell/>
          <table:table-cell office:value-type="string">
            <text:p>hai.nguyen</text:p>
          </table:table-cell>
          <table:table-cell table:number-columns-repeated="2" office:value-type="string">
            <text:p>Passed</text:p>
          </table:table-cell>
          <table:table-cell table:number-columns-repeated="3"/>
          <table:table-cell table:style-name="ce233" table:number-columns-repeated="225"/>
          <table:table-cell table:number-columns-repeated="783"/>
        </table:table-row>
        <table:table-row table:style-name="ro58">
          <table:table-cell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office:value-type="string">
            <text:p>FNC_ECMS_WKF_HOL_04</text:p>
          </table:table-cell>
          <table:table-cell table:formula="of:=IF(VALUE(MID([.F50];6;FIND(&quot;:&quot;;[.F50];1)-FIND(&quot; &quot;;[.F50];1)-1))&gt;VALUE(MID([.F49];6;FIND(&quot;:&quot;;[.F49];1)-FIND(&quot; &quot;;[.F49];1)-1));[.C49];[.C49]+1)" office:value-type="float" office:value="4">
            <text:p>004</text:p>
          </table:table-cell>
          <table:table-cell office:value-type="string">
            <text:p>Content Management\ <text:s text:c="5"/>Business Process Center\ Holiday Process\Disapprove</text:p>
          </table:table-cell>
          <table:table-cell table:style-name="ce204" office:value-type="string">
            <text:p>Disapprove with changes time: End date is less than current time</text:p>
          </table:table-cell>
          <table:table-cell office:value-type="string">
            <text:p>Step 2: Select a holiday request</text:p>
          </table:table-cell>
          <table:table-cell office:value-type="string">
            <text:p>- Login by user is in *:/organization/management/executive-board group</text:p>
            <text:p>- Go to <text:span text:style-name="T8">Content </text:span><text:span text:style-name="T8">Managemen</text:span><text:span text:style-name="T8">t</text:span> and select <text:span text:style-name="T8">Business </text:span><text:span text:style-name="T8">Process </text:span><text:span text:style-name="T8">Center</text:span></text:p>
            <text:p>- Select 'Task Controller' <text:span text:style-name="T24">tab</text:span></text:p>
            <text:p><text:span text:style-name="T24">- On column </text:span><text:span text:style-name="T24">action, click </text:span><text:span text:style-name="T24">on 'Manage' </text:span><text:span text:style-name="T24">of holiday </text:span><text:span text:style-name="T24">request you </text:span><text:span text:style-name="T24">want to </text:span><text:span text:style-name="T24">resolve</text:span></text:p>
          </table:table-cell>
          <table:table-cell office:value-type="string">
            <text:p>- 'Task manager' form appears and show detail of a holiday request</text:p>
          </table:table-cell>
          <table:table-cell office:value-type="string">
            <text:p>High</text:p>
          </table:table-cell>
          <table:table-cell/>
          <table:table-cell office:value-type="string">
            <text:p>hai.nguyen</text:p>
          </table:table-cell>
          <table:table-cell table:number-columns-repeated="2" office:value-type="string">
            <text:p>Passed</text:p>
          </table:table-cell>
          <table:table-cell table:number-columns-repeated="3"/>
          <table:table-cell table:style-name="ce233" table:number-columns-repeated="225"/>
          <table:table-cell table:number-columns-repeated="783"/>
        </table:table-row>
        <table:table-row table:style-name="ro63">
          <table:table-cell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office:value-type="string">
            <text:p>FNC_ECMS_WKF_HOL_04</text:p>
          </table:table-cell>
          <table:table-cell table:formula="of:=IF(VALUE(MID([.F51];6;FIND(&quot;:&quot;;[.F51];1)-FIND(&quot; &quot;;[.F51];1)-1))&gt;VALUE(MID([.F50];6;FIND(&quot;:&quot;;[.F50];1)-FIND(&quot; &quot;;[.F50];1)-1));[.C50];[.C50]+1)" office:value-type="float" office:value="4">
            <text:p>004</text:p>
          </table:table-cell>
          <table:table-cell office:value-type="string">
            <text:p>Content Management\ <text:s text:c="5"/>Business Process Center\ Holiday Process\Disapprove</text:p>
          </table:table-cell>
          <table:table-cell table:style-name="ce204" office:value-type="string">
            <text:p>Disapprove with changes time: End date is less than current time</text:p>
          </table:table-cell>
          <table:table-cell office:value-type="string">
            <text:p>Step 3: Disapprove with changes time</text:p>
          </table:table-cell>
          <table:table-cell table:style-name="ce240" office:value-type="string">
            <text:p><text:span text:style-name="T11">- On form </text:span><text:span text:style-name="T11">task </text:span><text:span text:style-name="T11">manager:</text:span></text:p>
            <text:p><text:span text:style-name="T11">On 'Start' </text:span><text:span text:style-name="T11">field: enter </text:span><text:span text:style-name="T11">the valid </text:span><text:span text:style-name="T11">date</text:span></text:p>
            <text:p><text:span text:style-name="T11">On 'End' </text:span><text:span text:style-name="T11">field: enter </text:span><text:span text:style-name="T11">the time is </text:span><text:span text:style-name="T11">less than </text:span><text:span text:style-name="T11">current time</text:span></text:p>
            <text:p>- Click Disapprove</text:p>
          </table:table-cell>
          <table:table-cell table:style-name="ce218" office:value-type="string">
            <text:p>Show message to indicate the value of date which user has entered is invalid</text:p>
          </table:table-cell>
          <table:table-cell office:value-type="string">
            <text:p>High</text:p>
          </table:table-cell>
          <table:table-cell/>
          <table:table-cell office:value-type="string">
            <text:p>hai.nguyen</text:p>
          </table:table-cell>
          <table:table-cell table:number-columns-repeated="2" office:value-type="string">
            <text:p>N/A</text:p>
          </table:table-cell>
          <table:table-cell table:number-columns-repeated="3"/>
          <table:table-cell table:style-name="ce233" table:number-columns-repeated="225"/>
          <table:table-cell table:number-columns-repeated="783"/>
        </table:table-row>
        <table:table-row table:style-name="ro57">
          <table:table-cell table:formula="of:=IF(VALUE(MID([.F52];6;FIND(&quot;:&quot;;[.F52];1)-FIND(&quot; &quot;;[.F52];1)-1))&gt;VALUE(MID([.F51];6;FIND(&quot;:&quot;;[.F51];1)-FIND(&quot; &quot;;[.F51];1)-1));&quot;&quot;;MAX([.A$7:.A51])+1)" office:value-type="float" office:value="15">
            <text:p>015</text:p>
          </table:table-cell>
          <table:table-cell office:value-type="string">
            <text:p>FNC_ECMS_WKF_HOL_04</text:p>
          </table:table-cell>
          <table:table-cell table:formula="of:=IF(VALUE(MID([.F52];6;FIND(&quot;:&quot;;[.F52];1)-FIND(&quot; &quot;;[.F52];1)-1))&gt;VALUE(MID([.F51];6;FIND(&quot;:&quot;;[.F51];1)-FIND(&quot; &quot;;[.F51];1)-1));[.C51];[.C51]+1)" office:value-type="float" office:value="5">
            <text:p>005</text:p>
          </table:table-cell>
          <table:table-cell office:value-type="string">
            <text:p>Content Management\ <text:s text:c="5"/>Business Process Center\ Holiday Process\Disapprove</text:p>
          </table:table-cell>
          <table:table-cell table:style-name="ce201" office:value-type="string">
            <text:p>Disapprove with changes time: <text:s/>End date is less than start date</text:p>
          </table:table-cell>
          <table:table-cell office:value-type="string">
            <text:p>Step 1: Create a new holiday request</text:p>
          </table:table-cell>
          <table:table-cell office:value-type="string">
            <text:p>- User login</text:p>
            <text:p>- Go to <text:span text:style-name="T8">Content </text:span><text:span text:style-name="T8">Managemen</text:span><text:span text:style-name="T8">t</text:span> and select <text:span text:style-name="T8">Business </text:span><text:span text:style-name="T8">Process </text:span><text:span text:style-name="T8">Center</text:span></text:p>
            <text:p>- Select <text:span text:style-name="T23">BP </text:span><text:span text:style-name="T23">Definition </text:span><text:span text:style-name="T23">Controller</text:span><text:span text:style-name="T24"> </text:span><text:span text:style-name="T24">tab</text:span></text:p>
            <text:p><text:span text:style-name="T24">- Create a </text:span><text:span text:style-name="T24">new holiday </text:span><text:span text:style-name="T24">request</text:span></text:p>
          </table:table-cell>
          <table:table-cell office:value-type="string">
            <text:p>- Create a new request successfully</text:p>
          </table:table-cell>
          <table:table-cell office:value-type="string">
            <text:p>High</text:p>
          </table:table-cell>
          <table:table-cell/>
          <table:table-cell office:value-type="string">
            <text:p>hai.nguyen</text:p>
          </table:table-cell>
          <table:table-cell table:number-columns-repeated="2" office:value-type="string">
            <text:p>Passed</text:p>
          </table:table-cell>
          <table:table-cell table:number-columns-repeated="3"/>
          <table:table-cell table:style-name="ce233" table:number-columns-repeated="225"/>
          <table:table-cell table:number-columns-repeated="783"/>
        </table:table-row>
        <table:table-row table:style-name="ro58">
          <table:table-cell table:formula="of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office:value-type="string">
            <text:p>FNC_ECMS_WKF_HOL_04</text:p>
          </table:table-cell>
          <table:table-cell table:formula="of:=IF(VALUE(MID([.F53];6;FIND(&quot;:&quot;;[.F53];1)-FIND(&quot; &quot;;[.F53];1)-1))&gt;VALUE(MID([.F52];6;FIND(&quot;:&quot;;[.F52];1)-FIND(&quot; &quot;;[.F52];1)-1));[.C52];[.C52]+1)" office:value-type="float" office:value="5">
            <text:p>005</text:p>
          </table:table-cell>
          <table:table-cell office:value-type="string">
            <text:p>Content Management\ <text:s text:c="5"/>Business Process Center\ Holiday Process\Disapprove</text:p>
          </table:table-cell>
          <table:table-cell table:style-name="ce204" office:value-type="string">
            <text:p>Disapprove with changes time: <text:s/>End date is less than start date</text:p>
          </table:table-cell>
          <table:table-cell office:value-type="string">
            <text:p>Step 2: Select a holiday request</text:p>
          </table:table-cell>
          <table:table-cell office:value-type="string">
            <text:p>- Login by user is in *:/organization/management/executive-board group</text:p>
            <text:p>- Go to <text:span text:style-name="T8">Content </text:span><text:span text:style-name="T8">Managemen</text:span><text:span text:style-name="T8">t</text:span> and select <text:span text:style-name="T8">Business </text:span><text:span text:style-name="T8">Process </text:span><text:span text:style-name="T8">Center</text:span></text:p>
            <text:p>- Select 'Task Controller' <text:span text:style-name="T24">tab</text:span></text:p>
            <text:p><text:span text:style-name="T24">- On column </text:span><text:span text:style-name="T24">action, click </text:span><text:span text:style-name="T24">on 'Manage' </text:span><text:span text:style-name="T24">of holiday </text:span><text:span text:style-name="T24">request you </text:span><text:span text:style-name="T24">want to </text:span><text:span text:style-name="T24">resolve</text:span></text:p>
          </table:table-cell>
          <table:table-cell office:value-type="string">
            <text:p>- 'Task manager' form appears and show detail of a holiday request</text:p>
          </table:table-cell>
          <table:table-cell office:value-type="string">
            <text:p>High</text:p>
          </table:table-cell>
          <table:table-cell/>
          <table:table-cell office:value-type="string">
            <text:p>hai.nguyen</text:p>
          </table:table-cell>
          <table:table-cell table:number-columns-repeated="2" office:value-type="string">
            <text:p>Passed</text:p>
          </table:table-cell>
          <table:table-cell table:number-columns-repeated="3"/>
          <table:table-cell table:style-name="ce233" table:number-columns-repeated="225"/>
          <table:table-cell table:number-columns-repeated="783"/>
        </table:table-row>
        <table:table-row table:style-name="ro59">
          <table:table-cell table:formula="of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office:value-type="string">
            <text:p>FNC_ECMS_WKF_HOL_04</text:p>
          </table:table-cell>
          <table:table-cell table:formula="of:=IF(VALUE(MID([.F54];6;FIND(&quot;:&quot;;[.F54];1)-FIND(&quot; &quot;;[.F54];1)-1))&gt;VALUE(MID([.F53];6;FIND(&quot;:&quot;;[.F53];1)-FIND(&quot; &quot;;[.F53];1)-1));[.C53];[.C53]+1)" office:value-type="float" office:value="5">
            <text:p>005</text:p>
          </table:table-cell>
          <table:table-cell office:value-type="string">
            <text:p>Content Management\ <text:s text:c="5"/>Business Process Center\ Holiday Process\Disapprove</text:p>
          </table:table-cell>
          <table:table-cell table:style-name="ce204" office:value-type="string">
            <text:p>Disapprove with changes time: <text:s/>End date is less than start date</text:p>
          </table:table-cell>
          <table:table-cell office:value-type="string">
            <text:p>Step 3: Disapprove with changes time</text:p>
          </table:table-cell>
          <table:table-cell table:style-name="ce240" office:value-type="string">
            <text:p><text:span text:style-name="T11">- On form </text:span><text:span text:style-name="T11">task </text:span><text:span text:style-name="T11">manager:</text:span></text:p>
            <text:p><text:span text:style-name="T11"><text:s/></text:span><text:span text:style-name="T11">Select or </text:span><text:span text:style-name="T11">enter valid </text:span><text:span text:style-name="T11">start date </text:span><text:span text:style-name="T11">and End </text:span><text:span text:style-name="T11">date but end </text:span><text:span text:style-name="T11">date is less </text:span><text:span text:style-name="T11">than Start </text:span><text:span text:style-name="T11">date</text:span></text:p>
            <text:p>- Click on Disapprove button</text:p>
          </table:table-cell>
          <table:table-cell table:style-name="ce218" office:value-type="string">
            <text:p>Show message to indicate the value of date which user has entered is invalid</text:p>
          </table:table-cell>
          <table:table-cell office:value-type="string">
            <text:p>High</text:p>
          </table:table-cell>
          <table:table-cell/>
          <table:table-cell office:value-type="string">
            <text:p>hai.nguyen</text:p>
          </table:table-cell>
          <table:table-cell table:number-columns-repeated="2" office:value-type="string">
            <text:p>N/A</text:p>
          </table:table-cell>
          <table:table-cell table:number-columns-repeated="3"/>
          <table:table-cell table:style-name="ce233" table:number-columns-repeated="225"/>
          <table:table-cell table:number-columns-repeated="783"/>
        </table:table-row>
        <table:table-row table:style-name="ro30" table:visibility="filter">
          <table:table-cell table:formula="of:=IF(VALUE(MID([.F55];6;FIND(&quot;:&quot;;[.F55];1)-FIND(&quot; &quot;;[.F55];1)-1))&gt;VALUE(MID([.F54];6;FIND(&quot;:&quot;;[.F54];1)-FIND(&quot; &quot;;[.F54];1)-1));&quot;&quot;;MAX([.A$7:.A54])+1)" office:value-type="float" office:value="16">
            <text:p>016</text:p>
          </table:table-cell>
          <table:table-cell office:value-type="string">
            <text:p>FNC_ECMS_WKF_HOL_04</text:p>
          </table:table-cell>
          <table:table-cell table:formula="of:=IF(VALUE(MID([.F55];6;FIND(&quot;:&quot;;[.F55];1)-FIND(&quot; &quot;;[.F55];1)-1))&gt;VALUE(MID([.F54];6;FIND(&quot;:&quot;;[.F54];1)-FIND(&quot; &quot;;[.F54];1)-1));[.C54];[.C54]+1)" office:value-type="float" office:value="6">
            <text:p>006</text:p>
          </table:table-cell>
          <table:table-cell office:value-type="string">
            <text:p>Content Management\ <text:s text:c="5"/>Business Process Center\ Holiday Process\Disapprove</text:p>
          </table:table-cell>
          <table:table-cell table:style-name="ce207" office:value-type="string">
            <text:p>Creator <text:s/>modifies <text:s/>or accept with change time of manager</text:p>
          </table:table-cell>
          <table:table-cell office:value-type="string">
            <text:p>Step 1: Create a new holiday request</text:p>
          </table:table-cell>
          <table:table-cell office:value-type="string">
            <text:p>- User login</text:p>
            <text:p>- Go to <text:span text:style-name="T8">Content </text:span><text:span text:style-name="T8">Managemen</text:span><text:span text:style-name="T8">t</text:span> and select <text:span text:style-name="T8">Business </text:span><text:span text:style-name="T8">Process </text:span><text:span text:style-name="T8">Center</text:span></text:p>
            <text:p>- Select <text:span text:style-name="T23">BP </text:span><text:span text:style-name="T23">Definition </text:span><text:span text:style-name="T23">Controller</text:span><text:span text:style-name="T24"> </text:span><text:span text:style-name="T24">tab</text:span></text:p>
            <text:p><text:span text:style-name="T24">- Create a </text:span><text:span text:style-name="T24">new holiday </text:span><text:span text:style-name="T24">request</text:span></text:p>
          </table:table-cell>
          <table:table-cell office:value-type="string">
            <text:p>- Create a new request successfully</text:p>
          </table:table-cell>
          <table:table-cell table:style-name="ce229" office:value-type="string">
            <text:p>Medium</text:p>
          </table:table-cell>
          <table:table-cell table:number-columns-repeated="7"/>
          <table:table-cell table:style-name="ce233" table:number-columns-repeated="225"/>
          <table:table-cell table:number-columns-repeated="783"/>
        </table:table-row>
        <table:table-row table:style-name="ro37" table:visibility="filter">
          <table:table-cell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office:value-type="string">
            <text:p>FNC_ECMS_WKF_HOL_04</text:p>
          </table:table-cell>
          <table:table-cell table:formula="of:=IF(VALUE(MID([.F56];6;FIND(&quot;:&quot;;[.F56];1)-FIND(&quot; &quot;;[.F56];1)-1))&gt;VALUE(MID([.F55];6;FIND(&quot;:&quot;;[.F55];1)-FIND(&quot; &quot;;[.F55];1)-1));[.C55];[.C55]+1)" office:value-type="float" office:value="6">
            <text:p>006</text:p>
          </table:table-cell>
          <table:table-cell office:value-type="string">
            <text:p>Content Management\ <text:s text:c="5"/>Business Process Center\ Holiday Process\Disapprove</text:p>
          </table:table-cell>
          <table:table-cell office:value-type="string">
            <text:p>Creator <text:s/>modifies <text:s/>or accept with change time of manager</text:p>
          </table:table-cell>
          <table:table-cell office:value-type="string">
            <text:p>Step 2: Select a holiday request</text:p>
          </table:table-cell>
          <table:table-cell office:value-type="string">
            <text:p>- Login by user is in *:/organization/management/executive-board group</text:p>
            <text:p>- Go to <text:span text:style-name="T8">Content </text:span><text:span text:style-name="T8">Managemen</text:span><text:span text:style-name="T8">t</text:span> and select <text:span text:style-name="T8">Business </text:span><text:span text:style-name="T8">Process </text:span><text:span text:style-name="T8">Center</text:span></text:p>
            <text:p>- Select 'Task Controller' <text:span text:style-name="T24">tab</text:span></text:p>
            <text:p><text:span text:style-name="T24">- On column </text:span><text:span text:style-name="T24">action, click </text:span><text:span text:style-name="T24">on 'Manage' </text:span><text:span text:style-name="T24">of holiday </text:span><text:span text:style-name="T24">request you </text:span><text:span text:style-name="T24">want to </text:span><text:span text:style-name="T24">resolve</text:span></text:p>
          </table:table-cell>
          <table:table-cell office:value-type="string">
            <text:p>- 'Task manager' form appears and show detail of a holiday request</text:p>
          </table:table-cell>
          <table:table-cell table:style-name="ce229" office:value-type="string">
            <text:p>Medium</text:p>
          </table:table-cell>
          <table:table-cell table:number-columns-repeated="7"/>
          <table:table-cell table:style-name="ce233" table:number-columns-repeated="225"/>
          <table:table-cell table:number-columns-repeated="783"/>
        </table:table-row>
        <table:table-row table:style-name="ro28" table:visibility="filter">
          <table:table-cell table:formula="of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office:value-type="string">
            <text:p>FNC_ECMS_WKF_HOL_04</text:p>
          </table:table-cell>
          <table:table-cell table:formula="of:=IF(VALUE(MID([.F57];6;FIND(&quot;:&quot;;[.F57];1)-FIND(&quot; &quot;;[.F57];1)-1))&gt;VALUE(MID([.F56];6;FIND(&quot;:&quot;;[.F56];1)-FIND(&quot; &quot;;[.F56];1)-1));[.C56];[.C56]+1)" office:value-type="float" office:value="6">
            <text:p>006</text:p>
          </table:table-cell>
          <table:table-cell office:value-type="string">
            <text:p>Content Management\ <text:s text:c="5"/>Business Process Center\ Holiday Process\Disapprove</text:p>
          </table:table-cell>
          <table:table-cell office:value-type="string">
            <text:p>Creator <text:s/>modifies <text:s/>or accept with change time of manager</text:p>
          </table:table-cell>
          <table:table-cell office:value-type="string">
            <text:p>Step 3: Disapproves the holiday request</text:p>
          </table:table-cell>
          <table:table-cell office:value-type="string">
            <text:p>- On form task manager, manager changes date or not</text:p>
            <text:p>- Click on Disapprove button</text:p>
          </table:table-cell>
          <table:table-cell office:value-type="string">
            <text:p>- Close this form</text:p>
            <text:p>- This request has remove in list task controller of manager</text:p>
            <text:p>- This request has been sent back to creator</text:p>
            <text:p/>
          </table:table-cell>
          <table:table-cell table:style-name="ce229" office:value-type="string">
            <text:p>Medium</text:p>
          </table:table-cell>
          <table:table-cell table:number-columns-repeated="7"/>
          <table:table-cell table:style-name="ce233" table:number-columns-repeated="225"/>
          <table:table-cell table:number-columns-repeated="783"/>
        </table:table-row>
        <table:table-row table:style-name="ro30" table:visibility="filter">
          <table:table-cell table:formula="of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office:value-type="string">
            <text:p>FNC_ECMS_WKF_HOL_04</text:p>
          </table:table-cell>
          <table:table-cell table:formula="of:=IF(VALUE(MID([.F58];6;FIND(&quot;:&quot;;[.F58];1)-FIND(&quot; &quot;;[.F58];1)-1))&gt;VALUE(MID([.F57];6;FIND(&quot;:&quot;;[.F57];1)-FIND(&quot; &quot;;[.F57];1)-1));[.C57];[.C57]+1)" office:value-type="float" office:value="6">
            <text:p>006</text:p>
          </table:table-cell>
          <table:table-cell office:value-type="string">
            <text:p>Content Management\ <text:s text:c="5"/>Business Process Center\ Holiday Process\Disapprove</text:p>
          </table:table-cell>
          <table:table-cell office:value-type="string">
            <text:p>Creator <text:s/>modifies <text:s/>or accept with change time of manager</text:p>
          </table:table-cell>
          <table:table-cell office:value-type="string">
            <text:p>Step 4: Creator select Task controller</text:p>
          </table:table-cell>
          <table:table-cell office:value-type="string">
            <text:p>- User, who has created the holiday request at step 1, logs in system</text:p>
            <text:p>- Go to <text:span text:style-name="T8">content </text:span><text:span text:style-name="T8">managemen</text:span><text:span text:style-name="T8">t</text:span> and select <text:span text:style-name="T8">business </text:span><text:span text:style-name="T8">process </text:span><text:span text:style-name="T8">center</text:span></text:p>
            <text:p>- Select [task controller]<text:span text:style-name="T24"> </text:span><text:span text:style-name="T24">tab</text:span></text:p>
          </table:table-cell>
          <table:table-cell office:value-type="string">
            <text:p>- Show all task which has been assigned or sent back to user</text:p>
          </table:table-cell>
          <table:table-cell table:style-name="ce229" office:value-type="string">
            <text:p>Medium</text:p>
          </table:table-cell>
          <table:table-cell table:number-columns-repeated="7"/>
          <table:table-cell table:style-name="ce233" table:number-columns-repeated="225"/>
          <table:table-cell table:number-columns-repeated="783"/>
        </table:table-row>
        <table:table-row table:style-name="ro31" table:visibility="filter">
          <table:table-cell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office:value-type="string">
            <text:p>FNC_ECMS_WKF_HOL_04</text:p>
          </table:table-cell>
          <table:table-cell table:formula="of:=IF(VALUE(MID([.F59];6;FIND(&quot;:&quot;;[.F59];1)-FIND(&quot; &quot;;[.F59];1)-1))&gt;VALUE(MID([.F58];6;FIND(&quot;:&quot;;[.F58];1)-FIND(&quot; &quot;;[.F58];1)-1));[.C58];[.C58]+1)" office:value-type="float" office:value="6">
            <text:p>006</text:p>
          </table:table-cell>
          <table:table-cell office:value-type="string">
            <text:p>Content Management\ <text:s text:c="5"/>Business Process Center\ Holiday Process\Disapprove</text:p>
          </table:table-cell>
          <table:table-cell office:value-type="string">
            <text:p>Creator <text:s/>modifies <text:s/>or accept with change time of manager</text:p>
          </table:table-cell>
          <table:table-cell office:value-type="string">
            <text:p>Step 5: Creator accepts modifying</text:p>
          </table:table-cell>
          <table:table-cell table:style-name="ce240" office:value-type="string">
            <text:p>- On task controller, select a task name: change request which has been sent back at step 3</text:p>
            <text:p>- At the task manager form detail, creator changes time or agree with the change of manager <text:s/>and click on button [Modify]</text:p>
          </table:table-cell>
          <table:table-cell office:value-type="string">
            <text:p>- Task manager form appears and shows detail of of request</text:p>
            <text:p>- After click button [Modify], the form was closed and this task has been remove in list task of creator</text:p>
            <text:p>- The request was re-sent to manager</text:p>
            <text:p>This process has been finished.</text:p>
          </table:table-cell>
          <table:table-cell table:style-name="ce229" office:value-type="string">
            <text:p>Medium</text:p>
          </table:table-cell>
          <table:table-cell table:number-columns-repeated="7"/>
          <table:table-cell table:style-name="ce233" table:number-columns-repeated="225"/>
          <table:table-cell table:number-columns-repeated="783"/>
        </table:table-row>
        <table:table-row table:style-name="ro64" table:visibility="filter">
          <table:table-cell table:formula="of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office:value-type="string">
            <text:p>FNC_ECMS_WKF_HOL_04</text:p>
          </table:table-cell>
          <table:table-cell table:formula="of:=IF(VALUE(MID([.F60];6;FIND(&quot;:&quot;;[.F60];1)-FIND(&quot; &quot;;[.F60];1)-1))&gt;VALUE(MID([.F59];6;FIND(&quot;:&quot;;[.F59];1)-FIND(&quot; &quot;;[.F59];1)-1));[.C59];[.C59]+1)" office:value-type="float" office:value="6">
            <text:p>006</text:p>
          </table:table-cell>
          <table:table-cell office:value-type="string">
            <text:p>Content Management\ <text:s text:c="5"/>Business Process Center\ Holiday Process\Disapprove</text:p>
          </table:table-cell>
          <table:table-cell office:value-type="string">
            <text:p>Creator <text:s/>modifies <text:s/>or accept with change time of manager</text:p>
          </table:table-cell>
          <table:table-cell office:value-type="string">
            <text:p>Step 6: Check displaying detail of process</text:p>
          </table:table-cell>
          <table:table-cell office:value-type="string">
            <text:p>-- User, who is member in *:/organization/management/executive-board group, login system</text:p>
            <text:p>- Select <text:span text:style-name="T8">Business </text:span><text:span text:style-name="T8">process </text:span><text:span text:style-name="T8">Administrat</text:span><text:span text:style-name="T8">or</text:span></text:p>
            <text:p>- Click on [monitor] tab</text:p>
            <text:p>- Select holiday process</text:p>
            <text:p>- View detail of holiday process which has created at step 1</text:p>
          </table:table-cell>
          <table:table-cell office:value-type="string">
            <text:p><text:span text:style-name="T12">- the first </text:span><text:span text:style-name="T12">row: </text:span><text:span text:style-name="T13">ID</text:span><text:span text:style-name="T12"> = </text:span><text:span text:style-name="T12">task ID, </text:span><text:span text:style-name="T13">Task </text:span><text:span text:style-name="T13">request</text:span><text:span text:style-name="T12">: </text:span><text:span text:style-name="T12">Request, </text:span><text:span text:style-name="T13">Actor ID: </text:span><text:span text:style-name="T12">user is </text:span><text:span text:style-name="T12">creator </text:span><text:span text:style-name="T12">request; </text:span><text:span text:style-name="T13">End: </text:span><text:span text:style-name="T12">at the </text:span><text:span text:style-name="T12">time creator </text:span><text:span text:style-name="T12">click on </text:span><text:span text:style-name="T12">submit</text:span></text:p>
            <text:p><text:span text:style-name="T13">- the second </text:span><text:span text:style-name="T13">row: </text:span></text:p>
            <text:p><text:span text:style-name="T13">ID = </text:span><text:span text:style-name="T12">task ID</text:span><text:span text:style-name="T13">; </text:span><text:span text:style-name="T13">Task </text:span><text:span text:style-name="T13">request: </text:span><text:span text:style-name="T12">evaluation, </text:span><text:span text:style-name="T13">Actor ID:</text:span><text:span text:style-name="T13"><text:tab/></text:span><text:span text:style-name="T12">*:/organizatio</text:span><text:span text:style-name="T12">n/manageme</text:span><text:span text:style-name="T12">nt/executive-</text:span><text:span text:style-name="T12">board</text:span><text:span text:style-name="T13">, End: </text:span><text:span text:style-name="T17">at time when </text:span><text:span text:style-name="T17">manager </text:span><text:span text:style-name="T17">click on </text:span><text:span text:style-name="T17">button </text:span><text:span text:style-name="T17">[Disapprove]</text:span></text:p>
            <text:p><text:span text:style-name="T17">- the </text:span><text:span text:style-name="T18">third </text:span><text:span text:style-name="T18">row: ID</text:span><text:span text:style-name="T17"> = </text:span><text:span text:style-name="T17">task ID, </text:span><text:span text:style-name="T18">Task </text:span><text:span text:style-name="T18">request</text:span><text:span text:style-name="T17">:chan</text:span><text:span text:style-name="T17">ge request, </text:span><text:span text:style-name="T18">Actor ID: </text:span><text:span text:style-name="T17">user is </text:span><text:span text:style-name="T17">creator </text:span><text:span text:style-name="T17">request; </text:span><text:span text:style-name="T18">End: </text:span><text:span text:style-name="T17">at the </text:span><text:span text:style-name="T17">time creator </text:span><text:span text:style-name="T17">click on </text:span><text:span text:style-name="T17">[Modify]</text:span></text:p>
            <text:p><text:span text:style-name="T18">- The 4</text:span><text:span text:style-name="T41">th</text:span><text:span text:style-name="T18"> row: </text:span></text:p>
            <text:p><text:span text:style-name="T18">ID</text:span><text:span text:style-name="T17"> = task ID, </text:span><text:span text:style-name="T18">Task </text:span><text:span text:style-name="T18">request: </text:span><text:span text:style-name="T17">evaluation, </text:span><text:span text:style-name="T18">Actor ID:</text:span><text:span text:style-name="T18"><text:tab/></text:span><text:span text:style-name="T17">*:/organizatio</text:span><text:span text:style-name="T17">n/manageme</text:span><text:span text:style-name="T17">nt/executive-</text:span><text:span text:style-name="T17">board</text:span><text:span text:style-name="T18">, End: </text:span><text:span text:style-name="T17">empty</text:span></text:p>
          </table:table-cell>
          <table:table-cell table:style-name="ce229" office:value-type="string">
            <text:p>Medium</text:p>
          </table:table-cell>
          <table:table-cell table:number-columns-repeated="7"/>
          <table:table-cell table:style-name="ce233" table:number-columns-repeated="225"/>
          <table:table-cell table:number-columns-repeated="783"/>
        </table:table-row>
        <table:table-row table:style-name="ro30" table:visibility="filter">
          <table:table-cell table:formula="of:=IF(VALUE(MID([.F61];6;FIND(&quot;:&quot;;[.F61];1)-FIND(&quot; &quot;;[.F61];1)-1))&gt;VALUE(MID([.F60];6;FIND(&quot;:&quot;;[.F60];1)-FIND(&quot; &quot;;[.F60];1)-1));&quot;&quot;;MAX([.A$7:.A60])+1)" office:value-type="float" office:value="17">
            <text:p>017</text:p>
          </table:table-cell>
          <table:table-cell office:value-type="string">
            <text:p>FNC_ECMS_WKF_HOL_04</text:p>
          </table:table-cell>
          <table:table-cell table:formula="of:=IF(VALUE(MID([.F61];6;FIND(&quot;:&quot;;[.F61];1)-FIND(&quot; &quot;;[.F61];1)-1))&gt;VALUE(MID([.F60];6;FIND(&quot;:&quot;;[.F60];1)-FIND(&quot; &quot;;[.F60];1)-1));[.C60];[.C60]+1)" office:value-type="float" office:value="7">
            <text:p>007</text:p>
          </table:table-cell>
          <table:table-cell office:value-type="string">
            <text:p>Content Management\ <text:s text:c="5"/>Business Process Center\ Holiday Process\Disapprove</text:p>
          </table:table-cell>
          <table:table-cell table:style-name="ce207" office:value-type="string">
            <text:p>Creator disagrees with the change time of manager</text:p>
          </table:table-cell>
          <table:table-cell office:value-type="string">
            <text:p>Step 1: Create a new holiday request</text:p>
          </table:table-cell>
          <table:table-cell office:value-type="string">
            <text:p>- User login</text:p>
            <text:p>- Go to <text:span text:style-name="T8">Content </text:span><text:span text:style-name="T8">Managemen</text:span><text:span text:style-name="T8">t</text:span> and select <text:span text:style-name="T8">Business </text:span><text:span text:style-name="T8">Process </text:span><text:span text:style-name="T8">Center</text:span></text:p>
            <text:p>- Select <text:span text:style-name="T23">BP </text:span><text:span text:style-name="T23">Definition </text:span><text:span text:style-name="T23">Controller</text:span><text:span text:style-name="T24"> </text:span><text:span text:style-name="T24">tab</text:span></text:p>
            <text:p><text:span text:style-name="T24">- Create a </text:span><text:span text:style-name="T24">new holiday </text:span><text:span text:style-name="T24">request</text:span></text:p>
          </table:table-cell>
          <table:table-cell office:value-type="string">
            <text:p>- Create a new request successfully</text:p>
          </table:table-cell>
          <table:table-cell table:style-name="ce229" office:value-type="string">
            <text:p>Medium</text:p>
          </table:table-cell>
          <table:table-cell table:number-columns-repeated="7"/>
          <table:table-cell table:style-name="ce233" table:number-columns-repeated="225"/>
          <table:table-cell table:number-columns-repeated="783"/>
        </table:table-row>
        <table:table-row table:style-name="ro37" table:visibility="filter">
          <table:table-cell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office:value-type="string">
            <text:p>FNC_ECMS_WKF_HOL_04</text:p>
          </table:table-cell>
          <table:table-cell table:formula="of:=IF(VALUE(MID([.F62];6;FIND(&quot;:&quot;;[.F62];1)-FIND(&quot; &quot;;[.F62];1)-1))&gt;VALUE(MID([.F61];6;FIND(&quot;:&quot;;[.F61];1)-FIND(&quot; &quot;;[.F61];1)-1));[.C61];[.C61]+1)" office:value-type="float" office:value="7">
            <text:p>007</text:p>
          </table:table-cell>
          <table:table-cell office:value-type="string">
            <text:p>Content Management\ <text:s text:c="5"/>Business Process Center\ Holiday Process\Disapprove</text:p>
          </table:table-cell>
          <table:table-cell office:value-type="string">
            <text:p>Creator disagrees with the change time of manager</text:p>
          </table:table-cell>
          <table:table-cell office:value-type="string">
            <text:p>Step 2: Select a holiday request</text:p>
          </table:table-cell>
          <table:table-cell office:value-type="string">
            <text:p>- Login by user is in *:/organization/management/executive-board group</text:p>
            <text:p>- Go to <text:span text:style-name="T8">Content </text:span><text:span text:style-name="T8">Managemen</text:span><text:span text:style-name="T8">t</text:span> and select <text:span text:style-name="T8">Business </text:span><text:span text:style-name="T8">Process </text:span><text:span text:style-name="T8">Center</text:span></text:p>
            <text:p>- Select 'Task Controller' <text:span text:style-name="T24">tab</text:span></text:p>
            <text:p><text:span text:style-name="T24">- On column </text:span><text:span text:style-name="T24">action, click </text:span><text:span text:style-name="T24">on 'Manage' </text:span><text:span text:style-name="T24">of holiday </text:span><text:span text:style-name="T24">request you </text:span><text:span text:style-name="T24">want to </text:span><text:span text:style-name="T24">resolve</text:span></text:p>
          </table:table-cell>
          <table:table-cell office:value-type="string">
            <text:p>- 'Task manager' form appears and show detail of a holiday request</text:p>
          </table:table-cell>
          <table:table-cell table:style-name="ce229" office:value-type="string">
            <text:p>Medium</text:p>
          </table:table-cell>
          <table:table-cell table:number-columns-repeated="7"/>
          <table:table-cell table:style-name="ce233" table:number-columns-repeated="225"/>
          <table:table-cell table:number-columns-repeated="783"/>
        </table:table-row>
        <table:table-row table:style-name="ro28" table:visibility="filter">
          <table:table-cell table:formula="of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office:value-type="string">
            <text:p>FNC_ECMS_WKF_HOL_04</text:p>
          </table:table-cell>
          <table:table-cell table:formula="of:=IF(VALUE(MID([.F63];6;FIND(&quot;:&quot;;[.F63];1)-FIND(&quot; &quot;;[.F63];1)-1))&gt;VALUE(MID([.F62];6;FIND(&quot;:&quot;;[.F62];1)-FIND(&quot; &quot;;[.F62];1)-1));[.C62];[.C62]+1)" office:value-type="float" office:value="7">
            <text:p>007</text:p>
          </table:table-cell>
          <table:table-cell office:value-type="string">
            <text:p>Content Management\ <text:s text:c="5"/>Business Process Center\ Holiday Process\Disapprove</text:p>
          </table:table-cell>
          <table:table-cell office:value-type="string">
            <text:p>Creator disagrees with the change time of manager</text:p>
          </table:table-cell>
          <table:table-cell office:value-type="string">
            <text:p>Step 3: Manager Disapproves the holiday</text:p>
          </table:table-cell>
          <table:table-cell office:value-type="string">
            <text:p>- On form task manager, manager changes date or not</text:p>
            <text:p>- Click on [Disapprove] button</text:p>
          </table:table-cell>
          <table:table-cell office:value-type="string">
            <text:p>- Close this form</text:p>
            <text:p>- This request has remove in list task controller of manager</text:p>
            <text:p>- This request has been sent back to creator</text:p>
            <text:p/>
          </table:table-cell>
          <table:table-cell table:style-name="ce229" office:value-type="string">
            <text:p>Medium</text:p>
          </table:table-cell>
          <table:table-cell table:number-columns-repeated="7"/>
          <table:table-cell table:style-name="ce233" table:number-columns-repeated="225"/>
          <table:table-cell table:number-columns-repeated="783"/>
        </table:table-row>
        <table:table-row table:style-name="ro37" table:visibility="filter">
          <table:table-cell table:formula="of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office:value-type="string">
            <text:p>FNC_ECMS_WKF_HOL_04</text:p>
          </table:table-cell>
          <table:table-cell table:formula="of:=IF(VALUE(MID([.F64];6;FIND(&quot;:&quot;;[.F64];1)-FIND(&quot; &quot;;[.F64];1)-1))&gt;VALUE(MID([.F63];6;FIND(&quot;:&quot;;[.F63];1)-FIND(&quot; &quot;;[.F63];1)-1));[.C63];[.C63]+1)" office:value-type="float" office:value="7">
            <text:p>007</text:p>
          </table:table-cell>
          <table:table-cell office:value-type="string">
            <text:p>Content Management\ <text:s text:c="5"/>Business Process Center\ Holiday Process\Disapprove</text:p>
          </table:table-cell>
          <table:table-cell office:value-type="string">
            <text:p>Creator disagrees with the change time of manager</text:p>
          </table:table-cell>
          <table:table-cell office:value-type="string">
            <text:p>Step 4: Creator select Task controller</text:p>
          </table:table-cell>
          <table:table-cell office:value-type="string">
            <text:p>- User, who has created the holiday request at step 1, login system</text:p>
            <text:p>- Go to <text:span text:style-name="T8">content </text:span><text:span text:style-name="T8">managemen</text:span><text:span text:style-name="T8">t</text:span> and select <text:span text:style-name="T8">business </text:span><text:span text:style-name="T8">process </text:span><text:span text:style-name="T8">center</text:span></text:p>
            <text:p>- Select [task controller]<text:span text:style-name="T24"> </text:span><text:span text:style-name="T24">tab</text:span></text:p>
            <text:p><text:span text:style-name="T36">- Select a </text:span><text:span text:style-name="T36">task name: </text:span><text:span text:style-name="T36">change </text:span><text:span text:style-name="T36">request </text:span><text:span text:style-name="T36">which has </text:span><text:span text:style-name="T36">been sent </text:span><text:span text:style-name="T36">back at step </text:span><text:span text:style-name="T36">3</text:span></text:p>
          </table:table-cell>
          <table:table-cell office:value-type="string">
            <text:p>- Task manager form appears and shows detail of of request</text:p>
          </table:table-cell>
          <table:table-cell table:style-name="ce229" office:value-type="string">
            <text:p>Medium</text:p>
          </table:table-cell>
          <table:table-cell table:number-columns-repeated="7"/>
          <table:table-cell table:style-name="ce233" table:number-columns-repeated="225"/>
          <table:table-cell table:number-columns-repeated="783"/>
        </table:table-row>
        <table:table-row table:style-name="ro30" table:visibility="filter">
          <table:table-cell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office:value-type="string">
            <text:p>FNC_ECMS_WKF_HOL_04</text:p>
          </table:table-cell>
          <table:table-cell table:formula="of:=IF(VALUE(MID([.F65];6;FIND(&quot;:&quot;;[.F65];1)-FIND(&quot; &quot;;[.F65];1)-1))&gt;VALUE(MID([.F64];6;FIND(&quot;:&quot;;[.F64];1)-FIND(&quot; &quot;;[.F64];1)-1));[.C64];[.C64]+1)" office:value-type="float" office:value="7">
            <text:p>007</text:p>
          </table:table-cell>
          <table:table-cell office:value-type="string">
            <text:p>Content Management\ <text:s text:c="5"/>Business Process Center\ Holiday Process\Disapprove</text:p>
          </table:table-cell>
          <table:table-cell office:value-type="string">
            <text:p>Creator disagrees with the change time of manager</text:p>
          </table:table-cell>
          <table:table-cell office:value-type="string">
            <text:p>Step 5: Creator disagrees</text:p>
          </table:table-cell>
          <table:table-cell table:style-name="ce240" office:value-type="string">
            <text:p>- On task controller, select a task name: change request which has been sent back at step 4</text:p>
            <text:p>- at the task manager form detail, creator clicks on button [Disagree]</text:p>
          </table:table-cell>
          <table:table-cell office:value-type="string">
            <text:p>- After click button Disagree, form was closed and this task has been remove in list task of creator</text:p>
            <text:p>- The holiday process has finished. Check finishing of process in BP administrator</text:p>
            <text:p/>
          </table:table-cell>
          <table:table-cell table:style-name="ce229" office:value-type="string">
            <text:p>Medium</text:p>
          </table:table-cell>
          <table:table-cell table:number-columns-repeated="7"/>
          <table:table-cell table:style-name="ce233" table:number-columns-repeated="225"/>
          <table:table-cell table:number-columns-repeated="783"/>
        </table:table-row>
        <table:table-row table:style-name="ro65" table:visibility="filter">
          <table:table-cell table:formula="of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office:value-type="string">
            <text:p>FNC_ECMS_WKF_HOL_04</text:p>
          </table:table-cell>
          <table:table-cell table:formula="of:=IF(VALUE(MID([.F66];6;FIND(&quot;:&quot;;[.F66];1)-FIND(&quot; &quot;;[.F66];1)-1))&gt;VALUE(MID([.F65];6;FIND(&quot;:&quot;;[.F65];1)-FIND(&quot; &quot;;[.F65];1)-1));[.C65];[.C65]+1)" office:value-type="float" office:value="7">
            <text:p>007</text:p>
          </table:table-cell>
          <table:table-cell office:value-type="string">
            <text:p>Content Management\ <text:s text:c="5"/>Business Process Center\ Holiday Process\Disapprove</text:p>
          </table:table-cell>
          <table:table-cell office:value-type="string">
            <text:p>Creator disagrees with the change time of manager</text:p>
          </table:table-cell>
          <table:table-cell office:value-type="string">
            <text:p>Step 6: Check finishing of process</text:p>
          </table:table-cell>
          <table:table-cell office:value-type="string">
            <text:p>- Select <text:span text:style-name="T8">Business </text:span><text:span text:style-name="T8">process </text:span><text:span text:style-name="T8">Administrat</text:span><text:span text:style-name="T8">or</text:span></text:p>
            <text:p>- Click on [monitor] tab</text:p>
            <text:p>- Select holiday process</text:p>
            <text:p>- View detail of holiday process which has created at step 1</text:p>
          </table:table-cell>
          <table:table-cell office:value-type="string">
            <text:p><text:span text:style-name="T12">- the first </text:span><text:span text:style-name="T12">row: </text:span><text:span text:style-name="T13">ID</text:span><text:span text:style-name="T12"> = </text:span><text:span text:style-name="T12">'task ID', </text:span><text:span text:style-name="T13">Task </text:span><text:span text:style-name="T13">request</text:span><text:span text:style-name="T12">: </text:span><text:span text:style-name="T12">Request, </text:span><text:span text:style-name="T13">Actor ID: </text:span><text:span text:style-name="T12">user is </text:span><text:span text:style-name="T12">creator </text:span><text:span text:style-name="T12">request; </text:span><text:span text:style-name="T13">End: </text:span><text:span text:style-name="T12">at the </text:span><text:span text:style-name="T12">time creator </text:span><text:span text:style-name="T12">click on </text:span><text:span text:style-name="T12">submit</text:span></text:p>
            <text:p><text:span text:style-name="T13">- the second </text:span><text:span text:style-name="T13">row: </text:span></text:p>
            <text:p><text:span text:style-name="T13">ID=”</text:span><text:span text:style-name="T12">task ID”</text:span><text:span text:style-name="T13">; </text:span><text:span text:style-name="T13">Task </text:span><text:span text:style-name="T13">request: </text:span><text:span text:style-name="T12">evaluation, </text:span><text:span text:style-name="T13">Actor ID:</text:span><text:span text:style-name="T13"><text:tab/></text:span><text:span text:style-name="T12">*:/organizatio</text:span><text:span text:style-name="T12">n/manageme</text:span><text:span text:style-name="T12">nt/executive-</text:span><text:span text:style-name="T12">board</text:span><text:span text:style-name="T13">, End: </text:span><text:span text:style-name="T17">at time when </text:span><text:span text:style-name="T17">manager </text:span><text:span text:style-name="T17">click on </text:span><text:span text:style-name="T17">button </text:span><text:span text:style-name="T17">[Disapprove]</text:span></text:p>
            <text:p><text:span text:style-name="T17">- the </text:span><text:span text:style-name="T18">third </text:span><text:span text:style-name="T18">row: ID</text:span><text:span text:style-name="T17"> </text:span><text:span text:style-name="T17">=</text:span><text:span text:style-name="T18">”</text:span><text:span text:style-name="T17">task ID”, </text:span><text:span text:style-name="T18">Task </text:span><text:span text:style-name="T18">request</text:span><text:span text:style-name="T17">:chan</text:span><text:span text:style-name="T17">ge request, </text:span><text:span text:style-name="T18">Actor ID: </text:span><text:span text:style-name="T17">user is </text:span><text:span text:style-name="T17">creator </text:span><text:span text:style-name="T17">request; </text:span><text:span text:style-name="T18">End: </text:span><text:span text:style-name="T17">at the </text:span><text:span text:style-name="T17">time creator </text:span><text:span text:style-name="T17">click on </text:span><text:span text:style-name="T17">[disagree]</text:span></text:p>
          </table:table-cell>
          <table:table-cell table:style-name="ce229" office:value-type="string">
            <text:p>Medium</text:p>
          </table:table-cell>
          <table:table-cell table:number-columns-repeated="7"/>
          <table:table-cell table:style-name="ce233" table:number-columns-repeated="225"/>
          <table:table-cell table:number-columns-repeated="783"/>
        </table:table-row>
        <table:table-row table:style-name="ro30" table:visibility="filter">
          <table:table-cell table:formula="of:=IF(VALUE(MID([.F67];6;FIND(&quot;:&quot;;[.F67];1)-FIND(&quot; &quot;;[.F67];1)-1))&gt;VALUE(MID([.F66];6;FIND(&quot;:&quot;;[.F66];1)-FIND(&quot; &quot;;[.F66];1)-1));&quot;&quot;;MAX([.A$7:.A66])+1)" office:value-type="float" office:value="18">
            <text:p>018</text:p>
          </table:table-cell>
          <table:table-cell table:style-name="ce236" office:value-type="string">
            <text:p>FNC_ECMS_WKF_HOL_05</text:p>
          </table:table-cell>
          <table:table-cell office:value-type="float" office:value="1">
            <text:p>001</text:p>
          </table:table-cell>
          <table:table-cell table:style-name="ce198" office:value-type="string">
            <text:p>Content Management\ <text:s text:c="5"/>Business Process Center\ Holiday Process\Other</text:p>
          </table:table-cell>
          <table:table-cell table:style-name="ce207" office:value-type="string">
            <text:p>Refuses the Holiday request</text:p>
          </table:table-cell>
          <table:table-cell office:value-type="string">
            <text:p>Step 1: Create a new holiday request</text:p>
          </table:table-cell>
          <table:table-cell office:value-type="string">
            <text:p>- User login</text:p>
            <text:p>- Go to <text:span text:style-name="T8">Content </text:span><text:span text:style-name="T8">Managemen</text:span><text:span text:style-name="T8">t</text:span> and select <text:span text:style-name="T8">Business </text:span><text:span text:style-name="T8">Process </text:span><text:span text:style-name="T8">Center</text:span></text:p>
            <text:p>- Select <text:span text:style-name="T23">BP </text:span><text:span text:style-name="T23">Definition </text:span><text:span text:style-name="T23">Controller</text:span><text:span text:style-name="T24"> </text:span><text:span text:style-name="T24">tab</text:span></text:p>
            <text:p><text:span text:style-name="T24">- Create a </text:span><text:span text:style-name="T24">new holiday </text:span><text:span text:style-name="T24">request</text:span></text:p>
          </table:table-cell>
          <table:table-cell office:value-type="string">
            <text:p>- Create a new request successfully</text:p>
          </table:table-cell>
          <table:table-cell table:style-name="ce229" office:value-type="string">
            <text:p>Medium</text:p>
          </table:table-cell>
          <table:table-cell table:number-columns-repeated="7"/>
          <table:table-cell table:style-name="ce233" table:number-columns-repeated="225"/>
          <table:table-cell table:number-columns-repeated="783"/>
        </table:table-row>
        <table:table-row table:style-name="ro37" table:visibility="filter">
          <table:table-cell table:formula="of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office:value-type="string">
            <text:p>FNC_ECMS_WKF_HOL_05</text:p>
          </table:table-cell>
          <table:table-cell table:formula="of:=IF(VALUE(MID([.F68];6;FIND(&quot;:&quot;;[.F68];1)-FIND(&quot; &quot;;[.F68];1)-1))&gt;VALUE(MID([.F67];6;FIND(&quot;:&quot;;[.F67];1)-FIND(&quot; &quot;;[.F67];1)-1));[.C67];[.C67]+1)" office:value-type="float" office:value="1">
            <text:p>001</text:p>
          </table:table-cell>
          <table:table-cell office:value-type="string">
            <text:p>Content Management\ <text:s text:c="5"/>Business Process Center\ Holiday Process\Other</text:p>
          </table:table-cell>
          <table:table-cell office:value-type="string">
            <text:p>Refuses the Holiday request</text:p>
          </table:table-cell>
          <table:table-cell office:value-type="string">
            <text:p>Step 2: Select a holiday request</text:p>
          </table:table-cell>
          <table:table-cell office:value-type="string">
            <text:p>- Login by user is in *:/organization/management/executive-board group</text:p>
            <text:p>- Go to <text:span text:style-name="T8">Content </text:span><text:span text:style-name="T8">Managemen</text:span><text:span text:style-name="T8">t</text:span> and select <text:span text:style-name="T8">Business </text:span><text:span text:style-name="T8">Process </text:span><text:span text:style-name="T8">Center</text:span></text:p>
            <text:p>- Select 'Task Controller' <text:span text:style-name="T24">tab</text:span></text:p>
            <text:p><text:span text:style-name="T24">- On column </text:span><text:span text:style-name="T24">action, click </text:span><text:span text:style-name="T24">on 'Manage' </text:span><text:span text:style-name="T24">of holiday </text:span><text:span text:style-name="T24">request you </text:span><text:span text:style-name="T24">want to </text:span><text:span text:style-name="T24">resolve</text:span></text:p>
          </table:table-cell>
          <table:table-cell office:value-type="string">
            <text:p>- 'Task manager' form appears and show detail of a holiday request</text:p>
          </table:table-cell>
          <table:table-cell table:style-name="ce229" office:value-type="string">
            <text:p>Medium</text:p>
          </table:table-cell>
          <table:table-cell table:number-columns-repeated="7"/>
          <table:table-cell table:style-name="ce233" table:number-columns-repeated="225"/>
          <table:table-cell table:number-columns-repeated="783"/>
        </table:table-row>
        <table:table-row table:style-name="ro29" table:visibility="filter">
          <table:table-cell table:formula="of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office:value-type="string">
            <text:p>FNC_ECMS_WKF_HOL_05</text:p>
          </table:table-cell>
          <table:table-cell table:formula="of:=IF(VALUE(MID([.F69];6;FIND(&quot;:&quot;;[.F69];1)-FIND(&quot; &quot;;[.F69];1)-1))&gt;VALUE(MID([.F68];6;FIND(&quot;:&quot;;[.F68];1)-FIND(&quot; &quot;;[.F68];1)-1));[.C68];[.C68]+1)" office:value-type="float" office:value="1">
            <text:p>001</text:p>
          </table:table-cell>
          <table:table-cell office:value-type="string">
            <text:p>Content Management\ <text:s text:c="5"/>Business Process Center\ Holiday Process\Other</text:p>
          </table:table-cell>
          <table:table-cell office:value-type="string">
            <text:p>Refuses the Holiday request</text:p>
          </table:table-cell>
          <table:table-cell office:value-type="string">
            <text:p>Step 3: Refuse the holiday</text:p>
          </table:table-cell>
          <table:table-cell office:value-type="string">
            <text:p>- On form task manager, click on [refuse] button</text:p>
          </table:table-cell>
          <table:table-cell office:value-type="string">
            <text:p>- Close this form, and this request has resolved</text:p>
            <text:p>- This request has remove in list task controller of manager</text:p>
            <text:p>- Finish a holiday process</text:p>
          </table:table-cell>
          <table:table-cell table:style-name="ce229" office:value-type="string">
            <text:p>Medium</text:p>
          </table:table-cell>
          <table:table-cell table:number-columns-repeated="7"/>
          <table:table-cell table:style-name="ce233" table:number-columns-repeated="225"/>
          <table:table-cell table:number-columns-repeated="783"/>
        </table:table-row>
        <table:table-row table:style-name="ro53" table:visibility="filter">
          <table:table-cell table:formula="of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office:value-type="string">
            <text:p>FNC_ECMS_WKF_HOL_05</text:p>
          </table:table-cell>
          <table:table-cell table:formula="of:=IF(VALUE(MID([.F70];6;FIND(&quot;:&quot;;[.F70];1)-FIND(&quot; &quot;;[.F70];1)-1))&gt;VALUE(MID([.F69];6;FIND(&quot;:&quot;;[.F69];1)-FIND(&quot; &quot;;[.F69];1)-1));[.C69];[.C69]+1)" office:value-type="float" office:value="1">
            <text:p>001</text:p>
          </table:table-cell>
          <table:table-cell office:value-type="string">
            <text:p>Content Management\ <text:s text:c="5"/>Business Process Center\ Holiday Process\Other</text:p>
          </table:table-cell>
          <table:table-cell office:value-type="string">
            <text:p>Refuses the Holiday request</text:p>
          </table:table-cell>
          <table:table-cell office:value-type="string">
            <text:p>Step 4: Check finishing of process</text:p>
          </table:table-cell>
          <table:table-cell office:value-type="string">
            <text:p>- Select <text:span text:style-name="T8">Business </text:span><text:span text:style-name="T8">process </text:span><text:span text:style-name="T8">Administrat</text:span><text:span text:style-name="T8">or</text:span></text:p>
            <text:p>- <text:s/>Select holiday process</text:p>
            <text:p>- View detail of holiday process which has created at step 1</text:p>
          </table:table-cell>
          <table:table-cell office:value-type="string">
            <text:p>Show end time when this process has been finishing</text:p>
            <text:p/>
            <text:p>Process detail form show with two rows:</text:p>
            <text:p><text:span text:style-name="T12">- first row: </text:span><text:span text:style-name="T13">ID</text:span><text:span text:style-name="T12"> </text:span><text:span text:style-name="T12">= </text:span><text:span text:style-name="T13">”</text:span><text:span text:style-name="T12">task ID”, </text:span><text:span text:style-name="T13">Task </text:span><text:span text:style-name="T13">request</text:span><text:span text:style-name="T12">: </text:span><text:span text:style-name="T12">Request, </text:span><text:span text:style-name="T13">Actor ID: </text:span><text:span text:style-name="T12">user is </text:span><text:span text:style-name="T12">creator </text:span><text:span text:style-name="T12">request; </text:span><text:span text:style-name="T13">End: </text:span><text:span text:style-name="T12">at the </text:span><text:span text:style-name="T12">time creator </text:span><text:span text:style-name="T12">click on </text:span><text:span text:style-name="T12">submit</text:span></text:p>
            <text:p><text:span text:style-name="T13">- second </text:span><text:span text:style-name="T13">row: </text:span></text:p>
            <text:p><text:span text:style-name="T13">ID = ” </text:span><text:span text:style-name="T12">task </text:span><text:span text:style-name="T12">ID”</text:span><text:span text:style-name="T13">; Task </text:span><text:span text:style-name="T13">request: </text:span><text:span text:style-name="T12">evaluation, </text:span><text:span text:style-name="T13">Actor ID:</text:span><text:span text:style-name="T13"><text:tab/></text:span><text:span text:style-name="T12">*:/organizatio</text:span><text:span text:style-name="T12">n/manageme</text:span><text:span text:style-name="T12">nt/executive-</text:span><text:span text:style-name="T12">board</text:span><text:span text:style-name="T13">, End: </text:span><text:span text:style-name="T17">at time when </text:span><text:span text:style-name="T17">the process </text:span><text:span text:style-name="T17">has been </text:span><text:span text:style-name="T17">finishing.</text:span></text:p>
          </table:table-cell>
          <table:table-cell table:style-name="ce229" office:value-type="string">
            <text:p>Medium</text:p>
          </table:table-cell>
          <table:table-cell table:number-columns-repeated="7"/>
          <table:table-cell table:style-name="ce233" table:number-columns-repeated="225"/>
          <table:table-cell table:number-columns-repeated="783"/>
        </table:table-row>
        <table:table-row table:style-name="ro30" table:visibility="filter">
          <table:table-cell table:formula="of:=IF(VALUE(MID([.F71];6;FIND(&quot;:&quot;;[.F71];1)-FIND(&quot; &quot;;[.F71];1)-1))&gt;VALUE(MID([.F70];6;FIND(&quot;:&quot;;[.F70];1)-FIND(&quot; &quot;;[.F70];1)-1));&quot;&quot;;MAX([.A$7:.A70])+1)" office:value-type="float" office:value="19">
            <text:p>019</text:p>
          </table:table-cell>
          <table:table-cell office:value-type="string">
            <text:p>FNC_ECMS_WKF_HOL_05</text:p>
          </table:table-cell>
          <table:table-cell table:formula="of:=IF(VALUE(MID([.F71];6;FIND(&quot;:&quot;;[.F71];1)-FIND(&quot; &quot;;[.F71];1)-1))&gt;VALUE(MID([.F70];6;FIND(&quot;:&quot;;[.F70];1)-FIND(&quot; &quot;;[.F70];1)-1));[.C70];[.C70]+1)" office:value-type="float" office:value="2">
            <text:p>002</text:p>
          </table:table-cell>
          <table:table-cell office:value-type="string">
            <text:p>Content Management\ <text:s text:c="5"/>Business Process Center\ Holiday Process\Other</text:p>
          </table:table-cell>
          <table:table-cell table:style-name="ce207" office:value-type="string">
            <text:p>Cancel improving a holiday request</text:p>
          </table:table-cell>
          <table:table-cell office:value-type="string">
            <text:p>Step 1: Create a new holiday request</text:p>
          </table:table-cell>
          <table:table-cell office:value-type="string">
            <text:p>- User login</text:p>
            <text:p>- Go to <text:span text:style-name="T8">Content </text:span><text:span text:style-name="T8">Managemen</text:span><text:span text:style-name="T8">t</text:span> and select <text:span text:style-name="T8">Business </text:span><text:span text:style-name="T8">Process </text:span><text:span text:style-name="T8">Center</text:span></text:p>
            <text:p>- Select <text:span text:style-name="T23">BP </text:span><text:span text:style-name="T23">Definition </text:span><text:span text:style-name="T23">Controller</text:span><text:span text:style-name="T24"> </text:span><text:span text:style-name="T24">tab</text:span></text:p>
            <text:p><text:span text:style-name="T24">- Create a </text:span><text:span text:style-name="T24">new holiday </text:span><text:span text:style-name="T24">request</text:span></text:p>
          </table:table-cell>
          <table:table-cell office:value-type="string">
            <text:p>- Create a new request successfully</text:p>
          </table:table-cell>
          <table:table-cell table:style-name="ce229" office:value-type="string">
            <text:p>Medium</text:p>
          </table:table-cell>
          <table:table-cell table:number-columns-repeated="6"/>
          <table:table-cell table:style-name="ce228"/>
          <table:table-cell table:number-columns-repeated="1008"/>
        </table:table-row>
        <table:table-row table:style-name="ro37" table:visibility="filter">
          <table:table-cell table:formula="of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office:value-type="string">
            <text:p>FNC_ECMS_WKF_HOL_05</text:p>
          </table:table-cell>
          <table:table-cell table:formula="of:=IF(VALUE(MID([.F72];6;FIND(&quot;:&quot;;[.F72];1)-FIND(&quot; &quot;;[.F72];1)-1))&gt;VALUE(MID([.F71];6;FIND(&quot;:&quot;;[.F71];1)-FIND(&quot; &quot;;[.F71];1)-1));[.C71];[.C71]+1)" office:value-type="float" office:value="2">
            <text:p>002</text:p>
          </table:table-cell>
          <table:table-cell office:value-type="string">
            <text:p>Content Management\ <text:s text:c="5"/>Business Process Center\ Holiday Process\Other</text:p>
          </table:table-cell>
          <table:table-cell office:value-type="string">
            <text:p>Cancel improving a holiday request</text:p>
          </table:table-cell>
          <table:table-cell office:value-type="string">
            <text:p>Step 2: Select a holiday request</text:p>
          </table:table-cell>
          <table:table-cell office:value-type="string">
            <text:p>- Login by user is in *:/organization/management/executive-board group</text:p>
            <text:p>- Go to <text:span text:style-name="T8">Content </text:span><text:span text:style-name="T8">Managemen</text:span><text:span text:style-name="T8">t</text:span> and select <text:span text:style-name="T8">Business </text:span><text:span text:style-name="T8">Process </text:span><text:span text:style-name="T8">Center</text:span></text:p>
            <text:p>- Select 'Task Controller' <text:span text:style-name="T24">tab</text:span></text:p>
            <text:p><text:span text:style-name="T24">- On column </text:span><text:span text:style-name="T24">action, click </text:span><text:span text:style-name="T24">on 'Manage' </text:span><text:span text:style-name="T24">of holiday </text:span><text:span text:style-name="T24">request you </text:span><text:span text:style-name="T24">want to </text:span><text:span text:style-name="T24">resolve</text:span></text:p>
          </table:table-cell>
          <table:table-cell office:value-type="string">
            <text:p>- 'Task manager' form appears and show detail of a holiday request</text:p>
          </table:table-cell>
          <table:table-cell table:style-name="ce229" office:value-type="string">
            <text:p>Medium</text:p>
          </table:table-cell>
          <table:table-cell table:number-columns-repeated="6"/>
          <table:table-cell table:style-name="ce228"/>
          <table:table-cell table:number-columns-repeated="1008"/>
        </table:table-row>
        <table:table-row table:style-name="ro56" table:visibility="filter">
          <table:table-cell table:formula="of:=IF(VALUE(MID([.F73];6;FIND(&quot;:&quot;;[.F73];1)-FIND(&quot; &quot;;[.F73];1)-1))&gt;VALUE(MID([.F72];6;FIND(&quot;:&quot;;[.F72];1)-FIND(&quot; &quot;;[.F72];1)-1));&quot;&quot;;MAX([.A$7:.A72])+1)">
            <text:p/>
          </table:table-cell>
          <table:table-cell office:value-type="string">
            <text:p>FNC_ECMS_WKF_HOL_05</text:p>
          </table:table-cell>
          <table:table-cell table:formula="of:=IF(VALUE(MID([.F73];6;FIND(&quot;:&quot;;[.F73];1)-FIND(&quot; &quot;;[.F73];1)-1))&gt;VALUE(MID([.F72];6;FIND(&quot;:&quot;;[.F72];1)-FIND(&quot; &quot;;[.F72];1)-1));[.C72];[.C72]+1)" office:value-type="float" office:value="2">
            <text:p>002</text:p>
          </table:table-cell>
          <table:table-cell office:value-type="string">
            <text:p>Content Management\ <text:s text:c="5"/>Business Process Center\ Holiday Process\Other</text:p>
          </table:table-cell>
          <table:table-cell office:value-type="string">
            <text:p>Cancel improving a holiday request</text:p>
          </table:table-cell>
          <table:table-cell office:value-type="string">
            <text:p>Step 3: Cancel improving a request</text:p>
          </table:table-cell>
          <table:table-cell office:value-type="string">
            <text:p>- On form task manager, click on [cancel] button</text:p>
          </table:table-cell>
          <table:table-cell office:value-type="string">
            <text:p>- Close this form, and this request has yet resolved</text:p>
          </table:table-cell>
          <table:table-cell table:style-name="ce229" office:value-type="string">
            <text:p>Medium</text:p>
          </table:table-cell>
          <table:table-cell table:number-columns-repeated="6"/>
          <table:table-cell table:style-name="ce228"/>
          <table:table-cell table:number-columns-repeated="1008"/>
        </table:table-row>
        <table:table-row table:style-name="ro30" table:visibility="filter">
          <table:table-cell table:formula="of:=IF(VALUE(MID([.F74];6;FIND(&quot;:&quot;;[.F74];1)-FIND(&quot; &quot;;[.F74];1)-1))&gt;VALUE(MID([.F73];6;FIND(&quot;:&quot;;[.F73];1)-FIND(&quot; &quot;;[.F73];1)-1));&quot;&quot;;MAX([.A$7:.A73])+1)" office:value-type="float" office:value="20">
            <text:p>020</text:p>
          </table:table-cell>
          <table:table-cell office:value-type="string">
            <text:p>FNC_ECMS_WKF_HOL_05</text:p>
          </table:table-cell>
          <table:table-cell table:formula="of:=IF(VALUE(MID([.F74];6;FIND(&quot;:&quot;;[.F74];1)-FIND(&quot; &quot;;[.F74];1)-1))&gt;VALUE(MID([.F73];6;FIND(&quot;:&quot;;[.F73];1)-FIND(&quot; &quot;;[.F73];1)-1));[.C73];[.C73]+1)" office:value-type="float" office:value="3">
            <text:p>003</text:p>
          </table:table-cell>
          <table:table-cell office:value-type="string">
            <text:p>Content Management\ <text:s text:c="5"/>Business Process Center\ Holiday Process\Other</text:p>
          </table:table-cell>
          <table:table-cell table:style-name="ce151" office:value-type="string">
            <text:p>Member of human resource read request holiday</text:p>
          </table:table-cell>
          <table:table-cell office:value-type="string">
            <text:p>Step 1: Create a new holiday request</text:p>
          </table:table-cell>
          <table:table-cell office:value-type="string">
            <text:p>- User login</text:p>
            <text:p>- Go to <text:span text:style-name="T8">Content </text:span><text:span text:style-name="T8">Managemen</text:span><text:span text:style-name="T8">t</text:span> and select <text:span text:style-name="T8">Business </text:span><text:span text:style-name="T8">Process </text:span><text:span text:style-name="T8">Center</text:span></text:p>
            <text:p>- Select <text:span text:style-name="T23">BP </text:span><text:span text:style-name="T23">Definition </text:span><text:span text:style-name="T23">Controller</text:span><text:span text:style-name="T24"> </text:span><text:span text:style-name="T24">tab</text:span></text:p>
            <text:p><text:span text:style-name="T24">- Create a </text:span><text:span text:style-name="T24">new holiday </text:span><text:span text:style-name="T24">request</text:span></text:p>
          </table:table-cell>
          <table:table-cell office:value-type="string">
            <text:p>- Create a new request successfully</text:p>
          </table:table-cell>
          <table:table-cell table:style-name="ce229" office:value-type="string">
            <text:p>Medium</text:p>
          </table:table-cell>
          <table:table-cell table:number-columns-repeated="6"/>
          <table:table-cell table:style-name="ce228"/>
          <table:table-cell table:number-columns-repeated="1008"/>
        </table:table-row>
        <table:table-row table:style-name="ro37" table:visibility="filter">
          <table:table-cell table:formula="of:=IF(VALUE(MID([.F75];6;FIND(&quot;:&quot;;[.F75];1)-FIND(&quot; &quot;;[.F75];1)-1))&gt;VALUE(MID([.F74];6;FIND(&quot;:&quot;;[.F74];1)-FIND(&quot; &quot;;[.F74];1)-1));&quot;&quot;;MAX([.A$7:.A74])+1)">
            <text:p/>
          </table:table-cell>
          <table:table-cell office:value-type="string">
            <text:p>FNC_ECMS_WKF_HOL_05</text:p>
          </table:table-cell>
          <table:table-cell table:formula="of:=IF(VALUE(MID([.F75];6;FIND(&quot;:&quot;;[.F75];1)-FIND(&quot; &quot;;[.F75];1)-1))&gt;VALUE(MID([.F74];6;FIND(&quot;:&quot;;[.F74];1)-FIND(&quot; &quot;;[.F74];1)-1));[.C74];[.C74]+1)" office:value-type="float" office:value="3">
            <text:p>003</text:p>
          </table:table-cell>
          <table:table-cell office:value-type="string">
            <text:p>Content Management\ <text:s text:c="5"/>Business Process Center\ Holiday Process\Other</text:p>
          </table:table-cell>
          <table:table-cell table:style-name="ce152" office:value-type="string">
            <text:p>Member of human resource read request holiday</text:p>
          </table:table-cell>
          <table:table-cell office:value-type="string">
            <text:p>Step 2: Select a holiday request</text:p>
          </table:table-cell>
          <table:table-cell office:value-type="string">
            <text:p>- Login by user is in *:/organization/management/executive-board group</text:p>
            <text:p>- Go to <text:span text:style-name="T8">Content </text:span><text:span text:style-name="T8">Managemen</text:span><text:span text:style-name="T8">t</text:span> and select <text:span text:style-name="T8">Business </text:span><text:span text:style-name="T8">Process </text:span><text:span text:style-name="T8">Center</text:span></text:p>
            <text:p>- Select 'Task Controller' <text:span text:style-name="T24">tab</text:span></text:p>
            <text:p><text:span text:style-name="T24">- On column </text:span><text:span text:style-name="T24">action, click </text:span><text:span text:style-name="T24">on 'Manage' </text:span><text:span text:style-name="T24">of holiday </text:span><text:span text:style-name="T24">request you </text:span><text:span text:style-name="T24">want to </text:span><text:span text:style-name="T24">resolve</text:span></text:p>
          </table:table-cell>
          <table:table-cell office:value-type="string">
            <text:p>- 'Task manager' form appears and show detail of a holiday request</text:p>
          </table:table-cell>
          <table:table-cell table:style-name="ce229" office:value-type="string">
            <text:p>Medium</text:p>
          </table:table-cell>
          <table:table-cell table:number-columns-repeated="6"/>
          <table:table-cell table:style-name="ce228"/>
          <table:table-cell table:number-columns-repeated="1008"/>
        </table:table-row>
        <table:table-row table:style-name="ro31" table:visibility="filter">
          <table:table-cell table:formula="of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office:value-type="string">
            <text:p>FNC_ECMS_WKF_HOL_05</text:p>
          </table:table-cell>
          <table:table-cell table:formula="of:=IF(VALUE(MID([.F76];6;FIND(&quot;:&quot;;[.F76];1)-FIND(&quot; &quot;;[.F76];1)-1))&gt;VALUE(MID([.F75];6;FIND(&quot;:&quot;;[.F75];1)-FIND(&quot; &quot;;[.F75];1)-1));[.C75];[.C75]+1)" office:value-type="float" office:value="3">
            <text:p>003</text:p>
          </table:table-cell>
          <table:table-cell office:value-type="string">
            <text:p>Content Management\ <text:s text:c="5"/>Business Process Center\ Holiday Process\Other</text:p>
          </table:table-cell>
          <table:table-cell table:style-name="ce152" office:value-type="string">
            <text:p>Member of human resource read request holiday</text:p>
          </table:table-cell>
          <table:table-cell office:value-type="string">
            <text:p>Step 3: Manager approves the holiday</text:p>
          </table:table-cell>
          <table:table-cell office:value-type="string">
            <text:p>- On form task manager, click on Approve button</text:p>
          </table:table-cell>
          <table:table-cell office:value-type="string">
            <text:p>- Close this form</text:p>
            <text:p>- The task has remove in list task controller of manager</text:p>
            <text:p>-<text:span text:style-name="T5"> New task </text:span><text:span text:style-name="T5">has been </text:span><text:span text:style-name="T5">sent back to </text:span><text:span text:style-name="T5">manager </text:span><text:span text:style-name="T5">with new </text:span><text:span text:style-name="T5">task name: </text:span><text:span text:style-name="T42">assignment</text:span></text:p>
            <text:p><text:span text:style-name="T12">-Task will be </text:span><text:span text:style-name="T12">sent to </text:span><text:span text:style-name="T12">member in </text:span><text:span text:style-name="T12">*:/organizatio</text:span><text:span text:style-name="T12">n/manageme</text:span><text:span text:style-name="T12">nt/human-</text:span><text:span text:style-name="T12">resources</text:span></text:p>
          </table:table-cell>
          <table:table-cell table:style-name="ce229" office:value-type="string">
            <text:p>Medium</text:p>
          </table:table-cell>
          <table:table-cell table:number-columns-repeated="6"/>
          <table:table-cell table:style-name="ce228"/>
          <table:table-cell table:number-columns-repeated="1008"/>
        </table:table-row>
        <table:table-row table:style-name="ro37" table:visibility="filter">
          <table:table-cell table:formula="of:=IF(VALUE(MID([.F77];6;FIND(&quot;:&quot;;[.F77];1)-FIND(&quot; &quot;;[.F77];1)-1))&gt;VALUE(MID([.F76];6;FIND(&quot;:&quot;;[.F76];1)-FIND(&quot; &quot;;[.F76];1)-1));&quot;&quot;;MAX([.A$7:.A76])+1)">
            <text:p/>
          </table:table-cell>
          <table:table-cell office:value-type="string">
            <text:p>FNC_ECMS_WKF_HOL_05</text:p>
          </table:table-cell>
          <table:table-cell table:formula="of:=IF(VALUE(MID([.F77];6;FIND(&quot;:&quot;;[.F77];1)-FIND(&quot; &quot;;[.F77];1)-1))&gt;VALUE(MID([.F76];6;FIND(&quot;:&quot;;[.F76];1)-FIND(&quot; &quot;;[.F76];1)-1));[.C76];[.C76]+1)" office:value-type="float" office:value="3">
            <text:p>003</text:p>
          </table:table-cell>
          <table:table-cell office:value-type="string">
            <text:p>Content Management\ <text:s text:c="5"/>Business Process Center\ Holiday Process\Other</text:p>
          </table:table-cell>
          <table:table-cell table:style-name="ce152" office:value-type="string">
            <text:p>Member of human resource read request holiday</text:p>
          </table:table-cell>
          <table:table-cell office:value-type="string">
            <text:p>Step 4: Human resource selects <text:span text:style-name="T33">hr </text:span><text:span text:style-name="T34">acknowledge</text:span><text:span text:style-name="T34">ment task</text:span></text:p>
          </table:table-cell>
          <table:table-cell table:style-name="ce241" office:value-type="string">
            <text:p>- User, who is member of <text:span text:style-name="T25">*:/organizatio</text:span><text:span text:style-name="T25">n/manageme</text:span><text:span text:style-name="T25">nt/human-</text:span><text:span text:style-name="T25">resources, </text:span><text:span text:style-name="T25">logs in </text:span><text:span text:style-name="T25">system</text:span></text:p>
            <text:p><text:span text:style-name="T25">- Go to </text:span><text:span text:style-name="T26">content </text:span><text:span text:style-name="T26">managemen</text:span><text:span text:style-name="T26">t</text:span><text:span text:style-name="T25"> and select</text:span><text:span text:style-name="T26"> </text:span><text:span text:style-name="T26">business </text:span><text:span text:style-name="T26">process </text:span><text:span text:style-name="T26">center</text:span></text:p>
            <text:p><text:span text:style-name="T35">- Select [task </text:span><text:span text:style-name="T35">controller]</text:span><text:span text:style-name="T29"> </text:span><text:span text:style-name="T29">tab</text:span></text:p>
            <text:p><text:span text:style-name="T29">- select task </text:span><text:span text:style-name="T29">name: </text:span><text:span text:style-name="T37">hr </text:span><text:span text:style-name="T37">acknowledge</text:span><text:span text:style-name="T37">ment, </text:span><text:span text:style-name="T38">which </text:span><text:span text:style-name="T38">has been </text:span><text:span text:style-name="T38">sent at step </text:span><text:span text:style-name="T38">3</text:span><text:span text:style-name="T37"> </text:span></text:p>
          </table:table-cell>
          <table:table-cell office:value-type="string">
            <text:p>- Task manager form appears and shows time and initiator</text:p>
          </table:table-cell>
          <table:table-cell table:style-name="ce229" office:value-type="string">
            <text:p>Medium</text:p>
          </table:table-cell>
          <table:table-cell table:number-columns-repeated="6"/>
          <table:table-cell table:style-name="ce228"/>
          <table:table-cell table:number-columns-repeated="1008"/>
        </table:table-row>
        <table:table-row table:style-name="ro30" table:visibility="filter">
          <table:table-cell table:formula="of:=IF(VALUE(MID([.F78];6;FIND(&quot;:&quot;;[.F78];1)-FIND(&quot; &quot;;[.F78];1)-1))&gt;VALUE(MID([.F77];6;FIND(&quot;:&quot;;[.F77];1)-FIND(&quot; &quot;;[.F77];1)-1));&quot;&quot;;MAX([.A$7:.A77])+1)">
            <text:p/>
          </table:table-cell>
          <table:table-cell office:value-type="string">
            <text:p>FNC_ECMS_WKF_HOL_05</text:p>
          </table:table-cell>
          <table:table-cell table:formula="of:=IF(VALUE(MID([.F78];6;FIND(&quot;:&quot;;[.F78];1)-FIND(&quot; &quot;;[.F78];1)-1))&gt;VALUE(MID([.F77];6;FIND(&quot;:&quot;;[.F77];1)-FIND(&quot; &quot;;[.F77];1)-1));[.C77];[.C77]+1)" office:value-type="float" office:value="3">
            <text:p>003</text:p>
          </table:table-cell>
          <table:table-cell office:value-type="string">
            <text:p>Content Management\ <text:s text:c="5"/>Business Process Center\ Holiday Process\Other</text:p>
          </table:table-cell>
          <table:table-cell table:style-name="ce152" office:value-type="string">
            <text:p>Member of human resource read request holiday</text:p>
          </table:table-cell>
          <table:table-cell office:value-type="string">
            <text:p>Step 5: Human resource reads a request</text:p>
          </table:table-cell>
          <table:table-cell office:value-type="string">
            <text:p>- On form task manager, Click on [Read] button</text:p>
          </table:table-cell>
          <table:table-cell office:value-type="string">
            <text:p>- Close this form</text:p>
            <text:p>- The task has remove in list task controller of Human resource</text:p>
            <text:p>if manager has finished assignment task for other person, the holiday process has finished</text:p>
            <text:p/>
          </table:table-cell>
          <table:table-cell table:style-name="ce229" office:value-type="string">
            <text:p>Medium</text:p>
          </table:table-cell>
          <table:table-cell table:number-columns-repeated="6"/>
          <table:table-cell table:style-name="ce228"/>
          <table:table-cell table:number-columns-repeated="1008"/>
        </table:table-row>
        <table:table-row table:style-name="ro66" table:visibility="filter">
          <table:table-cell table:formula="of:=IF(VALUE(MID([.F79];6;FIND(&quot;:&quot;;[.F79];1)-FIND(&quot; &quot;;[.F79];1)-1))&gt;VALUE(MID([.F78];6;FIND(&quot;:&quot;;[.F78];1)-FIND(&quot; &quot;;[.F78];1)-1));&quot;&quot;;MAX([.A$7:.A78])+1)">
            <text:p/>
          </table:table-cell>
          <table:table-cell office:value-type="string">
            <text:p>FNC_ECMS_WKF_HOL_05</text:p>
          </table:table-cell>
          <table:table-cell table:formula="of:=IF(VALUE(MID([.F79];6;FIND(&quot;:&quot;;[.F79];1)-FIND(&quot; &quot;;[.F79];1)-1))&gt;VALUE(MID([.F78];6;FIND(&quot;:&quot;;[.F78];1)-FIND(&quot; &quot;;[.F78];1)-1));[.C78];[.C78]+1)" office:value-type="float" office:value="3">
            <text:p>003</text:p>
          </table:table-cell>
          <table:table-cell office:value-type="string">
            <text:p>Content Management\ <text:s text:c="5"/>Business Process Center\ Holiday Process\Other</text:p>
          </table:table-cell>
          <table:table-cell table:style-name="ce152" office:value-type="string">
            <text:p>Member of human resource read request holiday</text:p>
          </table:table-cell>
          <table:table-cell office:value-type="string">
            <text:p>Step 6: check displaying of detail process</text:p>
          </table:table-cell>
          <table:table-cell office:value-type="string">
            <text:p>- User, who is member in *:/organization/management/executive-board group, login system</text:p>
            <text:p>- Select <text:span text:style-name="T8">Business </text:span><text:span text:style-name="T8">process </text:span><text:span text:style-name="T8">Administrat</text:span><text:span text:style-name="T8">or</text:span></text:p>
            <text:p>- Click on [monitor] tab</text:p>
            <text:p>- Select [holiday process]</text:p>
            <text:p>- View detail of holiday process which has created at step 1</text:p>
          </table:table-cell>
          <table:table-cell office:value-type="string">
            <text:p><text:span text:style-name="T12">-In the first </text:span><text:span text:style-name="T12">row: </text:span><text:span text:style-name="T13">ID</text:span><text:span text:style-name="T12"> = </text:span><text:span text:style-name="T12">task ID, </text:span><text:span text:style-name="T13">Task </text:span><text:span text:style-name="T13">request</text:span><text:span text:style-name="T12">: </text:span><text:span text:style-name="T12">Request, </text:span><text:span text:style-name="T13">Actor ID: </text:span><text:span text:style-name="T12">user is </text:span><text:span text:style-name="T12">creator </text:span><text:span text:style-name="T12">request; </text:span><text:span text:style-name="T13">End: </text:span><text:span text:style-name="T12">at the </text:span><text:span text:style-name="T12">time creator </text:span><text:span text:style-name="T12">click on </text:span><text:span text:style-name="T12">submit</text:span></text:p>
            <text:p><text:span text:style-name="T13">- the second </text:span><text:span text:style-name="T13">row: </text:span></text:p>
            <text:p><text:span text:style-name="T13">ID = </text:span><text:span text:style-name="T39">task ID</text:span><text:span text:style-name="T13">; </text:span><text:span text:style-name="T13">Task </text:span><text:span text:style-name="T13">request: </text:span><text:span text:style-name="T12">evaluation, </text:span><text:span text:style-name="T13">Actor ID:</text:span><text:span text:style-name="T13"><text:tab/></text:span><text:span text:style-name="T12">*:/organizatio</text:span><text:span text:style-name="T12">n/manageme</text:span><text:span text:style-name="T12">nt/executive-</text:span><text:span text:style-name="T12">board</text:span><text:span text:style-name="T13">, End: </text:span><text:span text:style-name="T17">at time when </text:span><text:span text:style-name="T17">manager </text:span><text:span text:style-name="T17">click on </text:span><text:span text:style-name="T17">button </text:span><text:span text:style-name="T17">[Disapprove]</text:span></text:p>
            <text:p><text:span text:style-name="T43">- </text:span><text:span text:style-name="T31">the </text:span><text:span text:style-name="T32">third </text:span><text:span text:style-name="T32">row: ID</text:span><text:span text:style-name="T31"> = </text:span><text:span text:style-name="T31">task ID, </text:span><text:span text:style-name="T32">Task </text:span><text:span text:style-name="T32">request</text:span><text:span text:style-name="T31">: </text:span><text:span text:style-name="T25">hr </text:span><text:span text:style-name="T25">acknowledge</text:span><text:span text:style-name="T25">ment</text:span><text:span text:style-name="T31">, </text:span><text:span text:style-name="T32">Actor </text:span><text:span text:style-name="T32">ID:</text:span><text:span text:style-name="T25">*:/organiz</text:span><text:span text:style-name="T25">ation/manag</text:span><text:span text:style-name="T25">ement/huma</text:span><text:span text:style-name="T25">n-resources</text:span><text:span text:style-name="T31">; </text:span><text:span text:style-name="T32">End: </text:span><text:span text:style-name="T31">at the </text:span><text:span text:style-name="T31">time when </text:span><text:span text:style-name="T31">human </text:span><text:span text:style-name="T31">resource </text:span><text:span text:style-name="T31">reads </text:span><text:span text:style-name="T25">hr </text:span><text:span text:style-name="T25">acknowledge</text:span><text:span text:style-name="T25">ment;</text:span></text:p>
            <text:p><text:span text:style-name="T44">- </text:span><text:span text:style-name="T45">4</text:span><text:span text:style-name="T46">th</text:span><text:span text:style-name="T45"> row: </text:span></text:p>
            <text:p><text:span text:style-name="T47"><text:s/></text:span><text:span text:style-name="T47">ID</text:span><text:span text:style-name="T45"> = task ID, </text:span><text:span text:style-name="T47">Task </text:span><text:span text:style-name="T47">request</text:span><text:span text:style-name="T45">: </text:span><text:span text:style-name="T48">assignment</text:span><text:span text:style-name="T45">, </text:span><text:span text:style-name="T47">Actor </text:span><text:span text:style-name="T47">ID:</text:span><text:span text:style-name="T48">*:/organiz</text:span><text:span text:style-name="T48">ation/manag</text:span><text:span text:style-name="T48">ement/execu</text:span><text:span text:style-name="T48">tive-board,</text:span><text:span text:style-name="T45"> </text:span><text:span text:style-name="T47">End:</text:span><text:span text:style-name="T49"> </text:span></text:p>
          </table:table-cell>
          <table:table-cell table:style-name="ce229" office:value-type="string">
            <text:p>Medium</text:p>
          </table:table-cell>
          <table:table-cell table:number-columns-repeated="6"/>
          <table:table-cell table:style-name="ce228"/>
          <table:table-cell table:number-columns-repeated="1008"/>
        </table:table-row>
        <table:table-row table:style-name="ro7" table:number-rows-repeated="10">
          <table:table-cell table:style-name="Default"/>
          <table:table-cell table:style-name="ce238"/>
          <table:table-cell table:style-name="ce189"/>
          <table:table-cell table:style-name="ce130" table:number-columns-repeated="13"/>
          <table:table-cell table:number-columns-repeated="1008"/>
        </table:table-row>
        <table:table-row table:style-name="ro7" table:number-rows-repeated="10">
          <table:table-cell table:style-name="Default"/>
          <table:table-cell table:style-name="ce238"/>
          <table:table-cell table:style-name="Default" table:number-columns-repeated="239"/>
          <table:table-cell table:number-columns-repeated="783"/>
        </table:table-row>
        <table:table-row table:style-name="ro7">
          <table:table-cell table:style-name="Default"/>
          <table:table-cell table:style-name="ce238"/>
          <table:table-cell table:style-name="Default" table:number-columns-repeated="239"/>
          <table:table-cell table:number-columns-repeated="783"/>
        </table:table-row>
      </table:table>
      <table:table table:name="BP_Administration" table:style-name="ta1" table:print="false">
        <table:table-column table:style-name="co10" table:default-cell-style-name="ce119"/>
        <table:table-column table:style-name="co10" table:default-cell-style-name="ce237"/>
        <table:table-column table:style-name="co10" table:default-cell-style-name="ce136"/>
        <table:table-column table:style-name="co38" table:default-cell-style-name="ce239"/>
        <table:table-column table:style-name="co39" table:default-cell-style-name="ce204"/>
        <table:table-column table:style-name="co40" table:default-cell-style-name="ce216"/>
        <table:table-column table:style-name="co41" table:default-cell-style-name="ce216"/>
        <table:table-column table:style-name="co41" table:default-cell-style-name="ce247"/>
        <table:table-column table:style-name="co10" table:default-cell-style-name="ce228"/>
        <table:table-column table:style-name="co10" table:number-columns-repeated="6" table:default-cell-style-name="ce242"/>
        <table:table-column table:style-name="co10" table:default-cell-style-name="ce228"/>
        <table:table-column table:style-name="co10" table:number-columns-repeated="225" table:default-cell-style-name="ce130"/>
        <table:table-column table:style-name="co10" table:number-columns-repeated="783" table:default-cell-style-name="Default"/>
        <table:table-row table:style-name="ro24">
          <table:table-cell table:style-name="ce166"/>
          <table:table-cell table:style-name="ce167" office:value-type="string">
            <text:p>TEST CASE</text:p>
          </table:table-cell>
          <table:table-cell table:style-name="ce190" table:number-columns-repeated="3"/>
          <table:table-cell table:style-name="ce166"/>
          <table:table-cell table:style-name="ce190" table:number-columns-repeated="4"/>
          <table:table-cell table:style-name="ce158" office:value-type="string">
            <text:p>Passed</text:p>
          </table:table-cell>
          <table:table-cell table:style-name="ce158" table:formula="of:=COUNTIF([.L$7:.L$1004];[.$K1])" office:value-type="float" office:value="0">
            <text:p>0</text:p>
          </table:table-cell>
          <table:table-cell table:style-name="ce158" table:formula="of:=COUNTIF([.M$7:.M$1004];[.$K1])" office:value-type="float" office:value="0">
            <text:p>0</text:p>
          </table:table-cell>
          <table:table-cell table:style-name="ce158" table:formula="of:=COUNTIF([.N$7:.N$1004];[.$K1])" office:value-type="float" office:value="0">
            <text:p>0</text:p>
          </table:table-cell>
          <table:table-cell table:style-name="ce158" table:formula="of:=COUNTIF([.O$7:.O$1004];[.$K1])" office:value-type="float" office:value="0">
            <text:p>0</text:p>
          </table:table-cell>
          <table:table-cell table:style-name="Default" table:number-columns-repeated="5"/>
          <table:table-cell table:style-name="ce234" table:number-columns-repeated="221"/>
          <table:table-cell table:number-columns-repeated="783"/>
        </table:table-row>
        <table:table-row table:style-name="ro23">
          <table:table-cell table:style-name="ce166"/>
          <table:table-cell table:style-name="ce168"/>
          <table:table-cell table:style-name="ce190" table:number-columns-repeated="3"/>
          <table:table-cell table:style-name="ce166"/>
          <table:table-cell table:style-name="ce190" table:number-columns-repeated="3"/>
          <table:table-cell table:style-name="ce230"/>
          <table:table-cell table:style-name="ce158" office:value-type="string">
            <text:p>Failed</text:p>
          </table:table-cell>
          <table:table-cell table:style-name="ce158" table:formula="of:=COUNTIF([.L$7:.L$1004];[.$K2])" office:value-type="float" office:value="0">
            <text:p>0</text:p>
          </table:table-cell>
          <table:table-cell table:style-name="ce158" table:formula="of:=COUNTIF([.M$7:.M$1004];[.$K2])" office:value-type="float" office:value="0">
            <text:p>0</text:p>
          </table:table-cell>
          <table:table-cell table:style-name="ce158" table:formula="of:=COUNTIF([.N$7:.N$1004];[.$K2])" office:value-type="float" office:value="0">
            <text:p>0</text:p>
          </table:table-cell>
          <table:table-cell table:style-name="ce158" table:formula="of:=COUNTIF([.O$7:.O$1004];[.$K2])" office:value-type="float" office:value="0">
            <text:p>0</text:p>
          </table:table-cell>
          <table:table-cell table:style-name="Default" table:number-columns-repeated="5"/>
          <table:table-cell table:style-name="ce234" table:number-columns-repeated="221"/>
          <table:table-cell table:number-columns-repeated="783"/>
        </table:table-row>
        <table:table-row table:style-name="ro55">
          <table:table-cell table:style-name="ce166"/>
          <table:table-cell table:style-name="ce169" office:value-type="string">
            <text:p>FNCtion List Code：</text:p>
          </table:table-cell>
          <table:table-cell table:style-name="ce132" office:value-type="string" table:number-columns-spanned="3" table:number-rows-spanned="1">
            <text:p>Business Administration</text:p>
          </table:table-cell>
          <table:covered-table-cell table:number-columns-repeated="2" table:style-name="ce132"/>
          <table:table-cell table:style-name="ce166"/>
          <table:table-cell table:style-name="ce154" table:number-columns-repeated="3"/>
          <table:table-cell table:style-name="ce230"/>
          <table:table-cell table:style-name="ce158" office:value-type="string">
            <text:p>Blocked</text:p>
          </table:table-cell>
          <table:table-cell table:style-name="ce158" table:formula="of:=COUNTIF([.L$7:.L$1004];[.$K3])" office:value-type="float" office:value="0">
            <text:p>0</text:p>
          </table:table-cell>
          <table:table-cell table:style-name="ce158" table:formula="of:=COUNTIF([.M$7:.M$1004];[.$K3])" office:value-type="float" office:value="0">
            <text:p>0</text:p>
          </table:table-cell>
          <table:table-cell table:style-name="ce158" table:formula="of:=COUNTIF([.N$7:.N$1004];[.$K3])" office:value-type="float" office:value="0">
            <text:p>0</text:p>
          </table:table-cell>
          <table:table-cell table:style-name="ce158" table:formula="of:=COUNTIF([.O$7:.O$1004];[.$K3])" office:value-type="float" office:value="0">
            <text:p>0</text:p>
          </table:table-cell>
          <table:table-cell table:style-name="Default" table:number-columns-repeated="5"/>
          <table:table-cell table:style-name="ce234" table:number-columns-repeated="221"/>
          <table:table-cell table:number-columns-repeated="783"/>
        </table:table-row>
        <table:table-row table:style-name="ro26">
          <table:table-cell table:style-name="ce166"/>
          <table:table-cell table:style-name="ce169" office:value-type="string">
            <text:p>Total main cases:</text:p>
          </table:table-cell>
          <table:table-cell table:style-name="ce132" table:formula="of:=MAX([.A7:.A981])" office:value-type="float" office:value="13" table:number-columns-spanned="3" table:number-rows-spanned="1">
            <text:p>13</text:p>
          </table:table-cell>
          <table:covered-table-cell table:number-columns-repeated="2" table:style-name="ce194"/>
          <table:table-cell table:style-name="ce166"/>
          <table:table-cell table:style-name="ce154" table:number-columns-repeated="3"/>
          <table:table-cell table:style-name="ce230"/>
          <table:table-cell table:style-name="ce159" office:value-type="string">
            <text:p>Untested</text:p>
          </table:table-cell>
          <table:table-cell table:style-name="ce158" table:formula="of:=COUNTIF([.L$7:.L$1004];[.$K4])" office:value-type="float" office:value="0">
            <text:p>0</text:p>
          </table:table-cell>
          <table:table-cell table:style-name="ce158" table:formula="of:=COUNTIF([.M$7:.M$1004];[.$K4])" office:value-type="float" office:value="0">
            <text:p>0</text:p>
          </table:table-cell>
          <table:table-cell table:style-name="ce158" table:formula="of:=COUNTIF([.N$7:.N$1004];[.$K4])" office:value-type="float" office:value="0">
            <text:p>0</text:p>
          </table:table-cell>
          <table:table-cell table:style-name="ce158" table:formula="of:=COUNTIF([.O$7:.O$1004];[.$K4])" office:value-type="float" office:value="0">
            <text:p>0</text:p>
          </table:table-cell>
          <table:table-cell table:style-name="Default" table:number-columns-repeated="5"/>
          <table:table-cell table:style-name="ce234" table:number-columns-repeated="221"/>
          <table:table-cell table:number-columns-repeated="783"/>
        </table:table-row>
        <table:table-row table:style-name="ro27">
          <table:table-cell table:style-name="ce166"/>
          <table:table-cell table:style-name="ce235"/>
          <table:table-cell table:style-name="ce191"/>
          <table:table-cell table:style-name="ce195" table:number-columns-repeated="6"/>
          <table:table-cell table:style-name="ce231"/>
          <table:table-cell table:style-name="Default" office:value-type="string">
            <text:p>N/A</text:p>
          </table:table-cell>
          <table:table-cell table:style-name="ce158" table:formula="of:=COUNTIF([.L$7:.L$1004];[.$K5])" office:value-type="float" office:value="0">
            <text:p>0</text:p>
          </table:table-cell>
          <table:table-cell table:style-name="ce158" table:formula="of:=COUNTIF([.M$7:.M$1004];[.$K5])" office:value-type="float" office:value="0">
            <text:p>0</text:p>
          </table:table-cell>
          <table:table-cell table:style-name="ce158" table:formula="of:=COUNTIF([.N$7:.N$1004];[.$K5])" office:value-type="float" office:value="0">
            <text:p>0</text:p>
          </table:table-cell>
          <table:table-cell table:style-name="ce158" table:formula="of:=COUNTIF([.O$7:.O$1004];[.$K5])" office:value-type="float" office:value="0">
            <text:p>0</text:p>
          </table:table-cell>
          <table:table-cell table:style-name="Default" table:number-columns-repeated="5"/>
          <table:table-cell table:style-name="ce234" table:number-columns-repeated="221"/>
          <table:table-cell table:number-columns-repeated="783"/>
        </table:table-row>
        <table:table-row table:style-name="ro9">
          <table:table-cell table:style-name="ce117" office:value-type="string">
            <text:p>Case No</text:p>
          </table:table-cell>
          <table:table-cell table:style-name="ce127" office:value-type="string">
            <text:p>Related Function</text:p>
          </table:table-cell>
          <table:table-cell table:style-name="ce134" office:value-type="string">
            <text:p>Case ID</text:p>
          </table:table-cell>
          <table:table-cell table:style-name="ce134" office:value-type="string">
            <text:p>Path</text:p>
          </table:table-cell>
          <table:table-cell table:style-name="ce134" office:value-type="string">
            <text:p>Case Description</text:p>
          </table:table-cell>
          <table:table-cell table:style-name="ce134" office:value-type="string">
            <text:p>Step Description</text:p>
          </table:table-cell>
          <table:table-cell table:style-name="ce134" office:value-type="string">
            <text:p>Steps to produce</text:p>
          </table:table-cell>
          <table:table-cell table:style-name="ce134" office:value-type="string">
            <text:p>Expected Output</text:p>
          </table:table-cell>
          <table:table-cell table:style-name="ce134" office:value-type="string">
            <text:p>Priority</text:p>
          </table:table-cell>
          <table:table-cell table:style-name="ce134" office:value-type="string">
            <text:p>Affect</text:p>
          </table:table-cell>
          <table:table-cell table:style-name="ce134" office:value-type="string">
            <text:p>Tester</text:p>
          </table:table-cell>
          <table:table-cell table:style-name="ce134" office:value-type="string">
            <text:p>IE7</text:p>
          </table:table-cell>
          <table:table-cell table:style-name="ce134" office:value-type="string">
            <text:p>FireFox3.5</text:p>
          </table:table-cell>
          <table:table-cell table:style-name="ce134" office:value-type="string">
            <text:p>Comment/Bug</text:p>
          </table:table-cell>
          <table:table-cell table:style-name="ce134" table:number-columns-repeated="5"/>
          <table:table-cell table:style-name="ce162" table:number-columns-repeated="208"/>
          <table:table-cell table:style-name="ce164" table:number-columns-repeated="6"/>
          <table:table-cell table:style-name="ce165" table:number-columns-repeated="14"/>
          <table:table-cell table:style-name="ce116" table:number-columns-repeated="9"/>
          <table:table-cell table:style-name="ce121" table:number-columns-repeated="768"/>
        </table:table-row>
        <table:table-row table:style-name="ro37">
          <table:table-cell table:style-name="ce118" office:value-type="float" office:value="1">
            <text:p>001</text:p>
          </table:table-cell>
          <table:table-cell table:style-name="ce236" office:value-type="string">
            <text:p>FNC_ECMS_WKF_ADM_01</text:p>
          </table:table-cell>
          <table:table-cell table:style-name="ce192" office:value-type="float" office:value="1">
            <text:p>001</text:p>
          </table:table-cell>
          <table:table-cell table:style-name="ce196" office:value-type="string">
            <text:p>ECM Administration\ Business process administrator \View</text:p>
          </table:table-cell>
          <table:table-cell table:style-name="ce244" office:value-type="string">
            <text:p>Show Business Process Administrator</text:p>
          </table:table-cell>
          <table:table-cell office:value-type="string">
            <text:p>Step 1: Go to Business Process Center</text:p>
          </table:table-cell>
          <table:table-cell office:value-type="string">
            <text:p>- Log in by user is administrator</text:p>
            <text:p>- Go to <text:s/><text:span text:style-name="T8">'Content </text:span><text:span text:style-name="T8">Administrat</text:span><text:span text:style-name="T8">or</text:span>' and select <text:span text:style-name="T8">Business </text:span><text:span text:style-name="T8">Process </text:span><text:span text:style-name="T8">Administrat</text:span><text:span text:style-name="T8">or</text:span></text:p>
            <text:p><text:s/>or</text:p>
            <text:p><text:s/>Go to <text:span text:style-name="T8">Business </text:span><text:span text:style-name="T8">Process</text:span> and select <text:span text:style-name="T8">Business </text:span><text:span text:style-name="T8">Process </text:span><text:span text:style-name="T8">Administrat</text:span><text:span text:style-name="T8">or</text:span></text:p>
          </table:table-cell>
          <table:table-cell table:style-name="ce216" office:value-type="string">
            <text:p>Business process center appears</text:p>
            <text:p>There are two tabs: </text:p>
            <text:p>-<text:span text:style-name="T8"> Monitor</text:span><text:span text:style-name="T24">: </text:span><text:span text:style-name="T24">display all </text:span><text:span text:style-name="T24">process</text:span></text:p>
            <text:p><text:span text:style-name="T24">- </text:span><text:span text:style-name="T23">Timer</text:span><text:span text:style-name="T24">: </text:span>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9">
          <table:table-cell table:formula="of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office:value-type="string">
            <text:p>FNC_ECMS_WKF_ADM_01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2">
            <text:p>002</text:p>
          </table:table-cell>
          <table:table-cell table:style-name="ce197" office:value-type="string">
            <text:p>ECM Administration\ Business process administrator \View</text:p>
          </table:table-cell>
          <table:table-cell table:style-name="ce244" office:value-type="string">
            <text:p>View all types of process</text:p>
          </table:table-cell>
          <table:table-cell office:value-type="string">
            <text:p>Step 1: Go to Business Process Center</text:p>
          </table:table-cell>
          <table:table-cell office:value-type="string">
            <text:p>- Log in in by user is administrator</text:p>
            <text:p>- Select <text:span text:style-name="T8">Business </text:span><text:span text:style-name="T8">Process </text:span><text:span text:style-name="T8">Administrat</text:span><text:span text:style-name="T8">or</text:span></text:p>
            <text:p/>
          </table:table-cell>
          <table:table-cell office:value-type="string">
            <text:p><text:s/>'Business process Administrator' portlet appears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31">
          <table:table-cell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office:value-type="string">
            <text:p>FNC_ECMS_WKF_ADM_01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2">
            <text:p>002</text:p>
          </table:table-cell>
          <table:table-cell table:style-name="ce197" office:value-type="string">
            <text:p>ECM Administration\ Business process administrator \View</text:p>
          </table:table-cell>
          <table:table-cell table:style-name="ce245" office:value-type="string">
            <text:p>View all types of process</text:p>
          </table:table-cell>
          <table:table-cell office:value-type="string">
            <text:p>Step 2: View all type of process</text:p>
          </table:table-cell>
          <table:table-cell office:value-type="string">
            <text:p>- Select 'Monitor' tab</text:p>
          </table:table-cell>
          <table:table-cell table:style-name="ce216" office:value-type="string">
            <text:p>- Show all type of process</text:p>
            <text:p>- Default, now, there are some type of processes:</text:p>
            <text:p><text:span text:style-name="T13">content-</text:span><text:span text:style-name="T13">validation, </text:span><text:span text:style-name="T13">content-back </text:span><text:span text:style-name="T13">up, pay raise </text:span><text:span text:style-name="T13">process, </text:span></text:p>
            <text:p><text:span text:style-name="T13">holiday </text:span><text:span text:style-name="T13">process</text:span></text:p>
            <text:p><text:span text:style-name="T12">- Each </text:span><text:span text:style-name="T12">process </text:span><text:span text:style-name="T12">include:</text:span></text:p>
            <text:p><text:span text:style-name="T13">Process Id, </text:span><text:span text:style-name="T13">Process </text:span><text:span text:style-name="T13">Name, </text:span></text:p>
            <text:p><text:span text:style-name="T13">Process </text:span><text:span text:style-name="T13">Version, </text:span><text:span text:style-name="T13">Action </text:span>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9">
          <table:table-cell table:formula="of:=IF(VALUE(MID([.F10];6;FIND(&quot;:&quot;;[.F10];1)-FIND(&quot; &quot;;[.F10];1)-1))&gt;VALUE(MID([.F9];6;FIND(&quot;:&quot;;[.F9];1)-FIND(&quot; &quot;;[.F9];1)-1));&quot;&quot;;MAX([.A$7:.A9])+1)" office:value-type="float" office:value="3">
            <text:p>003</text:p>
          </table:table-cell>
          <table:table-cell office:value-type="string">
            <text:p>FNC_ECMS_WKF_ADM_01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3">
            <text:p>003</text:p>
          </table:table-cell>
          <table:table-cell table:style-name="ce197" office:value-type="string">
            <text:p>ECM Administration\ Business process administrator \View</text:p>
          </table:table-cell>
          <table:table-cell table:style-name="ce201" office:value-type="string">
            <text:p>View detail process of a Holiday Process</text:p>
          </table:table-cell>
          <table:table-cell office:value-type="string">
            <text:p>Step 1: Go to Business Process Center</text:p>
          </table:table-cell>
          <table:table-cell office:value-type="string">
            <text:p>- Log in in by user is administrator</text:p>
            <text:p>- Select <text:span text:style-name="T8">Business </text:span><text:span text:style-name="T8">Process </text:span><text:span text:style-name="T8">Administrat</text:span><text:span text:style-name="T8">or</text:span></text:p>
            <text:p/>
          </table:table-cell>
          <table:table-cell office:value-type="string">
            <text:p><text:s/>'Business process Administrator' portlet appears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9">
          <table:table-cell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office:value-type="string">
            <text:p>FNC_ECMS_WKF_ADM_01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3">
            <text:p>003</text:p>
          </table:table-cell>
          <table:table-cell table:style-name="ce197" office:value-type="string">
            <text:p>ECM Administration\ Business process administrator \View</text:p>
          </table:table-cell>
          <table:table-cell office:value-type="string">
            <text:p>View detail process of a Holiday Process</text:p>
          </table:table-cell>
          <table:table-cell table:style-name="ce250" office:value-type="string">
            <text:p>Step 2: View list holiday process</text:p>
          </table:table-cell>
          <table:table-cell table:style-name="ce250" office:value-type="string">
            <text:p>- Select 'Monitor' tab</text:p>
            <text:p>- Click on 'View' icon of Holiday process </text:p>
          </table:table-cell>
          <table:table-cell table:style-name="ce250" office:value-type="string">
            <text:p>- Show all process of Holiday process with six columns:</text:p>
            <text:p><text:span text:style-name="T13">Process </text:span><text:span text:style-name="T13">Instance Id</text:span>, <text:span text:style-name="T13">Process Id</text:span><text:span text:style-name="T12">, </text:span><text:span text:style-name="T13">Process </text:span><text:span text:style-name="T13">Name, Start </text:span><text:span text:style-name="T13">Date </text:span></text:p>
            <text:p><text:span text:style-name="T13">End Date, </text:span><text:span text:style-name="T13">Action</text:span>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56">
          <table:table-cell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office:value-type="string">
            <text:p>FNC_ECMS_WKF_ADM_01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3">
            <text:p>003</text:p>
          </table:table-cell>
          <table:table-cell table:style-name="ce197" office:value-type="string">
            <text:p>ECM Administration\ Business process administrator \View</text:p>
          </table:table-cell>
          <table:table-cell office:value-type="string">
            <text:p>View detail process of a Holiday Process</text:p>
          </table:table-cell>
          <table:table-cell table:style-name="ce250" office:value-type="string">
            <text:p>Step 3: <text:s/>View detail of a process</text:p>
          </table:table-cell>
          <table:table-cell table:style-name="ce250" office:value-type="string">
            <text:p>- Select any process in list of holiday process to view detail</text:p>
          </table:table-cell>
          <table:table-cell table:style-name="ce250" office:value-type="string">
            <text:p>- Show Process detail, it has 4 columns: <text:span text:style-name="T13">Id, Task </text:span><text:span text:style-name="T13">Name</text:span><text:span text:style-name="T12">, </text:span><text:span text:style-name="T13">Actor </text:span><text:span text:style-name="T13">Id</text:span><text:span text:style-name="T12">, <text:s/></text:span><text:span text:style-name="T13">En</text:span>d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9">
          <table:table-cell table:formula="of:=IF(VALUE(MID([.F13];6;FIND(&quot;:&quot;;[.F13];1)-FIND(&quot; &quot;;[.F13];1)-1))&gt;VALUE(MID([.F12];6;FIND(&quot;:&quot;;[.F12];1)-FIND(&quot; &quot;;[.F12];1)-1));&quot;&quot;;MAX([.A$7:.A12])+1)" office:value-type="float" office:value="4">
            <text:p>004</text:p>
          </table:table-cell>
          <table:table-cell office:value-type="string">
            <text:p>FNC_ECMS_WKF_ADM_01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4">
            <text:p>004</text:p>
          </table:table-cell>
          <table:table-cell table:style-name="ce197" office:value-type="string">
            <text:p>ECM Administration\ Business process administrator \View</text:p>
          </table:table-cell>
          <table:table-cell table:style-name="ce246" office:value-type="string">
            <text:p>View detail process of a pay raise process</text:p>
          </table:table-cell>
          <table:table-cell office:value-type="string">
            <text:p>Step 1: Go to Business Process Center</text:p>
          </table:table-cell>
          <table:table-cell office:value-type="string">
            <text:p>- Log in in by user is administrator</text:p>
            <text:p>- Select <text:span text:style-name="T8">Business </text:span><text:span text:style-name="T8">Process </text:span><text:span text:style-name="T8">Administrat</text:span><text:span text:style-name="T8">or</text:span></text:p>
            <text:p/>
          </table:table-cell>
          <table:table-cell office:value-type="string">
            <text:p><text:s/>'Business process Administrator' portlet appears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8">
          <table:table-cell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office:value-type="string">
            <text:p>FNC_ECMS_WKF_ADM_01</text:p>
          </table:table-cell>
          <table:table-cell table:formula="of:=IF(VALUE(MID([.F14];6;FIND(&quot;:&quot;;[.F14];1)-FIND(&quot; &quot;;[.F14];1)-1))&gt;VALUE(MID([.F13];6;FIND(&quot;:&quot;;[.F13];1)-FIND(&quot; &quot;;[.F13];1)-1));[.C13];[.C13]+1)" office:value-type="float" office:value="4">
            <text:p>004</text:p>
          </table:table-cell>
          <table:table-cell table:style-name="ce197" office:value-type="string">
            <text:p>ECM Administration\ Business process administrator \View</text:p>
          </table:table-cell>
          <table:table-cell table:style-name="ce247" office:value-type="string">
            <text:p>View detail process of a pay raise process</text:p>
          </table:table-cell>
          <table:table-cell table:style-name="ce250" office:value-type="string">
            <text:p>Step 2: View list pay raise process</text:p>
          </table:table-cell>
          <table:table-cell table:style-name="ce250" office:value-type="string">
            <text:p>- Select 'Monitor' tab</text:p>
            <text:p>- Click on 'View' icon of Pay Raise process </text:p>
          </table:table-cell>
          <table:table-cell table:style-name="ce250" office:value-type="string">
            <text:p>- Show all process of Pay Raise process with six columns:</text:p>
            <text:p><text:span text:style-name="T13">Process </text:span><text:span text:style-name="T13">Instance Id, </text:span><text:span text:style-name="T13">Process Id</text:span><text:span text:style-name="T12">, </text:span><text:span text:style-name="T13">Process </text:span><text:span text:style-name="T13">Name, Start </text:span><text:span text:style-name="T13">Date </text:span></text:p>
            <text:p><text:span text:style-name="T13">End Date, </text:span><text:span text:style-name="T13">Action</text:span>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56">
          <table:table-cell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office:value-type="string">
            <text:p>FNC_ECMS_WKF_ADM_01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4">
            <text:p>004</text:p>
          </table:table-cell>
          <table:table-cell table:style-name="ce197" office:value-type="string">
            <text:p>ECM Administration\ Business process administrator \View</text:p>
          </table:table-cell>
          <table:table-cell table:style-name="ce247" office:value-type="string">
            <text:p>View detail process of a pay raise process</text:p>
          </table:table-cell>
          <table:table-cell table:style-name="ce250" office:value-type="string">
            <text:p>Step 3: <text:s/>View detail of a process</text:p>
          </table:table-cell>
          <table:table-cell table:style-name="ce250" office:value-type="string">
            <text:p>- Select a pay raise in list of pay raise process to view detail</text:p>
          </table:table-cell>
          <table:table-cell table:style-name="ce250" office:value-type="string">
            <text:p>- Show Process detail, it has 4 columns: <text:span text:style-name="T13">Id, Task </text:span><text:span text:style-name="T13">Name</text:span><text:span text:style-name="T12">, </text:span><text:span text:style-name="T13">Actor </text:span><text:span text:style-name="T13">Id</text:span><text:span text:style-name="T12">, <text:s/></text:span><text:span text:style-name="T13">En</text:span>d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9">
          <table:table-cell table:formula="of:=IF(VALUE(MID([.F16];6;FIND(&quot;:&quot;;[.F16];1)-FIND(&quot; &quot;;[.F16];1)-1))&gt;VALUE(MID([.F15];6;FIND(&quot;:&quot;;[.F15];1)-FIND(&quot; &quot;;[.F15];1)-1));&quot;&quot;;MAX([.A$7:.A15])+1)" office:value-type="float" office:value="5">
            <text:p>005</text:p>
          </table:table-cell>
          <table:table-cell office:value-type="string">
            <text:p>FNC_ECMS_WKF_ADM_01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5">
            <text:p>005</text:p>
          </table:table-cell>
          <table:table-cell table:style-name="ce197" office:value-type="string">
            <text:p>ECM Administration\ Business process administrator \View</text:p>
          </table:table-cell>
          <table:table-cell table:style-name="ce201" office:value-type="string">
            <text:p>View detail process of a <text:s/>Content-validation process</text:p>
          </table:table-cell>
          <table:table-cell office:value-type="string">
            <text:p>Step 1: Go to Business Process Center</text:p>
          </table:table-cell>
          <table:table-cell office:value-type="string">
            <text:p>- Log in in by user is administrator</text:p>
            <text:p>- Select <text:span text:style-name="T8">Business </text:span><text:span text:style-name="T8">Process </text:span><text:span text:style-name="T8">Administrat</text:span><text:span text:style-name="T8">or</text:span></text:p>
            <text:p/>
          </table:table-cell>
          <table:table-cell office:value-type="string">
            <text:p><text:s/>'Business process Administrator' portlet appears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8">
          <table:table-cell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office:value-type="string">
            <text:p>FNC_ECMS_WKF_ADM_01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5">
            <text:p>005</text:p>
          </table:table-cell>
          <table:table-cell table:style-name="ce197" office:value-type="string">
            <text:p>ECM Administration\ Business process administrator \View</text:p>
          </table:table-cell>
          <table:table-cell office:value-type="string">
            <text:p>View detail process of a <text:s/>Content-validation process</text:p>
          </table:table-cell>
          <table:table-cell table:style-name="ce250" office:value-type="string">
            <text:p>Step 2: View list content-validation process</text:p>
          </table:table-cell>
          <table:table-cell table:style-name="ce250" office:value-type="string">
            <text:p>- Select 'Monitor' tab</text:p>
            <text:p>- Click on 'View' icon of Content-Validation process </text:p>
          </table:table-cell>
          <table:table-cell table:style-name="ce250" office:value-type="string">
            <text:p>- Show all process of Content-validation process with six columns:</text:p>
            <text:p><text:span text:style-name="T13">Process </text:span><text:span text:style-name="T13">Instance Id, </text:span><text:span text:style-name="T13">Process Id</text:span><text:span text:style-name="T12">, </text:span><text:span text:style-name="T13">Process </text:span><text:span text:style-name="T13">Name, Start </text:span><text:span text:style-name="T13">Date </text:span></text:p>
            <text:p><text:span text:style-name="T13">End Date, </text:span><text:span text:style-name="T13">Action</text:span>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56">
          <table:table-cell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office:value-type="string">
            <text:p>FNC_ECMS_WKF_ADM_01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5">
            <text:p>005</text:p>
          </table:table-cell>
          <table:table-cell table:style-name="ce197" office:value-type="string">
            <text:p>ECM Administration\ Business process administrator \View</text:p>
          </table:table-cell>
          <table:table-cell office:value-type="string">
            <text:p>View detail process of a <text:s/>Content-validation process</text:p>
          </table:table-cell>
          <table:table-cell table:style-name="ce250" office:value-type="string">
            <text:p>Step 3: <text:s/>View detail of a process</text:p>
          </table:table-cell>
          <table:table-cell table:style-name="ce250" office:value-type="string">
            <text:p>- Select a content-validation process to view detail</text:p>
          </table:table-cell>
          <table:table-cell table:style-name="ce250" office:value-type="string">
            <text:p>- Show Process detail, it has 4 columns: <text:span text:style-name="T13">Id, Task </text:span><text:span text:style-name="T13">Name</text:span><text:span text:style-name="T12">, </text:span><text:span text:style-name="T13">Actor </text:span><text:span text:style-name="T13">Id</text:span><text:span text:style-name="T12">, <text:s/></text:span><text:span text:style-name="T13">En</text:span>d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9">
          <table:table-cell table:formula="of:=IF(VALUE(MID([.F19];6;FIND(&quot;:&quot;;[.F19];1)-FIND(&quot; &quot;;[.F19];1)-1))&gt;VALUE(MID([.F18];6;FIND(&quot;:&quot;;[.F18];1)-FIND(&quot; &quot;;[.F18];1)-1));&quot;&quot;;MAX([.A$7:.A18])+1)" office:value-type="float" office:value="6">
            <text:p>006</text:p>
          </table:table-cell>
          <table:table-cell office:value-type="string">
            <text:p>FNC_ECMS_WKF_ADM_01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6">
            <text:p>006</text:p>
          </table:table-cell>
          <table:table-cell table:style-name="ce197" office:value-type="string">
            <text:p>ECM Administration\ Business process administrator \View</text:p>
          </table:table-cell>
          <table:table-cell table:style-name="ce248" office:value-type="string">
            <text:p>View detail process of a <text:s/>Content-back up process</text:p>
          </table:table-cell>
          <table:table-cell office:value-type="string">
            <text:p>Step 1: Go to Business Process Center</text:p>
          </table:table-cell>
          <table:table-cell office:value-type="string">
            <text:p>- Log in in by user is administrator</text:p>
            <text:p>- Select <text:span text:style-name="T8">Business </text:span><text:span text:style-name="T8">Process </text:span><text:span text:style-name="T8">Administrat</text:span><text:span text:style-name="T8">or</text:span></text:p>
            <text:p/>
          </table:table-cell>
          <table:table-cell office:value-type="string">
            <text:p><text:s/>'Business process Administrator' portlet appears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8">
          <table:table-cell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office:value-type="string">
            <text:p>FNC_ECMS_WKF_ADM_01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6">
            <text:p>006</text:p>
          </table:table-cell>
          <table:table-cell table:style-name="ce197" office:value-type="string">
            <text:p>ECM Administration\ Business process administrator \View</text:p>
          </table:table-cell>
          <table:table-cell table:style-name="ce249" office:value-type="string">
            <text:p>View detail process of a <text:s/>Content-back up process</text:p>
          </table:table-cell>
          <table:table-cell table:style-name="ce247" office:value-type="string">
            <text:p>Step 2: View list content-backup process</text:p>
          </table:table-cell>
          <table:table-cell table:style-name="ce250" office:value-type="string">
            <text:p>- Select 'Monitor' tab</text:p>
            <text:p>- Click on 'View' icon of Content-Validation process </text:p>
          </table:table-cell>
          <table:table-cell table:style-name="ce250" office:value-type="string">
            <text:p>- Show all process of Content-backup process with six columns:</text:p>
            <text:p><text:span text:style-name="T13">Process </text:span><text:span text:style-name="T13">Instance Id, </text:span><text:span text:style-name="T13">Process Id</text:span><text:span text:style-name="T12">, </text:span><text:span text:style-name="T13">Process </text:span><text:span text:style-name="T13">Name, Start </text:span><text:span text:style-name="T13">Date </text:span></text:p>
            <text:p><text:span text:style-name="T13">End Date, </text:span><text:span text:style-name="T13">Action</text:span>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56">
          <table:table-cell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office:value-type="string">
            <text:p>FNC_ECMS_WKF_ADM_01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6">
            <text:p>006</text:p>
          </table:table-cell>
          <table:table-cell table:style-name="ce197" office:value-type="string">
            <text:p>ECM Administration\ Business process administrator \View</text:p>
          </table:table-cell>
          <table:table-cell table:style-name="ce249" office:value-type="string">
            <text:p>View detail process of a <text:s/>Content-back up process</text:p>
          </table:table-cell>
          <table:table-cell table:style-name="ce250" office:value-type="string">
            <text:p>Step 3: <text:s/>View detail of a process</text:p>
          </table:table-cell>
          <table:table-cell table:style-name="ce250" office:value-type="string">
            <text:p>- Select a content-backup process to view detail</text:p>
          </table:table-cell>
          <table:table-cell table:style-name="ce250" office:value-type="string">
            <text:p>- Show Process detail, it has 4 columns: <text:span text:style-name="T13">Id, Task </text:span><text:span text:style-name="T13">Name</text:span><text:span text:style-name="T12">, </text:span><text:span text:style-name="T13">Actor </text:span><text:span text:style-name="T13">Id</text:span><text:span text:style-name="T12">, <text:s/></text:span><text:span text:style-name="T13">En</text:span>d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9">
          <table:table-cell table:formula="of:=IF(VALUE(MID([.F22];6;FIND(&quot;:&quot;;[.F22];1)-FIND(&quot; &quot;;[.F22];1)-1))&gt;VALUE(MID([.F21];6;FIND(&quot;:&quot;;[.F21];1)-FIND(&quot; &quot;;[.F21];1)-1));&quot;&quot;;MAX([.A$7:.A21])+1)" office:value-type="float" office:value="7">
            <text:p>007</text:p>
          </table:table-cell>
          <table:table-cell table:style-name="ce236" office:value-type="string">
            <text:p>FNC_ECMS_WKF_ADM_02</text:p>
          </table:table-cell>
          <table:table-cell office:value-type="float" office:value="1">
            <text:p>001</text:p>
          </table:table-cell>
          <table:table-cell table:style-name="ce198" office:value-type="string">
            <text:p>ECM Administration\ Business process administrator \Upload</text:p>
          </table:table-cell>
          <table:table-cell table:style-name="ce207" office:value-type="string">
            <text:p>Upload new process</text:p>
          </table:table-cell>
          <table:table-cell office:value-type="string">
            <text:p>Step 1: Go to Business Process Center</text:p>
          </table:table-cell>
          <table:table-cell office:value-type="string">
            <text:p>- Log in in by user is administrator</text:p>
            <text:p>- Select <text:span text:style-name="T8">Business </text:span><text:span text:style-name="T8">Process </text:span><text:span text:style-name="T8">Administrat</text:span><text:span text:style-name="T8">or</text:span></text:p>
            <text:p/>
          </table:table-cell>
          <table:table-cell office:value-type="string">
            <text:p><text:s/>'Business process Administrator' portlet appears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30">
          <table:table-cell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office:value-type="string">
            <text:p>FNC_ECMS_WKF_ADM_02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1">
            <text:p>001</text:p>
          </table:table-cell>
          <table:table-cell office:value-type="string">
            <text:p>ECM Administration\ Business process administrator \Upload</text:p>
          </table:table-cell>
          <table:table-cell table:style-name="ce208" office:value-type="string">
            <text:p>Upload new process</text:p>
          </table:table-cell>
          <table:table-cell table:style-name="ce217" office:value-type="string">
            <text:p>Step 2: Upload new process</text:p>
          </table:table-cell>
          <table:table-cell table:style-name="ce250" office:value-type="string">
            <text:p>- Select 'Monitor' tab</text:p>
            <text:p>- Click on Upload </text:p>
            <text:p>- On upload form: select file with <text:s/>formal (.jar)</text:p>
            <text:p>- Click on 'Upload' icon</text:p>
            <text:p>- Click on Upload button</text:p>
            <text:p/>
          </table:table-cell>
          <table:table-cell table:style-name="ce250" office:value-type="string">
            <text:p>- Form upload file appears</text:p>
            <text:p>- Upload this file successfully</text:p>
            <text:p><text:span text:style-name="T35">- This </text:span><text:span text:style-name="T35">process will </text:span><text:span text:style-name="T35">be display at </text:span><text:span text:style-name="T35">monitor tab </text:span><text:span text:style-name="T35">and </text:span><text:span text:style-name="T50">business </text:span><text:span text:style-name="T50">process </text:span><text:span text:style-name="T50">center/</text:span><text:span text:style-name="T35"> </text:span><text:span text:style-name="T30">BP </text:span><text:span text:style-name="T30">Definition </text:span><text:span text:style-name="T30">Controller</text:span><text:span text:style-name="T29"> </text:span><text:span text:style-name="T29">tab</text:span>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9">
          <table:table-cell table:formula="of:=IF(VALUE(MID([.F24];6;FIND(&quot;:&quot;;[.F24];1)-FIND(&quot; &quot;;[.F24];1)-1))&gt;VALUE(MID([.F23];6;FIND(&quot;:&quot;;[.F23];1)-FIND(&quot; &quot;;[.F23];1)-1));&quot;&quot;;MAX([.A$7:.A23])+1)" office:value-type="float" office:value="8">
            <text:p>008</text:p>
          </table:table-cell>
          <table:table-cell office:value-type="string">
            <text:p>FNC_ECMS_WKF_ADM_02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2">
            <text:p>002</text:p>
          </table:table-cell>
          <table:table-cell office:value-type="string">
            <text:p>ECM Administration\ Business process administrator \Upload</text:p>
          </table:table-cell>
          <table:table-cell table:style-name="ce207" office:value-type="string">
            <text:p>Upload new process with file isn't formal</text:p>
          </table:table-cell>
          <table:table-cell office:value-type="string">
            <text:p>Step 1: Go to Business Process Center</text:p>
          </table:table-cell>
          <table:table-cell office:value-type="string">
            <text:p>- Log in in by user is administrator</text:p>
            <text:p>- Select <text:span text:style-name="T8">Business </text:span><text:span text:style-name="T8">Process </text:span><text:span text:style-name="T8">Administrat</text:span><text:span text:style-name="T8">or</text:span></text:p>
            <text:p/>
          </table:table-cell>
          <table:table-cell office:value-type="string">
            <text:p><text:s/>'Business process Administrator' portlet appears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30">
          <table:table-cell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office:value-type="string">
            <text:p>FNC_ECMS_WKF_ADM_02</text:p>
          </table:table-cell>
          <table:table-cell table:formula="of:=IF(VALUE(MID([.F25];6;FIND(&quot;:&quot;;[.F25];1)-FIND(&quot; &quot;;[.F25];1)-1))&gt;VALUE(MID([.F24];6;FIND(&quot;:&quot;;[.F24];1)-FIND(&quot; &quot;;[.F24];1)-1));[.C24];[.C24]+1)" office:value-type="float" office:value="2">
            <text:p>002</text:p>
          </table:table-cell>
          <table:table-cell office:value-type="string">
            <text:p>ECM Administration\ Business process administrator \Upload</text:p>
          </table:table-cell>
          <table:table-cell table:style-name="ce208" office:value-type="string">
            <text:p>Upload new process with file isn't formal</text:p>
          </table:table-cell>
          <table:table-cell table:style-name="ce217" office:value-type="string">
            <text:p>Step 2: Upload new process</text:p>
          </table:table-cell>
          <table:table-cell table:style-name="ce250" office:value-type="string">
            <text:p>- Select 'Monitor' tab</text:p>
            <text:p>- Click on Upload </text:p>
            <text:p>- On upload form: select file which isn't right formal</text:p>
            <text:p>- Click on 'Upload' icon</text:p>
            <text:p>- Click on Upload button</text:p>
            <text:p/>
          </table:table-cell>
          <table:table-cell table:style-name="ce217" office:value-type="string">
            <text:p>Show message: “Have some problems with your data. Can't find processdefinition.xml inside process archive.”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9">
          <table:table-cell table:formula="of:=IF(VALUE(MID([.F26];6;FIND(&quot;:&quot;;[.F26];1)-FIND(&quot; &quot;;[.F26];1)-1))&gt;VALUE(MID([.F25];6;FIND(&quot;:&quot;;[.F25];1)-FIND(&quot; &quot;;[.F25];1)-1));&quot;&quot;;MAX([.A$7:.A25])+1)" office:value-type="float" office:value="9">
            <text:p>009</text:p>
          </table:table-cell>
          <table:table-cell table:style-name="ce236" office:value-type="string">
            <text:p>FNC_ECMS_WKF_ADM_03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3">
            <text:p>003</text:p>
          </table:table-cell>
          <table:table-cell table:style-name="ce198" office:value-type="string">
            <text:p>ECM Administration\ Business process administrator\Delete</text:p>
          </table:table-cell>
          <table:table-cell table:style-name="ce201" office:value-type="string">
            <text:p>Delete a type of process</text:p>
          </table:table-cell>
          <table:table-cell office:value-type="string">
            <text:p>Step 1: Go to Business Process Center</text:p>
          </table:table-cell>
          <table:table-cell office:value-type="string">
            <text:p>- Log in in by user is administrator</text:p>
            <text:p>- Select <text:span text:style-name="T8">Business </text:span><text:span text:style-name="T8">Process </text:span><text:span text:style-name="T8">Administrat</text:span><text:span text:style-name="T8">or</text:span></text:p>
            <text:p/>
          </table:table-cell>
          <table:table-cell office:value-type="string">
            <text:p><text:s/>'Business process Administrator' portlet appears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1">
          <table:table-cell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office:value-type="string">
            <text:p>FNC_ECMS_WKF_ADM_03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3">
            <text:p>003</text:p>
          </table:table-cell>
          <table:table-cell office:value-type="string">
            <text:p>ECM Administration\ Business process administrator\Delete</text:p>
          </table:table-cell>
          <table:table-cell office:value-type="string">
            <text:p>Delete a type of process</text:p>
          </table:table-cell>
          <table:table-cell table:style-name="ce250" office:value-type="string">
            <text:p>Step 2: Delete a process</text:p>
          </table:table-cell>
          <table:table-cell table:style-name="ce250" office:value-type="string">
            <text:p>- Select 'Monitor' tab</text:p>
            <text:p>- Click Delete icon on a type of process</text:p>
          </table:table-cell>
          <table:table-cell table:style-name="ce250" office:value-type="string">
            <text:p>- Process has deleted</text:p>
            <text:p>- All the process which has relate to the kind of process was removed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9">
          <table:table-cell table:formula="of:=IF(VALUE(MID([.F28];6;FIND(&quot;:&quot;;[.F28];1)-FIND(&quot; &quot;;[.F28];1)-1))&gt;VALUE(MID([.F27];6;FIND(&quot;:&quot;;[.F27];1)-FIND(&quot; &quot;;[.F27];1)-1));&quot;&quot;;MAX([.A$7:.A27])+1)" office:value-type="float" office:value="10">
            <text:p>010</text:p>
          </table:table-cell>
          <table:table-cell office:value-type="string">
            <text:p>FNC_ECMS_WKF_ADM_03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4">
            <text:p>004</text:p>
          </table:table-cell>
          <table:table-cell office:value-type="string">
            <text:p>ECM Administration\ Business process administrator\Delete</text:p>
          </table:table-cell>
          <table:table-cell table:style-name="ce201" office:value-type="string">
            <text:p>Delete a child process which finished</text:p>
          </table:table-cell>
          <table:table-cell office:value-type="string">
            <text:p>Step 1: Go to Business Process Center</text:p>
          </table:table-cell>
          <table:table-cell office:value-type="string">
            <text:p>- Log in in by user is administrator</text:p>
            <text:p>- Select <text:span text:style-name="T8">Business </text:span><text:span text:style-name="T8">Process </text:span><text:span text:style-name="T8">Administrat</text:span><text:span text:style-name="T8">or</text:span></text:p>
            <text:p/>
          </table:table-cell>
          <table:table-cell office:value-type="string">
            <text:p><text:s/>'Business process Administrator' portlet appears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56">
          <table:table-cell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office:value-type="string">
            <text:p>FNC_ECMS_WKF_ADM_03</text:p>
          </table:table-cell>
          <table:table-cell table:formula="of:=IF(VALUE(MID([.F29];6;FIND(&quot;:&quot;;[.F29];1)-FIND(&quot; &quot;;[.F29];1)-1))&gt;VALUE(MID([.F28];6;FIND(&quot;:&quot;;[.F28];1)-FIND(&quot; &quot;;[.F28];1)-1));[.C28];[.C28]+1)" office:value-type="float" office:value="4">
            <text:p>004</text:p>
          </table:table-cell>
          <table:table-cell office:value-type="string">
            <text:p>ECM Administration\ Business process administrator\Delete</text:p>
          </table:table-cell>
          <table:table-cell office:value-type="string">
            <text:p>Delete a child process which finished</text:p>
          </table:table-cell>
          <table:table-cell table:style-name="ce217" office:value-type="string">
            <text:p>Step 2: Select process</text:p>
          </table:table-cell>
          <table:table-cell table:style-name="ce228" office:value-type="string">
            <text:p>- Select 'Monitor' tab</text:p>
            <text:p>- Click View icon on a process</text:p>
          </table:table-cell>
          <table:table-cell table:style-name="ce217" office:value-type="string">
            <text:p>- View list process of process <text:s/>which is selected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56">
          <table:table-cell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office:value-type="string">
            <text:p>FNC_ECMS_WKF_ADM_03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4">
            <text:p>004</text:p>
          </table:table-cell>
          <table:table-cell office:value-type="string">
            <text:p>ECM Administration\ Business process administrator\Delete</text:p>
          </table:table-cell>
          <table:table-cell office:value-type="string">
            <text:p>Delete a child process which finished</text:p>
          </table:table-cell>
          <table:table-cell table:style-name="ce218" office:value-type="string">
            <text:p>Step 3: <text:s/>Delete a process</text:p>
          </table:table-cell>
          <table:table-cell table:style-name="ce223" office:value-type="string">
            <text:p>- Select 'Completed' tab</text:p>
            <text:p>- Click on Delete</text:p>
          </table:table-cell>
          <table:table-cell table:style-name="ce218" office:value-type="string">
            <text:p>- Process has deleted</text:p>
            <text:p>- All the task which has relate to the process was removed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9">
          <table:table-cell table:formula="of:=IF(VALUE(MID([.F31];6;FIND(&quot;:&quot;;[.F31];1)-FIND(&quot; &quot;;[.F31];1)-1))&gt;VALUE(MID([.F30];6;FIND(&quot;:&quot;;[.F30];1)-FIND(&quot; &quot;;[.F30];1)-1));&quot;&quot;;MAX([.A$7:.A30])+1)" office:value-type="float" office:value="11">
            <text:p>011</text:p>
          </table:table-cell>
          <table:table-cell office:value-type="string">
            <text:p>FNC_ECMS_WKF_ADM_03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5">
            <text:p>005</text:p>
          </table:table-cell>
          <table:table-cell office:value-type="string">
            <text:p>ECM Administration\ Business process administrator\Delete</text:p>
          </table:table-cell>
          <table:table-cell table:style-name="ce201" office:value-type="string">
            <text:p>Delete a child process which is not finished</text:p>
          </table:table-cell>
          <table:table-cell office:value-type="string">
            <text:p>Step 1: Go to Business Process Center</text:p>
          </table:table-cell>
          <table:table-cell office:value-type="string">
            <text:p>- Log in in by user is administrator</text:p>
            <text:p>- Select <text:span text:style-name="T8">Business </text:span><text:span text:style-name="T8">Process </text:span><text:span text:style-name="T8">Administrat</text:span><text:span text:style-name="T8">or</text:span></text:p>
            <text:p/>
          </table:table-cell>
          <table:table-cell office:value-type="string">
            <text:p><text:s/>'Business process Administrator' portlet appears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56">
          <table:table-cell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office:value-type="string">
            <text:p>FNC_ECMS_WKF_ADM_03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5">
            <text:p>005</text:p>
          </table:table-cell>
          <table:table-cell office:value-type="string">
            <text:p>ECM Administration\ Business process administrator\Delete</text:p>
          </table:table-cell>
          <table:table-cell office:value-type="string">
            <text:p>Delete a child process which is not finished</text:p>
          </table:table-cell>
          <table:table-cell table:style-name="ce217" office:value-type="string">
            <text:p>Step 2: Select process</text:p>
          </table:table-cell>
          <table:table-cell table:style-name="ce228" office:value-type="string">
            <text:p>- Select 'Monitor' tab</text:p>
            <text:p>- Click View icon on a process</text:p>
          </table:table-cell>
          <table:table-cell table:style-name="ce217" office:value-type="string">
            <text:p>- View list process of process <text:s/>which is selected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56">
          <table:table-cell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office:value-type="string">
            <text:p>FNC_ECMS_WKF_ADM_03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5">
            <text:p>005</text:p>
          </table:table-cell>
          <table:table-cell office:value-type="string">
            <text:p>ECM Administration\ Business process administrator\Delete</text:p>
          </table:table-cell>
          <table:table-cell office:value-type="string">
            <text:p>Delete a child process which is not finished</text:p>
          </table:table-cell>
          <table:table-cell table:style-name="ce218" office:value-type="string">
            <text:p>Step 3: Delete a process</text:p>
          </table:table-cell>
          <table:table-cell table:style-name="ce223" office:value-type="string">
            <text:p>- Select 'Processing' tab</text:p>
            <text:p>- Click on Delete icon </text:p>
          </table:table-cell>
          <table:table-cell table:style-name="ce218" office:value-type="string">
            <text:p>This process is stopped 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9">
          <table:table-cell table:formula="of:=IF(VALUE(MID([.F34];6;FIND(&quot;:&quot;;[.F34];1)-FIND(&quot; &quot;;[.F34];1)-1))&gt;VALUE(MID([.F33];6;FIND(&quot;:&quot;;[.F33];1)-FIND(&quot; &quot;;[.F33];1)-1));&quot;&quot;;MAX([.A$7:.A33])+1)" office:value-type="float" office:value="12">
            <text:p>012</text:p>
          </table:table-cell>
          <table:table-cell office:value-type="string">
            <text:p>FNC_ECMS_WKF_ADM_03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6">
            <text:p>006</text:p>
          </table:table-cell>
          <table:table-cell office:value-type="string">
            <text:p>ECM Administration\ Business process administrator\Delete</text:p>
          </table:table-cell>
          <table:table-cell table:style-name="ce201" office:value-type="string">
            <text:p>Delete all the processes which is not completed</text:p>
          </table:table-cell>
          <table:table-cell office:value-type="string">
            <text:p>Step 1: Go to Business Process Center</text:p>
          </table:table-cell>
          <table:table-cell office:value-type="string">
            <text:p>- Log in in by user is administrator</text:p>
            <text:p>- Select <text:span text:style-name="T8">Business </text:span><text:span text:style-name="T8">Process </text:span><text:span text:style-name="T8">Administrat</text:span><text:span text:style-name="T8">or</text:span></text:p>
            <text:p/>
          </table:table-cell>
          <table:table-cell office:value-type="string">
            <text:p><text:s/>'Business process Administrator' portlet appears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56">
          <table:table-cell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office:value-type="string">
            <text:p>FNC_ECMS_WKF_ADM_03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6">
            <text:p>006</text:p>
          </table:table-cell>
          <table:table-cell office:value-type="string">
            <text:p>ECM Administration\ Business process administrator\Delete</text:p>
          </table:table-cell>
          <table:table-cell office:value-type="string">
            <text:p>Delete all the processes which is not completed</text:p>
          </table:table-cell>
          <table:table-cell table:style-name="ce217" office:value-type="string">
            <text:p>Step 2: Select process</text:p>
          </table:table-cell>
          <table:table-cell table:style-name="ce228" office:value-type="string">
            <text:p>- Select 'Monitor' tab</text:p>
            <text:p>- Click View icon on a process</text:p>
          </table:table-cell>
          <table:table-cell table:style-name="ce217" office:value-type="string">
            <text:p>- View list process of process <text:s/>which is selected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1">
          <table:table-cell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office:value-type="string">
            <text:p>FNC_ECMS_WKF_ADM_03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6">
            <text:p>006</text:p>
          </table:table-cell>
          <table:table-cell office:value-type="string">
            <text:p>ECM Administration\ Business process administrator\Delete</text:p>
          </table:table-cell>
          <table:table-cell office:value-type="string">
            <text:p>Delete all the processes which is not completed</text:p>
          </table:table-cell>
          <table:table-cell table:style-name="ce218" office:value-type="string">
            <text:p>Step 3: Delete a process</text:p>
          </table:table-cell>
          <table:table-cell table:style-name="ce223" office:value-type="string">
            <text:p>- Select 'Processing' tab</text:p>
            <text:p>- Click on FlushAll button </text:p>
            <text:p>- Click OK on confirm message</text:p>
          </table:table-cell>
          <table:table-cell table:style-name="ce218" office:value-type="string">
            <text:p>Show message “There isn't any completed process to delete ”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9">
          <table:table-cell table:formula="of:=IF(VALUE(MID([.F37];6;FIND(&quot;:&quot;;[.F37];1)-FIND(&quot; &quot;;[.F37];1)-1))&gt;VALUE(MID([.F36];6;FIND(&quot;:&quot;;[.F36];1)-FIND(&quot; &quot;;[.F36];1)-1));&quot;&quot;;MAX([.A$7:.A36])+1)" office:value-type="float" office:value="13">
            <text:p>013</text:p>
          </table:table-cell>
          <table:table-cell office:value-type="string">
            <text:p>FNC_ECMS_WKF_ADM_03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7">
            <text:p>007</text:p>
          </table:table-cell>
          <table:table-cell office:value-type="string">
            <text:p>ECM Administration\ Business process administrator\Delete</text:p>
          </table:table-cell>
          <table:table-cell table:style-name="ce201" office:value-type="string">
            <text:p>Delete all the processes which is completed</text:p>
          </table:table-cell>
          <table:table-cell office:value-type="string">
            <text:p>Step 1: Go to Business Process Center</text:p>
          </table:table-cell>
          <table:table-cell office:value-type="string">
            <text:p>- Log in in by user is administrator</text:p>
            <text:p>- Select <text:span text:style-name="T8">Business </text:span><text:span text:style-name="T8">Process </text:span><text:span text:style-name="T8">Administrat</text:span><text:span text:style-name="T8">or</text:span></text:p>
            <text:p/>
          </table:table-cell>
          <table:table-cell office:value-type="string">
            <text:p><text:s/>'Business process Administrator' portlet appears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56">
          <table:table-cell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office:value-type="string">
            <text:p>FNC_ECMS_WKF_ADM_03</text:p>
          </table:table-cell>
          <table:table-cell table:formula="of:=IF(VALUE(MID([.F38];6;FIND(&quot;:&quot;;[.F38];1)-FIND(&quot; &quot;;[.F38];1)-1))&gt;VALUE(MID([.F37];6;FIND(&quot;:&quot;;[.F37];1)-FIND(&quot; &quot;;[.F37];1)-1));[.C37];[.C37]+1)" office:value-type="float" office:value="7">
            <text:p>007</text:p>
          </table:table-cell>
          <table:table-cell office:value-type="string">
            <text:p>ECM Administration\ Business process administrator\Delete</text:p>
          </table:table-cell>
          <table:table-cell office:value-type="string">
            <text:p>Delete all the processes which is completed</text:p>
          </table:table-cell>
          <table:table-cell table:style-name="ce217" office:value-type="string">
            <text:p>Step 2: Select process</text:p>
          </table:table-cell>
          <table:table-cell table:style-name="ce228" office:value-type="string">
            <text:p>- Select 'Monitor' tab</text:p>
            <text:p>- Click View icon on a process</text:p>
          </table:table-cell>
          <table:table-cell table:style-name="ce217" office:value-type="string">
            <text:p>- View list process of process <text:s/>which is selected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1">
          <table:table-cell table:formula="of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office:value-type="string">
            <text:p>FNC_ECMS_WKF_ADM_03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7">
            <text:p>007</text:p>
          </table:table-cell>
          <table:table-cell office:value-type="string">
            <text:p>ECM Administration\ Business process administrator\Delete</text:p>
          </table:table-cell>
          <table:table-cell office:value-type="string">
            <text:p>Delete all the processes which is completed</text:p>
          </table:table-cell>
          <table:table-cell table:style-name="ce218" office:value-type="string">
            <text:p>Step 3: Delete a process</text:p>
          </table:table-cell>
          <table:table-cell table:style-name="ce223" office:value-type="string">
            <text:p>- Select 'Completed' tab</text:p>
            <text:p>- Click on FlushAll button </text:p>
            <text:p>- Click OK on confirm message</text:p>
          </table:table-cell>
          <table:table-cell table:style-name="ce218" office:value-type="string">
            <text:p>All the processes are deleted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7" table:number-rows-repeated="10">
          <table:table-cell table:style-name="Default"/>
          <table:table-cell table:style-name="ce238"/>
          <table:table-cell table:style-name="ce189"/>
          <table:table-cell table:style-name="ce130" table:number-columns-repeated="13"/>
          <table:table-cell table:number-columns-repeated="1008"/>
        </table:table-row>
        <table:table-row table:style-name="ro7" table:number-rows-repeated="10">
          <table:table-cell table:style-name="Default"/>
          <table:table-cell table:style-name="ce238"/>
          <table:table-cell table:style-name="Default" table:number-columns-repeated="239"/>
          <table:table-cell table:number-columns-repeated="783"/>
        </table:table-row>
        <table:table-row table:style-name="ro7">
          <table:table-cell table:style-name="Default"/>
          <table:table-cell table:style-name="ce238"/>
          <table:table-cell table:style-name="Default" table:number-columns-repeated="239"/>
          <table:table-cell table:number-columns-repeated="783"/>
        </table:table-row>
      </table:table>
      <table:table table:name="Summary_Report" table:style-name="ta1" table:print="false">
        <office:forms form:automatic-focus="false" form:apply-design-mode="false"/>
        <table:table-column table:style-name="co29" table:default-cell-style-name="ce80"/>
        <table:table-column table:style-name="co30" table:default-cell-style-name="ce80"/>
        <table:table-column table:style-name="co31" table:default-cell-style-name="ce80"/>
        <table:table-column table:style-name="co32" table:default-cell-style-name="ce80"/>
        <table:table-column table:style-name="co33" table:default-cell-style-name="ce80"/>
        <table:table-column table:style-name="co10" table:default-cell-style-name="ce123"/>
        <table:table-column table:style-name="co10" table:default-cell-style-name="ce123"/>
        <table:table-column table:style-name="co10" table:default-cell-style-name="ce123"/>
        <table:table-column table:style-name="co10" table:default-cell-style-name="ce123"/>
        <table:table-column table:style-name="co10" table:default-cell-style-name="ce80"/>
        <table:table-row table:style-name="ro45">
          <table:table-cell table:style-name="ce175" office:value-type="string" table:number-columns-spanned="4" table:number-rows-spanned="2">
            <text:p>WF Functionality List</text:p>
            <text:p>Product version: </text:p>
          </table:table-cell>
          <table:covered-table-cell table:style-name="Default"/>
          <table:covered-table-cell table:style-name="Default"/>
          <table:covered-table-cell table:style-name="Default"/>
          <table:table-cell table:style-name="ce63" office:value-type="string" table:number-columns-spanned="1" table:number-rows-spanned="3">
            <text:p>Total cases</text:p>
          </table:table-cell>
          <table:table-cell table:style-name="ce187" table:number-columns-repeated="246"/>
          <table:table-cell table:style-name="Default" table:number-columns-repeated="5"/>
        </table:table-row>
        <table:table-row table:style-name="ro46">
          <table:covered-table-cell table:style-name="ce176"/>
          <table:covered-table-cell table:style-name="ce181"/>
          <table:covered-table-cell table:style-name="ce181"/>
          <table:covered-table-cell table:style-name="ce181"/>
          <table:covered-table-cell table:style-name="ce184"/>
          <table:table-cell table:style-name="ce188" table:number-columns-repeated="246"/>
          <table:table-cell table:style-name="Default" table:number-columns-repeated="5"/>
        </table:table-row>
        <table:table-row table:style-name="ro47">
          <table:table-cell table:style-name="ce45" office:value-type="string">
            <text:p>Id</text:p>
          </table:table-cell>
          <table:table-cell table:style-name="ce63" office:value-type="string">
            <text:p>Functional Group</text:p>
          </table:table-cell>
          <table:table-cell table:style-name="ce63" office:value-type="string">
            <text:p>Functionality</text:p>
          </table:table-cell>
          <table:table-cell table:style-name="ce63" office:value-type="string">
            <text:p>Functionality summary</text:p>
          </table:table-cell>
          <table:covered-table-cell table:style-name="ce184"/>
          <table:table-cell table:style-name="ce187" table:number-columns-repeated="246"/>
          <table:table-cell table:style-name="Default" table:number-columns-repeated="5"/>
        </table:table-row>
        <table:table-row table:style-name="ro48">
          <table:table-cell table:style-name="ce177" office:value-type="string">
            <text:p>FNC_ECMS_WKF_PUB_01</text:p>
          </table:table-cell>
          <table:table-cell table:style-name="ce182" office:value-type="string">
            <text:p>Publishing_Process</text:p>
          </table:table-cell>
          <table:table-cell table:style-name="ce183" office:value-type="string">
            <text:p>View</text:p>
          </table:table-cell>
          <table:table-cell table:style-name="ce183" office:value-type="string">
            <text:p>Create and view a publishing process</text:p>
          </table:table-cell>
          <table:table-cell table:style-name="ce185" table:formula="of:=SUMPRODUCT(([Publishing_Process.B$4:Publishing_Process.B$997]=[.$A4])*([Publishing_Process.A$4:Publishing_Process.A$997]&lt;&gt;&quot;&quot;))" office:value-type="float" office:value="3">
            <text:p>3</text:p>
          </table:table-cell>
          <table:table-cell table:style-name="ce161" table:number-columns-repeated="246"/>
          <table:table-cell table:style-name="Default" table:number-columns-repeated="5"/>
        </table:table-row>
        <table:table-row table:style-name="ro48">
          <table:table-cell table:style-name="ce177" office:value-type="string">
            <text:p>FNC_ECMS_WKF_PUB_02</text:p>
          </table:table-cell>
          <table:table-cell table:style-name="ce182" office:value-type="string">
            <text:p>Publishing_Process</text:p>
          </table:table-cell>
          <table:table-cell table:style-name="ce183" office:value-type="string">
            <text:p>Approve</text:p>
          </table:table-cell>
          <table:table-cell table:style-name="ce183" office:value-type="string">
            <text:p>Approve a request</text:p>
          </table:table-cell>
          <table:table-cell table:style-name="ce185" table:formula="of:=SUMPRODUCT(([Publishing_Process.B$4:Publishing_Process.B$997]=[.$A5])*([Publishing_Process.A$4:Publishing_Process.A$997]&lt;&gt;&quot;&quot;))" office:value-type="float" office:value="8">
            <text:p>8</text:p>
          </table:table-cell>
          <table:table-cell table:style-name="ce161" table:number-columns-repeated="246"/>
          <table:table-cell table:style-name="Default" table:number-columns-repeated="5"/>
        </table:table-row>
        <table:table-row table:style-name="ro49">
          <table:table-cell table:style-name="ce177" office:value-type="string">
            <text:p>FNC_ECMS_WKF_PUB_03</text:p>
          </table:table-cell>
          <table:table-cell table:style-name="ce182" office:value-type="string">
            <text:p>Publishing_Process</text:p>
          </table:table-cell>
          <table:table-cell table:style-name="ce183" office:value-type="string">
            <text:p>Disapprove</text:p>
          </table:table-cell>
          <table:table-cell table:style-name="ce183" office:value-type="string">
            <text:p>Disapprove request</text:p>
          </table:table-cell>
          <table:table-cell table:style-name="ce185" table:formula="of:=SUMPRODUCT(([Publishing_Process.B$4:Publishing_Process.B$997]=[.$A6])*([Publishing_Process.A$4:Publishing_Process.A$997]&lt;&gt;&quot;&quot;))" office:value-type="float" office:value="3">
            <text:p>3</text:p>
          </table:table-cell>
          <table:table-cell table:style-name="ce161" table:number-columns-repeated="246"/>
          <table:table-cell table:style-name="Default" table:number-columns-repeated="5"/>
        </table:table-row>
        <table:table-row table:style-name="ro49">
          <table:table-cell table:style-name="ce177" office:value-type="string">
            <text:p>FNC_ECMS_WKF_PUB_04</text:p>
          </table:table-cell>
          <table:table-cell table:style-name="ce182" office:value-type="string">
            <text:p>Publishing_Process</text:p>
          </table:table-cell>
          <table:table-cell table:style-name="ce183" office:value-type="string">
            <text:p>Delegate</text:p>
          </table:table-cell>
          <table:table-cell table:style-name="ce183" office:value-type="string">
            <text:p>Delegate request</text:p>
          </table:table-cell>
          <table:table-cell table:style-name="ce185" table:formula="of:=SUMPRODUCT(([Publishing_Process.B$4:Publishing_Process.B$997]=[.$A7])*([Publishing_Process.A$4:Publishing_Process.A$997]&lt;&gt;&quot;&quot;))" office:value-type="float" office:value="6">
            <text:p>6</text:p>
          </table:table-cell>
          <table:table-cell table:style-name="ce161" table:number-columns-repeated="246"/>
          <table:table-cell table:style-name="Default" table:number-columns-repeated="5"/>
        </table:table-row>
        <table:table-row table:style-name="ro49">
          <table:table-cell table:style-name="ce177" office:value-type="string">
            <text:p>FNC_ECMS_WKF_PUB_05</text:p>
          </table:table-cell>
          <table:table-cell table:style-name="ce182" office:value-type="string">
            <text:p>Publishing_Process</text:p>
          </table:table-cell>
          <table:table-cell table:style-name="ce183" office:value-type="string">
            <text:p>Other</text:p>
          </table:table-cell>
          <table:table-cell table:style-name="ce183" office:value-type="string">
            <text:p>Other check</text:p>
          </table:table-cell>
          <table:table-cell table:style-name="ce185" table:formula="of:=SUMPRODUCT(([Publishing_Process.B$4:Publishing_Process.B$997]=[.$A8])*([Publishing_Process.A$4:Publishing_Process.A$997]&lt;&gt;&quot;&quot;))" office:value-type="float" office:value="4">
            <text:p>4</text:p>
          </table:table-cell>
          <table:table-cell table:style-name="ce161" table:number-columns-repeated="246"/>
          <table:table-cell table:style-name="Default" table:number-columns-repeated="5"/>
        </table:table-row>
        <table:table-row table:style-name="ro49">
          <table:table-cell table:style-name="ce178" office:value-type="string">
            <text:p>FNC_ECMS_WKF_PAY_01</text:p>
          </table:table-cell>
          <table:table-cell table:style-name="ce182" office:value-type="string">
            <text:p>Pay_Raise</text:p>
          </table:table-cell>
          <table:table-cell table:style-name="ce183" office:value-type="string">
            <text:p>Show</text:p>
          </table:table-cell>
          <table:table-cell table:style-name="ce183" office:value-type="string">
            <text:p>Show link of process</text:p>
          </table:table-cell>
          <table:table-cell table:style-name="ce185" table:formula="of:=SUMPRODUCT(([Pay_Raise_Process.B$4:Pay_Raise_Process.B$997]=[.$A9])*([Pay_Raise_Process.A$4:Pay_Raise_Process.A$997]&lt;&gt;&quot;&quot;))" office:value-type="float" office:value="3">
            <text:p>3</text:p>
          </table:table-cell>
          <table:table-cell table:style-name="ce161" table:number-columns-repeated="246"/>
          <table:table-cell table:style-name="Default" table:number-columns-repeated="5"/>
        </table:table-row>
        <table:table-row table:style-name="ro49">
          <table:table-cell table:style-name="ce178" office:value-type="string">
            <text:p>FNC_ECMS_WKF_PAY_02</text:p>
          </table:table-cell>
          <table:table-cell table:style-name="ce182" office:value-type="string">
            <text:p>Pay_Raise</text:p>
          </table:table-cell>
          <table:table-cell table:style-name="ce183" office:value-type="string">
            <text:p>Create</text:p>
          </table:table-cell>
          <table:table-cell table:style-name="ce183" office:value-type="string">
            <text:p>Create a request</text:p>
          </table:table-cell>
          <table:table-cell table:style-name="ce185" table:formula="of:=SUMPRODUCT(([Pay_Raise_Process.B$4:Pay_Raise_Process.B$997]=[.$A10])*([Pay_Raise_Process.A$4:Pay_Raise_Process.A$997]&lt;&gt;&quot;&quot;))" office:value-type="float" office:value="3">
            <text:p>3</text:p>
          </table:table-cell>
          <table:table-cell table:style-name="ce161" table:number-columns-repeated="246"/>
          <table:table-cell table:style-name="Default" table:number-columns-repeated="5"/>
        </table:table-row>
        <table:table-row table:style-name="ro49">
          <table:table-cell table:style-name="ce178" office:value-type="string">
            <text:p>FNC_ECMS_WKF_PAY_03</text:p>
          </table:table-cell>
          <table:table-cell table:style-name="ce182" office:value-type="string">
            <text:p>Pay_Raise</text:p>
          </table:table-cell>
          <table:table-cell table:style-name="ce183" office:value-type="string">
            <text:p>Grand</text:p>
          </table:table-cell>
          <table:table-cell table:style-name="ce183" office:value-type="string">
            <text:p>Grand a request</text:p>
          </table:table-cell>
          <table:table-cell table:style-name="ce185" table:formula="of:=SUMPRODUCT(([Pay_Raise_Process.B$4:Pay_Raise_Process.B$997]=[.$A11])*([Pay_Raise_Process.A$4:Pay_Raise_Process.A$997]&lt;&gt;&quot;&quot;))" office:value-type="float" office:value="5">
            <text:p>5</text:p>
          </table:table-cell>
          <table:table-cell table:style-name="ce161" table:number-columns-repeated="246"/>
          <table:table-cell table:style-name="Default" table:number-columns-repeated="5"/>
        </table:table-row>
        <table:table-row table:style-name="ro49">
          <table:table-cell table:style-name="ce178" office:value-type="string">
            <text:p>FNC_ECMS_WKF_PAY_04</text:p>
          </table:table-cell>
          <table:table-cell table:style-name="ce182" office:value-type="string">
            <text:p>Pay_Raise</text:p>
          </table:table-cell>
          <table:table-cell table:style-name="ce183" office:value-type="string">
            <text:p>Other</text:p>
          </table:table-cell>
          <table:table-cell table:style-name="ce183" office:value-type="string">
            <text:p>Other check</text:p>
          </table:table-cell>
          <table:table-cell table:style-name="ce185" table:formula="of:=SUMPRODUCT(([Pay_Raise_Process.B$4:Pay_Raise_Process.B$997]=[.$A12])*([Pay_Raise_Process.A$4:Pay_Raise_Process.A$997]&lt;&gt;&quot;&quot;))" office:value-type="float" office:value="3">
            <text:p>3</text:p>
          </table:table-cell>
          <table:table-cell table:style-name="ce161" table:number-columns-repeated="246"/>
          <table:table-cell table:style-name="Default" table:number-columns-repeated="5"/>
        </table:table-row>
        <table:table-row table:style-name="ro49">
          <table:table-cell table:style-name="ce179" office:value-type="string">
            <text:p>FNC_ECMS_WKF_HOL_01</text:p>
          </table:table-cell>
          <table:table-cell table:style-name="ce182" office:value-type="string">
            <text:p>Holiday_Process</text:p>
          </table:table-cell>
          <table:table-cell table:style-name="ce183" office:value-type="string">
            <text:p>Show</text:p>
          </table:table-cell>
          <table:table-cell table:style-name="ce183" office:value-type="string">
            <text:p>Show process link</text:p>
          </table:table-cell>
          <table:table-cell table:style-name="ce185" table:formula="of:=SUMPRODUCT(([Holiday_Process.B$4:Holiday_Process.B$997]=[.$A13])*([Holiday_Process.A$4:Holiday_Process.A$997]&lt;&gt;&quot;&quot;))" office:value-type="float" office:value="3">
            <text:p>3</text:p>
          </table:table-cell>
          <table:table-cell table:style-name="ce161" table:number-columns-repeated="246"/>
          <table:table-cell table:style-name="Default" table:number-columns-repeated="5"/>
        </table:table-row>
        <table:table-row table:style-name="ro49">
          <table:table-cell table:style-name="ce179" office:value-type="string">
            <text:p>FNC_ECMS_WKF_HOL_02</text:p>
          </table:table-cell>
          <table:table-cell table:style-name="ce182" office:value-type="string">
            <text:p>Holiday_Process</text:p>
          </table:table-cell>
          <table:table-cell table:style-name="ce183" office:value-type="string">
            <text:p>Create</text:p>
          </table:table-cell>
          <table:table-cell table:style-name="ce183" office:value-type="string">
            <text:p>Create a request</text:p>
          </table:table-cell>
          <table:table-cell table:style-name="ce185" table:formula="of:=SUMPRODUCT(([Holiday_Process.B$4:Holiday_Process.B$997]=[.$A14])*([Holiday_Process.A$4:Holiday_Process.A$997]&lt;&gt;&quot;&quot;))" office:value-type="float" office:value="5">
            <text:p>5</text:p>
          </table:table-cell>
          <table:table-cell table:style-name="ce161" table:number-columns-repeated="246"/>
          <table:table-cell table:style-name="Default" table:number-columns-repeated="5"/>
        </table:table-row>
        <table:table-row table:style-name="ro49">
          <table:table-cell table:style-name="ce179" office:value-type="string">
            <text:p>FNC_ECMS_WKF_HOL_03</text:p>
          </table:table-cell>
          <table:table-cell table:style-name="ce182" office:value-type="string">
            <text:p>Holiday_Process</text:p>
          </table:table-cell>
          <table:table-cell table:style-name="ce183" office:value-type="string">
            <text:p>Approve</text:p>
          </table:table-cell>
          <table:table-cell table:style-name="ce183" office:value-type="string">
            <text:p>Approve a request</text:p>
          </table:table-cell>
          <table:table-cell table:style-name="ce185" table:formula="of:=SUMPRODUCT(([Holiday_Process.B$4:Holiday_Process.B$997]=[.$A15])*([Holiday_Process.A$4:Holiday_Process.A$997]&lt;&gt;&quot;&quot;))" office:value-type="float" office:value="2">
            <text:p>2</text:p>
          </table:table-cell>
          <table:table-cell table:style-name="ce161" table:number-columns-repeated="246"/>
          <table:table-cell table:style-name="Default" table:number-columns-repeated="5"/>
        </table:table-row>
        <table:table-row table:style-name="ro49">
          <table:table-cell table:style-name="ce179" office:value-type="string">
            <text:p>FNC_ECMS_WKF_HOL_04</text:p>
          </table:table-cell>
          <table:table-cell table:style-name="ce182" office:value-type="string">
            <text:p>Holiday_Process</text:p>
          </table:table-cell>
          <table:table-cell table:style-name="ce183" office:value-type="string">
            <text:p>Disapprove</text:p>
          </table:table-cell>
          <table:table-cell table:style-name="ce183" office:value-type="string">
            <text:p>Disapprove request</text:p>
          </table:table-cell>
          <table:table-cell table:style-name="ce185" table:formula="of:=SUMPRODUCT(([Holiday_Process.B$4:Holiday_Process.B$997]=[.$A16])*([Holiday_Process.A$4:Holiday_Process.A$997]&lt;&gt;&quot;&quot;))" office:value-type="float" office:value="7">
            <text:p>7</text:p>
          </table:table-cell>
          <table:table-cell table:style-name="ce161" table:number-columns-repeated="246"/>
          <table:table-cell table:style-name="Default" table:number-columns-repeated="5"/>
        </table:table-row>
        <table:table-row table:style-name="ro49">
          <table:table-cell table:style-name="ce179" office:value-type="string">
            <text:p>FNC_ECMS_WKF_HOL_05</text:p>
          </table:table-cell>
          <table:table-cell table:style-name="ce182" office:value-type="string">
            <text:p>Holiday_Process</text:p>
          </table:table-cell>
          <table:table-cell table:style-name="ce183" office:value-type="string">
            <text:p>Other</text:p>
          </table:table-cell>
          <table:table-cell table:style-name="ce183" office:value-type="string">
            <text:p>Other check</text:p>
          </table:table-cell>
          <table:table-cell table:style-name="ce185" table:formula="of:=SUMPRODUCT(([Holiday_Process.B$4:Holiday_Process.B$997]=[.$A17])*([Holiday_Process.A$4:Holiday_Process.A$997]&lt;&gt;&quot;&quot;))" office:value-type="float" office:value="3">
            <text:p>3</text:p>
          </table:table-cell>
          <table:table-cell table:style-name="ce161" table:number-columns-repeated="246"/>
          <table:table-cell table:style-name="Default" table:number-columns-repeated="5"/>
        </table:table-row>
        <table:table-row table:style-name="ro49">
          <table:table-cell table:style-name="ce179" office:value-type="string">
            <text:p>FNC_ECMS_WKF_ADM_01</text:p>
          </table:table-cell>
          <table:table-cell table:style-name="ce182" office:value-type="string">
            <text:p>BP_Administrator</text:p>
          </table:table-cell>
          <table:table-cell table:style-name="ce183" office:value-type="string">
            <text:p>View </text:p>
          </table:table-cell>
          <table:table-cell table:style-name="ce183" office:value-type="string">
            <text:p>View a process</text:p>
          </table:table-cell>
          <table:table-cell table:style-name="ce185" table:formula="of:=SUMPRODUCT(([BP_Administration.B$4:BP_Administration.B$997]=[.$A18])*([BP_Administration.A$4:BP_Administration.A$997]&lt;&gt;&quot;&quot;))" office:value-type="float" office:value="6">
            <text:p>6</text:p>
          </table:table-cell>
          <table:table-cell table:style-name="ce161" table:number-columns-repeated="246"/>
          <table:table-cell table:style-name="Default" table:number-columns-repeated="5"/>
        </table:table-row>
        <table:table-row table:style-name="ro49">
          <table:table-cell table:style-name="ce179" office:value-type="string">
            <text:p>FNC_ECMS_WKF_ADM_02</text:p>
          </table:table-cell>
          <table:table-cell table:style-name="ce182" office:value-type="string">
            <text:p>BP_Administrator</text:p>
          </table:table-cell>
          <table:table-cell table:style-name="ce183" office:value-type="string">
            <text:p>Upload</text:p>
          </table:table-cell>
          <table:table-cell table:style-name="ce183" office:value-type="string">
            <text:p>Upload new process</text:p>
          </table:table-cell>
          <table:table-cell table:style-name="ce185" table:formula="of:=SUMPRODUCT(([BP_Administration.B$4:BP_Administration.B$997]=[.$A19])*([BP_Administration.A$4:BP_Administration.A$997]&lt;&gt;&quot;&quot;))" office:value-type="float" office:value="2">
            <text:p>2</text:p>
          </table:table-cell>
          <table:table-cell table:style-name="ce161" table:number-columns-repeated="246"/>
          <table:table-cell table:style-name="Default" table:number-columns-repeated="5"/>
        </table:table-row>
        <table:table-row table:style-name="ro49">
          <table:table-cell table:style-name="ce179" office:value-type="string">
            <text:p>FNC_ECMS_WKF_ADM_03</text:p>
          </table:table-cell>
          <table:table-cell table:style-name="ce182" office:value-type="string">
            <text:p>BP_Administrator</text:p>
          </table:table-cell>
          <table:table-cell table:style-name="ce183" office:value-type="string">
            <text:p>Delete</text:p>
          </table:table-cell>
          <table:table-cell table:style-name="ce183" office:value-type="string">
            <text:p>Delete process</text:p>
          </table:table-cell>
          <table:table-cell table:style-name="ce185" table:formula="of:=SUMPRODUCT(([BP_Administration.B$4:BP_Administration.B$997]=[.$A20])*([BP_Administration.A$4:BP_Administration.A$997]&lt;&gt;&quot;&quot;))" office:value-type="float" office:value="5">
            <text:p>5</text:p>
          </table:table-cell>
          <table:table-cell table:style-name="ce161" table:number-columns-repeated="246"/>
          <table:table-cell table:style-name="Default" table:number-columns-repeated="5"/>
        </table:table-row>
        <table:table-row table:style-name="ro50">
          <table:table-cell table:style-name="ce180" office:value-type="string" table:number-columns-spanned="4" table:number-rows-spanned="1">
            <text:p>Total</text:p>
          </table:table-cell>
          <table:covered-table-cell table:style-name="ce182"/>
          <table:covered-table-cell table:style-name="ce183"/>
          <table:covered-table-cell table:style-name="ce183"/>
          <table:table-cell table:style-name="ce186" table:formula="of:=SUM([.E4:.E20])" office:value-type="float" office:value="71">
            <text:p>71</text:p>
          </table:table-cell>
          <table:table-cell table:style-name="ce161" table:number-columns-repeated="246"/>
          <table:table-cell table:style-name="Default" table:number-columns-repeated="5"/>
        </table:table-row>
        <table:table-row table:style-name="ro50">
          <table:table-cell table:style-name="Default" table:number-columns-repeated="256"/>
        </table:table-row>
        <table:table-row table:style-name="ro50">
          <table:table-cell table:number-columns-repeated="256"/>
        </table:table-row>
        <table:table-row table:style-name="ro50">
          <table:table-cell table:number-columns-repeated="256"/>
        </table:table-row>
        <table:table-row table:style-name="ro50">
          <table:table-cell table:number-columns-repeated="256"/>
        </table:table-row>
        <table:table-row table:style-name="ro50">
          <table:table-cell table:number-columns-repeated="256"/>
        </table:table-row>
        <table:table-row table:style-name="ro50">
          <table:table-cell table:number-columns-repeated="256"/>
        </table:table-row>
        <table:table-row table:style-name="ro50">
          <table:table-cell table:number-columns-repeated="256"/>
        </table:table-row>
        <table:table-row table:style-name="ro50">
          <table:table-cell table:number-columns-repeated="256"/>
        </table:table-row>
        <table:table-row table:style-name="ro50">
          <table:table-cell table:number-columns-repeated="256"/>
        </table:table-row>
        <table:table-row table:style-name="ro50">
          <table:table-cell table:number-columns-repeated="256"/>
        </table:table-row>
        <table:table-row table:style-name="ro50">
          <table:table-cell table:number-columns-repeated="256"/>
        </table:table-row>
        <table:table-row table:style-name="ro50">
          <table:table-cell table:number-columns-repeated="256"/>
        </table:table-row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</table:table>
      <table:named-expressions>
        <table:named-range table:name="BP_01" table:base-cell-address="$Publishing_Process.$G$73" table:cell-range-address="$Publishing_Process.$C$7:.$G$97"/>
        <table:named-range table:name="BP_02" table:base-cell-address="$Pay_Raise_Process.$G$55" table:cell-range-address="$Pay_Raise_Process.$D$7:.$H$52"/>
        <table:named-range table:name="BP_03" table:base-cell-address="$Holiday_Process.$G$85" table:cell-range-address="$Holiday_Process.$D$7:.$H$79"/>
        <table:named-range table:name="BP_04" table:base-cell-address="$BP_Administration.$G$39" table:cell-range-address="$BP_Administration.$D$7:.$H$33"/>
      </table:named-expressions>
      <table:database-ranges>
        <table:database-range table:name="__Anonymous_Sheet_DB__2" table:target-range-address="Publishing_Process.A6:Publishing_Process.N97" table:display-filter-buttons="true"/>
        <table:database-range table:name="__Anonymous_Sheet_DB__3" table:target-range-address="Pay_Raise_Process.A6:Pay_Raise_Process.N52" table:display-filter-buttons="true"/>
        <table:database-range table:name="__Anonymous_Sheet_DB__4" table:target-range-address="Holiday_Process.A6:Holiday_Process.N79" table:display-filter-buttons="true">
          <table:filter>
            <table:filter-or>
              <table:filter-condition table:field-number="10" table:value="hai.nguyen" table:operator="="/>
            </table:filter-or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2" svg:font-family="Arial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2P0" style:volatile="true">
      <number:text>$</number:text>
      <number:number number:decimal-places="0" number:min-integer-digits="1" number:grouping="true"/>
      <number:text> </number:text>
    </number:number-style>
    <number:number-style style:name="N122">
      <number:text>($</number:text>
      <number:number number: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$</number:text>
      <number:number number:decimal-places="2" number:min-integer-digits="1" number:grouping="true"/>
      <number:text> </number:text>
    </number:number-style>
    <number:number-style style:name="N125">
      <number:text>($</number:text>
      <number:number number: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6P0"/>
    </number:number-style>
    <number:number-style style:name="N130P0" style:volatile="true">
      <number:number number:decimal-places="0" number:min-integer-digits="1" number:grouping="true"/>
      <number:text> </number:text>
    </number:number-style>
    <number:number-style style:name="N130P1" style:volatile="true">
      <number:text> (</number:text>
      <number:number number:decimal-places="0" number:min-integer-digits="1" number:grouping="true"/>
      <number:text>)</number:text>
    </number:number-style>
    <number:number-style style:name="N130P2" style:volatile="true">
      <number:text> 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$</number:text>
      <number:number number:decimal-places="0" number:min-integer-digits="1" number:grouping="true"/>
      <number:text> </number:text>
    </number:number-style>
    <number:number-style style:name="N134P1" style:volatile="true">
      <number:text> $(</number:text>
      <number:number number:decimal-places="0" number:min-integer-digits="1" number:grouping="true"/>
      <number:text>)</number:text>
    </number:number-style>
    <number:number-style style:name="N134P2" style:volatile="true">
      <number:text> $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number number:decimal-places="2" number:min-integer-digits="1" number:grouping="true"/>
      <number:text> </number:text>
    </number:number-style>
    <number:number-style style:name="N138P1" style:volatile="true">
      <number:text> (</number:text>
      <number:number number:decimal-places="2" number:min-integer-digits="1" number:grouping="true"/>
      <number:text>)</number:text>
    </number:number-style>
    <number:number-style style:name="N138P2" style:volatile="true">
      <number:text> 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$</number:text>
      <number:number number:decimal-places="2" number:min-integer-digits="1" number:grouping="true"/>
      <number:text> </number:text>
    </number:number-style>
    <number:number-style style:name="N142P1" style:volatile="true">
      <number:text> $(</number:text>
      <number:number number:decimal-places="2" number:min-integer-digits="1" number:grouping="true"/>
      <number:text>)</number:text>
    </number:number-style>
    <number:number-style style:name="N142P2" style:volatile="true">
      <number:text> $-</number:text>
      <number:number number: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integer-digits="3" number:min-exponent-digits="1"/>
    </number:number-style>
    <number:number-style style:name="N148P0" style:volatile="true">
      <number:text>£</number:text>
      <number:number number:decimal-places="0" number:min-integer-digits="1" number:grouping="true"/>
    </number:number-style>
    <number:number-style style:name="N148">
      <number:text>-£</number:text>
      <number:number number:decimal-places="0" number:min-integer-digits="1" number:grouping="true"/>
      <style:map style:condition="value()&gt;=0" style:apply-style-name="N148P0"/>
    </number:number-style>
    <number:number-style style:name="N149P0" style:volatile="true">
      <number:text>£</number:text>
      <number:number number:decimal-places="0" number:min-integer-digits="1" number:grouping="true"/>
    </number:number-style>
    <number:number-style style:name="N149">
      <style:text-properties fo:color="#ff0000"/>
      <number:text>-£</number:text>
      <number:number number:decimal-places="0" number:min-integer-digits="1" number:grouping="true"/>
      <style:map style:condition="value()&gt;=0" style:apply-style-name="N149P0"/>
    </number:number-style>
    <number:number-style style:name="N151P0" style:volatile="true">
      <number:text>£</number:text>
      <number:number number:decimal-places="2" number:min-integer-digits="1" number:grouping="true"/>
    </number:number-style>
    <number:number-style style:name="N151">
      <number:text>-£</number:text>
      <number:number number:decimal-places="2" number:min-integer-digits="1" number:grouping="true"/>
      <style:map style:condition="value()&gt;=0" style:apply-style-name="N151P0"/>
    </number:number-style>
    <number:number-style style:name="N152P0" style:volatile="true">
      <number:text>£</number:text>
      <number:number number:decimal-places="2" number:min-integer-digits="1" number:grouping="true"/>
    </number:number-style>
    <number:number-style style:name="N152">
      <style:text-properties fo:color="#ff0000"/>
      <number:text>-£</number:text>
      <number:number number:decimal-places="2" number:min-integer-digits="1" number:grouping="true"/>
      <style:map style:condition="value()&gt;=0" style:apply-style-name="N152P0"/>
    </number:number-style>
    <number:number-style style:name="N156P0" style:volatile="true">
      <number:text> £</number:text>
      <number:number number:decimal-places="0" number:min-integer-digits="1" number:grouping="true"/>
      <number:text> </number:text>
    </number:number-style>
    <number:number-style style:name="N156P1" style:volatile="true">
      <number:text>-£</number:text>
      <number:number number:decimal-places="0" number:min-integer-digits="1" number:grouping="true"/>
      <number:text> </number:text>
    </number:number-style>
    <number:number-style style:name="N156P2" style:volatile="true">
      <number:text> £-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8P0" style:volatile="true">
      <number:number number:decimal-places="0" number:min-integer-digits="1" number:grouping="true"/>
      <number:text> </number:text>
    </number:number-style>
    <number:number-style style:name="N158P1" style:volatile="true">
      <number:text>-</number:text>
      <number:number number:decimal-places="0" number:min-integer-digits="1" number:grouping="true"/>
      <number:text> </number:text>
    </number:number-style>
    <number:number-style style:name="N158P2" style:volatile="true">
      <number:text> -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2P0" style:volatile="true">
      <number:text> £</number:text>
      <number:number number:decimal-places="2" number:min-integer-digits="1" number:grouping="true"/>
      <number:text> </number:text>
    </number:number-style>
    <number:number-style style:name="N162P1" style:volatile="true">
      <number:text>-£</number:text>
      <number:number number:decimal-places="2" number:min-integer-digits="1" number:grouping="true"/>
      <number:text> </number:text>
    </number:number-style>
    <number:number-style style:name="N162P2" style:volatile="true">
      <number:text> £-</number:text>
      <number:number number:decimal-places="0" number:min-integer-digits="0"/>
      <number:text>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4P0" style:volatile="true">
      <number:number number:decimal-places="2" number:min-integer-digits="1" number:grouping="true"/>
      <number:text> </number:text>
    </number:number-style>
    <number:number-style style:name="N164P1" style:volatile="true">
      <number:text>-</number:text>
      <number:number number:decimal-places="2" number:min-integer-digits="1" number:grouping="true"/>
      <number:text> </number:text>
    </number:number-style>
    <number:number-style style:name="N164P2" style:volatile="true">
      <number:text> -</number:text>
      <number:number number:decimal-places="0" number:min-integer-digits="0"/>
      <number:text>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5P0" style:volatile="true">
      <number:text>£</number:text>
      <number:number number:decimal-places="0" number:min-integer-digits="1" number:grouping="true"/>
    </number:number-style>
    <number:number-style style:name="N165">
      <style:text-properties fo:color="#ff0000"/>
      <number:text>£-</number:text>
      <number:number number:decimal-places="0" number:min-integer-digits="1" number:grouping="true"/>
      <style:map style:condition="value()&gt;=0" style:apply-style-name="N165P0"/>
    </number:number-style>
    <number:number-style style:name="N166P0" style:volatile="true">
      <number:text>£</number:text>
      <number:number number:decimal-places="2" number:min-integer-digits="1" number:grouping="true"/>
    </number:number-style>
    <number:number-style style:name="N166">
      <style:text-properties fo:color="#ff0000"/>
      <number:text>£-</number:text>
      <number:number number:decimal-places="2" number:min-integer-digits="1" number:grouping="true"/>
      <style:map style:condition="value()&gt;=0" style:apply-style-name="N166P0"/>
    </number:number-style>
    <number:date-style style:name="N167">
      <number:day/>
      <number:text>-</number:text>
      <number:month number:textual="true"/>
      <number:text>-</number:text>
      <number:year/>
    </number:date-style>
    <number:date-style style:name="N168P0" style:volatile="true">
      <number:day/>
      <number:text>-</number:text>
      <number:month number:textual="true"/>
      <number:text>-</number:text>
      <number:year/>
    </number:date-style>
    <number:text-style style:name="N168">
      <number:text-content/>
      <style:map style:condition="value()&gt;=0" style:apply-style-name="N168P0"/>
    </number:text-style>
    <number:number-style style:name="N169">
      <number:number number:decimal-places="1" number:min-integer-digits="1"/>
    </number:number-style>
    <number:date-style style:name="N170">
      <number:day/>
      <number:text>- </number:text>
      <number:month number:textual="true"/>
      <number:text>- </number:text>
      <number:year number:style="long"/>
    </number:date-style>
    <number:date-style style:name="N171">
      <number:day/>
      <number:text>-</number:text>
      <number:month number:textual="true"/>
      <number:text>-</number:text>
      <number:year number:style="long"/>
    </number:date-style>
    <number:number-style style:name="N172">
      <number:number number:decimal-places="0" number:min-integer-digits="3"/>
    </number:number-style>
    <number:number-style style:name="N174P0" style:volatile="true">
      <number:text>¥</number:text>
      <number:number number:decimal-places="0" number:min-integer-digits="1" number:grouping="true"/>
    </number:number-style>
    <number:number-style style:name="N174">
      <style:text-properties fo:color="#ff0000"/>
      <number:text>¥-</number:text>
      <number:number number:decimal-places="0" number:min-integer-digits="1" number:grouping="true"/>
      <style:map style:condition="value()&gt;=0" style:apply-style-name="N174P0"/>
    </number:number-style>
    <number:number-style style:name="N175">
      <number:text>UR_</number:text>
      <number:number number:decimal-places="0" number:min-integer-digits="2"/>
    </number:number-style>
    <number:date-style style:name="N176P0" style:volatile="true">
      <number:day/>
      <number:text>-</number:text>
      <number:month number:textual="true"/>
      <number:text>-</number:text>
      <number:year number:style="long"/>
    </number:date-style>
    <number:text-style style:name="N176">
      <number:text-content/>
      <style:map style:condition="value()&gt;=0" style:apply-style-name="N176P0"/>
    </number:text-style>
    <number:number-style style:name="N177">
      <number:text>GUI_</number:text>
      <number:number number:decimal-places="0" number:min-integer-digits="2"/>
    </number:number-style>
    <number:number-style style:name="N178">
      <number:text>FUN_</number:text>
      <number:number number:decimal-places="0" number:min-integer-digits="2"/>
    </number:number-style>
    <number:number-style style:name="N18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0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80P0"/>
    </number:number-style>
    <number:number-style style:name="N181P0" style:volatile="true">
      <number:text>¥</number:text>
      <number:number number:decimal-places="0" number:min-integer-digits="1" number:grouping="true"/>
    </number:number-style>
    <number:number-style style:name="N181">
      <style:text-properties fo:color="#ff0000"/>
      <number:text>¥¥-</number:text>
      <number:number number:decimal-places="0" number:min-integer-digits="1" number:grouping="true"/>
      <style:map style:condition="value()&gt;=0" style:apply-style-name="N181P0"/>
    </number:number-style>
    <number:number-style style:name="N182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2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2P0"/>
    </number:number-style>
    <number:number-style style:name="N183">
      <number:text>DATA_</number:text>
      <number:number number:decimal-places="0" number:min-integer-digits="2"/>
    </number:number-style>
    <number:number-style style:name="N184">
      <number:text>DATA_M_</number:text>
      <number:number number:decimal-places="0" number:min-integer-digits="2"/>
    </number:number-style>
    <number:percentage-style style:name="N185">
      <number:number number:decimal-places="1" number:min-integer-digits="1"/>
      <number:text>%</number:text>
    </number:percentage-style>
    <number:number-style style:name="N187P0" style:volatile="true">
      <number:text>Yes</number:text>
    </number:number-style>
    <number:number-style style:name="N187P1" style:volatile="true">
      <number:text>Yes</number:text>
    </number:number-style>
    <number:number-style style:name="N187">
      <number:text>No</number:text>
      <style:map style:condition="value()&gt;0" style:apply-style-name="N187P0"/>
      <style:map style:condition="value()&lt;0" style:apply-style-name="N187P1"/>
    </number:number-style>
    <number:number-style style:name="N189P0" style:volatile="true">
      <number:text>True</number:text>
    </number:number-style>
    <number:number-style style:name="N189P1" style:volatile="true">
      <number:text>True</number:text>
    </number:number-style>
    <number:number-style style:name="N189">
      <number:text>False</number:text>
      <style:map style:condition="value()&gt;0" style:apply-style-name="N189P0"/>
      <style:map style:condition="value()&lt;0" style:apply-style-name="N189P1"/>
    </number:number-style>
    <number:number-style style:name="N191P0" style:volatile="true">
      <number:text>On</number:text>
    </number:number-style>
    <number:number-style style:name="N191P1" style:volatile="true">
      <number:text>On</number:text>
    </number:number-style>
    <number:number-style style:name="N191">
      <number:text>Off</number:text>
      <style:map style:condition="value()&gt;0" style:apply-style-name="N191P0"/>
      <style:map style:condition="value()&lt;0" style:apply-style-name="N191P1"/>
    </number:number-style>
    <number:currency-style style:name="N193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3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3P0"/>
    </number:currency-style>
    <number:number-style style:name="N195P0" style:volatile="true">
      <number:number number:decimal-places="0" number:min-integer-digits="1"/>
      <number:text> </number:text>
    </number:number-style>
    <number:number-style style:name="N195">
      <number:text>(</number:text>
      <number:number number:decimal-places="0" number:min-integer-digits="1"/>
      <number:text>)</number:text>
      <style:map style:condition="value()&gt;=0" style:apply-style-name="N195P0"/>
    </number:number-style>
    <number:number-style style:name="N197P0" style:volatile="true">
      <number:number number:decimal-places="2" number:min-integer-digits="1"/>
      <number:text> </number:text>
    </number:number-style>
    <number:number-style style:name="N197">
      <number:text>(</number:text>
      <number:number number:decimal-places="2" number:min-integer-digits="1"/>
      <number:text>)</number:text>
      <style:map style:condition="value()&gt;=0" style:apply-style-name="N197P0"/>
    </number:number-style>
    <number:date-style style:name="N198">
      <number:month number:textual="true"/>
      <number:text>-</number:text>
      <number:year number:style="long"/>
    </number:date-style>
    <number:number-style style:name="N199P0" style:volatile="true">
      <number:number number:decimal-places="2" number:min-integer-digits="1"/>
    </number:number-style>
    <number:number-style style:name="N199">
      <style:text-properties fo:color="#ff0000"/>
      <number:number number:decimal-places="2" number:min-integer-digits="1"/>
      <style:map style:condition="value()&gt;=0" style:apply-style-name="N199P0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date-style style:name="N222">
      <number:month number:style="long"/>
      <number:text>/</number:text>
      <number:day number:style="long"/>
    </number:date-style>
    <number:date-style style:name="N223P0" style:volatile="true">
      <number:month/>
      <number:text>/</number:text>
      <number:day/>
      <number:text>/</number:text>
      <number:year/>
    </number:date-style>
    <number:text-style style:name="N223">
      <number:text-content/>
      <style:map style:condition="value()&gt;=0" style:apply-style-name="N223P0"/>
    </number:text-style>
    <number:number-style style:name="N224">
      <number:number number:decimal-places="0" number:min-integer-digits="4"/>
    </number:number-style>
    <number:date-style style:name="N225">
      <number:month/>
      <number:text>/</number:text>
      <number:day/>
      <number:text>/</number:text>
      <number:year number:style="long"/>
    </number:date-style>
    <number:date-style style:name="N226">
      <number:day/>
      <number:text>-</number:text>
      <number:month number:textual="true"/>
    </number:date-style>
    <number:currency-style style:name="N228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8P0"/>
    </number:currency-style>
    <number:date-style style:name="N229">
      <number:day number:style="long"/>
      <number:text>-</number:text>
      <number:month number:textual="true"/>
      <number:text>-</number:text>
      <number:year/>
    </number:date-style>
    <number:currency-style style:name="N23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3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31P0"/>
    </number:currency-style>
    <number:date-style style:name="N232">
      <number:day number:style="long"/>
      <number:text>/</number:text>
      <number:month number:style="long"/>
      <number:text>/</number:text>
      <number:year/>
    </number:date-style>
    <number:currency-style style:name="N23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23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234P0"/>
    </number:currency-style>
    <number:date-style style:name="N235">
      <number:day number:style="long"/>
      <number:text>/</number:text>
      <number:month number:style="long"/>
      <number:text>/</number:text>
      <number:year number:style="long"/>
    </number:date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0" number:min-integer-digits="1" number:grouping="true"/>
      <number:text> </number:text>
    </number:number-style>
    <number:number-style style:name="N5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1P0"/>
    </number:number-style>
    <number:number-style style:name="N5133P0" style:volatile="true" number:language="en" number:country="US">
      <number:number number:decimal-places="2" number:min-integer-digits="1" number:grouping="true"/>
      <number:text> </number:text>
    </number:number-style>
    <number:number-style style:name="N5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currency-style style:name="N5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6P0"/>
    </number:currency-style>
    <number:currency-style style:name="N5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7P0"/>
    </number:currency-style>
    <number:currency-style style:name="N5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9P0"/>
    </number:currency-style>
    <number:currency-style style:name="N5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40P0"/>
    </number:currency-style>
    <number:date-style style:name="N10108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9" number:language="fr" number:country="BE">
      <number:day/>
      <number:text>-</number:text>
      <number:month number:textual="true"/>
      <number:text>-</number:text>
      <number:year/>
    </number:date-style>
    <number:date-style style:name="N10110" number:language="fr" number:country="BE">
      <number:day/>
      <number:text>-</number:text>
      <number:month number:textual="true"/>
    </number:date-style>
    <number:date-style style:name="N10111" number:language="fr" number:country="BE">
      <number:month number:textual="true"/>
      <number:text>-</number:text>
      <number:year/>
    </number:date-style>
    <number:time-style style:name="N10112" number:language="fr" number:country="BE">
      <number:hours/>
      <number:text>:</number:text>
      <number:minutes number:style="long"/>
      <number:text> </number:text>
      <number:am-pm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fr" number:country="BE">
      <number:hours/>
      <number:text>:</number:text>
      <number:minutes number:style="long"/>
    </number:time-style>
    <number:time-style style:name="N10115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6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fr" number:country="BE">
      <number:number number:decimal-places="0" number:min-integer-digits="1" number:grouping="true"/>
      <number:text>   </number:text>
    </number:number-style>
    <number:number-style style:name="N10118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BE">
      <number:number number:decimal-places="0" number:min-integer-digits="1" number:grouping="true"/>
      <number:text>   </number:text>
    </number:number-style>
    <number:number-style style:name="N10119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fr" number:country="BE">
      <number:number number:decimal-places="2" number:min-integer-digits="1" number:grouping="true"/>
      <number:text>   </number:text>
    </number:number-style>
    <number:number-style style:name="N10121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fr" number:country="BE">
      <number:number number:decimal-places="2" number:min-integer-digits="1" number:grouping="true"/>
      <number:text>   </number:text>
    </number:number-style>
    <number:number-style style:name="N10122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fr" number:country="BE">
      <number:number number:decimal-places="0" number:min-integer-digits="1" number:grouping="true"/>
      <number:text> €</number:text>
    </number:number-style>
    <number:number-style style:name="N10124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4P0"/>
    </number:number-style>
    <number:number-style style:name="N10125P0" style:volatile="true" number:language="fr" number:country="BE">
      <number:number number:decimal-places="0" number:min-integer-digits="1" number:grouping="true"/>
      <number:text> €</number:text>
    </number:number-style>
    <number:number-style style:name="N10125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5P0"/>
    </number:number-style>
    <number:number-style style:name="N10127P0" style:volatile="true" number:language="fr" number:country="BE">
      <number:number number:decimal-places="2" number:min-integer-digits="1" number:grouping="true"/>
      <number:text> €</number:text>
    </number:number-style>
    <number:number-style style:name="N10127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7P0"/>
    </number:number-style>
    <number:number-style style:name="N10128P0" style:volatile="true" number:language="fr" number:country="BE">
      <number:number number:decimal-places="2" number:min-integer-digits="1" number:grouping="true"/>
      <number:text> €</number:text>
    </number:number-style>
    <number:number-style style:name="N10128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8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fo:page-width="8.5in" fo:page-height="11in" style:num-format="1" style:print-orientation="portrait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19">04/19/2012</text:date>, <text:time>14:26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Unix LibreOffice_project/340m1$Build-402</meta:generator>
    <meta:initial-creator>Phan Chuong</meta:initial-creator>
    <meta:creation-date>2008-10-22T08:46:55</meta:creation-date>
    <dc:creator>exoplatform </dc:creator>
    <dc:date>2012-04-19T14:26:51</dc:date>
    <dc:language>en-US</dc:language>
    <meta:editing-cycles>466</meta:editing-cycles>
    <meta:editing-duration>P2DT21H31M38S</meta:editing-duration>
    <meta:document-statistic meta:table-count="7" meta:cell-count="2815" meta:object-count="1"/>
    <meta:user-defined meta:name="Info 1"/>
    <meta:user-defined meta:name="Info 2"/>
    <meta:user-defined meta:name="Info 3"/>
    <meta:user-defined meta:name="Info 4"/>
  </office:meta>
</office:document-meta>
</file>